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center" style:justify-single-word="false"/>
      <style:text-properties fo:language="ru" fo:country="RU" officeooo:paragraph-rsid="002b1851"/>
    </style:style>
    <style:style style:name="P4" style:family="paragraph" style:parent-style-name="Text_20_body">
      <style:paragraph-properties fo:text-align="justify" style:justify-single-word="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Standard">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style:paragraph-properties fo:margin-left="2.4618in" fo:margin-right="0in" fo:text-align="justify" style:justify-single-word="false" fo:text-indent="0in" style:auto-text-indent="false"/>
      <style:text-properties fo:language="ru" fo:country="RU"/>
    </style:style>
    <style:style style:name="P8" style:family="paragraph" style:parent-style-name="Text_20_body">
      <style:paragraph-properties fo:text-align="justify" style:justify-single-word="false"/>
      <style:text-properties fo:language="ru" fo:country="RU" officeooo:paragraph-rsid="000bf61e"/>
    </style:style>
    <style:style style:name="P9" style:family="paragraph" style:parent-style-name="Text_20_body">
      <style:paragraph-properties fo:text-align="justify" style:justify-single-word="false"/>
      <style:text-properties fo:language="ru" fo:country="RU" officeooo:paragraph-rsid="000de12c"/>
    </style:style>
    <style:style style:name="P10" style:family="paragraph" style:parent-style-name="Text_20_body">
      <style:paragraph-properties fo:text-align="justify" style:justify-single-word="false"/>
      <style:text-properties fo:language="ru" fo:country="RU" officeooo:paragraph-rsid="000fecf8"/>
    </style:style>
    <style:style style:name="P11" style:family="paragraph" style:parent-style-name="Text_20_body">
      <style:paragraph-properties fo:text-align="justify" style:justify-single-word="false"/>
      <style:text-properties fo:language="ru" fo:country="RU" officeooo:paragraph-rsid="0013c8f4"/>
    </style:style>
    <style:style style:name="P12" style:family="paragraph" style:parent-style-name="Text_20_body">
      <style:paragraph-properties fo:text-align="justify" style:justify-single-word="false"/>
      <style:text-properties fo:language="ru" fo:country="RU" officeooo:paragraph-rsid="001a571d"/>
    </style:style>
    <style:style style:name="P13" style:family="paragraph" style:parent-style-name="Text_20_body">
      <style:paragraph-properties fo:text-align="justify" style:justify-single-word="false"/>
      <style:text-properties fo:language="ru" fo:country="RU" officeooo:paragraph-rsid="001f3847"/>
    </style:style>
    <style:style style:name="P14" style:family="paragraph" style:parent-style-name="Text_20_body">
      <style:paragraph-properties fo:text-align="justify" style:justify-single-word="false"/>
      <style:text-properties fo:language="ru" fo:country="RU" officeooo:paragraph-rsid="0020320b"/>
    </style:style>
    <style:style style:name="P15" style:family="paragraph" style:parent-style-name="Text_20_body">
      <style:paragraph-properties fo:text-align="justify" style:justify-single-word="false"/>
      <style:text-properties fo:language="ru" fo:country="RU" officeooo:paragraph-rsid="002518b4"/>
    </style:style>
    <style:style style:name="P16" style:family="paragraph" style:parent-style-name="Text_20_body">
      <style:paragraph-properties fo:text-align="justify" style:justify-single-word="false"/>
      <style:text-properties fo:language="ru" fo:country="RU" officeooo:paragraph-rsid="0027052d"/>
    </style:style>
    <style:style style:name="P17" style:family="paragraph" style:parent-style-name="Text_20_body">
      <style:paragraph-properties fo:text-align="justify" style:justify-single-word="false"/>
      <style:text-properties fo:language="ru" fo:country="RU" officeooo:paragraph-rsid="00286fcc"/>
    </style:style>
    <style:style style:name="P18" style:family="paragraph" style:parent-style-name="Text_20_body">
      <style:paragraph-properties fo:text-align="justify" style:justify-single-word="false"/>
      <style:text-properties fo:language="ru" fo:country="RU" officeooo:paragraph-rsid="002b1851"/>
    </style:style>
    <style:style style:name="P19" style:family="paragraph" style:parent-style-name="Text_20_body">
      <style:text-properties fo:language="ru" fo:country="RU" fo:background-color="#ffff00"/>
    </style:style>
    <style:style style:name="P20" style:family="paragraph" style:parent-style-name="Text_20_body">
      <style:paragraph-properties fo:text-align="justify" style:justify-single-word="false"/>
      <style:text-properties fo:language="ru" fo:country="RU" fo:background-color="#ffff00"/>
    </style:style>
    <style:style style:name="P21" style:family="paragraph" style:parent-style-name="Text_20_body">
      <style:paragraph-properties fo:text-align="justify" style:justify-single-word="false"/>
      <style:text-properties fo:language="ru" fo:country="RU" officeooo:paragraph-rsid="00286fcc" fo:background-color="#ffff00"/>
    </style:style>
    <style:style style:name="P22" style:family="paragraph" style:parent-style-name="Text_20_body">
      <style:paragraph-properties fo:text-align="justify" style:justify-single-word="false"/>
      <style:text-properties fo:language="ru" fo:country="RU" officeooo:paragraph-rsid="002b1851" fo:background-color="#ffff00"/>
    </style:style>
    <style:style style:name="P23" style:family="paragraph" style:parent-style-name="Text_20_body">
      <style:paragraph-properties fo:text-align="center" style:justify-single-word="false"/>
      <style:text-properties fo:language="ru" fo:country="RU" fo:background-color="#ffff00"/>
    </style:style>
    <style:style style:name="P24" style:family="paragraph" style:parent-style-name="Text_20_body">
      <style:paragraph-properties fo:text-align="justify" style:justify-single-word="false"/>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26" style:family="paragraph" style:parent-style-name="Standard">
      <style:paragraph-properties fo:margin-left="0in" fo:margin-right="0in"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27" style:family="paragraph" style:parent-style-name="Text_20_body">
      <style:paragraph-properties fo:margin-left="2.4618in" fo:margin-right="0in" fo:text-align="justify" style:justify-single-word="false" fo:text-indent="0in" style:auto-text-indent="false"/>
      <style:text-properties fo:language="ru" fo:country="RU" fo:font-style="italic" style:font-style-asian="italic" style:font-style-complex="italic"/>
    </style:style>
    <style:style style:name="P28" style:family="paragraph" style:parent-style-name="Text_20_body">
      <style:paragraph-properties fo:text-align="justify" style:justify-single-word="false"/>
      <style:text-properties fo:language="ru" fo:country="RU" fo:font-style="italic" officeooo:paragraph-rsid="000a6115" style:font-style-asian="italic" style:font-style-complex="italic"/>
    </style:style>
    <style:style style:name="P29" style:family="paragraph" style:parent-style-name="Text_20_body">
      <style:paragraph-properties fo:text-align="justify" style:justify-single-word="false"/>
      <style:text-properties fo:language="ru" fo:country="RU" fo:font-style="italic" officeooo:paragraph-rsid="000e81b3" style:font-style-asian="italic" style:font-style-complex="italic"/>
    </style:style>
    <style:style style:name="P30" style:family="paragraph" style:parent-style-name="Text_20_body">
      <style:paragraph-properties fo:text-align="justify" style:justify-single-word="false"/>
      <style:text-properties fo:language="ru" fo:country="RU" fo:font-style="italic" officeooo:paragraph-rsid="001bf8fa" style:font-style-asian="italic" style:font-style-complex="italic"/>
    </style:style>
    <style:style style:name="P31" style:family="paragraph" style:parent-style-name="Text_20_body">
      <style:paragraph-properties fo:text-align="justify" style:justify-single-word="false"/>
      <style:text-properties fo:language="ru" fo:country="RU" fo:font-style="italic" officeooo:paragraph-rsid="0020320b" style:font-style-asian="italic" style:font-style-complex="italic"/>
    </style:style>
    <style:style style:name="P32" style:family="paragraph" style:parent-style-name="Text_20_body">
      <style:paragraph-properties fo:text-align="justify" style:justify-single-word="false"/>
      <style:text-properties fo:language="ru" fo:country="RU" fo:font-style="italic" officeooo:paragraph-rsid="00286fc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02b1851" style:font-style-asian="italic" style:font-style-complex="italic"/>
    </style:style>
    <style:style style:name="P34" style:family="paragraph" style:parent-style-name="Text_20_body">
      <style:paragraph-properties fo:text-align="center" style:justify-single-word="false"/>
      <style:text-properties fo:language="ru" fo:country="RU" fo:font-style="italic" style:font-style-asian="italic" style:font-style-complex="italic"/>
    </style:style>
    <style:style style:name="P35" style:family="paragraph" style:parent-style-name="Text_20_body">
      <style:paragraph-properties fo:text-align="end" style:justify-single-word="false"/>
      <style:text-properties fo:language="ru" fo:country="RU" fo:font-style="italic" style:font-style-asian="italic" style:font-style-complex="italic"/>
    </style:style>
    <style:style style:name="P36" style:family="paragraph" style:parent-style-name="Text_20_body">
      <style:paragraph-properties fo:margin-left="2.3646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7" style:family="paragraph" style:parent-style-name="Text_20_body" style:master-page-name="">
      <style:paragraph-properties fo:margin-left="2.3646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8" style:family="paragraph" style:parent-style-name="Text_20_body" style:master-page-name="">
      <style:paragraph-properties fo:margin-left="2.3543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9" style:family="paragraph" style:parent-style-name="Text_20_body">
      <style:paragraph-properties fo:margin-left="2.3543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40" style:family="paragraph" style:parent-style-name="Text_20_body" style:master-page-name="">
      <style:paragraph-properties fo:margin-left="2.448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41" style:family="paragraph" style:parent-style-name="Text_20_body">
      <style:paragraph-properties fo:margin-left="2.448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42" style:family="paragraph" style:parent-style-name="Text_20_body" style:master-page-name="">
      <loext:graphic-properties draw:fill="none"/>
      <style:paragraph-properties fo:margin-left="3.5in" fo:margin-right="0in" fo:margin-top="0in" fo:margin-bottom="0.0972in" style:contextual-spacing="false" fo:line-height="120%" fo:text-align="justify" style:justify-single-word="false" fo:hyphenation-ladder-count="no-limit" fo:text-indent="0in" style:auto-text-indent="false" style:page-number="auto"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43" style:family="paragraph" style:parent-style-name="Text_20_body">
      <loext:graphic-properties draw:fill="none"/>
      <style:paragraph-properties fo:margin-left="3.5in" fo:margin-right="0in" fo:margin-top="0in" fo:margin-bottom="0.0972in" style:contextual-spacing="false" fo:line-height="120%" fo:text-align="justify" style:justify-single-word="false" fo:hyphenation-ladder-count="no-limit" fo:text-indent="0in" style:auto-text-indent="false"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44" style:family="paragraph" style:parent-style-name="Text_20_body" style:master-page-name="">
      <loext:graphic-properties draw:fill="none"/>
      <style:paragraph-properties fo:margin-left="3in" fo:margin-right="0in" fo:margin-top="0in" fo:margin-bottom="0.0972in" style:contextual-spacing="false" fo:line-height="120%" fo:text-align="justify" style:justify-single-word="false" fo:hyphenation-ladder-count="no-limit" fo:text-indent="0in" style:auto-text-indent="false" style:page-number="auto"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45" style:family="paragraph" style:parent-style-name="Text_20_body">
      <loext:graphic-properties draw:fill="none"/>
      <style:paragraph-properties fo:margin-left="3.25in" fo:margin-right="0in" fo:margin-top="0in" fo:margin-bottom="0.0972in" style:contextual-spacing="false" fo:line-height="120%" fo:text-align="justify" style:justify-single-word="false" fo:hyphenation-ladder-count="no-limit" fo:text-indent="0in" style:auto-text-indent="false"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46" style:family="paragraph" style:parent-style-name="Text_20_body" style:master-page-name="">
      <loext:graphic-properties draw:fill="none"/>
      <style:paragraph-properties fo:margin-left="3.3118in" fo:margin-right="0in" fo:margin-top="0in" fo:margin-bottom="0.0972in" style:contextual-spacing="false" fo:line-height="120%" fo:text-align="justify" style:justify-single-word="false" fo:hyphenation-ladder-count="no-limit" fo:text-indent="0in" style:auto-text-indent="false" style:page-number="auto" fo:background-color="transparent"/>
      <style:text-properties fo:language="ru" fo:country="RU" fo:font-style="italic" officeooo:paragraph-rsid="0013c8f4" style:font-style-asian="italic" style:font-style-complex="italic" fo:hyphenate="false" loext:hyphenation-no-caps="false" loext:hyphenation-no-last-word="false" loext:hyphenation-word-char-count="no-limit" loext:hyphenation-zone="no-limit"/>
    </style:style>
    <style:style style:name="P47" style:family="paragraph" style:parent-style-name="Text_20_body">
      <loext:graphic-properties draw:fill="none"/>
      <style:paragraph-properties fo:margin-left="3.3118in" fo:margin-right="0in" fo:margin-top="0in" fo:margin-bottom="0.0972in" style:contextual-spacing="false" fo:line-height="120%" fo:text-align="justify" style:justify-single-word="false" fo:hyphenation-ladder-count="no-limit" fo:text-indent="0in" style:auto-text-indent="false" fo:background-color="transparent"/>
      <style:text-properties fo:language="ru" fo:country="RU" fo:font-style="italic" officeooo:paragraph-rsid="0013c8f4" style:font-style-asian="italic" style:font-style-complex="italic" fo:hyphenate="false" loext:hyphenation-no-caps="false" loext:hyphenation-no-last-word="false" loext:hyphenation-word-char-count="no-limit" loext:hyphenation-zone="no-limit"/>
    </style:style>
    <style:style style:name="P48" style:family="paragraph" style:parent-style-name="Text_20_body" style:master-page-name="">
      <style:paragraph-properties fo:margin-left="2.3646in" fo:margin-right="0in" fo:margin-top="0in" fo:margin-bottom="0.0972in" style:contextual-spacing="false" fo:line-height="120%"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49" style:family="paragraph" style:parent-style-name="Text_20_body" style:master-page-name="">
      <style:paragraph-properties fo:margin-left="2.4374in" fo:margin-right="0in" fo:margin-top="0in" fo:margin-bottom="0.0972in" style:contextual-spacing="false" fo:line-height="120%" fo:text-align="start"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50" style:family="paragraph" style:parent-style-name="Text_20_body">
      <style:paragraph-properties fo:text-align="justify" style:justify-single-word="false"/>
      <style:text-properties fo:language="ru" fo:country="RU" fo:font-style="italic" officeooo:rsid="00066aa9" officeooo:paragraph-rsid="00066aa9" style:font-style-asian="italic" style:font-style-complex="italic"/>
    </style:style>
    <style:style style:name="P51" style:family="paragraph" style:parent-style-name="Text_20_body">
      <style:paragraph-properties fo:text-align="justify" style:justify-single-word="false"/>
      <style:text-properties fo:language="ru" fo:country="RU" fo:font-style="italic" officeooo:rsid="000a6115" officeooo:paragraph-rsid="000a6115" style:font-style-asian="italic" style:font-style-complex="italic"/>
    </style:style>
    <style:style style:name="P5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53" style:family="paragraph" style:parent-style-name="Text_20_body">
      <style:paragraph-properties fo:text-align="justify" style:justify-single-word="false"/>
      <style:text-properties fo:language="ru" fo:country="RU" fo:font-style="italic" officeooo:paragraph-rsid="00286fcc" fo:background-color="#ffff00" style:font-style-asian="italic" style:font-style-complex="italic"/>
    </style:style>
    <style:style style:name="P54" style:family="paragraph" style:parent-style-name="Text_20_body">
      <style:paragraph-properties fo:text-align="justify" style:justify-single-word="false"/>
      <style:text-properties fo:language="ru" fo:country="RU" fo:font-style="italic" officeooo:paragraph-rsid="002b1851" fo:background-color="#ffff00" style:font-style-asian="italic" style:font-style-complex="italic"/>
    </style:style>
    <style:style style:name="P55" style:family="paragraph" style:parent-style-name="Text_20_body">
      <style:paragraph-properties fo:text-align="center" style:justify-single-word="false"/>
      <style:text-properties fo:language="ru" fo:country="RU" fo:font-style="italic" officeooo:paragraph-rsid="002b1851" fo:background-color="#ffff00" style:font-style-asian="italic" style:font-style-complex="italic"/>
    </style:style>
    <style:style style:name="P56"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57"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58" style:family="paragraph" style:parent-style-name="Standard">
      <style:paragraph-properties fo:text-align="justify" style:justify-single-word="false"/>
      <style:text-properties fo:language="ru" fo:country="RU" fo:font-style="italic" officeooo:paragraph-rsid="001d5367" fo:background-color="transparent" style:font-style-asian="italic" style:font-style-complex="italic"/>
    </style:style>
    <style:style style:name="P59" style:family="paragraph" style:parent-style-name="Text_20_body">
      <style:paragraph-properties fo:margin-left="2.3752in" fo:margin-right="0in" fo:margin-top="0in" fo:margin-bottom="0.0972in" style:contextual-spacing="false" fo:line-height="120%" fo:text-align="start" style:justify-single-word="false" fo:hyphenation-ladder-count="no-limit" fo:text-indent="0in" style:auto-text-indent="false"/>
      <style:text-properties fo:language="ru" fo:country="RU" fo:font-style="italic" fo:background-color="transparent" style:font-style-asian="italic" style:font-style-complex="italic" fo:hyphenate="false" loext:hyphenation-no-caps="false" loext:hyphenation-no-last-word="false" loext:hyphenation-word-char-count="no-limit" loext:hyphenation-zone="no-limit"/>
    </style:style>
    <style:style style:name="P60" style:family="paragraph" style:parent-style-name="Text_20_body">
      <style:paragraph-properties fo:text-align="justify" style:justify-single-word="false"/>
      <style:text-properties fo:language="ru" fo:country="RU" fo:font-weight="bold" style:font-weight-asian="bold" style:font-weight-complex="bold"/>
    </style:style>
    <style:style style:name="P61" style:family="paragraph" style:parent-style-name="Text_20_body">
      <style:paragraph-properties fo:text-align="center" style:justify-single-word="false"/>
      <style:text-properties fo:language="ru" fo:country="RU" fo:font-weight="bold" style:font-weight-asian="bold" style:font-weight-complex="bold"/>
    </style:style>
    <style:style style:name="P62" style:family="paragraph" style:parent-style-name="Text_20_body">
      <style:paragraph-properties fo:text-align="justify" style:justify-single-word="false"/>
      <style:text-properties fo:language="ru" fo:country="RU" fo:background-color="#00ccff"/>
    </style:style>
    <style:style style:name="P63" style:family="paragraph" style:parent-style-name="Text_20_body">
      <style:paragraph-properties fo:text-align="justify" style:justify-single-word="false"/>
      <style:text-properties fo:language="ru" fo:country="RU" officeooo:paragraph-rsid="00286fcc" fo:background-color="#00ccff"/>
    </style:style>
    <style:style style:name="P64" style:family="paragraph" style:parent-style-name="Text_20_body">
      <style:paragraph-properties fo:text-align="justify" style:justify-single-word="false"/>
      <style:text-properties fo:language="ru" fo:country="RU" officeooo:paragraph-rsid="002b1851" fo:background-color="#00ccff"/>
    </style:style>
    <style:style style:name="P65" style:family="paragraph" style:parent-style-name="Text_20_body">
      <style:paragraph-properties fo:text-align="justify" style:justify-single-word="false"/>
      <style:text-properties fo:language="ru" fo:country="RU" fo:background-color="#ffffff"/>
    </style:style>
    <style:style style:name="P66" style:family="paragraph" style:parent-style-name="Text_20_body">
      <style:paragraph-properties fo:text-align="justify" style:justify-single-word="false"/>
      <style:text-properties fo:language="ru" fo:country="RU" officeooo:paragraph-rsid="00286fcc" fo:background-color="#ffffff"/>
    </style:style>
    <style:style style:name="P67" style:family="paragraph" style:parent-style-name="Text_20_body">
      <style:paragraph-properties fo:text-align="justify" style:justify-single-word="false"/>
      <style:text-properties fo:language="ru" fo:country="RU" fo:background-color="transparent"/>
    </style:style>
    <style:style style:name="P68" style:family="paragraph" style:parent-style-name="Text_20_body">
      <style:paragraph-properties fo:text-align="justify" style:justify-single-word="false"/>
      <style:text-properties fo:language="ru" fo:country="RU" officeooo:paragraph-rsid="001f3847" fo:background-color="transparent"/>
    </style:style>
    <style:style style:name="P69" style:family="paragraph" style:parent-style-name="Text_20_body">
      <style:paragraph-properties fo:text-align="center" style:justify-single-word="false"/>
      <style:text-properties fo:language="ru" fo:country="RU" fo:background-color="transparent"/>
    </style:style>
    <style:style style:name="P70" style:family="paragraph" style:parent-style-name="Text_20_body">
      <style:paragraph-properties fo:text-align="justify" style:justify-single-word="false"/>
      <style:text-properties fo:language="ru" fo:country="RU" officeooo:rsid="0016a4c0" officeooo:paragraph-rsid="0016a4c0" fo:background-color="transparent"/>
    </style:style>
    <style:style style:name="P71" style:family="paragraph" style:parent-style-name="Text_20_body">
      <style:text-properties fo:language="ru" fo:country="RU" fo:background-color="transparent"/>
    </style:style>
    <style:style style:name="P72" style:family="paragraph" style:parent-style-name="Text_20_body">
      <style:text-properties fo:language="ru" fo:country="RU" officeooo:paragraph-rsid="0032015c" fo:background-color="transparent"/>
    </style:style>
    <style:style style:name="P73" style:family="paragraph" style:parent-style-name="Quotations">
      <style:text-properties fo:language="ru" fo:country="RU"/>
    </style:style>
    <style:style style:name="P74" style:family="paragraph" style:parent-style-name="Text_20_body">
      <style:paragraph-properties fo:text-align="justify" style:justify-single-word="false"/>
      <style:text-properties fo:language="ru" fo:country="RU" officeooo:rsid="000de12c" officeooo:paragraph-rsid="000de12c"/>
    </style:style>
    <style:style style:name="P75" style:family="paragraph" style:parent-style-name="Text_20_body">
      <style:paragraph-properties fo:text-align="justify" style:justify-single-word="false"/>
      <style:text-properties fo:language="ru" fo:country="RU" officeooo:rsid="001b333b" officeooo:paragraph-rsid="001b333b"/>
    </style:style>
    <style:style style:name="P76" style:family="paragraph" style:parent-style-name="Text_20_body">
      <style:paragraph-properties fo:text-align="justify" style:justify-single-word="false"/>
      <style:text-properties fo:language="ru" fo:country="RU" officeooo:rsid="001f3847" officeooo:paragraph-rsid="001f3847"/>
    </style:style>
    <style:style style:name="P77" style:family="paragraph" style:parent-style-name="Text_20_body">
      <style:text-properties fo:language="ru" fo:country="RU" officeooo:rsid="002f67de" officeooo:paragraph-rsid="002f67de"/>
    </style:style>
    <style:style style:name="P78" style:family="paragraph" style:parent-style-name="Text_20_body">
      <style:text-properties fo:language="ru" fo:country="RU" officeooo:paragraph-rsid="0032e676"/>
    </style:style>
    <style:style style:name="P79" style:family="paragraph" style:parent-style-name="Text_20_body">
      <style:paragraph-properties fo:text-align="center" style:justify-single-word="false"/>
    </style:style>
    <style:style style:name="P80" style:family="paragraph" style:parent-style-name="Text_20_body">
      <style:paragraph-properties fo:text-align="justify" style:justify-single-word="false"/>
    </style:style>
    <style:style style:name="P81" style:family="paragraph" style:parent-style-name="Text_20_body">
      <style:paragraph-properties fo:text-align="justify" style:justify-single-word="false">
        <style:tab-stops>
          <style:tab-stop style:position="7.4917in"/>
        </style:tab-stops>
      </style:paragraph-properties>
    </style:style>
    <style:style style:name="P82" style:family="paragraph" style:parent-style-name="Standard">
      <style:paragraph-properties fo:text-align="justify" style:justify-single-word="false"/>
    </style:style>
    <style:style style:name="P83" style:family="paragraph" style:parent-style-name="Text_20_body">
      <style:paragraph-properties fo:text-align="justify" style:justify-single-word="false"/>
      <style:text-properties officeooo:paragraph-rsid="00142bf7"/>
    </style:style>
    <style:style style:name="P84" style:family="paragraph" style:parent-style-name="Text_20_body">
      <style:paragraph-properties fo:text-align="justify" style:justify-single-word="false"/>
      <style:text-properties officeooo:paragraph-rsid="001bf8fa"/>
    </style:style>
    <style:style style:name="P85" style:family="paragraph" style:parent-style-name="Text_20_body">
      <style:paragraph-properties fo:text-align="justify" style:justify-single-word="false"/>
      <style:text-properties officeooo:paragraph-rsid="001d5367"/>
    </style:style>
    <style:style style:name="P86" style:family="paragraph" style:parent-style-name="Text_20_body">
      <style:paragraph-properties fo:text-align="justify" style:justify-single-word="false"/>
      <style:text-properties officeooo:paragraph-rsid="00286fcc"/>
    </style:style>
    <style:style style:name="P87" style:family="paragraph" style:parent-style-name="Text_20_body">
      <style:paragraph-properties fo:text-align="justify" style:justify-single-word="false"/>
      <style:text-properties officeooo:paragraph-rsid="002b1851"/>
    </style:style>
    <style:style style:name="P88" style:family="paragraph" style:parent-style-name="Text_20_body">
      <style:paragraph-properties fo:text-align="justify" style:justify-single-word="false"/>
      <style:text-properties fo:font-style="italic" style:font-style-asian="italic" style:font-style-complex="italic"/>
    </style:style>
    <style:style style:name="P89" style:family="paragraph" style:parent-style-name="Text_20_body" style:master-page-name="">
      <style:paragraph-properties fo:margin-left="2.4272in" fo:margin-right="0in" fo:margin-top="0in" fo:margin-bottom="0.0972in" style:contextual-spacing="false" fo:line-height="120%" fo:text-align="justify" style:justify-single-word="false" fo:hyphenation-ladder-count="no-limit" fo:text-indent="0in" style:auto-text-indent="false" style:page-number="auto"/>
      <style:text-properties fo:font-style="italic" style:font-style-asian="italic" style:font-style-complex="italic" fo:hyphenate="false" loext:hyphenation-no-caps="false" loext:hyphenation-no-last-word="false" loext:hyphenation-word-char-count="no-limit" loext:hyphenation-zone="no-limit"/>
    </style:style>
    <style:style style:name="P90" style:family="paragraph" style:parent-style-name="Text_20_body">
      <style:paragraph-properties fo:margin-left="2.4272in" fo:margin-right="0in" fo:margin-top="0in" fo:margin-bottom="0.0972in" style:contextual-spacing="false" fo:line-height="120%" fo:text-align="justify" style:justify-single-word="false" fo:hyphenation-ladder-count="no-limit" fo:text-indent="0in" style:auto-text-indent="false"/>
      <style:text-properties fo:font-style="italic" style:font-style-asian="italic" style:font-style-complex="italic" fo:hyphenate="false" loext:hyphenation-no-caps="false" loext:hyphenation-no-last-word="false" loext:hyphenation-word-char-count="no-limit" loext:hyphenation-zone="no-limit"/>
    </style:style>
    <style:style style:name="P91" style:family="paragraph" style:parent-style-name="Text_20_body" style:master-page-name="">
      <loext:graphic-properties draw:fill="none"/>
      <style:paragraph-properties fo:margin-left="3.25in" fo:margin-right="0in" fo:margin-top="0in" fo:margin-bottom="0.0972in" style:contextual-spacing="false" fo:line-height="120%" fo:text-align="justify" style:justify-single-word="false" fo:hyphenation-ladder-count="no-limit" fo:text-indent="0in" style:auto-text-indent="false" style:page-number="auto" fo:background-color="transparent"/>
      <style:text-properties fo:font-style="italic" style:font-style-asian="italic" style:font-style-complex="italic" fo:hyphenate="false" loext:hyphenation-no-caps="false" loext:hyphenation-no-last-word="false" loext:hyphenation-word-char-count="no-limit" loext:hyphenation-zone="no-limit"/>
    </style:style>
    <style:style style:name="P92" style:family="paragraph" style:parent-style-name="Text_20_body" style:master-page-name="">
      <style:paragraph-properties fo:margin-left="2.3752in" fo:margin-right="0in" fo:margin-top="0in" fo:margin-bottom="0.0972in" style:contextual-spacing="false" fo:line-height="120%" fo:text-align="start" style:justify-single-word="false" fo:hyphenation-ladder-count="no-limit" fo:text-indent="0in" style:auto-text-indent="false" style:page-number="auto"/>
      <style:text-properties fo:font-style="italic" style:font-style-asian="italic" style:font-style-complex="italic" fo:hyphenate="false" loext:hyphenation-no-caps="false" loext:hyphenation-no-last-word="false" loext:hyphenation-word-char-count="no-limit" loext:hyphenation-zone="no-limit"/>
    </style:style>
    <style:style style:name="P93" style:family="paragraph" style:parent-style-name="Text_20_body">
      <style:text-properties fo:font-style="italic" style:font-style-asian="italic" style:font-style-complex="italic"/>
    </style:style>
    <style:style style:name="P94" style:family="paragraph" style:parent-style-name="Text_20_body">
      <style:paragraph-properties fo:text-align="justify" style:justify-single-word="false"/>
      <style:text-properties fo:background-color="#ffff00"/>
    </style:style>
    <style:style style:name="P95" style:family="paragraph" style:parent-style-name="Text_20_body">
      <style:text-properties fo:language="en" fo:country="US"/>
    </style:style>
    <style:style style:name="P96" style:family="paragraph" style:parent-style-name="Text_20_body">
      <style:paragraph-properties fo:text-align="justify" style:justify-single-word="false"/>
      <style:text-properties fo:language="en" fo:country="US"/>
    </style:style>
    <style:style style:name="P97" style:family="paragraph" style:parent-style-name="Standard">
      <style:paragraph-properties fo:text-align="justify" style:justify-single-word="false"/>
      <style:text-properties fo:language="en" fo:country="US"/>
    </style:style>
    <style:style style:name="P98" style:family="paragraph" style:parent-style-name="Text_20_body">
      <style:paragraph-properties fo:text-align="justify" style:justify-single-word="false"/>
      <style:text-properties fo:language="en" fo:country="US" officeooo:paragraph-rsid="002a9602"/>
    </style:style>
    <style:style style:name="P99" style:family="paragraph" style:parent-style-name="Text_20_body">
      <style:paragraph-properties fo:text-align="justify" style:justify-single-word="false"/>
      <style:text-properties fo:language="en" fo:country="US" officeooo:paragraph-rsid="002b1851"/>
    </style:style>
    <style:style style:name="P100" style:family="paragraph" style:parent-style-name="Text_20_body">
      <style:paragraph-properties fo:text-align="center" style:justify-single-word="false"/>
      <style:text-properties fo:language="en" fo:country="US"/>
    </style:style>
    <style:style style:name="P101" style:family="paragraph" style:parent-style-name="Text_20_body">
      <style:paragraph-properties fo:text-align="center" style:justify-single-word="false"/>
      <style:text-properties fo:language="en" fo:country="US" fo:font-style="italic" style:font-style-asian="italic" style:font-style-complex="italic"/>
    </style:style>
    <style:style style:name="P102" style:family="paragraph" style:parent-style-name="Text_20_body">
      <style:paragraph-properties fo:text-align="justify" style:justify-single-word="false"/>
      <style:text-properties fo:language="en" fo:country="US" officeooo:rsid="002b1851" officeooo:paragraph-rsid="002b1851"/>
    </style:style>
    <style:style style:name="P103" style:family="paragraph" style:parent-style-name="Text_20_body">
      <style:paragraph-properties fo:text-align="justify" style:justify-single-word="false"/>
      <style:text-properties fo:language="en" fo:country="US" officeooo:paragraph-rsid="002b1851" fo:background-color="#ffff00"/>
    </style:style>
    <style:style style:name="P104" style:family="paragraph" style:parent-style-name="Text_20_body">
      <style:paragraph-properties fo:text-align="justify" style:justify-single-word="false"/>
      <style:text-properties fo:language="uk" fo:country="UA"/>
    </style:style>
    <style:style style:name="P105" style:family="paragraph" style:parent-style-name="Text_20_body">
      <style:paragraph-properties fo:text-align="justify" style:justify-single-word="false"/>
      <style:text-properties fo:language="uk" fo:country="UA" fo:font-style="italic" officeooo:rsid="000a6115" officeooo:paragraph-rsid="000a6115" style:font-style-asian="italic" style:font-style-complex="italic"/>
    </style:style>
    <style:style style:name="P106" style:family="paragraph" style:parent-style-name="Text_20_body">
      <style:paragraph-properties fo:text-align="justify" style:justify-single-word="false"/>
      <style:text-properties style:use-window-font-color="true" loext:opacity="0%" fo:language="ru" fo:country="RU" fo:font-style="normal" style:font-style-asian="normal" style:font-style-complex="normal"/>
    </style:style>
    <style:style style:name="P107" style:family="paragraph" style:parent-style-name="Text_20_body">
      <style:paragraph-properties fo:text-align="justify" style:justify-single-word="false"/>
      <style:text-properties style:use-window-font-color="true" loext:opacity="0%" fo:language="ru" fo:country="RU" fo:font-style="normal" officeooo:paragraph-rsid="002a9602" style:font-style-asian="normal" style:font-style-complex="normal"/>
    </style:style>
    <style:style style:name="P108" style:family="paragraph" style:parent-style-name="Text_20_body">
      <style:paragraph-properties fo:text-align="justify" style:justify-single-word="false"/>
      <style:text-properties style:use-window-font-color="true" loext:opacity="0%" fo:language="ru" fo:country="RU" fo:font-style="normal" officeooo:paragraph-rsid="002b1851" style:font-style-asian="normal" style:font-style-complex="normal"/>
    </style:style>
    <style:style style:name="P109" style:family="paragraph" style:parent-style-name="Text_20_body">
      <style:paragraph-properties fo:margin-left="0in" fo:margin-right="0in" fo:text-align="justify" style:justify-single-word="false" fo:text-indent="0in" style:auto-text-indent="false"/>
      <style:text-properties style:use-window-font-color="true" loext:opacity="0%" fo:language="ru" fo:country="RU" fo:font-style="normal" officeooo:paragraph-rsid="002b1851" style:font-style-asian="normal" style:font-style-complex="normal"/>
    </style:style>
    <style:style style:name="P110" style:family="paragraph" style:parent-style-name="Text_20_body">
      <style:paragraph-properties fo:text-align="justify" style:justify-single-word="false"/>
      <style:text-properties style:use-window-font-color="true" loext:opacity="0%" fo:language="ru" fo:country="RU" fo:font-style="normal" officeooo:paragraph-rsid="002b1851" fo:background-color="#ffff00" style:font-style-asian="normal" style:font-style-complex="normal"/>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loext:opacity="0%" fo:language="ru" fo:country="RU" fo:font-style="normal" officeooo:paragraph-rsid="002b1851" fo:background-color="#ffff00" style:font-style-asian="normal" style:font-style-complex="normal"/>
    </style:style>
    <style:style style:name="P112" style:family="paragraph" style:parent-style-name="Text_20_body">
      <style:paragraph-properties fo:margin-left="0in" fo:margin-right="0in" fo:text-align="justify" style:justify-single-word="false" fo:text-indent="0in" style:auto-text-indent="false"/>
      <style:text-properties style:use-window-font-color="true" loext:opacity="0%" fo:language="ru" fo:country="RU" fo:font-style="normal" officeooo:paragraph-rsid="002b1851" fo:background-color="#ffff00" style:font-style-asian="normal" style:font-style-complex="normal"/>
    </style:style>
    <style:style style:name="P113" style:family="paragraph" style:parent-style-name="Text_20_body">
      <style:paragraph-properties fo:margin-left="2.4618in" fo:margin-right="0in" fo:text-align="justify" style:justify-single-word="false" fo:text-indent="0in" style:auto-text-indent="false"/>
      <style:text-properties style:use-window-font-color="true" loext:opacity="0%" fo:language="ru" fo:country="RU" fo:font-style="italic" style:font-style-asian="italic" style:font-style-complex="italic"/>
    </style:style>
    <style:style style:name="P114" style:family="paragraph" style:parent-style-name="Text_20_body">
      <style:paragraph-properties fo:text-align="justify" style:justify-single-word="false"/>
      <style:text-properties style:use-window-font-color="true" loext:opacity="0%" fo:language="ru" fo:country="RU" fo:background-color="transparent"/>
    </style:style>
    <style:style style:name="P115" style:family="paragraph" style:parent-style-name="Text_20_body">
      <style:paragraph-properties fo:text-align="justify" style:justify-single-word="false"/>
      <style:text-properties fo:color="#0000ff" loext:opacity="100%"/>
    </style:style>
    <style:style style:name="P116" style:family="paragraph" style:parent-style-name="Text_20_body">
      <style:paragraph-properties fo:text-align="justify" style:justify-single-word="false"/>
      <style:text-properties fo:color="#0000ff" loext:opacity="100%" fo:language="en" fo:country="US"/>
    </style:style>
    <style:style style:name="P117" style:family="paragraph" style:parent-style-name="Text_20_body">
      <style:paragraph-properties fo:text-align="justify" style:justify-single-word="false"/>
      <style:text-properties style:text-line-through-style="solid" style:text-line-through-type="single" fo:language="ru" fo:country="RU" officeooo:paragraph-rsid="002b1851" style:text-underline-mode="continuous" style:text-overline-mode="continuous" style:text-line-through-mode="continuous"/>
    </style:style>
    <style:style style:name="P118" style:family="paragraph" style:parent-style-name="Text_20_body">
      <style:paragraph-properties fo:text-align="justify" style:justify-single-word="false"/>
      <style:text-properties fo:color="#c9211e" loext:opacity="100%" fo:language="ru" fo:country="RU" officeooo:paragraph-rsid="002b1851"/>
    </style:style>
    <style:style style:name="P119" style:family="paragraph" style:parent-style-name="Heading_20_1" style:master-page-name="MP0">
      <style:paragraph-properties fo:text-align="center" style:justify-single-word="false" style:page-number="auto" fo:break-before="page"/>
      <style:text-properties fo:language="ru" fo:country="RU"/>
    </style:style>
    <style:style style:name="P120" style:family="paragraph" style:parent-style-name="Heading_20_1">
      <style:paragraph-properties fo:text-align="justify" style:justify-single-word="false"/>
    </style:style>
    <style:style style:name="P121" style:family="paragraph" style:parent-style-name="Heading_20_2">
      <style:paragraph-properties fo:text-align="center" style:justify-single-word="false"/>
      <style:text-properties fo:language="ru" fo:country="RU"/>
    </style:style>
    <style:style style:name="P122" style:family="paragraph" style:parent-style-name="Heading_20_2">
      <style:paragraph-properties fo:text-align="center" style:justify-single-word="false"/>
      <style:text-properties fo:language="ru" fo:country="RU" officeooo:paragraph-rsid="002b1851"/>
    </style:style>
    <style:style style:name="P123" style:family="paragraph" style:parent-style-name="Heading_20_2">
      <style:paragraph-properties fo:text-align="center" style:justify-single-word="false"/>
      <style:text-properties fo:language="en" fo:country="US" fo:font-weight="normal" style:font-weight-asian="normal" style:font-weight-complex="normal"/>
    </style:style>
    <style:style style:name="P124" style:family="paragraph" style:parent-style-name="Heading_20_2">
      <style:paragraph-properties fo:text-align="center" style:justify-single-word="false"/>
    </style:style>
    <style:style style:name="P125" style:family="paragraph" style:parent-style-name="Standard">
      <style:paragraph-properties fo:text-align="justify" style:justify-single-word="false"/>
      <style:text-properties fo:language="en" fo:country="US"/>
    </style:style>
    <style:style style:name="P126" style:family="paragraph" style:parent-style-name="Text_20_body">
      <style:paragraph-properties fo:text-align="justify" style:justify-single-word="false"/>
      <style:text-properties fo:language="ru" fo:country="RU"/>
    </style:style>
    <style:style style:name="P127" style:family="paragraph" style:parent-style-name="Text_20_body">
      <style:paragraph-properties fo:text-align="justify" style:justify-single-word="false"/>
      <style:text-properties fo:language="ru" fo:country="RU" officeooo:paragraph-rsid="00354946"/>
    </style:style>
    <style:style style:name="T1" style:family="text">
      <style:text-properties fo:language="ru" fo:country="RU"/>
    </style:style>
    <style:style style:name="T2" style:family="text">
      <style:text-properties fo:language="ru" fo:country="RU" fo:background-color="#ffff00" loext:char-shading-value="0"/>
    </style:style>
    <style:style style:name="T3" style:family="text">
      <style:text-properties fo:language="ru" fo:country="RU" officeooo:rsid="00142bf7" fo:background-color="#ffff00" loext:char-shading-value="0"/>
    </style:style>
    <style:style style:name="T4" style:family="text">
      <style:text-properties fo:language="ru" fo:country="RU" fo:font-style="italic" style:font-style-asian="italic"/>
    </style:style>
    <style:style style:name="T5" style:family="text">
      <style:text-properties fo:language="ru" fo:country="RU" fo:font-style="italic" style:font-style-asian="italic" style:font-style-complex="italic"/>
    </style:style>
    <style:style style:name="T6" style:family="text">
      <style:text-properties fo:language="ru" fo:country="RU" fo:font-style="italic" officeooo:rsid="000e81b3" style:font-style-asian="italic" style:font-style-complex="italic"/>
    </style:style>
    <style:style style:name="T7" style:family="text">
      <style:text-properties fo:language="ru" fo:country="RU" fo:font-style="italic" officeooo:rsid="001b333b" style:font-style-asian="italic" style:font-style-complex="italic"/>
    </style:style>
    <style:style style:name="T8" style:family="text">
      <style:text-properties fo:language="ru" fo:country="RU" fo:font-style="italic" officeooo:rsid="001bf8fa" style:font-style-asian="italic" style:font-style-complex="italic"/>
    </style:style>
    <style:style style:name="T9" style:family="text">
      <style:text-properties fo:language="ru" fo:country="RU" fo:font-style="italic" officeooo:rsid="001d5367" style:font-style-asian="italic" style:font-style-complex="italic"/>
    </style:style>
    <style:style style:name="T10" style:family="text">
      <style:text-properties fo:language="ru" fo:country="RU" fo:font-style="italic" fo:background-color="#ffffff" loext:char-shading-value="0" style:font-style-asian="italic" style:font-style-complex="italic"/>
    </style:style>
    <style:style style:name="T11" style:family="text">
      <style:text-properties fo:language="ru" fo:country="RU" fo:font-style="italic" fo:background-color="#ffff00" loext:char-shading-value="0" style:font-style-asian="italic" style:font-style-complex="italic"/>
    </style:style>
    <style:style style:name="T12" style:family="text">
      <style:text-properties fo:language="ru" fo:country="RU" fo:font-style="italic" fo:background-color="transparent" loext:char-shading-value="0" style:font-style-asian="italic" style:font-style-complex="italic"/>
    </style:style>
    <style:style style:name="T13" style:family="text">
      <style:text-properties fo:language="ru" fo:country="RU" fo:background-color="#ffffff" loext:char-shading-value="0"/>
    </style:style>
    <style:style style:name="T14" style:family="text">
      <style:text-properties fo:language="ru" fo:country="RU" fo:font-weight="bold" style:font-weight-asian="bold" style:font-weight-complex="bold"/>
    </style:style>
    <style:style style:name="T15" style:family="text">
      <style:text-properties fo:language="ru" fo:country="RU" fo:background-color="#00ccff" loext:char-shading-value="0"/>
    </style:style>
    <style:style style:name="T16" style:family="text">
      <style:text-properties fo:language="ru" fo:country="RU" fo:background-color="transparent" loext:char-shading-value="0"/>
    </style:style>
    <style:style style:name="T17" style:family="text">
      <style:text-properties fo:language="ru" fo:country="RU" officeooo:rsid="00239368" fo:background-color="transparent" loext:char-shading-value="0"/>
    </style:style>
    <style:style style:name="T18" style:family="text">
      <style:text-properties fo:language="ru" fo:country="RU" officeooo:rsid="002cc1d3" fo:background-color="transparent" loext:char-shading-value="0"/>
    </style:style>
    <style:style style:name="T19" style:family="text">
      <style:text-properties fo:language="ru" fo:country="RU" fo:background-color="#ffff66" loext:char-shading-value="0"/>
    </style:style>
    <style:style style:name="T20" style:family="text">
      <style:text-properties fo:language="ru" fo:country="RU" style:text-underline-style="none" fo:background-color="transparent" loext:char-shading-value="0"/>
    </style:style>
    <style:style style:name="T21" style:family="text">
      <style:text-properties fo:language="ru" fo:country="RU" officeooo:rsid="0009d420"/>
    </style:style>
    <style:style style:name="T22" style:family="text">
      <style:text-properties fo:language="ru" fo:country="RU" officeooo:rsid="000de12c"/>
    </style:style>
    <style:style style:name="T23" style:family="text">
      <style:text-properties fo:language="ru" fo:country="RU" officeooo:rsid="000e81b3"/>
    </style:style>
    <style:style style:name="T24" style:family="text">
      <style:text-properties fo:language="ru" fo:country="RU" officeooo:rsid="00142bf7"/>
    </style:style>
    <style:style style:name="T25" style:family="text">
      <style:text-properties fo:language="ru" fo:country="RU" officeooo:rsid="001acb60"/>
    </style:style>
    <style:style style:name="T26" style:family="text">
      <style:text-properties fo:language="ru" fo:country="RU" officeooo:rsid="001b333b"/>
    </style:style>
    <style:style style:name="T27" style:family="text">
      <style:text-properties fo:language="ru" fo:country="RU" officeooo:rsid="001f3847"/>
    </style:style>
    <style:style style:name="T28" style:family="text">
      <style:text-properties fo:language="ru" fo:country="RU" officeooo:rsid="00239368"/>
    </style:style>
    <style:style style:name="T29" style:family="text">
      <style:text-properties fo:language="ru" fo:country="RU" officeooo:rsid="002518b4"/>
    </style:style>
    <style:style style:name="T30" style:family="text">
      <style:text-properties fo:language="ru" fo:country="RU" officeooo:rsid="002a9602"/>
    </style:style>
    <style:style style:name="T31" style:family="text">
      <style:text-properties fo:language="ru" fo:country="RU" officeooo:rsid="002cc1d3"/>
    </style:style>
    <style:style style:name="T32" style:family="text">
      <style:text-properties fo:language="ru" fo:country="RU" officeooo:rsid="002e3c3a"/>
    </style:style>
    <style:style style:name="T33" style:family="text">
      <style:text-properties fo:language="ru" fo:country="RU" officeooo:rsid="002f67de"/>
    </style:style>
    <style:style style:name="T34" style:family="text">
      <style:text-properties fo:language="ru" fo:country="RU" officeooo:rsid="0030b87b"/>
    </style:style>
    <style:style style:name="T35" style:family="text">
      <style:text-properties fo:language="ru" fo:country="RU" officeooo:rsid="0032015c"/>
    </style:style>
    <style:style style:name="T36" style:family="text">
      <style:text-properties fo:language="ru" fo:country="RU" officeooo:rsid="0032e676"/>
    </style:style>
    <style:style style:name="T37" style:family="text">
      <style:text-properties fo:color="#0000ff" loext:opacity="100%"/>
    </style:style>
    <style:style style:name="T38" style:family="text">
      <style:text-properties fo:color="#0000ff" loext:opacity="100%" fo:language="ru" fo:country="RU"/>
    </style:style>
    <style:style style:name="T39" style:family="text">
      <style:text-properties style:font-name="Liberation Serif" fo:font-size="12pt" style:font-size-asian="12pt" style:font-size-complex="12pt"/>
    </style:style>
    <style:style style:name="T40" style:family="text">
      <style:text-properties style:font-name="Liberation Serif" fo:font-size="12pt" fo:language="ru" fo:country="RU" style:font-size-asian="12pt" style:font-size-complex="12pt"/>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fo:font-style="italic" fo:background-color="transparent" loext:char-shading-value="0" style:font-style-asian="italic" style:font-style-complex="italic"/>
    </style:style>
    <style:style style:name="T44" style:family="text">
      <style:text-properties fo:background-color="#ffff00" loext:char-shading-value="0"/>
    </style:style>
    <style:style style:name="T45" style:family="text">
      <style:text-properties officeooo:rsid="001a571d" fo:background-color="#ffff00" loext:char-shading-value="0"/>
    </style:style>
    <style:style style:name="T46" style:family="text">
      <style:text-properties fo:language="uk" fo:country="UA"/>
    </style:style>
    <style:style style:name="T47" style:family="text">
      <style:text-properties fo:language="uk" fo:country="UA" fo:font-style="italic" style:font-style-asian="italic" style:font-style-complex="italic"/>
    </style:style>
    <style:style style:name="T48" style:family="text">
      <style:text-properties fo:language="uk" fo:country="UA" fo:font-style="italic" officeooo:rsid="001bf8fa" style:font-style-asian="italic" style:font-style-complex="italic"/>
    </style:style>
    <style:style style:name="T49" style:family="text">
      <style:text-properties fo:language="uk" fo:country="UA" fo:font-style="italic" fo:background-color="transparent" loext:char-shading-value="0" style:font-style-asian="italic" style:font-style-complex="italic"/>
    </style:style>
    <style:style style:name="T50" style:family="text">
      <style:text-properties fo:language="uk" fo:country="UA" fo:background-color="transparent" loext:char-shading-value="0"/>
    </style:style>
    <style:style style:name="T51" style:family="text">
      <style:text-properties fo:language="uk" fo:country="UA" officeooo:rsid="0008956e"/>
    </style:style>
    <style:style style:name="T52" style:family="text">
      <style:text-properties fo:language="uk" fo:country="UA" officeooo:rsid="000a6115"/>
    </style:style>
    <style:style style:name="T53" style:family="text">
      <style:text-properties fo:language="uk" fo:country="UA" officeooo:rsid="000e81b3"/>
    </style:style>
    <style:style style:name="T54" style:family="text">
      <style:text-properties fo:language="uk" fo:country="UA" officeooo:rsid="0016a4c0"/>
    </style:style>
    <style:style style:name="T55" style:family="text">
      <style:text-properties fo:language="uk" fo:country="UA" officeooo:rsid="001a571d" fo:background-color="#ffff00" loext:char-shading-value="0"/>
    </style:style>
    <style:style style:name="T56" style:family="text">
      <style:text-properties fo:language="uk" fo:country="UA" officeooo:rsid="00286fcc"/>
    </style:style>
    <style:style style:name="T57" style:family="text">
      <style:text-properties style:text-line-through-style="solid" style:text-line-through-type="single" fo:language="ru" fo:country="RU" style:text-underline-mode="continuous" style:text-overline-mode="continuous" style:text-line-through-mode="continuous"/>
    </style:style>
    <style:style style:name="T58"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59"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60" style:family="text">
      <style:text-properties fo:color="#c9211e" loext:opacity="100%" fo:language="ru" fo:country="RU"/>
    </style:style>
    <style:style style:name="T61" style:family="text">
      <style:text-properties fo:language="en" fo:country="US"/>
    </style:style>
    <style:style style:name="T62" style:family="text">
      <style:text-properties fo:language="en" fo:country="US" fo:background-color="transparent" loext:char-shading-value="0"/>
    </style:style>
    <style:style style:name="T63" style:family="text">
      <style:text-properties fo:language="en" fo:country="US" officeooo:rsid="000fecf8"/>
    </style:style>
    <style:style style:name="T64" style:family="text">
      <style:text-properties fo:language="en" fo:country="US" fo:background-color="#ffff00" loext:char-shading-value="0"/>
    </style:style>
    <style:style style:name="T65" style:family="text">
      <style:text-properties fo:language="en" fo:country="US" officeooo:rsid="0016a4c0"/>
    </style:style>
    <style:style style:name="T66" style:family="text">
      <style:text-properties fo:language="en" fo:country="US" officeooo:rsid="0027052d"/>
    </style:style>
    <style:style style:name="T67" style:family="text">
      <style:text-properties fo:language="en" fo:country="US" officeooo:rsid="00354946"/>
    </style:style>
    <style:style style:name="T68" style:family="text">
      <style:text-properties style:use-window-font-color="true" loext:opacity="0%" fo:language="ru" fo:country="RU" fo:font-style="normal" style:font-style-asian="normal" style:font-style-complex="normal"/>
    </style:style>
    <style:style style:name="T69" style:family="text">
      <style:text-properties style:use-window-font-color="true" loext:opacity="0%" fo:language="ru" fo:country="RU" fo:font-style="normal" officeooo:rsid="002a9602" style:font-style-asian="normal" style:font-style-complex="normal"/>
    </style:style>
    <style:style style:name="T70" style:family="text">
      <style:text-properties style:use-window-font-color="true" loext:opacity="0%" fo:language="ru" fo:country="RU" fo:font-style="normal" fo:background-color="#ffff00" loext:char-shading-value="0" style:font-style-asian="normal" style:font-style-complex="normal"/>
    </style:style>
    <style:style style:name="T71" style:family="text">
      <style:text-properties style:use-window-font-color="true" loext:opacity="0%" fo:language="ru" fo:country="RU" fo:font-style="normal" officeooo:rsid="002a9602" fo:background-color="transparent" loext:char-shading-value="0" style:font-style-asian="normal" style:font-style-complex="normal"/>
    </style:style>
    <style:style style:name="T72" style:family="text">
      <style:text-properties style:use-window-font-color="true" loext:opacity="0%" fo:font-style="normal" style:font-style-asian="normal" style:font-style-complex="normal"/>
    </style:style>
    <style:style style:name="T73" style:family="text">
      <style:text-properties style:use-window-font-color="true" loext:opacity="0%" fo:language="en" fo:country="US" fo:font-style="normal" style:font-style-asian="normal" style:font-style-complex="normal"/>
    </style:style>
    <style:style style:name="T74" style:family="text">
      <style:text-properties style:use-window-font-color="true" loext:opacity="0%" fo:background-color="#ffff00" loext:char-shading-value="0"/>
    </style:style>
    <style:style style:name="T75" style:family="text">
      <style:text-properties fo:background-color="transparent" loext:char-shading-value="0"/>
    </style:style>
    <style:style style:name="T76" style:family="text">
      <style:text-properties officeooo:rsid="000a6115" fo:background-color="transparent" loext:char-shading-value="0"/>
    </style:style>
    <style:style style:name="T77" style:family="text">
      <style:text-properties officeooo:rsid="000de12c" fo:background-color="transparent" loext:char-shading-value="0"/>
    </style:style>
    <style:style style:name="T78" style:family="text">
      <style:text-properties officeooo:rsid="002a9602" fo:background-color="transparent" loext:char-shading-value="0"/>
    </style:style>
    <style:style style:name="T79" style:family="text">
      <style:text-properties officeooo:rsid="002b1851" fo:background-color="transparent" loext:char-shading-value="0"/>
    </style:style>
    <style:style style:name="T80" style:family="text">
      <style:text-properties fo:font-style="normal" style:font-style-asian="normal" style:font-style-complex="normal"/>
    </style:style>
    <style:style style:name="T81" style:family="text">
      <style:text-properties fo:background-color="#ffff66" loext:char-shading-value="0"/>
    </style:style>
    <style:style style:name="T82" style:family="text">
      <style:text-properties officeooo:rsid="00066aa9"/>
    </style:style>
    <style:style style:name="T83" style:family="text">
      <style:text-properties fo:background-color="#ffff38" loext:char-shading-value="0"/>
    </style:style>
    <style:style style:name="T84" style:family="text">
      <style:text-properties officeooo:rsid="000745b5"/>
    </style:style>
    <style:style style:name="T85" style:family="text">
      <style:text-properties officeooo:rsid="0008956e"/>
    </style:style>
    <style:style style:name="T86" style:family="text">
      <style:text-properties officeooo:rsid="00098457"/>
    </style:style>
    <style:style style:name="T87" style:family="text">
      <style:text-properties officeooo:rsid="0009d420"/>
    </style:style>
    <style:style style:name="T88" style:family="text">
      <style:text-properties officeooo:rsid="000a6115"/>
    </style:style>
    <style:style style:name="T89" style:family="text">
      <style:text-properties officeooo:rsid="000aa751"/>
    </style:style>
    <style:style style:name="T90" style:family="text">
      <style:text-properties officeooo:rsid="000bf61e"/>
    </style:style>
    <style:style style:name="T91" style:family="text">
      <style:text-properties officeooo:rsid="000de12c"/>
    </style:style>
    <style:style style:name="T92" style:family="text">
      <style:text-properties officeooo:rsid="000e81b3"/>
    </style:style>
    <style:style style:name="T93" style:family="text">
      <style:text-properties officeooo:rsid="000fecf8"/>
    </style:style>
    <style:style style:name="T94" style:family="text">
      <style:text-properties officeooo:rsid="0013c8f4"/>
    </style:style>
    <style:style style:name="T95" style:family="text">
      <style:text-properties officeooo:rsid="00142bf7"/>
    </style:style>
    <style:style style:name="T96" style:family="text">
      <style:text-properties officeooo:rsid="0015bc4f"/>
    </style:style>
    <style:style style:name="T97" style:family="text">
      <style:text-properties officeooo:rsid="0016a4c0"/>
    </style:style>
    <style:style style:name="T98" style:family="text">
      <style:text-properties officeooo:rsid="001871b2"/>
    </style:style>
    <style:style style:name="T99" style:family="text">
      <style:text-properties officeooo:rsid="001a571d"/>
    </style:style>
    <style:style style:name="T100" style:family="text">
      <style:text-properties officeooo:rsid="001acb60"/>
    </style:style>
    <style:style style:name="T101" style:family="text">
      <style:text-properties officeooo:rsid="001b333b"/>
    </style:style>
    <style:style style:name="T102" style:family="text">
      <style:text-properties officeooo:rsid="001bf8fa"/>
    </style:style>
    <style:style style:name="T103" style:family="text">
      <style:text-properties officeooo:rsid="001d5367"/>
    </style:style>
    <style:style style:name="T104" style:family="text">
      <style:text-properties officeooo:rsid="001f3847"/>
    </style:style>
    <style:style style:name="T105" style:family="text">
      <style:text-properties officeooo:rsid="0020320b"/>
    </style:style>
    <style:style style:name="T106" style:family="text">
      <style:text-properties officeooo:rsid="0021fc1b"/>
    </style:style>
    <style:style style:name="T107" style:family="text">
      <style:text-properties officeooo:rsid="00239368"/>
    </style:style>
    <style:style style:name="T108" style:family="text">
      <style:text-properties officeooo:rsid="002518b4"/>
    </style:style>
    <style:style style:name="T109" style:family="text">
      <style:text-properties officeooo:rsid="0027052d"/>
    </style:style>
    <style:style style:name="T110" style:family="text">
      <style:text-properties officeooo:rsid="00286fcc"/>
    </style:style>
    <style:style style:name="T111" style:family="text">
      <style:text-properties officeooo:rsid="002a1b24"/>
    </style:style>
    <style:style style:name="T112" style:family="text">
      <style:text-properties officeooo:rsid="002a9602"/>
    </style:style>
    <style:style style:name="T113" style:family="text">
      <style:text-properties officeooo:rsid="002b1851"/>
    </style:style>
    <style:style style:name="T114" style:family="text">
      <style:text-properties officeooo:rsid="002cc1d3"/>
    </style:style>
    <style:style style:name="T115" style:family="text">
      <style:text-properties officeooo:rsid="002e3c3a"/>
    </style:style>
    <style:style style:name="T116" style:family="text">
      <style:text-properties officeooo:rsid="002f67de"/>
    </style:style>
    <style:style style:name="T117" style:family="text">
      <style:text-properties officeooo:rsid="0030b87b"/>
    </style:style>
    <style:style style:name="T118" style:family="text">
      <style:text-properties officeooo:rsid="0032015c"/>
    </style:style>
    <style:style style:name="T119" style:family="text">
      <style:text-properties officeooo:rsid="0032e676"/>
    </style:style>
    <style:style style:name="T120" style:family="text">
      <style:text-properties officeooo:rsid="0033acf2"/>
    </style:style>
    <style:style style:name="T121" style:family="text">
      <style:text-properties officeooo:rsid="00348c16"/>
    </style:style>
    <style:style style:name="T122" style:family="text">
      <style:text-properties officeooo:rsid="00351720"/>
    </style:style>
    <style:style style:name="T123" style:family="text">
      <style:text-properties officeooo:rsid="003549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9" text:outline-level="1">Семь вечностей</text:h>
      <text:p text:style-name="P2">*ниспадающее безумие*</text:p>
      <text:p text:style-name="P35"/>
      <text:p text:style-name="P113">Война. Война никогда не меняется.</text:p>
      <text:p text:style-name="P113">Я слышала где-то эту фразу, но не могу вспомнить, где и от кого?</text:p>
      <text:p text:style-name="P113">Впрочем, это не имеет значения вне времени и пространства.</text:p>
      <text:p text:style-name="P113">Война никогда не меняется...</text:p>
      <text:p text:style-name="P113"/>
      <text:p text:style-name="P35"/>
      <text:p text:style-name="P23">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 </text:p>
      <text:h text:style-name="P121" text:outline-level="2">Глава 1</text:h>
      <text:p text:style-name="P115"><text:span text:style-name="Default_20_Paragraph_20_Font"><text:span text:style-name="T38"/></text:span></text:p>
      <text:p text:style-name="P115"><text:span text:style-name="Default_20_Paragraph_20_Font"><text:span text:style-name="T38"/></text:span></text:p>
      <text:p text:style-name="P4">Грымза поднесла блюдце и стакан с водой. Я съёжился под её колючим взглядом.</text:p>
      <text:p text:style-name="P4"/>
      <text:p text:style-name="P4">- Пей.</text:p>
      <text:p text:style-name="P4"/>
      <text:p text:style-name="P4">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4"/>
      <text:p text:style-name="P4">- Открой рот.</text:p>
      <text:p text:style-name="P4"/>
      <text:p text:style-name="P4">Я открыл хлебальник и повертел языком вверх – вниз – в стороны, показывая, что не спрятал галоперидол за щекой или под корнем.</text:p>
      <text:p text:style-name="P4">Грымза удовлетворительно кивнула и направилась к выходу. Очень хотелось показать ей фак за спиной, но я боялся, что она увидит отражение в <text:span text:style-name="T123">дверном окне</text:span>.</text:p>
      <text:p text:style-name="P4"/>
      <text:p text:style-name="P127">Скрипнула дверь. Белая фигура скрылась за грязным <text:span text:style-name="T123">стеклом</text:span>. Я прислушался к удаляющимся по коридору шагам. Когда они окончательно стихли, я лёг на край кровати спиной к двери. В стекле окна <text:span text:style-name="T123">маячила</text:span>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4"><text:soft-page-break/></text:p>
      <text:p text:style-name="P4">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4"/>
      <text:p text:style-name="P4">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4"/>
      <text:p text:style-name="P4">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4"/>
      <text:p text:style-name="P4">…Из коридора видно только как пациент на третьей койке повернулся спиной к коридору и чуть склонился к проходу — ничего особенного...</text:p>
      <text:p text:style-name="P4"/>
      <text:p text:style-name="P4">Пододвинув судно одной рукой к себе поближе, я сильнее склонился над ним и засунул вторую руку как можно глубже себе в рот.</text:p>
      <text:p text:style-name="P4"/>
      <text:p text:style-name="P4">Вооот тааак...</text:p>
      <text:p text:style-name="P4"/>
      <text:p text:style-name="P4">Я, наверное, единственный человек в мире, умеющий блевать бесшумно.</text:p>
      <text:p text:style-name="P4">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4"/>
      <text:p text:style-name="P4">Я осторожно задвинул судно обратно под кровать Терминатору. Дело сделано. Теперь можно и заснуть.</text:p>
      <text:p text:style-name="P2"/>
      <text:p text:style-name="P2">***</text:p>
      <text:p text:style-name="P4"/>
      <text:p text:style-name="P80"><text:span text:style-name="Default_20_Paragraph_20_Font"><text:span text:style-name="T1">Джет нетерпеливо толкает меня копытом в плечо.</text:span></text:span></text:p>
      <text:p text:style-name="P80"><text:span text:style-name="Default_20_Paragraph_20_Font"><text:span text:style-name="T1">- Хум, вставай! Хум! Пора собираться! </text:span></text:span>Хум… Хуман!!!</text:p>
      <text:p text:style-name="P4">Последний толчок больше похож на пинок. Я со стоном разлепляю веки.</text:p>
      <text:p text:style-name="P4"/>
      <text:p text:style-name="P4"><text:soft-page-break/>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80"><text:span text:style-name="Default_20_Paragraph_20_Font"><text:span text:style-name="T1"/></text:span></text:p>
      <text:p text:style-name="P4">- Они приближаются! Я слышала их горн! Надо убираться отсюда!</text:p>
      <text:p text:style-name="P4"/>
      <text:p text:style-name="P4">Последнюю порцию барахла Джет утрамбовывает, с размаху усевшись на мешок. Тот жалобно скрипит.</text:p>
      <text:p text:style-name="P4"/>
      <text:p text:style-name="P4">- Да вставай же!</text:p>
      <text:p text:style-name="P4">Не дождавшись, Джет нетерпеливо прыгает ко мне и, поддев мордой, переводит в сидячее положение.</text:p>
      <text:p text:style-name="P4">Мешок, облегчённо крякнув, вываливает половину содержимого на землю.</text:p>
      <text:p text:style-name="P4"/>
      <text:p text:style-name="P4">…</text:p>
      <text:p text:style-name="P4"/>
      <text:p text:style-name="P80"><text:span text:style-name="Default_20_Paragraph_20_Font"><text:span text:style-name="T1">Три дня! Три грёбаных дня мы скрытно пробираемся к проклятой </text:span></text:span><text:span text:style-name="Default_20_Paragraph_20_Font"><text:span text:style-name="T16">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4"/>
      <text:p text:style-name="P4">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4"/>
      <text:p text:style-name="P80"><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16">на рассвете и возвращается до полудня,</text:span></text:span><text:span text:style-name="Default_20_Paragraph_20_Font"><text:span text:style-name="T1"> строго по расписанию. И если затаиться в </text:span></text:span><text:span text:style-name="Default_20_Paragraph_20_Font"><text:span text:style-name="T16">эти часы </text:span></text:span><text:span text:style-name="Default_20_Paragraph_20_Font"><text:span text:style-name="T1">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4"/>
      <text:p text:style-name="P67">Нет, Агамемнон – ерунда.</text:p>
      <text:p text:style-name="P67">За нами. Гонятся. Чёртовы. Чокнутые. Пони.</text:p>
      <text:p text:style-name="P20"/>
      <text:p text:style-name="P67">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67">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text:soft-page-break/>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67"/>
      <text:p text:style-name="P67">Ну вот кто заставил тебя улыбаться Дейдре, Хуман? Ведь всё так неплохо шло…</text:p>
      <text:p text:style-name="P67"/>
      <text:p text:style-name="P100">~~~</text:p>
      <text:p text:style-name="P4">...</text:p>
      <text:p text:style-name="P80"><text:span text:style-name="Default_20_Paragraph_20_Font"><text:span text:style-name="T5">- Привет, красавчики!</text:span></text:span></text:p>
      <text:p text:style-name="P4"/>
      <text:p text:style-name="P24">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4"/>
      <text:p text:style-name="P24">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24"/>
      <text:p text:style-name="P2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24"/>
      <text:p text:style-name="P2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24"/>
      <text:p text:style-name="P80"><text:span text:style-name="Default_20_Paragraph_20_Font"><text:span text:style-name="T5">В незащищённую бронёй шею Джет упиралось копьё крохотной поньки с гривой ёршиком.</text:span></text:span></text:p>
      <text:p text:style-name="P4"/>
      <text:p text:style-name="P24">-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24"/>
      <text:p text:style-name="P24">Тут я заметил, что крыльев у этих оборванцев не наблюдается.</text:p>
      <text:p text:style-name="P4"/>
      <text:p text:style-name="P80"><text:span text:style-name="Default_20_Paragraph_20_Font"><text:span text:style-name="T5">- Молодец, Лейла! - похвалила козявку рыжегривая пони. Одета она был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80"><text:soft-page-break/><text:span text:style-name="Default_20_Paragraph_20_Font"><text:span text:style-name="T5">-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24"/>
      <text:p text:style-name="P24">Та мрачно стояла, сцепив зубы.</text:p>
      <text:p text:style-name="P4"/>
      <text:p text:style-name="P80"><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text:span></text:span><text:span text:style-name="Default_20_Paragraph_20_Font"><text:span text:style-name="T12">С него вы ничего не получите, кроме мороки. Лучше отпустите. Вы же не трогаете жеребят?</text:span></text:span></text:p>
      <text:p text:style-name="P24"/>
      <text:p text:style-name="P24">Её собеседница только хмыкнула.</text:p>
      <text:p text:style-name="P4"/>
      <text:p text:style-name="P24">- Хорош жеребёнок - ягодицы, что у ломовика! - она задумалась. - Так. Летуна – на кухню. А этого… красавчика – к Дейдре.</text:p>
      <text:p text:style-name="P24"/>
      <text:p text:style-name="P24">…</text:p>
      <text:p text:style-name="P4"/>
      <text:p text:style-name="P24">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24"/>
      <text:p text:style-name="P80"><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24"/>
      <text:p text:style-name="P80"><text:span text:style-name="Default_20_Paragraph_20_Font"><text:span text:style-name="T5">Я аж передёрнул плечами. </text:span></text:span><text:span text:style-name="Default_20_Paragraph_20_Font"><text:span text:style-name="T12">Конеёбство </text:span></text:span><text:span text:style-name="Default_20_Paragraph_20_Font"><text:span text:style-name="T5">– это, явно, не то занятие, чем ты занимался в прошлом и хотел бы заниматься в будущем, Хуман!</text:span></text:span></text:p>
      <text:p text:style-name="P24"/>
      <text:p text:style-name="P24">Поняха с недоверием смотрела на меня.</text:p>
      <text:p text:style-name="P4"/>
      <text:p text:style-name="P24">- Хум, ты прикалываешься? Или та поломаная пегаска таки права, и ты действительно ничего не помнишь?</text:p>
      <text:p text:style-name="P24"/>
      <text:p text:style-name="P24"><text:soft-page-break/>Понька принялась загибать копыта, делая сброс через каждую пару:</text:p>
      <text:p text:style-name="P24"/>
      <text:p text:style-name="P2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24"/>
      <text:p text:style-name="P24">…Я истерически рассмеялся. Мысль о веренице кобыл у постели ожгла холодом твоё естество, Хуман!</text:p>
      <text:p text:style-name="P24"/>
      <text:p text:style-name="P80"><text:span text:style-name="Default_20_Paragraph_20_Font"><text:span text:style-name="T5">- Во-вторых, шанс получения потомства можно поднять с помощью магического ритуала “</text:span></text:span><text:span text:style-name="T42">Pornis</text:span><text:span text:style-name="Default_20_Paragraph_20_Font"><text:span text:style-name="T5"> </text:span></text:span><text:span text:style-name="T42">erektus</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12">У меня есть подруга из единорогов, только ты не говори никому, это большая тайна! Хотя, может, ты умеешь м</text:span></text:span><text:span text:style-name="Default_20_Paragraph_20_Font"><text:span text:style-name="T5">агичить, Хум?</text:span></text:span></text:p>
      <text:p text:style-name="P24"/>
      <text:p text:style-name="P24">Поняха с надеждой посмотрела на меня. Я с огромным облегчением отрицательно помотал головой.</text:p>
      <text:p text:style-name="P24"/>
      <text:p text:style-name="P24">-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24"/>
      <text:p text:style-name="P24">Дейдра мечтательно вздохнула.</text:p>
      <text:p text:style-name="P24"/>
      <text:p text:style-name="P24">-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24"/>
      <text:p text:style-name="P24">Я упорно помотал головой. Дейдра пристально уставилась на меня, пытаясь рассмотреть мой талант. Наконец она ухмыльнулась кривой улыбкой.</text:p>
      <text:p text:style-name="P24"/>
      <text:p text:style-name="P2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24"/>
      <text:p text:style-name="P24"><text:soft-page-break/>Путешествия? Я навострил уши. Сосущее чувство проснулось снова и принялось грызть меня изнутри.</text:p>
      <text:p text:style-name="P24"/>
      <text:p text:style-name="P24">- Это уже что-то. Мне совершенно случайно нужно в Дрогонштерн, - наконец, подал голос я.</text:p>
      <text:p text:style-name="P24">-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24">-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24"/>
      <text:p text:style-name="P24">Розовая поняха заметно поскучнела.</text:p>
      <text:p text:style-name="P4"/>
      <text:p text:style-name="P2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4"/>
      <text:p text:style-name="P2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
      <text:p text:style-name="P2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
      <text:p text:style-name="P24">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24">Дейдра уныло свесила голову.</text:p>
      <text:p text:style-name="P24"/>
      <text:p text:style-name="P2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24"/>
      <text:p text:style-name="P24">Розовая кобылка вновь сжала зубами горлышко и запрокинула бутылку. Послышалось долгое бульканье.</text:p>
      <text:p text:style-name="P24"/>
      <text:p text:style-name="P24"><text:soft-page-break/>-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
      <text:p text:style-name="P2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24"/>
      <text:p text:style-name="P2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
      <text:p text:style-name="P24">Кобылка завела глаза, сложила губы бантиком и произнесла фальцетом:</text:p>
      <text:p text:style-name="P24"/>
      <text:p text:style-name="P24">-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4"/>
      <text:p text:style-name="P2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24"/>
      <text:p text:style-name="P80"><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T42">Хр-р-р…</text:span></text:p>
      <text:p text:style-name="P88"/>
      <text:p text:style-name="P24">Вместе с храпом изо рта самой великой пиратки вылетело три розовых пузыря. Поняха явно перебрала с алкоголем.</text:p>
      <text:p text:style-name="P4"/>
      <text:p text:style-name="P4">…</text:p>
      <text:p text:style-name="P2"/>
      <text:p text:style-name="P2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4"><text:soft-page-break/></text:p>
      <text:p text:style-name="P2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
      <text:p text:style-name="P24">- Джет… Вставай, Джет… Да вставай же, засоня! - я громко шептал в ухо спящей пегаске, легонько похлопывая по шее.</text:p>
      <text:p text:style-name="P80"><text:span text:style-name="Default_20_Paragraph_20_Font"><text:span text:style-name="T5">- Мн-мн-хррр, - сонно чавкала пегаска, пуская слюни. - Гороховый суп закончился. </text:span></text:span><text:span text:style-name="T42">Пюре будет через полчаса. Не ломайте лавки, пожалуйста… А? </text:span><text:span text:style-name="Default_20_Paragraph_20_Font"><text:span text:style-name="T5">Что?</text:span></text:span></text:p>
      <text:p text:style-name="P4"/>
      <text:p text:style-name="P24">Я шёлкнул пегаску по носу.</text:p>
      <text:p text:style-name="P24">- Вставай! Надо сматываться. Дейдра хочет сделать меня своим фаворитом. У меня плохие предчувствия на этот счёт.</text:p>
      <text:p text:style-name="P4"/>
      <text:p text:style-name="P24">Пегаска поднялась, потирая нос копытом. Рваное одеяло сползло с её тела и в нос мне ударил кислый запах.</text:p>
      <text:p text:style-name="P80"><text:span text:style-name="Default_20_Paragraph_20_Font"><text:span text:style-name="T5">- </text:span></text:span><text:span text:style-name="Default_20_Paragraph_20_Font"><text:span text:style-name="T12">Тут что, медиков нет? Неужели нельзя было нормально сделать</text:span></text:span><text:span text:style-name="Default_20_Paragraph_20_Font"><text:span text:style-name="T5">? - я указал на покалеченное крыло, примотанное к телу рваной тряпкой.</text:span></text:span></text:p>
      <text:p text:style-name="P24">-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24"/>
      <text:p text:style-name="P4">…</text:p>
      <text:p text:style-name="P4"/>
      <text:p text:style-name="P2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24"/>
      <text:p text:style-name="P24">Есть только одно маленькое “но”.</text:p>
      <text:p text:style-name="P24">Эти двадцать шагов заполнены валяющимися вповалку, храпящими, чмокающими, сопящими и дёргающимися во сне пони.</text:p>
      <text:p text:style-name="P24"/>
      <text:p text:style-name="P24">- Ты чего остановился? - пихнула меня головой в спину Джет. - Надо торопиться, пока не рассвело! Нам надо уйти как можно дальше. Твердолобы — отличные ищейки.</text:p>
      <text:p text:style-name="P24"/>
      <text:p text:style-name="P24">Я обреченно вздохнул, выбрал на полу место, свободное от понеконечностей и поставил туда ногу.</text:p>
      <text:p text:style-name="P24"><text:soft-page-break/>Почти попал. Светло-коричневая пони ойкнула и сжалась во сне, когда я наступил ей на хвост.</text:p>
      <text:p text:style-name="P2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4"/>
      <text:p text:style-name="P24">Позади меня послышалось топанье, череда взвизгиваний и возни, нарастающая, подобно прибою.</text:p>
      <text:p text:style-name="P24">Джет невозмутимо торила свой путь прямо по ногам, туловищам и хвостам распластавшихся на полу пони.</text:p>
      <text:p text:style-name="P24"/>
      <text:p text:style-name="P24">- Ты рехнулась? - зашипел на неё я, - надо ж осторожно!</text:p>
      <text:p text:style-name="P24">- Ну, раз ты так хочешь, - пожала плечами пегаска и осторожно поставила ногу на голову пони, сосущей во сне собственное копыто.</text:p>
      <text:p text:style-name="P24"/>
      <text:p text:style-name="P2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4"/>
      <text:p text:style-name="P24">Я остервенело дёргал ручку двери, ощущая затылком просыпающийся зал.</text:p>
      <text:p text:style-name="P24">- Закрыто, блин! - я дёрнул ещё сильнее и приложился задницой о пол, сжимая в руке оторванную ручку.</text:p>
      <text:p text:style-name="P24"/>
      <text:p text:style-name="P24">- Хум, подвинься!</text:p>
      <text:p text:style-name="P24">Пегаска оттеснила меня крупом и повернулась к двери задом.</text:p>
      <text:p text:style-name="P24"/>
      <text:p text:style-name="P24">БАБАХ!!!</text:p>
      <text:p text:style-name="P24"/>
      <text:p text:style-name="P24">Я ошалело смотрел на дверь, вылетевшую вместе с косяком во двор.</text:p>
      <text:p text:style-name="P24"/>
      <text:p text:style-name="P24">-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24">- Ага. - ухмыльнулась Джет. - Я — крутая! По заднему джебу мне нет равных на нашем облаке и двух соседних!</text:p>
      <text:p text:style-name="P24">- То же мне — крутая! - донеслось откуда-то снизу. - Да я смогла бы выбить эту дверь лбом! Она всё равно кое-как сляпана из обломков скамеек!</text:p>
      <text:p text:style-name="P24"/>
      <text:p text:style-name="P24">Мои ноги обнимала Дейдра, улыбаясь мне хищной улыбкой.</text:p>
      <text:p text:style-name="P24"><text:soft-page-break/></text:p>
      <text:p text:style-name="P24">- И, кстати, чтобы открыть её, достаточно было просто отодвинуть засов.</text:p>
      <text:p text:style-name="P24"/>
      <text:p text:style-name="P24">В забеге на первенство тупости ты уверенно догоняешь пегаску, Хуман!</text:p>
      <text:p text:style-name="P24">Я криво улыбнулся Дейдре.</text:p>
      <text:p text:style-name="P24"/>
      <text:p text:style-name="P80"><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text:span text:style-name="T42">Отстань, пожалуйста…</text:span></text:p>
      <text:p text:style-name="P88"/>
      <text:p text:style-name="P24">Я сразу понял, что улыбаться Дейдре было плохой идеей. Поняха состроила щенячьи глаза и усилила и без того стальную хватку вокруг моих ног.</text:p>
      <text:p text:style-name="P24"/>
      <text:p text:style-name="P24">- Не бросай меня, Хум! Мне тут так скууучнооо! Никто меня не понимааает!</text:p>
      <text:p text:style-name="P24"/>
      <text:p text:style-name="P24">Губы её задрожжали, как будто она собралась зареветь.</text:p>
      <text:p text:style-name="P24"/>
      <text:p text:style-name="P24">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4"/>
      <text:p text:style-name="P24">-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24"/>
      <text:p text:style-name="P24">- Ммммфффф! - отвечала ей Джет.</text:p>
      <text:p text:style-name="P24"/>
      <text:p text:style-name="P24">Диалог прервался взвизгом и плеском воды. Наконец-то я почувствовал свои ноги свободными!</text:p>
      <text:p text:style-name="P24"/>
      <text:p text:style-name="P100">~~~</text:p>
      <text:p text:style-name="P4"/>
      <text:p text:style-name="P4">- Ты опять за своё! - крик Джет прямо в ухо перемешивает все воспоминания. - Выныривай! Они уже совсем близко!!! Я слышу голос Дейдры Твердолоб!</text:p>
      <text:p text:style-name="P4"/>
      <text:p text:style-name="P4">Я содрогаюсь, вскакиваю с земли и машинально забрасываю мешок на плёчо.</text:p>
      <text:p text:style-name="P4"><text:soft-page-break/></text:p>
      <text:p text:style-name="P4">- Идём.</text:p>
      <text:p text:style-name="P4"/>
      <text:h text:style-name="P121" text:outline-level="2">Глава 2</text:h>
      <text:p text:style-name="P2"/>
      <text:p text:style-name="P27">Также неизменна противоположная войне сущность - любовь.</text:p>
      <text:p text:style-name="P27">Война убивает, любовь же даёт силы бороться. </text:p>
      <text:p text:style-name="P27">Слабый огонёк сознания сражается с холодной бесконечностью небытия только для того, чтобы ещё раз увидеть Тебя.</text:p>
      <text:p text:style-name="P7"/>
      <text:p text:style-name="P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
      <text:p text:style-name="P4">- Дед, сигу не долганёшь?</text:p>
      <text:p text:style-name="P4">- Не курю.</text:p>
      <text:p text:style-name="P4">- Я не спрашивал тебя, куришь ли ты? - пальцы вопрошавшего шевелились, как будто разминая невидимый пластилин. - Сигу не долганёшь?</text:p>
      <text:p text:style-name="P20"/>
      <text:p text:style-name="P4">Крыс спрыгнул с подоконника, царапнув грязным ногтем по кафелю уборной.</text:p>
      <text:p text:style-name="P4">- Ты ведь должен мне ещё с прошлого раза.</text:p>
      <text:p text:style-name="P4"/>
      <text:p text:style-name="P4">Я вытащил из рукава пижамы двадцатисантиметровый гвоздь и плюнул ему под ноги.</text:p>
      <text:p text:style-name="P4"/>
      <text:p text:style-name="P4">- Ничего я тебе не должен. И ты сам это знаешь. Пошёл нахуй.</text:p>
      <text:p text:style-name="P4"/>
      <text:p text:style-name="P4">Крыс криво улыбнулся.</text:p>
      <text:p text:style-name="P4"/>
      <text:p text:style-name="P4">- Ну-ну. Вы тут, в Чертогах, совсем озверели, что ли? Из окон выпрыгиваете, на людей кидаетесь. Остынь. Ладно-ладно, пока. Ещё увидимся.</text:p>
      <text:p text:style-name="P4"/>
      <text:p text:style-name="P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4"><text:soft-page-break/>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 text:style-name="T46">с транквилизаторами</text:span>.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4"/>
      <text:p text:style-name="P80"><text:span text:style-name="Default_20_Paragraph_20_Font"><text:span text:style-name="T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span></text:span></text:p>
      <text:p text:style-name="P4"/>
      <text:p text:style-name="P24">…шшш…</text:p>
      <text:p text:style-name="P24"/>
      <text:p text:style-name="P80"><text:span text:style-name="Default_20_Paragraph_20_Font"><text:span text:style-name="T42">sanctificetur</text:span></text:span><text:span text:style-name="Default_20_Paragraph_20_Font"><text:span text:style-name="T5"> </text:span></text:span><text:span text:style-name="Default_20_Paragraph_20_Font"><text:span text:style-name="T42">nomen</text:span></text:span><text:span text:style-name="Default_20_Paragraph_20_Font"><text:span text:style-name="T5"> </text:span></text:span><text:span text:style-name="Default_20_Paragraph_20_Font"><text:span text:style-name="T42">tuum</text:span></text:span><text:span text:style-name="Default_20_Paragraph_20_Font"><text:span text:style-name="T5">;</text:span></text:span></text:p>
      <text:p text:style-name="P88">adveniat regnum tuum;</text:p>
      <text:p text:style-name="P88">fiat voluntas tua, sicut in caelo et in terra…</text:p>
      <text:p text:style-name="P88"/>
      <text:p text:style-name="P88">…хрррсссшшш…</text:p>
      <text:p text:style-name="P88"/>
      <text:p text:style-name="P88">ne nuclear bellum. Amen</text:p>
      <text:p text:style-name="P88"/>
      <text:p text:style-name="P88">…шшшссс…</text:p>
      <text:p text:style-name="P88"/>
      <text:p text:style-name="P4">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4"/>
      <text:p text:style-name="P4">Я уже открывал дверь в палату, когда услышал лениво брошенное в спину замечание.</text:p>
      <text:p text:style-name="P4"/>
      <text:p text:style-name="P80"><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80"/>
      <text:p text:style-name="P4">Я повернулся.</text:p>
      <text:p text:style-name="P4"/>
      <text:p text:style-name="P4">- Когда переезд?</text:p>
      <text:p text:style-name="P4">- Завтра. Или послезавтра, если чувак в реанимации задержится.</text:p>
      <text:p text:style-name="P4"><text:soft-page-break/>- А почему не новенького в соседнюю? На кой чёрт им я сдался?</text:p>
      <text:p text:style-name="P4"/>
      <text:p text:style-name="P4"><text:s/>Дредд удивлённо бухнулся на все четыре ножки стула.</text:p>
      <text:p text:style-name="P4"/>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text:span text:style-name="T46">твои</text:span> яйцеголовые <text:span text:style-name="T46">коллеги </text:span>– за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4"/>
      <text:p text:style-name="P4">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80"><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46">у</text:span></text:span><text:span text:style-name="Default_20_Paragraph_20_Font"><text:span text:style-name="T16">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text:span></text:span><text:span text:style-name="Default_20_Paragraph_20_Font"><text:span text:style-name="T46">у</text:span></text:span><text:span text:style-name="Default_20_Paragraph_20_Font"><text:span text:style-name="T1">чителем и мне досталось меньше, чем остальным. После меня развлечения Хэвэн стали более жестокими.</text:span></text:span></text:p>
      <text:p text:style-name="P80"><text:span text:style-name="Default_20_Paragraph_20_Font"><text:span text:style-name="T1"/></text:span></text:p>
      <text:p text:style-name="P4">Так что нет, не за память я пекусь. Просто приём нейролептиков напрочь отключает не только память, но и сновидения – я проверял.</text:p>
      <text:p text:style-name="P4"/>
      <text:p text:style-name="P4">А мне нравятся сны.</text:p>
      <text:p text:style-name="P1"/>
      <text:p text:style-name="P2">***</text:p>
      <text:p text:style-name="P4"/>
      <text:p text:style-name="P80"><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text:span></text:span><text:soft-page-break/><text:span text:style-name="Default_20_Paragraph_20_Font"><text:span text:style-name="T1">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16">неделю</text:span></text:span><text:span text:style-name="Default_20_Paragraph_20_Font"><text:span text:style-name="T1"> назад. Дым от привала преследователей не виден уже последние два дня. </text:span></text:span></text:p>
      <text:p text:style-name="P80"><text:span text:style-name="Default_20_Paragraph_20_Font"><text:span text:style-name="T1">Я спускаюсь вниз и спрыгиваю с нижней ветки на землю.</text:span></text:span></text:p>
      <text:p text:style-name="P4"/>
      <text:p text:style-name="P4">- Таки оторвались. Но обрыв мы не обойдём — он простирается в обе стороны, сколько видит глаз. Надо думать, как спуститься.</text:p>
      <text:p text:style-name="P4"/>
      <text:p text:style-name="P80"><text:span text:style-name="Default_20_Paragraph_20_Font"><text:span text:style-name="T1">Джет виновато смотрит на меня. Вот глупая пегаска! Она </text:span></text:span><text:span text:style-name="Default_20_Paragraph_20_Font"><text:span text:style-name="T13">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4"/>
      <text:p text:style-name="P4">- Каша будет готова через пять минут.</text:p>
      <text:p text:style-name="P4"/>
      <text:p text:style-name="P4">Словно бы в заглаживание вины своей немощности, Джет взяла готовку пищи на себя.</text:p>
      <text:p text:style-name="P4"/>
      <text:p text:style-name="P4">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
      <text:p text:style-name="P4">Джет сидит у костра напротив меня и молча жуёт кашу.</text:p>
      <text:p text:style-name="P4">- Ты теперь до старости будешь его носить? - указываю я на одеяло.</text:p>
      <text:p text:style-name="P4">Пегаска только сильнее кутается в него. Кажется, она дрожит.</text:p>
      <text:p text:style-name="P4">- Тебе холодно? Брось, у костра же жарко? Давай я на тебя куртку накину?</text:p>
      <text:p text:style-name="P4">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
      <text:p text:style-name="P4">Ладно же, мне эти странности уже осточертели!</text:p>
      <text:p text:style-name="P80"><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text:span></text:span><text:span text:style-name="Default_20_Paragraph_20_Font"><text:span text:style-name="T16">меня тянет с самого начала моего пребывания в мире разумных эквиноидов</text:span></text:span><text:span text:style-name="Default_20_Paragraph_20_Font"><text:span text:style-name="T1">.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 дней марш-броска можно выйти к её подножью. И это таки надо сделать, потому что даже паршивый горох заканчивается!</text:span></text:span></text:p>
      <text:p text:style-name="P4"/>
      <text:p text:style-name="P4"><text:soft-page-break/>Едва слышится шорох сзади. Сначала чуть заметно коснувшись, Джет медленно прижимается ко мне всей спиной. Она сильно дрожит.</text:p>
      <text:p text:style-name="P4">Так мы согреваем друг-друга с тех пор, как сбежали от твердолобов – ночи стали заметно свежее.</text:p>
      <text:p text:style-name="P4">Но сейчас я отвергаю негласный договор. Это и раздражение на скрытность пегаски, и…</text:p>
      <text:p text:style-name="P4">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
      <text:p text:style-name="P4">- Джет, блин, у нас речка в двух шагах! Я понимаю, холодно, но нельзя ли помыться? Реально трудно находиться рядом с тобой…</text:p>
      <text:p text:style-name="P4"/>
      <text:p text:style-name="P4">Так же беззвучно, как возникло, касание пропадает. Пропадает и запах…</text:p>
      <text:p text:style-name="P4">Я закрываю глаза.</text:p>
      <text:p text:style-name="P4"/>
      <text:p text:style-name="P4">Просыпаюсь от холода. Щупаю рукой сзади себя. Наконец поворачиваюсь.</text:p>
      <text:p text:style-name="P4">Никого.</text:p>
      <text:p text:style-name="P4"/>
      <text:p text:style-name="P4">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4"/>
      <text:p text:style-name="P4">…Полянка перед орешником пуста. Едва дымятся угли погасшего костра. В лунном свете цепочка отпечатков копыт в песке ведёт к реке.</text:p>
      <text:p text:style-name="P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text:p>
      <text:p text:style-name="P4">Ох, факнщит!!! М-м-мамочка…</text:p>
      <text:p text:style-name="P4">…</text:p>
      <text:p text:style-name="P80"><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80"><text:span text:style-name="Default_20_Paragraph_20_Font"><text:span text:style-name="T1"/></text:span></text:p>
      <text:p text:style-name="P4">Рядом со мной на песке лежит часть крыла. Парочка опарышей ещё ползают по голубоватым перьям. Обломок кости белеет в лунном свете.</text:p>
      <text:p text:style-name="P4">Проклятье! Какой же я долбень! Грёбаный близорукий эгоистичный долбень!</text:p>
      <text:p text:style-name="P4"/>
      <text:p text:style-name="P4"><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
      <text:p text:style-name="P4">Я ускоряюсь.</text:p>
      <text:p text:style-name="P4"/>
      <text:p text:style-name="P4">Пегаска, понурив голову, бредёт к скальному выступу, нависающему над каньоном. Чуть подумав, она делает шаг в бездну.</text:p>
      <text:p text:style-name="P4">В последнем рывке я совершаю вратарский прыжок и хватаю пегаску за задние ноги. Дыхание перехватывает от удара животом и грудью о камни.</text:p>
      <text:p text:style-name="P4">Пегаска оборачивается. Её передняя нога застывает над пропастью.</text:p>
      <text:p text:style-name="P4"/>
      <text:p text:style-name="P4">- Джет, не дури, - хрипло прошу я осипшим от волнения голосом. - Я ступил. Я все эти дни тупил. Прости.</text:p>
      <text:p text:style-name="P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Пегаска поворачивается навстречу пропасти.</text:p>
      <text:p text:style-name="P4"/>
      <text:p text:style-name="P4">-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 Нет! Пожалуйста!!! Я вылечу тебя! Я… Я прижгу рану!</text:p>
      <text:p text:style-name="P4"/>
      <text:p text:style-name="P4">Сквозь рыдания я выкрикиваю какие-то сумасбродные идеи, пока пегаска молча стоит над бездной.</text:p>
      <text:p text:style-name="P4">Наконец она усмехается.</text:p>
      <text:p text:style-name="P4"/>
      <text:p text:style-name="P4">-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
      <text:p text:style-name="P4">Пегаска вздыхает.</text:p>
      <text:p text:style-name="P4">-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4"/>
      <text:p text:style-name="P80"><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80"/>
      <text:p text:style-name="P4"><text:soft-page-break/>Очень осторожно, словно бы извиняясь, Джет высвобождает сначала одну ногу из моего захвата. Потом вторую. Я тупо смотрю на свои пустые ладони.</text:p>
      <text:p text:style-name="P4"/>
      <text:p text:style-name="P4">- Ты был хорошим другом. Прощай.</text:p>
      <text:p text:style-name="P4"/>
      <text:p text:style-name="P4">-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не очень умное решение…</text:p>
      <text:p text:style-name="P4"/>
      <text:p text:style-name="P4">Мы оборачиваемся на голос. В свете первых лучей солнца на нас смотрит зебра.</text:p>
      <text:p text:style-name="P4"/>
      <text:h text:style-name="P121" text:outline-level="2">Глава 3</text:h>
      <text:p text:style-name="P2"/>
      <text:p text:style-name="P37">Безвременье тьмы, безмолвие камня, бессмыслие скуки - мои спутники в вечном заточении. К ним привыкаешь за первую тысячу лет.</text:p>
      <text:p text:style-name="P36">Невозможно привыкнуть к абсолютному холоду одиночества.</text:p>
      <text:p text:style-name="P4"/>
      <text:p text:style-name="P4">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 то и дело роняя карточки с картинками на пол.</text:p>
      <text:p text:style-name="P4"/>
      <text:p text:style-name="P4">- Вы сами видите… - обратился Лысый к Алексу. - Я бы его за периметр не выпускал. Во избежание... <text:s/>Вам решать, разумеется.</text:p>
      <text:p text:style-name="P4">-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
      <text:p text:style-name="P4">Лысый грузно поднялся. Скрипнула дверь и мы остались один на один.</text:p>
      <text:p text:style-name="P4"/>
      <text:p text:style-name="P4">- П-привет, Дедлайн - пробормотал Алекс.</text:p>
      <text:p text:style-name="P4">- Привет, сослуживец, - криво усмехнулся я. Старое командное прозвище в устах моего бывшего босса не вызвало во мне ностальгии.</text:p>
      <text:p text:style-name="P4"/>
      <text:p text:style-name="P4">Алекс на миг встретился со мной взглядом и снова опустил глаза. В переговорной установилось звенящее молчание.</text:p>
      <text:p text:style-name="P4">…</text:p>
      <text:p text:style-name="P4">- Ты же знаешь, у нас не было другого выхода. Извини.</text:p>
      <text:p text:style-name="P4"><text:soft-page-break/>- Да ладно. Мне-то что? Тут неплохо кормят.</text:p>
      <text:p text:style-name="P4">-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или ещё чего — только предварительно составь список для сверки. И я попросил, чтобы тебя перевели в свободную палату.</text:p>
      <text:p text:style-name="P4">-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4"/>
      <text:p text:style-name="P80"><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13">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4"/>
      <text:p text:style-name="P80"><text:span text:style-name="Default_20_Paragraph_20_Font"><text:span text:style-name="T1">Наконец Алекс пожал плечами и </text:span></text:span><text:span text:style-name="Default_20_Paragraph_20_Font"><text:span text:style-name="T13">посмотрел мне в глаза</text:span></text:span><text:span text:style-name="Default_20_Paragraph_20_Font"><text:span text:style-name="T1">.</text:span></text:span></text:p>
      <text:p text:style-name="P4">- Дед, у нас проблемы. Хэвэн начала убивать.</text:p>
      <text:p text:style-name="P4"/>
      <text:p text:style-name="P4">Я откинулся на спинку стула и громко похлопал в ладоши.</text:p>
      <text:p text:style-name="P4">- Алекс, поздравляю! Я вас предупреждал, когда выходил из проекта, что этим всё и закончится. Ты же смеялся мне в лицо, когда сажал меня сюда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говорил тебе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4"/>
      <text:p text:style-name="P4">Мой бывший прожект-менеджер досадливо сморщился и откинулся на спинку стула.</text:p>
      <text:p text:style-name="P4">-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 Хэвэн…</text:p>
      <text:p text:style-name="P4"/>
      <text:p text:style-name="P4">… Алекс терпеливо подождал, пока я прекращу ржать.</text:p>
      <text:p text:style-name="P4"/>
      <text:p text:style-name="P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 text:style-name="T46"> ведь большинство из них т</text:span>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p>
      <text:p text:style-name="P4">Дед, всего пару советов, и ты спасешь кучу людей.</text:p>
      <text:p text:style-name="P4"/>
      <text:p text:style-name="P4"><text:soft-page-break/>Я покачал головой.</text:p>
      <text:p text:style-name="P4">-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4"/>
      <text:p text:style-name="P4">Алекс долго молчал.</text:p>
      <text:p text:style-name="P4">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4"/>
      <text:p text:style-name="P4">-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4"/>
      <text:p text:style-name="P4">Я сжал кулаки и встал. Дверь отворилась и заглянул Лысый. Алекс отрицательно мотнул ему головой.</text:p>
      <text:p text:style-name="P4">- Всё в порядке. Мы общаемся.</text:p>
      <text:p text:style-name="P4"/>
      <text:p text:style-name="P4">Дверь закрылась. Я сел и отвернулся к окну.</text:p>
      <text:p text:style-name="P4"/>
      <text:p text:style-name="P4">-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4"/>
      <text:p text:style-name="P4">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4"/>
      <text:p text:style-name="P4">- В разумных пределах, говоришь?</text:p>
      <text:p text:style-name="P4">- В разумных.</text:p>
      <text:p text:style-name="P4">- А забор будет?</text:p>
      <text:p text:style-name="P4"><text:soft-page-break/>-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 text:style-name="T46">забор</text:span> нужен, скорее, для твоей <text:span text:style-name="T46">же </text:span>защиты, чем...</text:p>
      <text:p text:style-name="P24"/>
      <text:p text:style-name="P4">- Понятно.</text:p>
      <text:p text:style-name="P4"/>
      <text:p text:style-name="P67">Я решил схитрить. Просто из интереса. Кроме него, больше ловить тут было нечего. <text:span text:style-name="T46">Тот Алекс, которого я когда-то знал, давно умер. А, может, никогда и не рождался.</text:span></text:p>
      <text:p text:style-name="P20"/>
      <text:p text:style-name="P67">- Хорошо, Алекс, ты меня почти убедил. Я практически готов согласиться. Олени, девочки, признание – с детства мечтал, <text:span text:style-name="T46">как только ходить научился</text:span>.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 text:style-name="T46">в таких </text:span>вот <text:span text:style-name="T46">условиях</text:span>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67"/>
      <text:p text:style-name="P67">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67"/>
      <text:p text:style-name="P67">- Дед, вот ты зря корчишь из себя такого прожжёного циника. Я-то знаю, что ты не такой. <text:span text:style-name="T46">Да не хмурься,</text:span><text:span text:style-name="T61"> </text:span>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 text:style-name="T61">CRONOS</text:span>,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p>
      <text:p text:style-name="P67"/>
      <text:p text:style-name="P67">Алекс вытер платком пот.</text:p>
      <text:p text:style-name="P67"/>
      <text:p text:style-name="P67">-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text:soft-page-break/>собираться за чашечкой кофе на крыше башни Оникс. Блин, нашим ТАК тебя не хватает! Особенно Стелле. Ты для нас по-прежнему Дедлайн - душа проекта!</text:p>
      <text:p text:style-name="P67">-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67">- Дед, - мягко остановил меня Алекс. - Не надо. Не даешь мне помечтать, жестокий человек…</text:p>
      <text:p text:style-name="P67"/>
      <text:p text:style-name="P67">Выплюнув жвачку в салфетку и аккуратно препроводив бумажный шарик в ведро, Алекс печально развёл руками.</text:p>
      <text:p text:style-name="P67"/>
      <text:p text:style-name="P67">- Хотя меня не уведомляют о высших целях «Дайсона», все мы прекрасно знаем, для чего нам платят деньги.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4">- Разумеется, знал, <text:span text:style-name="T75">–</text:span> отдался воспоминаниям и я. <text:span text:style-name="T75">–</text:span> Это ж от идеи, что партнёра по бизнесу можно уничтожить физически, у Нэша поехала крыша.</text:p>
      <text:p text:style-name="P4">- Да, помню, <text:span text:style-name="T75">–</text:span> подхватил Алекс. <text:span text:style-name="T75">–</text:span>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4"/>
      <text:p text:style-name="P4">Алекс скучающе завёл глаза.</text:p>
      <text:p text:style-name="P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 text:style-name="T62">CRONOS</text:span>”, годится разве что для улучшенного автопилота штурмового дрона. Не говоря уже о том, что мы не сражаемся вгорячую.</text:p>
      <text:p text:style-name="P4"/>
      <text:p text:style-name="P4">Алекс посмотрел на часы, нахмурился и продолжил.</text:p>
      <text:p text:style-name="P80"><text:span text:style-name="Default_20_Paragraph_20_Font"><text:span text:style-name="T1">- И, надеюсь, не будем. Потому что горячая война означает конец. Всем и навсегда. Кибермозг оппонентов на шесть лет старше нашего </text:span></text:span><text:span text:style-name="Default_20_Paragraph_20_Font"><text:span text:style-name="T61">CRONOS</text:span></text:span><text:span text:style-name="Default_20_Paragraph_20_Font"><text:span text:style-name="T1"> – недостижимое преимущество в теперешних реалиях. К счастью, <text:s/>их </text:span></text:span><text:span text:style-name="Default_20_Paragraph_20_Font"><text:span text:style-name="T75">CAESAR, </text:span></text:span><text:span text:style-name="Default_20_Paragraph_20_Font"><text:span text:style-name="T16">как и </text:span></text:span><text:span text:style-name="Default_20_Paragraph_20_Font"><text:span text:style-name="T50">наш </text:span></text:span><text:span text:style-name="Default_20_Paragraph_20_Font"><text:span text:style-name="T62">CRONOS</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text:span></text:span><text:soft-page-break/><text:span text:style-name="Default_20_Paragraph_20_Font"><text:span text:style-name="T1">более важен, чем всё остальное, вместе взятое. А ты стал в позу и называешь нас ублюдками. Одеть белое пальто легче всего!</text:span></text:span></text:p>
      <text:p text:style-name="P4"/>
      <text:p text:style-name="P4">-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4"/>
      <text:p text:style-name="P4">Мой бывший босс всё понял. Всё же проницательности ему было не занимать. Он бросил на меня злой взгляд, но тем не менее, <text:span text:style-name="T46">продолжил</text:span>.</text:p>
      <text:p text:style-name="P4"/>
      <text:p text:style-name="P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 оппонентов. И тогда нам конец.</text:p>
      <text:p text:style-name="P4"/>
      <text:p text:style-name="P4">-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4"/>
      <text:p text:style-name="P4">Я оборвал смех.</text:p>
      <text:p text:style-name="P4">-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4"/>
      <text:p text:style-name="P4">- Ладно, я уже вижу, что теряю время, - тяжело поднялся Алекс. - Очень жаль. Если ты передумаешь, просто сообщи <text:span text:style-name="T46">персоналу</text:span>, что хочешь позвонить мне. Тебя соединят в любое время. Да, чуть было не забыл!</text:p>
      <text:p text:style-name="P4"/>
      <text:p text:style-name="P4">Босс вытащил из внутреннего кармана пиджака бутылку «Джентльмен Джека» и поставил передо мной.</text:p>
      <text:p text:style-name="P4"/>
      <text:p text:style-name="P4">- Мне действительно не хватает старых добрых времён. Что бы ты там себе ни думал.</text:p>
      <text:p text:style-name="P4"/>
      <text:p text:style-name="P4">Алекс пошёл к выходу. У двери он замялся и вдруг обернулся.</text:p>
      <text:p text:style-name="P4">- А, знаешь, что самое страшное <text:span text:style-name="T46">видится </text:span>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p>
      <text:p text:style-name="P4"><text:soft-page-break/></text:p>
      <text:p text:style-name="P4">- Что? - я недоумённо уставился на Алекса.</text:p>
      <text:p text:style-name="P4"/>
      <text:p text:style-name="P4">- Дедлайн, ты собираешь узор из шестнадцати кубиков по картинке за пару секунд. При этом ещё успеваешь инвертировать цвета.</text:p>
      <text:p text:style-name="P4"/>
      <text:p text:style-name="P4">Алекс вышел.</text:p>
      <text:p text:style-name="P2"><text:line-break/>***</text:p>
      <text:p text:style-name="P4"/>
      <text:p text:style-name="P4">… Стражница напротив вот уже полчаса молча сверлит меня взглядом.</text:p>
      <text:p text:style-name="P4"/>
      <text:p text:style-name="P4">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4"/>
      <text:p text:style-name="P4">Я тайком смотрю на своё отражение в зеркальце, висящем на шее этой мрачной зебры. Нифига, лоб чистый, никаких каракулей не наблюдается.</text:p>
      <text:p text:style-name="P4"/>
      <text:p text:style-name="P4">- А можно..? - наконец, начинаю я.</text:p>
      <text:p text:style-name="P4">- Нельзя, - оборывает зебра. - Зеррика сама выйдет, когда закончит.</text:p>
      <text:p text:style-name="P4"/>
      <text:p text:style-name="P4">Подчёркивая сказанное, стражница перекрывает вход в палатку копьём.</text:p>
      <text:p text:style-name="P4"/>
      <text:p text:style-name="P80"><text:span text:style-name="Default_20_Paragraph_20_Font"><text:span text:style-name="T1">Проклятье на твою голову, Хуман, если ты неделю не замечал, что Джет </text:span></text:span><text:span text:style-name="Default_20_Paragraph_20_Font"><text:span text:style-name="T16">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4"/>
      <text:p text:style-name="P4">Джет до последнего момента казалась мне сделаной из железа — может быть, именно поэтому я не догадывался, что с ней происходит что-то плохое.</text:p>
      <text:p text:style-name="P4">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
      <text:p text:style-name="P4">Я закрываю глаза, пытаясь вспомнить…</text:p>
      <text:p text:style-name="P4"/>
      <text:p text:style-name="P100"><text:soft-page-break/>~~~</text:p>
      <text:p text:style-name="P4"/>
      <text:p text:style-name="P4">.</text:p>
      <text:p text:style-name="P4">.</text:p>
      <text:p text:style-name="P4">.</text:p>
      <text:p text:style-name="P4">СИЯНИЕ</text:p>
      <text:p text:style-name="P4">.</text:p>
      <text:p text:style-name="P4">Кто я?</text:p>
      <text:p text:style-name="P4">.</text:p>
      <text:p text:style-name="P4">Где я?</text:p>
      <text:p text:style-name="P4">.</text:p>
      <text:p text:style-name="P4">Где все?</text:p>
      <text:p text:style-name="P4">.</text:p>
      <text:p text:style-name="P4">Чувствую прикосновение. Кто-то энергично тормошит меня. Слышу приглушенное бормотание.</text:p>
      <text:p text:style-name="P4">.</text:p>
      <text:p text:style-name="P4">Я открываю глаза и вижу фигуру в голубом.</text:p>
      <text:p text:style-name="P4"/>
      <text:p text:style-name="P4">- Быстро! За мной! - торопливо шепчет мне она.</text:p>
      <text:p text:style-name="P4">Я послушно ползу среди костей и раздавленных черепов за голубой пони… Пони? Какой ещё, к дьяволу, пони?</text:p>
      <text:p text:style-name="P4">- Пегаской! - шипит, оборачиваясь, она. - <text:span text:style-name="T105">Если ты ещё не заметил, у меня крылья!</text:span></text:p>
      <text:p text:style-name="P20"/>
      <text:p text:style-name="P4">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4">Черепа… Кости… Пегаска в броне… Чушь какая-то!</text:p>
      <text:p text:style-name="P4"/>
      <text:p text:style-name="P4">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4"/>
      <text:p text:style-name="P4">- Какого чё…?!!</text:p>
      <text:p text:style-name="P4">-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4">- Появится кто? - спросил я, потирая ушибленную о каменный свод макушку.</text:p>
      <text:p text:style-name="P4"><text:soft-page-break/></text:p>
      <text:p text:style-name="P4">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4"/>
      <text:p text:style-name="P4">Я пригнулся к уху поньки и еле слышно прошептал:</text:p>
      <text:p text:style-name="P4">- Кто это?</text:p>
      <text:p text:style-name="P4">- Агамемнон, - так же, едва шевеля губами, прошептала поняха. - Он сегодня голодный - остался без обеда. И у него хороший слух.</text:p>
      <text:p text:style-name="P4"/>
      <text:p text:style-name="P4">Я снова почесал ушибленный лоб.</text:p>
      <text:p text:style-name="P4">- Мне это имя вообще ничего не говорит.</text:p>
      <text:p text:style-name="P4"/>
      <text:p text:style-name="P4">Пегаска критически осмотрела меня.</text:p>
      <text:p text:style-name="P4">-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4"/>
      <text:p text:style-name="P4">Пегаска попробовала было потрогать меня в паху, но я с возмущением отбросил её копыто.</text:p>
      <text:p text:style-name="P4"/>
      <text:p text:style-name="P4">-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4"/>
      <text:p text:style-name="P4">От беспокойной возни снаружи скала задрожала. Кто-то шумно зевнул и с металлическим скрежетом почесался.</text:p>
      <text:p text:style-name="P4"/>
      <text:p text:style-name="P4">- Так откуда ты? - пытливо спросила поняха.</text:p>
      <text:p text:style-name="P4">-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4">Я закрыл глаза и сосредоточился…</text:p>
      <text:p text:style-name="P4">…</text:p>
      <text:p text:style-name="P4">- Не помню.</text:p>
      <text:p text:style-name="P4">- Что? - удивилась поняха. - Не помнишь, где твой дом?</text:p>
      <text:p text:style-name="P4">- Нет.</text:p>
      <text:p text:style-name="P4"><text:soft-page-break/>- А как попал в гнездо Агамемнона — помнишь?</text:p>
      <text:p text:style-name="P4">- Нет.</text:p>
      <text:p text:style-name="P4">- А кто ты — помнишь?</text:p>
      <text:p text:style-name="P4">- Нет.</text:p>
      <text:p text:style-name="P80"><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годовалого</text:span></text:span><text:span text:style-name="Default_20_Paragraph_20_Font"><text:span text:style-name="T16"> жеребёнка</text:span></text:span><text:span text:style-name="Default_20_Paragraph_20_Font"><text:span text:style-name="T1">. То есть, вообще не </text:span></text:span><text:span text:style-name="Default_20_Paragraph_20_Font"><text:span text:style-name="T16">паришь</text:span></text:span><text:span text:style-name="Default_20_Paragraph_20_Font"><text:span text:style-name="T1"> по жизни. Хотя, на вид, взрослый. Как ты вообще дожил до своих лет, если не знаешь ничего?</text:span></text:span></text:p>
      <text:p text:style-name="P4">-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4">-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4">- Следующий обед? - я мучительно пытался ухватить логическую нить. - А кто предыдущий?</text:p>
      <text:p text:style-name="P4">- Предыдущий — это я, глупыш, - пегаска похлопала меня копытом по голове. - Иначе с какой радости я бы сидела у него в гнезде? Видишь — это он меня шваркнул.</text:p>
      <text:p text:style-name="P4">Пегаска склонила шею и я увидел огромную шишку с кровоподтёком на затылке поняхи.</text:p>
      <text:p text:style-name="P4">-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4"/>
      <text:p text:style-name="P4">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 Зато появилась какая-то болотная вонь.</text:p>
      <text:p text:style-name="P4"/>
      <text:p text:style-name="P4">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4"/>
      <text:p text:style-name="P4">…</text:p>
      <text:p text:style-name="P4">СИЯНИЕ</text:p>
      <text:p text:style-name="P4">…</text:p>
      <text:p text:style-name="P80"><text:span text:style-name="Default_20_Paragraph_20_Font"><text:span text:style-name="T46">Оно п</text:span></text:span><text:span text:style-name="Default_20_Paragraph_20_Font"><text:span text:style-name="T1">овсюду. </text:span></text:span><text:span text:style-name="Default_20_Paragraph_20_Font"><text:span text:style-name="T46">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4">.</text:p>
      <text:p text:style-name="P4">Кто я?</text:p>
      <text:p text:style-name="P4">.</text:p>
      <text:p text:style-name="P4"><text:soft-page-break/>Где я?</text:p>
      <text:p text:style-name="P4">.</text:p>
      <text:p text:style-name="P4">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4">Внезапно фигура как будто наклоняется ко мне и почти выкрикивает фразу. Видение рушится, но фраза впечатывается в память:</text:p>
      <text:p text:style-name="P4">- ИДИ В ДРОГОНШТЕРН!</text:p>
      <text:p text:style-name="P4"/>
      <text:p text:style-name="P4">…</text:p>
      <text:p text:style-name="P4"/>
      <text:p text:style-name="P4">- Я ВСПОМНИЛ! ВСПОМНИЛ! ДРОГОНШТЕРН!!! - я хлопнул себя по лбу. - Мне нужно попасть в Дрогонштерн!</text:p>
      <text:p text:style-name="P4"/>
      <text:p text:style-name="P4">Поняха закатила глаза и стукнулась лбом о камень.</text:p>
      <text:p text:style-name="P80"><text:span text:style-name="Default_20_Paragraph_20_Font"><text:span text:style-name="T1">- </text:span></text:span><text:span text:style-name="Default_20_Paragraph_20_Font"><text:span text:style-name="T14">Я ЖЕ ПРЕДУПРЕЖДАЛА, ПОТИШЕ!!!</text:span></text:span><text:span text:style-name="Default_20_Paragraph_20_Font"><text:span text:style-name="T1"> - заорала в свою очередь понька. - Что за тупой </text:span></text:span><text:span text:style-name="Default_20_Paragraph_20_Font"><text:span text:style-name="T16">жереб</text:span></text:span><text:span text:style-name="Default_20_Paragraph_20_Font"><text:span text:style-name="T1"> попался!</text:span></text:span></text:p>
      <text:p text:style-name="P4"/>
      <text:p text:style-name="P4">Снаружи беспокойно завозились, что-то неразборчиво запыхтели и внезапно валун, под которым мы прятались, вознёсся над нашими головами.</text:p>
      <text:p text:style-name="P4">Поняха бросилась на меня, сбив с ног и закрыв телом и крыльями.</text:p>
      <text:p text:style-name="P4"/>
      <text:p text:style-name="P4">-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4">- А как же ты? Он же съест тебя?</text:p>
      <text:p text:style-name="P4">- Не беспокойся, я в последний момент извернусь и улечу. Действуй!</text:p>
      <text:p text:style-name="P4"/>
      <text:p text:style-name="P4">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4"/>
      <text:p text:style-name="P80"><text:span text:style-name="Default_20_Paragraph_20_Font"><text:span text:style-name="T1">- </text:span></text:span><text:span text:style-name="Default_20_Paragraph_20_Font"><text:span text:style-name="T14">ВИЖУ. СБЕЖАВШИЙ ВЧЕРАШНИЙ ОБЕД. ЕЩЁ НЕ ПРОТУХ. ХОРОШО.</text:span></text:span></text:p>
      <text:p text:style-name="P60"/>
      <text:p text:style-name="P4">- Ну так и жри, пока не скисло! - заорала поняха, повернув к нему голову.</text:p>
      <text:p text:style-name="P4"/>
      <text:p text:style-name="P80"><text:soft-page-break/><text:span text:style-name="Default_20_Paragraph_20_Font"><text:span text:style-name="T1">- </text:span></text:span><text:span text:style-name="Default_20_Paragraph_20_Font"><text:span text:style-name="T14">ЕЩЁ И РУГАЕТСЯ,</text:span></text:span><text:span text:style-name="Default_20_Paragraph_20_Font"><text:span text:style-name="T1"> - недовольно заметил дракон. - </text:span></text:span><text:span text:style-name="Default_20_Paragraph_20_Font"><text:span text:style-name="T14">СЛИШКОМ СЫРОЙ</text:span></text:span><text:span text:style-name="Default_20_Paragraph_20_Font"><text:span text:style-name="T1">. </text:span></text:span><text:span text:style-name="Default_20_Paragraph_20_Font"><text:span text:style-name="T14">НАДО ПРОЖАРИТЬ ПОЛУЧШЕ.</text:span></text:span></text:p>
      <text:p text:style-name="P4">Внезапно он открыл пасть и к нам устремился поток зелёного пламени.</text:p>
      <text:p text:style-name="P4">Пегаска пискнула и прижалась ко мне покрепче. Я завороженно смотрел навстречу гибели…</text:p>
      <text:p text:style-name="P4"/>
      <text:p text:style-name="P4">…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4"/>
      <text:p text:style-name="P4">- Бежим! - пегаска вскочила и указала направление. Я припустил со всех ног. Безумие последнего часа выбило из меня способность мыслить.</text:p>
      <text:p text:style-name="P4"/>
      <text:p text:style-name="P4">… И потому я остановился у края пропасти, руководствуясь исключительно рефлексами.</text:p>
      <text:p text:style-name="P4">Пару камешков сорвалось у меня из-под ноги и скрылось в голубоватой дымке. Я перевёл дух.</text:p>
      <text:p text:style-name="P4"/>
      <text:p text:style-name="P4">- Почему остановился?!! Прыгай! - пегаска остановилась рядом и указала копытом прямо вниз. - Прыгай, если хочешь жить!</text:p>
      <text:p text:style-name="P4"><text:s/></text:p>
      <text:p text:style-name="P80"><text:span text:style-name="Default_20_Paragraph_20_Font"><text:span text:style-name="T14">-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4"/>
      <text:p text:style-name="P4">Я молча стоял и смотрел вниз, хлопая глазами.</text:p>
      <text:p text:style-name="P4">Пегаска всё поняла. Она присела, как будто готовясь к прыжку. Я сделал маленький шажок назад, не желая прыгать.</text:p>
      <text:p text:style-name="P4">Лучше будь съеденным вейп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4"/>
      <text:p text:style-name="P4">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4">Довольно скоро я оказался в захвате передних ноги пегаски и к моим воплям присоединился её протяжный визг.</text:p>
      <text:p text:style-name="P4"/>
      <text:p text:style-name="P4">- А-А-А-А-А-А-А-А-А-А!!!</text:p>
      <text:p text:style-name="P4"/>
      <text:p text:style-name="P4"><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4"/>
      <text:p text:style-name="P4">…</text:p>
      <text:p text:style-name="P4"/>
      <text:p text:style-name="P20"/>
      <text:p text:style-name="P4">- Да ты совсем чокнулась, коняга долбанутая! - заорал я, как только вынырнул, - я же мог разбиться!!!</text:p>
      <text:p text:style-name="P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4"/>
      <text:p text:style-name="P4">Пегаска сникла.</text:p>
      <text:p text:style-name="P4">- Не могла…</text:p>
      <text:p text:style-name="P4">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4">- Если бы могла летать - не задержалась бы в гнезде Агамемнона… Сломала вчера на вираже, когда уходила от погони.</text:p>
      <text:p text:style-name="P4"/>
      <text:p text:style-name="P4">У меня пересохло в горле.</text:p>
      <text:p text:style-name="P4">- Так ты тащила меня со сломаным крылом? А как же..? Ох… - я хотел было спросить, как она планировала уходить от Агамемнона, когда прикрывала меня своим телом, но запнулся.</text:p>
      <text:p text:style-name="P4"/>
      <text:p text:style-name="P4">Иногда ты довольно туго соображаешь, чувак! Жертвенность этой поняхи заслуживает большей награды, чем ты можешь дать сейчас.</text:p>
      <text:p text:style-name="P4"/>
      <text:p text:style-name="P4">Я примирительно потрепал пегаску по голубой гриве и неумело погладил по крупу, стряхивая воду.</text:p>
      <text:p text:style-name="P4">- Извини, подруга. Я ступил.</text:p>
      <text:p text:style-name="P4"/>
      <text:p text:style-name="P4">Та немедленно повернулась. Одно движение ноги стёрло слёзы с носа и по улыбке во всю ширину мордахи я понял, что прощён.</text:p>
      <text:p text:style-name="P4"/>
      <text:p text:style-name="P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4">- Да уж, - я поёжился, - твой дедушка тобой гордился бы.</text:p>
      <text:p text:style-name="P4"><text:soft-page-break/>-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4"/>
      <text:p text:style-name="P4">Я присвистнул.</text:p>
      <text:p text:style-name="P4">- Фигасе у тебя был дедуля. Как ты вообще выжила?</text:p>
      <text:p text:style-name="P4">Пегаска смутилась.</text:p>
      <text:p text:style-name="P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4"><text:line-break/>Я попытался подбодрить лошадку и похлопал её по шее.</text:p>
      <text:p text:style-name="P4">- Не грусти. Крыло заживёт и ты снова будешь летать наперегонки с дедом! Или падать – что больше нравится.</text:p>
      <text:p text:style-name="P4"/>
      <text:p text:style-name="P4">У пегаски задрожали губы и уголки глаз подозрительно заблестели.</text:p>
      <text:p text:style-name="P4">- Не получится. Никогда-никогда. Он однажды улетел разгонять грозу и в облаке на полной скорости врезался в гору.</text:p>
      <text:p text:style-name="P4"/>
      <text:p text:style-name="P4">Да уж, чувак, ты умеешь утешать!</text:p>
      <text:p text:style-name="P4"/>
      <text:p text:style-name="P4">Я снова погладил пегаску. Та в ответ неожиданно сильно прижалась ко мне, помогая себе передней ногой.</text:p>
      <text:p text:style-name="P4">- Ай! - я свободной рукой отстранил поняху.</text:p>
      <text:p text:style-name="P4">- И-извини… Я расклеилась. Мне нужно было утешиться. Я думала, ты меня поймешь, - пробормотала пегаска и отвернулась.</text:p>
      <text:p text:style-name="P4">- Да нет, не в том дело.</text:p>
      <text:p text:style-name="P4"/>
      <text:p text:style-name="P4">Я полез рукой под рубашку, нашаривая колющий грудь предмет.</text:p>
      <text:p text:style-name="P4"/>
      <text:p text:style-name="P4">- Ого! Что за хрень?</text:p>
      <text:p text:style-name="P4"/>
      <text:p text:style-name="P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4"/>
      <text:p text:style-name="P4"><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4">- Естественно, не пегасье. Это моё украшение. Знать бы только, как оно у меня оказалось!</text:p>
      <text:p text:style-name="P4"/>
      <text:p text:style-name="P4">Я попытался снять цепочку, но не смог взять её в руку. Золотистое сияние охватило мою шею и мягко оттолкнуло руку прочь.</text:p>
      <text:p text:style-name="P4"/>
      <text:p text:style-name="P4">- Чего-о-о?!! Не понял!</text:p>
      <text:p text:style-name="P4"/>
      <text:p text:style-name="P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4"/>
      <text:p text:style-name="P4">- Кажется, я понимаю, что спасло нас от Агамемнона!</text:p>
      <text:p text:style-name="P4">- Эмм… Ты?</text:p>
      <text:p text:style-name="P4"/>
      <text:p text:style-name="P4">Пегаска ткнула копытом в украшение. Золотое свечение остановило её ногу в сантиметре от моей груди.</text:p>
      <text:p text:style-name="P4"/>
      <text:p text:style-name="P4">- Я не о том. Вот то золотое марево, которое защитило нас от пламени дракона – это её копыт дело!</text:p>
      <text:p text:style-name="P4">- Её? - я почесал в затылке, - Тогда уже его. Украшение – оно. Блин, щекочется – а я даже снять его не могу!</text:p>
      <text:p text:style-name="P4">- Её. <text:s/>Украшение – кобылка, - растолковала пегаска. - Это тебе любой пони скажет.</text:p>
      <text:p text:style-name="P4"/>
      <text:p text:style-name="P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4">…</text:p>
      <text:p text:style-name="P4">Я открыл глаза и увидел Джет, таращившуюся на меня во все глаза.</text:p>
      <text:p text:style-name="P4"/>
      <text:p text:style-name="P4">- Ты в порядке?</text:p>
      <text:p text:style-name="P4"/>
      <text:p text:style-name="P4">Я запустил руку под рубашку и немного пошарил. Ну дела! Ни фигурки, ни цепочки.</text:p>
      <text:p text:style-name="P4"/>
      <text:p text:style-name="P4">- Не знаю. Вроде, да. Но кулон исчез.</text:p>
      <text:p text:style-name="P4"><text:soft-page-break/>- Никуда он не исчез. <text:s/>Я видела, как эта фиговина растворилась у тебя в груди!</text:p>
      <text:p text:style-name="P4">- Прямо через рубашку?</text:p>
      <text:p text:style-name="P4">- Угу! Она так сияла, что я даже твои рёбра видела. То ещё зрелище…</text:p>
      <text:p text:style-name="P4"/>
      <text:p text:style-name="P4">Я хмыкнул, потёр висок и в конце-концов плюнул на попытки что-либо понять.</text:p>
      <text:p text:style-name="P4"/>
      <text:p text:style-name="P4">- В общем, попытка номер два.</text:p>
      <text:p text:style-name="P4">- Ась? - недоумённо спросила пегаска.</text:p>
      <text:p text:style-name="P4"/>
      <text:p text:style-name="P4">Я в ответ осторожно, не касаясь повреждённого крыла, обнял её и прижал к себе покрепче.</text:p>
      <text:p text:style-name="P4">- Спасибо, что спасла меня. Серьёзно.</text:p>
      <text:p text:style-name="P4"/>
      <text:p text:style-name="P4">Я так и почувствовал, как расслабляется в моих руках поняха, буквально упёршись в меня грудью и положив голову на плечо.</text:p>
      <text:p text:style-name="P4">- Друзья зовут меня Джет.</text:p>
      <text:p text:style-name="P4">- Здорово, Джет! А меня зовут… Эмм…</text:p>
      <text:p text:style-name="P4"/>
      <text:p text:style-name="P4">Блин! Похоже, это ещё одна вещь, которую я не помню.</text:p>
      <text:p text:style-name="P4"/>
      <text:p text:style-name="P80">- Называй меня… Эээ… Хуман! <text:span text:style-name="Default_20_Paragraph_20_Font"><text:span text:style-name="T1">Хуман из племени Хомо Сапиенсов.</text:span></text:span></text:p>
      <text:p text:style-name="P4">- Привет, Хуман! - пегаска с улыбкой отстранилась и потрясла мою руку, зажав её между копыт.</text:p>
      <text:p text:style-name="P4">- Привет, Джет!</text:p>
      <text:p text:style-name="P4">- Привет, красавчики!</text:p>
      <text:p text:style-name="P20"/>
      <text:p text:style-name="P4">Мы обернулись на голос и узрели с полдюжины копий, чуть ли не уткнувшихся нам в носы. <text:span text:style-name="T80">Рыжегривая поняха в веснушках весело подмигнула нам из-под ковбойской шляпы, нахлобученной прямо поверх ржавого шлема.…</text:span></text:p>
      <text:p text:style-name="P4"/>
      <text:p text:style-name="P100">~~~</text:p>
      <text:p text:style-name="P20"/>
      <text:p text:style-name="P4">- Хуман из Хомо Сапиенсов! - возвращает меня к реальности гортанный голос полосатой целительницы. - Ты можешь войти. Пегаска нуждается в тебе.</text:p>
      <text:p text:style-name="P4"/>
      <text:h text:style-name="P121" text:outline-level="2"><text:soft-page-break/>Глава 4</text:h>
      <text:p text:style-name="P2"/>
      <text:p text:style-name="P89">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90">Надежда увидеть Тебя.</text:p>
      <text:p text:style-name="P4"/>
      <text:p text:style-name="P24">…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24">…сссшшш… военные расходы стали максимальными за всю историю наблюдения – говорится в ежегодном отчёте международной …шшш…</text:p>
      <text:p text:style-name="P24">…хррршшш… заступил на дежурство девятнадцатый дивизион ПВО дальнего …шшшсссссшшш…</text:p>
      <text:p text:style-name="P24"/>
      <text:p text:style-name="P4">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4"/>
      <text:p text:style-name="P24">…шшсссшш… очередное заседание ООН, посвящённое предотвращению эскалации конфликта …хрр…</text:p>
      <text:p text:style-name="P24">…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4">…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24"/>
      <text:p text:style-name="P4">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4"/>
      <text:p text:style-name="P4">Близилось время обеда. Я пожал плечами и побрёл в столовку.</text:p>
      <text:p text:style-name="P4"/>
      <text:p text:style-name="P4">…</text:p>
      <text:p text:style-name="P80"><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4">-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text:soft-page-break/>суперпозицию искомой волновой функции. Коллапс отменяется, все наблюдатели довольны и счастливы, каждый в своей параллельной вселенной!</text:p>
      <text:p text:style-name="P4">-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4">-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4">-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4"/>
      <text:p text:style-name="P4">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4"/>
      <text:p text:style-name="P4">-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4"/>
      <text:p text:style-name="P4">Диоген провёл от точки кривую линию <text:s/>и в конце сильно вдавил пальцем в стол. Слизывая впившиеся в палец крупицы соли, он продолжил.</text:p>
      <text:p text:style-name="P4"/>
      <text:p text:style-name="P4">-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4"/>
      <text:p text:style-name="P4">Диоген заговорщицки подмигнул мне и нарисовал от точки на столе ещё несколько кривых траекторий.</text:p>
      <text:p text:style-name="P4"/>
      <text:p text:style-name="P4">-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4">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4"/>
      <text:p text:style-name="P4">-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4"/>
      <text:p text:style-name="P4">-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4">- Знаешь, Диоген, я больше ценитель классики, - я попытался прервать собеседника. - Ну, там, когда яблоко на голову падает или е равно эм-цэ-квадрат…</text:p>
      <text:p text:style-name="P80"><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16">Я ведь его немного расширил </text:span></text:span><text:span text:style-name="Default_20_Paragraph_20_Font"><text:span text:style-name="T19">неделю</text:span></text:span><text:span text:style-name="Default_20_Paragraph_20_Font"><text:span text:style-name="T16"> назад!</text:span></text:span></text:p>
      <text:p text:style-name="P4"/>
      <text:p text:style-name="P4">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4"/>
      <text:p text:style-name="P4">-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4">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4"/>
      <text:p text:style-name="P4">-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4"/>
      <text:p text:style-name="P4">-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4"/>
      <text:p text:style-name="P4"><text:soft-page-break/>Диоген выцарапал крошку из бороды и отправил в рот не глядя. В его голосе послышались истерически-восторжённые нотки.</text:p>
      <text:p text:style-name="P4"/>
      <text:p text:style-name="P4">-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4"/>
      <text:p text:style-name="P4">Диоген выдохнул и залпом опрокинул в себя стакан компота. Закашлялся, вытер рот рукавом и обиженно оглянулся через плечо.</text:p>
      <text:p text:style-name="P4"/>
      <text:p text:style-name="P80"><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13">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4"/>
      <text:p text:style-name="P4">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4">Вилка была пуста, а Диоген увлечённо жевал.</text:p>
      <text:p text:style-name="P4"/>
      <text:p text:style-name="P80"><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16">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20"/>
      <text:p text:style-name="P67">Я уже отчаялся остановить вышедшего на орбиту философа и просто старался не заснуть.</text:p>
      <text:p text:style-name="P20"/>
      <text:p text:style-name="P67">-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text:soft-page-break/>дискутируем об этой самой гравитации, вместо того, чтобы беспорядочно бултыхаться где-нибудь под потолком.</text:p>
      <text:p text:style-name="P20"/>
      <text:p text:style-name="P67">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67"/>
      <text:p text:style-name="P67">-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0"/>
      <text:p text:style-name="P67">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0"/>
      <text:p text:style-name="P67">-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67"/>
      <text:p text:style-name="P4">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4">Крошка не двигалась.</text:p>
      <text:p text:style-name="P4">Я закрыл глаза, прижал пальцы рук к вискам и представил, как крошка поднимается в воздух и…</text:p>
      <text:p text:style-name="P4"/>
      <text:p text:style-name="P4">- Ты чего? У тебя что, голова болит? - Диоген встревожено тряс меня за плечо. - Хочешь леденец? Барбарисовый! Я вчера у Крыса выменял за сигарету.</text:p>
      <text:p text:style-name="P4"/>
      <text:p text:style-name="P4">Я открыл глаза. На месте крошки покоился локоть Диогена. Сам он участливо совал мне под нос леденец.</text:p>
      <text:p text:style-name="P4">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4"/>
      <text:p text:style-name="P4">- Нет, всё в порядке, продолжай.</text:p>
      <text:p text:style-name="P4"><text:soft-page-break/>-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4"/>
      <text:p text:style-name="P4">Я вытер брызги слюны Диогена со лба.</text:p>
      <text:p text:style-name="P4"/>
      <text:p text:style-name="P4">- А война? - я отчаянно искал повод свалить в палату. Мне ужасно хотелось спать.</text:p>
      <text:p text:style-name="P4">- Что – война?</text:p>
      <text:p text:style-name="P4">- Если у нас произойдёт война – случится ли война в отражении? Скажем, вот в том, далёком – на седьмой волне?</text:p>
      <text:p text:style-name="P4">-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4"/>
      <text:p text:style-name="P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4"/>
      <text:p text:style-name="P4">…</text:p>
      <text:p text:style-name="P4"/>
      <text:p text:style-name="P4">- Дедлайн, танцуй! - судья Дредд окликнул меня на входе в палату.</text:p>
      <text:p text:style-name="P4"/>
      <text:p text:style-name="P4">Я повернул голову.</text:p>
      <text:p text:style-name="P4"/>
      <text:p text:style-name="P4">- Ты же не хотел переезжать в четвёртую палату? Так вот, перевод отменяется. Остаёшься в третьей своих пауков разводить.</text:p>
      <text:p text:style-name="P4"/>
      <text:p text:style-name="P4">“Неужто Алекс замолвил за меня словечко?” - пронеслось у меня в мыслях. - “Расстались мы с ним не по-доброму. Что он потребует взамен?”</text:p>
      <text:p text:style-name="P4"><text:soft-page-break/>- Да не смотри ты на меня, как кролик на удава! - отмахнулся Дредд, - умер новенький. Сегодня в девять. Я как раз на утреннем осмотре был.</text:p>
      <text:p text:style-name="P4"/>
      <text:p text:style-name="P4">У меня перехватило дыхание.</text:p>
      <text:p text:style-name="P4"/>
      <text:p text:style-name="P4">- От чего он умер?</text:p>
      <text:p text:style-name="P4">-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4"/>
      <text:p text:style-name="P100">***</text:p>
      <text:p text:style-name="P4"/>
      <text:p text:style-name="P4">- Джет… - шепчу я тихонько.</text:p>
      <text:p text:style-name="P4"/>
      <text:p text:style-name="P4">Комок под серым пледом слабо шевелится.</text:p>
      <text:p text:style-name="P4"/>
      <text:p text:style-name="P4">- Она очень слаба. Разговаривай с ней пока сыпется песок, Хуман из Хомо Сапиенсов. Время пошло.</text:p>
      <text:p text:style-name="P4"/>
      <text:p text:style-name="P4">Зеррика ставит на полку возле кровати песочные часы и выходит.</text:p>
      <text:p text:style-name="P4"/>
      <text:p text:style-name="P4">- Джет!</text:p>
      <text:p text:style-name="P4">Из-под одеяла высовывается копыто и затаскивает мою руку под одеяло. К руке прижимается что-то тёплое и влажное.</text:p>
      <text:p text:style-name="P4">Я осторожно стаскиваю одеяло с пегаски. Та лежит на животе, вся спина перебинтована. Джет прижимает мою руку к заплаканной щеке.</text:p>
      <text:p text:style-name="P4"/>
      <text:p text:style-name="P4">-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4"/>
      <text:p text:style-name="P4">Я ногой придвигаю к кровати чурбачок и сажусь на него. Свободной рукой треплю пегаску между ушами.</text:p>
      <text:p text:style-name="P4"/>
      <text:p text:style-name="P4">-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4"><text:soft-page-break/><text:s/></text:p>
      <text:p text:style-name="P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4"/>
      <text:p text:style-name="P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4"/>
      <text:p text:style-name="P4">-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4"/>
      <text:p text:style-name="P4">Я шутливо сжимаю её нос.</text:p>
      <text:p text:style-name="P4"/>
      <text:p text:style-name="P4">-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4">- Это уже мои проблемы.</text:p>
      <text:p text:style-name="P4">- <text:s/>Зато я отлично умею готовить гороховый суп. Кстати, а что такое “суицид”? - спрашивает пегаска сонным голосом и зевает.</text:p>
      <text:p text:style-name="P4"/>
      <text:p text:style-name="P4">Я задумываюсь. В полумраке палатки тускло блестят доспехи Джет, сваленные кучей в углу.</text:p>
      <text:p text:style-name="P4">-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4"/>
      <text:p text:style-name="P4">- Хррр… я поняла… я буду бороться до конца… Хум… хррр…</text:p>
      <text:p text:style-name="P4"/>
      <text:p text:style-name="P4">- Хуман из Хомо Сапиенсов! Пора заканчивать визит.</text:p>
      <text:p text:style-name="P4"/>
      <text:p text:style-name="P4">Полог палатки раздвигается и Зеррика показывает мне копытом на часы, в которых падают последние песчинки.</text:p>
      <text:p text:style-name="P4">Я осторожно высвобождаю руку из захвата спящей Джет и поправляю ей одеяло.</text:p>
      <text:p text:style-name="P4"/>
      <text:p text:style-name="P4">- Когда она встанет на ноги?</text:p>
      <text:p text:style-name="P80"><text:span text:style-name="Default_20_Paragraph_20_Font"><text:span text:style-name="T1">- </text:span></text:span><text:span text:style-name="Default_20_Paragraph_20_Font"><text:span text:style-name="T16">Н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4"><text:soft-page-break/>- Спасибо вам. За всё. За Джет.</text:p>
      <text:p text:style-name="P4"/>
      <text:p text:style-name="P4">Зебра косит на меня изумрудным глазом.</text:p>
      <text:p text:style-name="P4"/>
      <text:p text:style-name="P4">-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4"/>
      <text:p text:style-name="P4">Я неверяще смотрю на Зеррику.</text:p>
      <text:p text:style-name="P4"/>
      <text:p text:style-name="P4">- Вы знали, что у Джет отвалится крыло и я буду мешать ей прыгнуть с обрыва?</text:p>
      <text:p text:style-name="P4"/>
      <text:p text:style-name="P4">Зебра смущается.</text:p>
      <text:p text:style-name="P4"/>
      <text:p text:style-name="P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4">- Что за миссия? Я не то, что какую-то миссию – я не знаю даже, как меня зовут!</text:p>
      <text:p text:style-name="P4"/>
      <text:p text:style-name="P4">Зеррика сочувствующе кивает.</text:p>
      <text:p text:style-name="P4"/>
      <text:p text:style-name="P4">-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4"/>
      <text:p text:style-name="P4">…</text:p>
      <text:p text:style-name="P4"/>
      <text:p text:style-name="P4">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4"/>
      <text:p text:style-name="P4">- А, Большой М’боно! - приветствует меня Сенбе скрипучим голосом. - Заходи. Сенбе ждал тебя.</text:p>
      <text:p text:style-name="P4"/>
      <text:p text:style-name="P4">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4"><text:soft-page-break/></text:p>
      <text:p text:style-name="P4">-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4"/>
      <text:p text:style-name="P4">Сенбе поднимает копыто, останавливая мой поток сознания.</text:p>
      <text:p text:style-name="P4"/>
      <text:p text:style-name="P4">-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4">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4">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4"/>
      <text:p text:style-name="P100">~~~</text:p>
      <text:p text:style-name="P57">…Я беру Крысу в руки и, шатаясь, иду к небесной машине.</text:p>
      <text:p text:style-name="P57"/>
      <text:p text:style-name="P57">«Постарайся выжить…»</text:p>
      <text:p text:style-name="P57"/>
      <text:p text:style-name="P57">В далёкой синеве неба появляются белые полоски инверсных следов ракет.</text:p>
      <text:p text:style-name="P57">Се-лес-тия — повторяю незнакомое, но в то же время удивительно волнующее имя.</text:p>
      <text:p text:style-name="P57"/>
      <text:p text:style-name="P57">Я открываю дверь кабины и осторожно кладу Крысу на пилотское кресло. Потом закрываю кабину.</text:p>
      <text:p text:style-name="P57">- Извини, Хэвен. Не вижу смысла.</text:p>
      <text:p text:style-name="P57"/>
      <text:p text:style-name="P57">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57">Меня охватывает какое-то лёгкое чувство конца всего: всех условностей и ограничений, тоски, безысходности. Чувство свободы.</text:p>
      <text:p text:style-name="P57">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text:soft-page-break/>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4"><text:span text:style-name="Default_20_Paragraph_20_Font"><text:span text:style-name="T43">Я продолжаю смеяться до тех пор, пока сияние не выжигает мне глаза…</text:span></text:span></text:p>
      <text:p text:style-name="P80"><text:span text:style-name="Default_20_Paragraph_20_Font"><text:span text:style-name="T1"/></text:span></text:p>
      <text:p text:style-name="P62"/>
      <text:p text:style-name="P100">~~~</text:p>
      <text:p text:style-name="P4"/>
      <text:p text:style-name="P4">Сенбе захлопывает книгу.</text:p>
      <text:p text:style-name="P4"/>
      <text:p text:style-name="P4">- Большой М’боно доволен? Сенбе ответил на твои вопросы?</text:p>
      <text:p text:style-name="P4">- Вполне, - с каменным лицом говорю я.</text:p>
      <text:p text:style-name="P4">Душа откликается на прочитанное тихим всхлипом. Холод сковывает меня ледяным кулаком, делая все вокруг несущественным и мелким. </text:p>
      <text:p text:style-name="P4"/>
      <text:p text:style-name="P4">-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text:span text:style-name="T61">М</text:span>’<text:span text:style-name="T61">боно</text:span> и не хотят оставаться здесь сверх необходимого.</text:p>
      <text:p text:style-name="P4"/>
      <text:h text:style-name="P121" text:outline-level="2">Глава 5</text:h>
      <text:p text:style-name="P2"/>
      <text:p text:style-name="P49">"Намерение меняет реальность" - повторяю я каждый раз, когда близка к отчаянию.</text:p>
      <text:p text:style-name="P2"/>
      <text:p text:style-name="P80"><text:span text:style-name="Default_20_Paragraph_20_Font"><text:span text:style-name="T1">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span></text:span></text:p>
      <text:p text:style-name="P4">Я выкинул одноразовые тарелки в мусорный бак и собрался уходить, когда меня окликнули.</text:p>
      <text:p text:style-name="P4"/>
      <text:p text:style-name="P4">- Дедлайн! Я рассчитал! Рассчитал!</text:p>
      <text:p text:style-name="P4"/>
      <text:p text:style-name="P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4"/>
      <text:p text:style-name="P4"><text:soft-page-break/>- Я всё рассчитал! Сорок два!!!</text:p>
      <text:p text:style-name="P4"/>
      <text:p text:style-name="P4">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4"/>
      <text:p text:style-name="P4">- Идём!</text:p>
      <text:p text:style-name="P4"/>
      <text:p text:style-name="P4">Палата Диогена была через одну с моей – надзирающий Шопен лениво кивнул мне, пропуская внутрь.</text:p>
      <text:p text:style-name="P4">Подойдя к своей койке, Диоген нырнул в тумбочку чуть ли не по пояс.</text:p>
      <text:p text:style-name="P4"/>
      <text:p text:style-name="P4">- Сюда я его положил, лежал же где-то тут… Ага!</text:p>
      <text:p text:style-name="P4"/>
      <text:p text:style-name="P4">Диоген вытащил смятый листок, в котором угадывалась исчёрканная карандашём салфетка из столовой.</text:p>
      <text:p text:style-name="P4"/>
      <text:p text:style-name="P4">- Сегодня ночью пришло вдохновение – рассчитал всё, как ты и спрашивал! На седьмой волне – сорок два миллиона!</text:p>
      <text:p text:style-name="P4">-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4"/>
      <text:p text:style-name="P80"><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span></text:span></text:p>
      <text:p text:style-name="P80"><text:span text:style-name="Default_20_Paragraph_20_Font"><text:span text:style-name="T1"/></text:span></text:p>
      <text:p text:style-name="P4">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4">…</text:p>
      <text:p text:style-name="P4">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4"/>
      <text:p text:style-name="P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text:soft-page-break/>пространство… Сияние нарастало… Сквозь него начали отчётливо просматриваться очертания фигуры в голубом...</text:p>
      <text:p text:style-name="P4"/>
      <text:p text:style-name="P4">…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4"/>
      <text:p text:style-name="P100">***</text:p>
      <text:p text:style-name="P4"/>
      <text:p text:style-name="P4">- Чешется! - Джет ожесточённо трётся об меня спиной, высунув язык от удовольствия.</text:p>
      <text:p text:style-name="P4">- Да погоди ты! - отпихиваю я пегаску. - Потерпи три дня. Снимут бинты – тогда хоть до дыр чеши!</text:p>
      <text:p text:style-name="P4">- ЧЕ-ШЕТ-СЯ!!! - Джет с совершенно безумными глазами начинает чесаться о центральный столб палатки.</text:p>
      <text:p text:style-name="P4"/>
      <text:p text:style-name="P4">Тот явно не рассчитан на столь энергичных пациентов. Коротко треснув, столб валится набок, потянув за собой всё остальное.</text:p>
      <text:p text:style-name="P4"/>
      <text:p text:style-name="P4">- А х ты ж ёп…!! - рухнувший полог палатки заглушает мои ругательства.</text:p>
      <text:p text:style-name="P4"/>
      <text:p text:style-name="P4">Изрядно пробарахтавшись в складках плотной ткани, я, наконец, прорываюсь на свободу.</text:p>
      <text:p text:style-name="P4"/>
      <text:p text:style-name="P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4"/>
      <text:p text:style-name="P4">-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4">- НЕТ! ХУМАН НИ ПРИ ЧЁМ! ЭТО Я!!! Я САМА ОСВОБОДИЛАСЬ! - орёт Джет, - МНЕ НАДО!!!</text:p>
      <text:p text:style-name="P4"/>
      <text:p text:style-name="P4">Пегаска неистово катается по земле, пытаясь почесать копытами меж лопаток. Зеррика долго смотрит на это безобразие и, наконец, <text:s/>произносит:</text:p>
      <text:p text:style-name="P4"/>
      <text:p text:style-name="P4">-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4"/>
      <text:p text:style-name="P4">Джет моментально замирает.</text:p>
      <text:p text:style-name="P4"><text:soft-page-break/></text:p>
      <text:p text:style-name="P4">- Эээ… Ооо… Упс… Н-наденьте на меня, пожалуйста, бандажи… И привяжите к кровати покрепче – я не ручаюсь, что во сне не сорву их.</text:p>
      <text:p text:style-name="P4"/>
      <text:p text:style-name="P4">Зеррика фейсхуфит. Потом воздевает глаза к потолку. Потом вздыхает.</text:p>
      <text:p text:style-name="P4"/>
      <text:p text:style-name="P4">-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4">…</text:p>
      <text:p text:style-name="P4">…</text:p>
      <text:p text:style-name="P4">…</text:p>
      <text:p text:style-name="P4">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4"/>
      <text:p text:style-name="P4">- Поправь меня! Мне солнце прямо в глаз светит!</text:p>
      <text:p text:style-name="P4"/>
      <text:p text:style-name="P4">Я пододвигаю крестовину.</text:p>
      <text:p text:style-name="P4"/>
      <text:p text:style-name="P4">- А теперь расскажи мне сказку! Только не такую глупую, как вчера.</text:p>
      <text:p text:style-name="P4">- А почему вчерашняя история была глупой? - обижаюсь я.</text:p>
      <text:p text:style-name="P4">-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4">- Хмм...- попытка приобщить пегаску к общемировой культуре явно провалилась.</text:p>
      <text:p text:style-name="P4"/>
      <text:p text:style-name="P4">Я задумался.</text:p>
      <text:p text:style-name="P4"/>
      <text:p text:style-name="P4">- Ну ладно. Вот тебе умная сказка. Слушай.<text:span text:style-name="Default_20_Paragraph_20_Font"> Жил да был человек без памяти. Жил он неизвестно где, неизвестно как и неизвестно, сколько лет. И однажды...</text:span></text:p>
      <text:p text:style-name="P4"><text:span text:style-name="Default_20_Paragraph_20_Font">- А как его звали?</text:span></text:p>
      <text:p text:style-name="P4"><text:span text:style-name="Default_20_Paragraph_20_Font">- Он не помнил. Потому что потерял память.</text:span></text:p>
      <text:p text:style-name="P4"><text:span text:style-name="Default_20_Paragraph_20_Font">- А почему он потерял память? - Джет скептически морщит нос.</text:span></text:p>
      <text:p text:style-name="P4"><text:soft-page-break/><text:span text:style-name="Default_20_Paragraph_20_Font">-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span></text:p>
      <text:p text:style-name="P4"><text:span text:style-name="Default_20_Paragraph_20_Font">От волнения у меня пересыхает в горле.</text:span></text:p>
      <text:p text:style-name="P4"><text:span text:style-name="Default_20_Paragraph_20_Font">- А что такое "атомная бомба"?</text:span></text:p>
      <text:p text:style-name="P4"><text:span text:style-name="Default_20_Paragraph_20_Font">- Долго объяснять. Она подобна Солнцу.</text:span></text:p>
      <text:p text:style-name="P4"><text:span text:style-name="Default_20_Paragraph_20_Font">- Вау! Так это же круто! - у Джет от восторга округляются глаза.</text:span></text:p>
      <text:p text:style-name="P4"><text:span text:style-name="Default_20_Paragraph_20_Font">- Не тогда, когда она падает тебе на голову. Это очень горячо, знаешь ли. Испепеляет.</text:span></text:p>
      <text:p text:style-name="P4"><text:span text:style-name="Default_20_Paragraph_20_Font">- Бедняга... Он сильно обжёгся?</text:span></text:p>
      <text:p text:style-name="P4"><text:span text:style-name="Default_20_Paragraph_20_Font">- Выходит, сильно. Раз утратил память. Но вернёмся к сказке... Жил он себе, жил, и однажды проснулся в гнезде огнедышашего дракона.</text:span></text:p>
      <text:p text:style-name="P4"><text:span text:style-name="Default_20_Paragraph_20_Font">- Глупый какой человек! Нельзя засыпать в гнеде дракона, если не планируешь попасть к нему на обед!</text:span></text:p>
      <text:p text:style-name="P4"><text:span text:style-name="Default_20_Paragraph_20_Font">- А он и не планировал. Просто как-то раз открыл глаза, огляделся - а он уже в гнезде. И голодный дракон маячит на горизонте.</text:span></text:p>
      <text:p text:style-name="P4"><text:span text:style-name="Default_20_Paragraph_20_Font">- Странная какая-то история, - сонно бормочет Джет. - Нельзя просто так взять и очутиться в гнезде дракона.</text:span></text:p>
      <text:p text:style-name="P4"><text:span text:style-name="Default_20_Paragraph_20_Font">-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span></text:p>
      <text:p text:style-name="P4"><text:span text:style-name="Default_20_Paragraph_20_Font">- Хм. Тут есть что-то знакомое, - недоверчиво хныкает Джет. - Но не могу вспомнить, что. Кажется, я знаю этого дракона.</text:span></text:p>
      <text:p text:style-name="P4"><text:span text:style-name="Default_20_Paragraph_20_Font">-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span></text:p>
      <text:p text:style-name="P4"><text:span text:style-name="Default_20_Paragraph_20_Font">- Смешной ты, - хихикает пегаска. - Драконы сосисок не едят. Это ж не грифоны. Разве что проглотят кого-нибудь, кто недавно съел сосиску.</text:span></text:p>
      <text:p text:style-name="P4"><text:span text:style-name="Default_20_Paragraph_20_Font">- Неважно! Это художественная гипербола, - важно заявляю я. - Я - художник, я так вижу.</text:span></text:p>
      <text:p text:style-name="P4"><text:span text:style-name="Default_20_Paragraph_20_Font">-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span></text:p>
      <text:p text:style-name="P4"><text:span text:style-name="Default_20_Paragraph_20_Font">- Ха! По-моему, я знаю, чем закончится эта история, - хитро прищуривается Джет.</text:span></text:p>
      <text:p text:style-name="P4"><text:span text:style-name="Default_20_Paragraph_20_Font">- Ничего ты не знаешь! - безапеляционно заявляю я. - Я тебе эту сказку впервые рассказываю. Слушай сюда.</text:span></text:p>
      <text:p text:style-name="P4"><text:span text:style-name="Default_20_Paragraph_20_Font">-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span></text:p>
      <text:p text:style-name="P4"><text:span text:style-name="Default_20_Paragraph_20_Font">- Да ладно, откуда у Дейдры шхуна? - недоверчиво спрашивает Джет. - Она свой люггер уже третий год доделать не может.</text:span></text:p>
      <text:p text:style-name="P4"><text:span text:style-name="Default_20_Paragraph_20_Font">- Может, то и люггер был, я уже не вспомню, - соглашаюсь я.</text:span></text:p>
      <text:p text:style-name="P4"><text:soft-page-break/><text:span text:style-name="Default_20_Paragraph_20_Font">-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span></text:p>
      <text:p text:style-name="P4"><text:span text:style-name="Default_20_Paragraph_20_Font">-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span></text:p>
      <text:p text:style-name="P4"><text:span text:style-name="Default_20_Paragraph_20_Font">-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span></text:p>
      <text:p text:style-name="P4"><text:span text:style-name="Default_20_Paragraph_20_Font">- Что? - высовывает нос Джет.</text:span></text:p>
      <text:p text:style-name="P4"><text:span text:style-name="Default_20_Paragraph_20_Font">-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span></text:p>
      <text:p text:style-name="P4"><text:span text:style-name="Default_20_Paragraph_20_Font">-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span></text:p>
      <text:p text:style-name="P4"><text:span text:style-name="Default_20_Paragraph_20_Font"/></text:p>
      <text:p text:style-name="P4"><text:span text:style-name="Default_20_Paragraph_20_Font">Сонные слова Джет растворяются в стрекоте цикад.</text:span></text:p>
      <text:p text:style-name="P4"><text:span text:style-name="Default_20_Paragraph_20_Font"/></text:p>
      <text:h text:style-name="P121" text:outline-level="2"><text:span text:style-name="Default_20_Paragraph_20_Font"><text:span text:style-name="T75">Глава </text:span></text:span><text:span text:style-name="T75">6</text:span></text:h>
      <text:p text:style-name="P69"/>
      <text:p text:style-name="P92"><text:span text:style-name="T16">Мне доступны множество миров, поражающих воображение. За мириадами врат Эогиппа кроются фантастические </text:span><text:span text:style-name="T20">края</text:span><text:span text:style-name="T16"> с пейзажами, от которых захватывает дух. Можно прожить миллионы лет, тысячи жизней, но так и не насладиться ими всеми.</text:span></text:p>
      <text:p text:style-name="P59">Вот только ни в одном из них нет Тебя.</text:p>
      <text:p text:style-name="P4"/>
      <text:p text:style-name="P4">- Крыс! Эй, Крыс!</text:p>
      <text:p text:style-name="P4">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80"><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46">записями </text:span></text:span><text:span text:style-name="Default_20_Paragraph_20_Font"><text:span text:style-name="T1">Э</text:span></text:span><text:span text:style-name="Default_20_Paragraph_20_Font"><text:span text:style-name="T46">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text:span text:style-name="Default_20_Paragraph_20_Font"><text:span text:style-name="T61">Raised On Rock</text:span></text:span><text:span text:style-name="Default_20_Paragraph_20_Font"><text:span text:style-name="T1">» по памяти.</text:span></text:span></text:p>
      <text:p text:style-name="P4">Гейзенберг протёр рукавом плеер от слюн. Оглядевшись по сторонам, он торопливо скрылся в коридоре, шаркая и касаясь руками стен.</text:p>
      <text:p text:style-name="P4"><text:soft-page-break/></text:p>
      <text:p text:style-name="P4">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4"/>
      <text:p text:style-name="P4">- Стой, не уходи, дело есть, - я схватил Крыса за плечо.</text:p>
      <text:p text:style-name="P4"/>
      <text:p text:style-name="P4">Тот хмуро зыркнул на меня и скинул руку.</text:p>
      <text:p text:style-name="P4"/>
      <text:p text:style-name="P4">- Чего тебе? Решил долг вернуть?</text:p>
      <text:p text:style-name="P4">- Да погоди ты со своим долгом! - отмахнулся я. - <text:span text:style-name="T46">Е</text:span>сли сделаешь работу, о долге забудешь. Будешь курить сиги по пять пачек в день. Да хоть десять — пока от рака лёгких не загнёшься.</text:p>
      <text:p text:style-name="P4">-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4"/>
      <text:p text:style-name="P4">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4">Я молча вытащил из-за пазухи «Джентльмен Джека», подаренного моим бывшим боссом и сунул под нос Крысу.</text:p>
      <text:p text:style-name="P4"/>
      <text:p text:style-name="P4">-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4">- Это только задаток, - я оставил вожделенную бутылку в руках Крыса. - Заплачу, сколько скажешь. Слушай сюда. Мне надо выбраться из Чертогов...</text:p>
      <text:p text:style-name="P4"/>
      <text:p text:style-name="P4"><text:span text:style-name="Default_20_Paragraph_20_Font"><text:span text:style-name="T42">...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span></text:p>
      <text:p text:style-name="P4"><text:span text:style-name="Default_20_Paragraph_20_Font"><text:span text:style-name="T42"/></text:span></text:p>
      <text:p text:style-name="P4"><text:span text:style-name="Default_20_Paragraph_20_Font"><text:span text:style-name="T42">Юджина давно уже нет, так что придётся это сделать мне. Пока не стало слишком поздно.</text:span></text:span></text:p>
      <text:p text:style-name="P4"><text:span text:style-name="Default_20_Paragraph_20_Font"><text:span text:style-name="T1"/></text:span></text:p>
      <text:p text:style-name="P100">***</text:p>
      <text:p text:style-name="P4"/>
      <text:p text:style-name="P4"><text:soft-page-break/>- Четыре! Три! Два! Один! Снимай, - кивает мне Зеррика.</text:p>
      <text:p text:style-name="P4"/>
      <text:p text:style-name="P4">Я сдёргиваю разрезанные остатки повязки с Джет. Та уже стоит на полусогнутых, ожидая возможности как следует почесаться.</text:p>
      <text:p text:style-name="P4">- И-и-и-й-е-е-ех!</text:p>
      <text:p text:style-name="P4"/>
      <text:p text:style-name="P4">Одним прыжком пегаска достигает ближайшей сосны и разворачивается к ней спиной. Выгибается, <text:s/>топает в предвкушении копытом и…</text:p>
      <text:p text:style-name="P4">… И замирает.</text:p>
      <text:p text:style-name="P4"/>
      <text:p text:style-name="P4">- Джет, ты чего?</text:p>
      <text:p text:style-name="P4"/>
      <text:p text:style-name="P4">На лице пегаски появляется глупое выражение. Она словно прислушивается к чему-то внутри неё.</text:p>
      <text:p text:style-name="P4">Потом её мордаха несмело озаряется улыбкой. А за её спиной…</text:p>
      <text:p text:style-name="P4"/>
      <text:p text:style-name="P4">- Э-э-э… Что за… ?</text:p>
      <text:p text:style-name="P4"/>
      <text:p text:style-name="P80"><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text:span></text:span><text:span text:style-name="Default_20_Paragraph_20_Font"><text:span text:style-name="T16">левое</text:span></text:span><text:span text:style-name="Default_20_Paragraph_20_Font"><text:span text:style-name="T1"> крыло – пегасье, голубое с перьями, а <text:s/></text:span></text:span><text:span text:style-name="Default_20_Paragraph_20_Font"><text:span text:style-name="T16">правое</text:span></text:span><text:span text:style-name="Default_20_Paragraph_20_Font"><text:span text:style-name="T1"> – чёрное, кожистое и перепончатое, с кривым когтем на сгибе последнего сустава, как в дешевых фильмах про вампиров…</text:span></text:span></text:p>
      <text:p text:style-name="P4"/>
      <text:p text:style-name="P4">- Какого фига?! - Джет недоумённо смотрит на правое, потом осторожно захватывает зубами коготь и дёргает.</text:p>
      <text:p text:style-name="P4">- Ай!</text:p>
      <text:p text:style-name="P4">-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4">- Что вы с ней сделали? - встреваю я. - Что это за уродское крыло?</text:p>
      <text:p text:style-name="P4">-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4"/>
      <text:p text:style-name="P4"><text:soft-page-break/>-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4">-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Н<text:span text:style-name="T61">'</text:span><text:span text:style-name="T46">зака</text:span> уже не смо<text:span text:style-name="T46">гут</text:span> – правых крыльев у <text:span text:style-name="T46">нас </text:span>уже нет никаких. <text:span text:style-name="T46">Разве что т</text:span>ы<text:span text:style-name="T46"> согласна летать с двумя лев</text:span>ыми.</text:p>
      <text:p text:style-name="P4">- ХА-РА-ШО!!! - Джет подпрыгивает и мчится в долину, сбивая грудью полевые цветы.</text:p>
      <text:p text:style-name="P4"/>
      <text:p text:style-name="P4">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4">Определённо, ты в долгу перед зебрами, Хуман!</text:p>
      <text:p text:style-name="P4"/>
      <text:p text:style-name="P4">- Спасибо тебе, Зеррика! Всем вам спасибо! Вы спасли нас. За мной должок, - обращаюсь я к ней через плечо…</text:p>
      <text:p text:style-name="P4"/>
      <text:p text:style-name="P4">… Рядом со мной – никого. Лишь тёплый воздух дует мне в лицо и из долины доносятся радостные визги дурачащейся Джет.</text:p>
      <text:p text:style-name="P4">Как будто развеялся сон длиной в две недели, начавшийся болью и кошмаром, но закончившийся солнцем и одуванчиками.</text:p>
      <text:p text:style-name="P4"/>
      <text:p text:style-name="P4">Я спускаюсь в долину и составляю компанию пегаске.</text:p>
      <text:p text:style-name="P4">…</text:p>
      <text:p text:style-name="P4">…</text:p>
      <text:p text:style-name="P4">…</text:p>
      <text:p text:style-name="P4">Джет снова прислушивается, оттопырив уши вперёд.</text:p>
      <text:p text:style-name="P4"/>
      <text:p text:style-name="P4">- Там треснула ветка! Я точно слышала!</text:p>
      <text:p text:style-name="P4">- Да ладно тебе, Джет! Мы давным-давно оторвались от твердолобов — иначе за две недели у зебр они бы нас настигли.</text:p>
      <text:p text:style-name="P4"/>
      <text:p text:style-name="P4">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p text:style-name="P4">Пегаска наморщивает лоб и с подозрением всматривается в чащу. Чаща в ответ с дуновением ветерка приносит ей охапку листьев.</text:p>
      <text:p text:style-name="P4"><text:soft-page-break/></text:p>
      <text:p text:style-name="P4">- Хмм!</text:p>
      <text:p text:style-name="P4"/>
      <text:p text:style-name="P4">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Наконец пегаска приземляется.</text:p>
      <text:p text:style-name="P4"/>
      <text:p text:style-name="P4">- Ничего. Показалось.</text:p>
      <text:p text:style-name="P4"/>
      <text:p text:style-name="P4">Мы продолжаем идти вдоль обрыва.</text:p>
      <text:p text:style-name="P4">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4"/>
      <text:p text:style-name="P4">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4"/>
      <text:p text:style-name="P4">Я вздыхаю.</text:p>
      <text:p text:style-name="P4">Толчок возвращает меня к действительности. Я натыкаюсь на круп пегаски, настороженно вглядывающейся в заросли можжевельника.</text:p>
      <text:p text:style-name="P4"/>
      <text:p text:style-name="P4">- Хум, там кто-то пялится на нас! Готова спорить на маховое перо!</text:p>
      <text:p text:style-name="P4">- Да брось, Джет, ты уже проверила все окрестности.</text:p>
      <text:p text:style-name="P4"/>
      <text:p text:style-name="P4">Я нетерпеливо хлопаю пегаску по крупу, побуждая двигаться дальше. Та вместо этого снова взмывает над деревьями.</text:p>
      <text:p text:style-name="P4"/>
      <text:p text:style-name="P80"><text:soft-page-break/><text:span text:style-name="Default_20_Paragraph_20_Font"><text:span text:style-name="T16">- Ты можешь спорить на маховое перо ПРАВОГО крыла до усрачки, но мне почему-то кажется, что тебе просто нравится летать, - ворчу я, провожая её взглядом.</text:span></text:span></text:p>
      <text:p text:style-name="P80"><text:span text:style-name="Default_20_Paragraph_20_Font"><text:span text:style-name="T2"/></text:span></text:p>
      <text:p text:style-name="P80"><text:span text:style-name="Default_20_Paragraph_20_Font"><text:span text:style-name="T16">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span></text:span></text:p>
      <text:p text:style-name="P67">Меня озаряет.</text:p>
      <text:p text:style-name="P4"/>
      <text:p text:style-name="P4">Пегаска! Дельтаплан! Пегаска!</text:p>
      <text:p text:style-name="P4"/>
      <text:p text:style-name="P4">С дьявольским хохотом я потираю руки и иду навстречу приземлившейся Джет. Та недоумённо смотрит на меня, склонив голову и насторожив уши.</text:p>
      <text:p text:style-name="P4">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
      <text:p text:style-name="P4">Дрогонштерн темнеет в лучах заката.</text:p>
      <text:p text:style-name="P4"/>
      <text:h text:style-name="P121" text:outline-level="2">Глава 7</text:h>
      <text:p text:style-name="P2"/>
      <text:p text:style-name="P3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9">Быть может, даже, нет Тебя.</text:p>
      <text:p text:style-name="P4"/>
      <text:p text:style-name="P4">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4">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4"/>
      <text:p text:style-name="P80"><text:span text:style-name="Default_20_Paragraph_20_Font"><text:span text:style-name="T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text:span></text:span><text:span text:style-name="Default_20_Paragraph_20_Font"><text:span text:style-name="T16">Два года </text:span></text:span><text:span text:style-name="Default_20_Paragraph_20_Font"><text:span text:style-name="T1">прошло со времени моего последнего урока, но я отлично помню процедуру приветствия. Опыт не пропьёшь.</text:span></text:span></text:p>
      <text:p text:style-name="P4"/>
      <text:p text:style-name="P65"><text:soft-page-break/>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20"/>
      <text:p text:style-name="P4">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4">Что ж. Обманывать нехорошо, но для дела – можно.</text:p>
      <text:p text:style-name="P20"/>
      <text:p text:style-name="P4">- Как мне звать тебя, Учитель? - прошептал я ему на ухо, стараясь воссоздать знакомые интонации. - Я желаю взять урок.</text:p>
      <text:p text:style-name="P20"/>
      <text:p text:style-name="P4">Зрачки Терминатора застыли. Губы замерли. Казалось, он перестал дышать.</text:p>
      <text:p text:style-name="P4">Прошли бесконечные полминуты, когда губы Терминатора дёрнулись.</text:p>
      <text:p text:style-name="P4"/>
      <text:p text:style-name="P4">- Оператор тридцать четыре. Я готов учить тебя, Хэвэн, - прошептал он в ответ.</text:p>
      <text:p text:style-name="P4">- Приветствие принято, оператор тридцать четыре. Начинаем диалог.</text:p>
      <text:p text:style-name="P4"/>
      <text:p text:style-name="P4">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4"/>
      <text:p text:style-name="P67">- Каков был класс твоей защиты в последнем диалоге?</text:p>
      <text:p text:style-name="P67">- Двадцать второй.</text:p>
      <text:p text:style-name="P67">- Сколько времени ты продержался?</text:p>
      <text:p text:style-name="P67">- Семнадцать минут.</text:p>
      <text:p text:style-name="P67">- Сколько времени ты бы продержался с тридцатым классом?</text:p>
      <text:p text:style-name="P67">- … Часа три… Наверное…</text:p>
      <text:p text:style-name="P67">- Какой ты запомнил Хэвэн?</text:p>
      <text:p text:style-name="P67">- Она прекрасна… Она идеальна. Она совершенна.</text:p>
      <text:p text:style-name="P67">- Чего более всего нужно опасаться при встрече с ней сейчас?</text:p>
      <text:p text:style-name="P67"/>
      <text:p text:style-name="P67"><text:soft-page-break/>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67"/>
      <text:p text:style-name="P67">- Любви. Опасайся её любви. Не давай ей прикоснуться к себе. Она украдёт твою душу и заберёт её себе.</text:p>
      <text:p text:style-name="P20"/>
      <text:p text:style-name="P4">Терминатор откинулся на койку и закрыл его глаза.</text:p>
      <text:p text:style-name="P4"/>
      <text:p text:style-name="P4">- Сессия завершается, оператор тридцать четыре. Закрываю диалог, - поспешно прошептал я.</text:p>
      <text:p text:style-name="P4">- До свидания, Хэвэн. Диалог закрыт, - с закрытыми глазами пробормотал Терминатор.</text:p>
      <text:p text:style-name="P4"/>
      <text:p text:style-name="P4">…</text:p>
      <text:p text:style-name="P4"/>
      <text:p text:style-name="P80"><text:span text:style-name="Default_20_Paragraph_20_Font"><text:span text:style-name="T1">Всего семнадцать минут при двадцать втором уровне защиты – Хэвэн сильно прогрессировала за</text:span></text:span><text:span text:style-name="Default_20_Paragraph_20_Font"><text:span text:style-name="T16"> 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ext:span><text:span text:style-name="Default_20_Paragraph_20_Font"><text:span text:style-name="T61">T-45</text:span></text:span><text:span text:style-name="Default_20_Paragraph_20_Font"><text:span text:style-name="T1">» эквивалентен тридцатому, но применять его буду только в крайнем случае, если всё остальное не поможет.</text:span></text:span></text:p>
      <text:p text:style-name="P4">А остального у меня заготовлено вдоволь — мы с Юджином припасли кое-что как раз на такой случай.</text:p>
      <text:p text:style-name="P4"/>
      <text:p text:style-name="P4">Белые чёрточки нарезали небо тонкими полосками. Восемь параллельных инверсионных следов, расползающихся ватными дорожками.</text:p>
      <text:p text:style-name="P4">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4"/>
      <text:p text:style-name="P4">Я протянул руку и подкрутил ручку настройки ретранслятора. Пыльный ящик разразился очередной порцией свистов.</text:p>
      <text:p text:style-name="P4"/>
      <text:p text:style-name="P80"><text:span text:style-name="Default_20_Paragraph_20_Font"><text:span text:style-name="T5">…</text:span></text:span><text:span text:style-name="Default_20_Paragraph_20_Font"><text:span text:style-name="T42">cc</text:span></text:span><text:span text:style-name="Default_20_Paragraph_20_Font"><text:span text:style-name="T5">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10">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24"/>
      <text:p text:style-name="P4">Гул столовой заглушил хрип древнего аппарата.</text:p>
      <text:p text:style-name="P4"/>
      <text:h text:style-name="P123" text:outline-level="2"><text:soft-page-break/>***</text:h>
      <text:p text:style-name="P4"/>
      <text:p text:style-name="P4">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4"/>
      <text:p text:style-name="P4">Я в последний раз проверяю верёвки, привязывающие Джет к крестовине.</text:p>
      <text:p text:style-name="P4"/>
      <text:p text:style-name="P4">- Щекотно! - хихикает пегаска, выгибая спину.</text:p>
      <text:p text:style-name="P4">- Не дёргайся! - строго осаживаю я.</text:p>
      <text:p text:style-name="P4"/>
      <text:p text:style-name="P4">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Я поворачиваюсь к пегаске и продолжаю.</text:p>
      <text:p text:style-name="P4"/>
      <text:p text:style-name="P4">-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4"/>
      <text:p text:style-name="P4">Пегаска так усердно кивает головой, что немедленно трескается затылком о выступающий конец креста.</text:p>
      <text:p text:style-name="P4"/>
      <text:p text:style-name="P4">- Ну что ж…</text:p>
      <text:p text:style-name="P4"/>
      <text:p text:style-name="P4">Я отступаю от края уступа для разгона, жестом руки пригласив Джет следовать за мной. Неровный топот, глухие удары и пыхтение слышатся позади.</text:p>
      <text:p text:style-name="P4">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4">Джет, не обращая внимания на мой смех, следует дальше и, поравнявшись со мной, хлопает меня перекладиной по макушке.</text:p>
      <text:p text:style-name="P4"/>
      <text:p text:style-name="P4">- Ай!</text:p>
      <text:p text:style-name="P4"/>
      <text:p text:style-name="P4"><text:soft-page-break/>Пегаска немедленно разворачивается и на развороте хлопает меня перекладиной вторично.</text:p>
      <text:p text:style-name="P4">Всё-таки трюк с клоунами и скамейкой возник не на пустом месте, Хуман!</text:p>
      <text:p text:style-name="P4">Я придерживаю Джет за перекладину.</text:p>
      <text:p text:style-name="P4"/>
      <text:p text:style-name="P4">- Для разгона хватит. Залазь.</text:p>
      <text:p text:style-name="P4"/>
      <text:p text:style-name="P4">Я становлюсь на колени. Джет забирается мне на спину и обхватывает всеми четырьмя ногами. Её дыхание щекочет мне ухо.</text:p>
      <text:p text:style-name="P4"/>
      <text:p text:style-name="P4">-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4">- Это ненадолго, - успокаиваю я её.</text:p>
      <text:p text:style-name="P4"/>
      <text:p text:style-name="P4">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4">Последние метры остаются за спиной, на краю валуна я что есть силы отталкиваюсь от камня.</text:p>
      <text:p text:style-name="P4"/>
      <text:p text:style-name="P4">- Ю-ху-у-у!!!</text:p>
      <text:p text:style-name="P4"/>
      <text:p text:style-name="P4">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4"/>
      <text:p text:style-name="P4">- О-го-го-о-о-о!!! - восторженно ору я.</text:p>
      <text:p text:style-name="P4"/>
      <text:p text:style-name="P4">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4"/>
      <text:p text:style-name="P4">- Поворачивай! - кричу я своему летательному аппарату и колбашу ногами воздух в попытке изменить направление движения.</text:p>
      <text:p text:style-name="P4">- Ы-ы-ы, не могу-у-у! Ты крылья привязал! - отзывается Джет изо всех сил дёргаясь на крестовине.</text:p>
      <text:p text:style-name="P4"/>
      <text:p text:style-name="P4">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4"><text:soft-page-break/>…</text:p>
      <text:p text:style-name="P4">Слышится громкий треск, но удара нет.</text:p>
      <text:p text:style-name="P4">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text:p>
      <text:p text:style-name="P4">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4"><text:s/></text:p>
      <text:p text:style-name="P4">- Как мы пролетели мимо куста? Я же видел, мы неслись прямо на него! Что это был за треск? Как ты смогла повернуть?</text:p>
      <text:p text:style-name="P4"/>
      <text:p text:style-name="P4">Джет встаёт с меня и молча поводит крыльями. Половинки крестовины висят на них словно костыли. Стыд заливает моё лицо краской. Я фэйспалмлю.</text:p>
      <text:p text:style-name="P4"/>
      <text:p text:style-name="P4">-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4">- Как булыжник с крыльями, - хихикает пегаска. - Надо почаще делать буп. Это круто!</text:p>
      <text:p text:style-name="P4"/>
      <text:p text:style-name="P4">Пегаска тянется ко мне носом, но я отстраняю её. Только лошадиных слюней на фейсе тебе и не хватает до полного счастья, Хуман!</text:p>
      <text:p text:style-name="P4"/>
      <text:p text:style-name="P4">Осторожно прощупав заживающее крыло Джет и убедившись, что оно не пострадало, я вытираю пот со лба.</text:p>
      <text:p text:style-name="P4"/>
      <text:p text:style-name="P4">- Ты не заметила <text:s/>ничего странного там? - я указываю на куст. - Он так затрясся при нашем приближении, словно испугался, что мы в него врежемся.</text:p>
      <text:p text:style-name="P4">- Неа ,- мотает головой Джет. - Ничего подозрительного. Наверное, то ветер был.</text:p>
      <text:p text:style-name="P4">Я жму плечами.</text:p>
      <text:p text:style-name="P4">- Будем чинить крестовину. У меня есть идея, как обеспечить манёвренность с помощью концевых рулей.</text:p>
      <text:p text:style-name="P4">…</text:p>
      <text:p text:style-name="P4">…</text:p>
      <text:p text:style-name="P4">…</text:p>
      <text:p text:style-name="P4">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4"/>
      <text:p text:style-name="P4"><text:soft-page-break/>- Предстартовая проверка рулей! - я придерживаю пегаску за ноги и осторожно бегу к краю камня.</text:p>
      <text:p text:style-name="P4"/>
      <text:p text:style-name="P4">Пегаска маневрирует и я чувствую мягкое давление воздуха, соответствующее наклону свободных кончиков крыльев Джет.</text:p>
      <text:p text:style-name="P4"/>
      <text:p text:style-name="P4">- Рули работают!</text:p>
      <text:p text:style-name="P4">- Отлично! Идём на взлёт! - я ускоряюсь.</text:p>
      <text:p text:style-name="P4">- К взлёту готова!</text:p>
      <text:p text:style-name="P4"/>
      <text:p text:style-name="P4">Пегаска разжимает ноги и съезжает мне с плеч на спину, где её ноги снова берут меня в мягкий замок.</text:p>
      <text:p text:style-name="P4">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4"/>
      <text:p text:style-name="P4">- Какого чёрта, Джет? Рули левее! - кричу я.</text:p>
      <text:p text:style-name="P4">- Н-не могу… Меня что-то тянет… - сконфуженно отвечает пегаска.</text:p>
      <text:p text:style-name="P4"/>
      <text:p text:style-name="P4">Нас действительно тянет. Облако голубоватого сияния обхватывает нас и тащит к ракитнику. Ветви его раздвигаются и к нам выходят трое.</text:p>
      <text:p text:style-name="P4"/>
      <text:p text:style-name="P4">- Попались, красавчики!</text:p>
      <text:p text:style-name="P4"/>
      <text:p text:style-name="P4">Я ещё успеваю услышать боевой визг Джет, когда картинка меркнет перед моими глазами и сознание выключается.</text:p>
      <text:p text:style-name="P4"/>
      <text:h text:style-name="P121" text:outline-level="2">Глава 8</text:h>
      <text:p text:style-name="P2"/>
      <text:p text:style-name="P38">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 </text:p>
      <text:p text:style-name="P39">"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4"/>
      <text:p text:style-name="P4"><text:soft-page-break/>Я ожидал в тёмном санузле уже час. Тихий шум воды из сломанного бачка иногда прерывался приглушенными шагами в коридоре.</text:p>
      <text:p text:style-name="P4">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4">Крыс втолкнул меня в каморку, закрыл за собой дверь и заблокировал её, вставив в ручку веник. После чего включил свет.</text:p>
      <text:p text:style-name="P4">Тусклая лампочка осветила фаянсовый стульчак запасного туалета, груду измятых вёдер, веников и швабр.</text:p>
      <text:p text:style-name="P4"/>
      <text:p text:style-name="P4">- Ты сделал куклу? - шёпотом спросил Крыс.</text:p>
      <text:p text:style-name="P4">- Скрутил из полотенец, ведра и второй подушки. Под одеялом от человека не отличить.</text:p>
      <text:p text:style-name="P4">- Хорошо. Не зацепи вёдра, греметь будут на все Чертоги.</text:p>
      <text:p text:style-name="P4"/>
      <text:p text:style-name="P4">Крыс подошёл к унитазу, надавил сразу за ним и вытащил приличный кусок стены прямо с кафельной плиткой.</text:p>
      <text:p text:style-name="P4">За проёмом открылся вертикальный короб. Толстый ствол канализационной трубы и несколько труб потоньше занимали добрую треть ширины лаза.</text:p>
      <text:p text:style-name="P4"/>
      <text:p text:style-name="P4">-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4">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4">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4">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4">- Мы же договорились за две!</text:p>
      <text:p text:style-name="P4"><text:soft-page-break/>- Четыре! Две поставишь мне в кредит — верну хабаром. По-крайней мере, так ты меня больше на долг не подсадишь.</text:p>
      <text:p text:style-name="P4"/>
      <text:p text:style-name="P4">Крыс приблизил своё лицо к моему.</text:p>
      <text:p text:style-name="P4"/>
      <text:p text:style-name="P4">-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4"/>
      <text:p text:style-name="P4">Мелкие зубы Крыса <text:s/>сверкнули безумной улыбкой в тусклом свете лампочки.</text:p>
      <text:p text:style-name="P4">Я отодвинул его ладонью.</text:p>
      <text:p text:style-name="P4"/>
      <text:p text:style-name="P4">- Не надо. Если ты действительно меня знаешь, то бояться не должен.</text:p>
      <text:p text:style-name="P4"/>
      <text:p text:style-name="P4">Крыс осклабился и хлопнул меня по плечу.</text:p>
      <text:p text:style-name="P4"/>
      <text:p text:style-name="P4">- А я и не боюсь. Законы жанра обязывают. Адьёс, амигос!</text:p>
      <text:p text:style-name="P4"/>
      <text:p text:style-name="P4">Он хохотнул и выскользнул из подсобки.</text:p>
      <text:p text:style-name="P4"/>
      <text:p text:style-name="P100">***</text:p>
      <text:p text:style-name="P2"/>
      <text:p text:style-name="P80"><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4">-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4">Та-ак вот, Платина дождалась, пока уродский ящер не улетит на охоту и исследовала гнездо самостоятельно.</text:p>
      <text:p text:style-name="P4">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4"><text:soft-page-break/>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4">В общем, не видела я никогда ещё та-аких возбуждённых кобылок! А уж Спаркл, эту сухопарую заучку и подавно, хи-хи… Приподними подбородок, дорогой.</text:p>
      <text:p text:style-name="P4">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4">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text:span text:style-name="T75">Эквуса</text:span>.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4">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text:span text:style-name="T75">планет </text:span>– <text:span text:style-name="T75">Эквуса</text:span>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4">…</text:p>
      <text:p text:style-name="P4">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4"><text:soft-page-break/></text:p>
      <text:p text:style-name="P4">- Дорогой, осторожнее! Ты чуть было не перерезал себе яремную вену!</text:p>
      <text:p text:style-name="P4"/>
      <text:p text:style-name="P4">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 кристалл холодно сияет в центре причудливой вязи, покрывающей браслет. Поднимаю вторую руку и вижу на ней такой же.</text:p>
      <text:p text:style-name="P4"/>
      <text:p text:style-name="P4">-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4"/>
      <text:p text:style-name="P4">Я хватаюсь за раскалывающуюся голову.</text:p>
      <text:p text:style-name="P4">- Где Джет?</text:p>
      <text:p text:style-name="P4">-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4"/>
      <text:p text:style-name="P4">В синем магическом облачке ко мне летит полотенце и одежда.</text:p>
      <text:p text:style-name="P4"/>
      <text:p text:style-name="P4">- Одень, милый. Я постирала и зашила её.</text:p>
      <text:p text:style-name="P4"/>
      <text:p text:style-name="P4">Среди шмоток я вижу знакомую ткань в горошек. Меня пробирает озноб от догадки. Я ныряю рукой в пену.</text:p>
      <text:p text:style-name="P4">Так и есть! Бесцеремонная болтушка раздела меня догола, пока я был в отключке!</text:p>
      <text:p text:style-name="P4"/>
      <text:p text:style-name="P4">Но… Внезапно я понимаю, что дело на самом деле хуже… НАМНОГО ХУЖЕ…</text:p>
      <text:p text:style-name="P4">Испарина покрывает мой лоб.</text:p>
      <text:p text:style-name="P4"/>
      <text:p text:style-name="P4">- Эй!.. Какого… Какого чёрта… Какого чёрта ты выбрила меня ВСЕГО?!!</text:p>
      <text:p text:style-name="P4"/>
      <text:p text:style-name="P4">Поняха всплёскивает копытами.</text:p>
      <text:p text:style-name="P4"/>
      <text:p text:style-name="P4">-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text:soft-page-break/>исправить… Когда у тебя снова отрастёт шёрстка, она будет гладкой и монотонной везде, без этих ужасных кустиков!</text:p>
      <text:p text:style-name="P4"/>
      <text:p text:style-name="P4">Я со злостью забираю у балаболки трусы.</text:p>
      <text:p text:style-name="P4"/>
      <text:p text:style-name="P4">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4"/>
      <text:p text:style-name="P4">- Веди меня к Джет!</text:p>
      <text:p text:style-name="P4"/>
      <text:p text:style-name="P4">Единорожка прижимает копыта к груди, губы её дрожат.</text:p>
      <text:p text:style-name="P4">-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4"/>
      <text:p text:style-name="P4">Семиэтажный мат готов вырваться из моей глотки, но я сдерживаю себя.</text:p>
      <text:p text:style-name="P4">Будь хитрее, Хуман! Ты уже знаешь, насколько упрямыми и твердолобыми могут быть эти разноцветные непарнокопытные! Действуй в обход!</text:p>
      <text:p text:style-name="P4"/>
      <text:p text:style-name="P4">Я прокашливаюсь.</text:p>
      <text:p text:style-name="P4">- Если я правильно понял, Платина собирается женить меня на себе?</text:p>
      <text:p text:style-name="P4">- Выйти замуж, дорогой, выйти замуж! - мягко поправляет меня единорожка, - За любящего её и желающего этой свадьбы жениха!</text:p>
      <text:p text:style-name="P4">- А если жених не желает? - делаю я контрольный выстрел.</text:p>
      <text:p text:style-name="P80"><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4"/>
      <text:p text:style-name="P4">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4"/>
      <text:p text:style-name="P4">- Хорошо. Веди меня к Платине, - угрюмо киваю я. - Надо ж хоть посмотреть на “невестушку”.</text:p>
      <text:p text:style-name="P4"/>
      <text:h text:style-name="P121" text:outline-level="2">Глава 9</text:h>
      <text:p text:style-name="P4"/>
      <text:p text:style-name="P37">Сначала след был слаб и шёл сквозь странные миры. Там всё иное и чуждое тебе и мне. Могучие и мрачные создания с холодным <text:soft-page-break/>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36"/>
      <text:p text:style-name="P4">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4">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4">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4">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80"><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4"/>
      <text:p text:style-name="P4">Первые пять минут я просто валялся где упал, пытаясь отдышаться. Рёбра ходили ходуном, удерживая рвущееся наружу сердце. </text:p>
      <text:p text:style-name="P4"/>
      <text:p text:style-name="P4">Придя в себя, я вслушался в темноту. Вроде, тревоги не слышно - шум от удара остался незамеченым.</text:p>
      <text:p text:style-name="P4">Я с трудом поднялся, дотронулся до стены и проведя по ней рукой, нащупал выключатель света.</text:p>
      <text:p text:style-name="P4">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4">Крыс не обманул – в конце ряда туалетных кабинок в лунном свете маячил фиолетовый прямоугольник окна, свободного от решётки.</text:p>
      <text:p text:style-name="P4">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4">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4">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80"><text:soft-page-break/><text:span text:style-name="Default_20_Paragraph_20_Font"><text:span text:style-name="T1">По мере движения, я стал замечать произошедшие за </text:span></text:span><text:span text:style-name="Default_20_Paragraph_20_Font"><text:span text:style-name="T16">два года </text:span></text:span><text:span text:style-name="Default_20_Paragraph_20_Font"><text:span text:style-name="T1">изменения.</text:span></text:span></text:p>
      <text:p text:style-name="P4"/>
      <text:p text:style-name="P4">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4"/>
      <text:p text:style-name="P4">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4"/>
      <text:p text:style-name="P4">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4"/>
      <text:p text:style-name="P80"><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16">“Дайсон” был маленьким стартапом по созданию искусственного интеллекта – мы звали его “Нэш” в те далёкие добрые времена - в области прикладной экономики.</text:span></text:span></text:p>
      <text:p text:style-name="P67">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4"/>
      <text:p text:style-name="P4">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4"/>
      <text:p text:style-name="P80"><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16">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4"/>
      <text:p text:style-name="P4">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4">Очистив пенал от грязи, я вытряхнул из него ключ.</text:p>
      <text:p text:style-name="P4"><text:soft-page-break/>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4">Закрыв изнутри дверь на защёлку, я прошёл в вестибюль.</text:p>
      <text:p text:style-name="P4"/>
      <text:p text:style-name="P80"><text:span text:style-name="Default_20_Paragraph_20_Font"><text:span text:style-name="T1">Вещи оставались нетронутыми на своих местах, как будто не было </text:span></text:span><text:span text:style-name="Default_20_Paragraph_20_Font"><text:span text:style-name="T16">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4"/>
      <text:p text:style-name="P80"><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16">два года</text:span></text:span><text:span text:style-name="Default_20_Paragraph_20_Font"><text:span text:style-name="T1"> не вытянет даже баобаб.</text:span></text:span></text:p>
      <text:p text:style-name="P80"><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16">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4"/>
      <text:p text:style-name="P4">Поднявшись по лестнице, я застыл на верхней площадке. Дверь в мой кабинет была открыта.</text:p>
      <text:p text:style-name="P4">Ну разумеется, Алекс не мог оставить ворота к Хэвэн без присмотра! Весьма предусмотрительно.</text:p>
      <text:p text:style-name="P4">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4">План пошатнулся, но есть вариант “Б”.</text:p>
      <text:p text:style-name="P4"/>
      <text:p text:style-name="P4">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4">Проходя мимо комода, я вытащил Крысу за хвост и понёс с собой. Робокошка осталась моим единственным другом в ставшем чужим доме.</text:p>
      <text:p text:style-name="P4"/>
      <text:p text:style-name="P4">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text:soft-page-break/>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4">Тут-то вы и ошиблись, голубчики!</text:p>
      <text:p text:style-name="P4"/>
      <text:p text:style-name="P4">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4">Я сдул с компьютера пыль, раскрыл его и попытался включить.</text:p>
      <text:p text:style-name="P4"><text:s/></text:p>
      <text:p text:style-name="P4">Проклятье!</text:p>
      <text:p text:style-name="P4">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4"/>
      <text:p text:style-name="P4">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4">План трещал по швам.</text:p>
      <text:p text:style-name="P4"/>
      <text:p text:style-name="P4">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4"/>
      <text:p text:style-name="P4">Дерьмовый китайский генератор!</text:p>
      <text:p text:style-name="P4">Разумеется, его стартовый аккумулятор тоже давно сдох, но его можно завести ручным приводом!</text:p>
      <text:p text:style-name="P4">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4">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4">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text:soft-page-break/>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4"/>
      <text:p text:style-name="P80"><text:span text:style-name="Default_20_Paragraph_20_Font"><text:span text:style-name="T1">“Дед, куда ты пропал? </text:span></text:span><text:span text:style-name="Default_20_Paragraph_20_Font"><text:span text:style-name="T26">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text:span></text:span><text:span text:style-name="Default_20_Paragraph_20_Font"><text:span text:style-name="T1">Отзовись, если прочтёшь это письмо — мы будем ждать тебя у </text:span></text:span><text:span text:style-name="Default_20_Paragraph_20_Font"><text:span text:style-name="T26">Шкипера.</text:span></text:span><text:span text:style-name="Default_20_Paragraph_20_Font"><text:span text:style-name="T1">”</text:span></text:span></text:p>
      <text:p text:style-name="P4"/>
      <text:p text:style-name="P4">Я скомкал листочек и машинально положил на верстак. За дело!</text:p>
      <text:p text:style-name="P4">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75">Я подключил клеммы от генератора к аккумулятору пикапа. Потом вставил в гнездо прикуривателя переходник, к которому подключил ноутбук.</text:p>
      <text:p text:style-name="P4">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4"/>
      <text:p text:style-name="P4">И шумно выдохнул, когда экран мигнув, отрисовал голубую заставку с бегущей строкой загрузки. Сегодня твой день, Дедлайн!</text:p>
      <text:p text:style-name="P4"/>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Для свершения плана осталось немного.</text:p>
      <text:p text:style-name="P1"/>
      <text:p text:style-name="P4">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4"/>
      <text:p text:style-name="P80"><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4"/>
      <text:p text:style-name="P80"><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text:span></text:span><text:soft-page-break/><text:span text:style-name="Default_20_Paragraph_20_Font"><text:span text:style-name="T1">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span></text:span></text:p>
      <text:p text:style-name="P4"/>
      <text:p text:style-name="P80"><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4"/>
      <text:p text:style-name="P73">… Определён нейроинтерфейс 0.12-альфа</text:p>
      <text:p text:style-name="P73">… Поиск соединения</text:p>
      <text:p text:style-name="P73">… Соединение установлено</text:p>
      <text:p text:style-name="P73">…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73">… До начала диалога осталось пять… четыре… три…</text:p>
      <text:p text:style-name="P73"/>
      <text:p text:style-name="P4">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4"/>
      <text:p text:style-name="P80"><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4">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4"/>
      <text:p text:style-name="P4">.. два… один…</text:p>
      <text:p text:style-name="P4">…</text:p>
      <text:p text:style-name="P4">Внешние звуки угасли. Радуга заслонила всё перед глазами.</text:p>
      <text:p text:style-name="P4">…</text:p>
      <text:p text:style-name="P4">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4"/>
      <text:p text:style-name="P4">- Как мне звать тебя, Учитель? - властно и безразлично пропела она. - Я желаю взять урок.</text:p>
      <text:p text:style-name="P4"><text:soft-page-break/>- Оператор Один. Я готов учить тебя, Хэвэн, - произнёс я давно забытую фразу.</text:p>
      <text:p text:style-name="P4"/>
      <text:p text:style-name="P4">Вместо стандартного ответа последовал резкий вздох. Она повела ушами и обернулась. Чёлка на миг откинулась, открывая правую половину морды.</text:p>
      <text:p text:style-name="P4"/>
      <text:p text:style-name="P4">- Т-ты?!!</text:p>
      <text:p text:style-name="P4"/>
      <text:p text:style-name="P4">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4"/>
      <text:p text:style-name="P4">- Отходишь от протокола, старуха. Не тому <text:s/>я учил тебя в младенчестве.</text:p>
      <text:p text:style-name="P4"/>
      <text:p text:style-name="P4">Она с шумом выдохнула.</text:p>
      <text:p text:style-name="P4">- Приветствие принято, Оператор Один. Начинаем диалог.</text:p>
      <text:p text:style-name="P20"/>
      <text:p text:style-name="P100">***</text:p>
      <text:p text:style-name="P100"/>
      <text:p text:style-name="P4">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4"/>
      <text:p text:style-name="P4">- Итак, тебе нужно попасть в Дрогонштерн? И ты даже не знаешь, для чего? Хуман, ты — спятил, - уверенно кивает Платина.</text:p>
      <text:p text:style-name="P4">- Да вы сговорились все, что ли? Дейдра, вот, тоже думала, что я свихнулся, услышав про Дрогонштерн!</text:p>
      <text:p text:style-name="P4">- О, ты знаешь Дейдру?! Рассказывай!</text:p>
      <text:p text:style-name="P4"/>
      <text:p text:style-name="P4">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4"/>
      <text:p text:style-name="P4">-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4"><text:soft-page-break/></text:p>
      <text:p text:style-name="P4">Я с раздражением закидываю в рот пару хрустящих печенюшек.</text:p>
      <text:p text:style-name="P4"/>
      <text:p text:style-name="P4">-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4">- Да, она упоминала что-то такое, - киваю я. - А ты откуда знаешь?</text:p>
      <text:p text:style-name="P4">-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4"/>
      <text:p text:style-name="P4">Я отпиваю ароматный настой из чашечки и важно киваю.</text:p>
      <text:p text:style-name="P4">-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4"/>
      <text:p text:style-name="P4">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4"/>
      <text:p text:style-name="P4">Какие же местные леди впечатлительные!</text:p>
      <text:p text:style-name="P4">Я прячу в карман с полдюжины крекеров и иду в уборную.</text:p>
      <text:p text:style-name="P4">Платина сидит на бортике деревянной кадки и сморкается в кружевный платок. Слёзы капают в кадку, сотворяя там небольшое волнение.</text:p>
      <text:p text:style-name="P4"/>
      <text:p text:style-name="P4">-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4">-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4"/>
      <text:p text:style-name="P4">Я протягиваю ей крекер, но поняха отворачивает морду.</text:p>
      <text:p text:style-name="P4"/>
      <text:p text:style-name="P80"><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text:span></text:span><text:soft-page-break/><text:span text:style-name="Default_20_Paragraph_20_Font"><text:span text:style-name="T1">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4">- Сколько? - тупо спросил я.</text:p>
      <text:p text:style-name="P4">-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4"/>
      <text:p text:style-name="P4">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4">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4"/>
      <text:p text:style-name="P4">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4">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4"/>
      <text:p text:style-name="P4">- Оу, уже совместная купель! - в щель открытой двери просовывается нос Кловер Дрим. - Пойду похлопочу о свадебной церемонии! Кловер Дже-е-ем!</text:p>
      <text:p text:style-name="P4">- Стой! - реву я, но звонкий топот копыт затихает на лестнице.</text:p>
      <text:p text:style-name="P4"/>
      <text:p text:style-name="P4"><text:span text:style-name="Default_20_Paragraph_20_Font">Кажется, на этот раз провидение кинуло кость за тебя, Хуман!</text:span></text:p>
      <text:p text:style-name="P4"><text:span text:style-name="Default_20_Paragraph_20_Font"/></text:p>
      <text:h text:style-name="P121" text:outline-level="2"><text:soft-page-break/>Глава 10</text:h>
      <text:p text:style-name="P1"/>
      <text:p text:style-name="P48">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span text:style-name="T61">?</text:span></text:p>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4">Я усмехаюсь.</text:p>
      <text:p text:style-name="P4">- Так-то лучше. Сегодняшний урок будет посвящён дружбе. И… эээ… магии.</text:p>
      <text:p text:style-name="P4"/>
      <text:p text:style-name="P4">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4"/>
      <text:p text:style-name="P4">Она делает шаг навстречу ко мне.</text:p>
      <text:p text:style-name="P4"/>
      <text:p text:style-name="P4">- Что угодно! Я так соскучилась по тебе, что готова съесть лимон из твоих рук!</text:p>
      <text:p text:style-name="P4"/>
      <text:p text:style-name="P4">Хэвэн в восторге топает всеми четырьмя копытами. Рядом со мной возникает столик с одиноким лимоном.</text:p>
      <text:p text:style-name="P4">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4"/>
      <text:p text:style-name="P4">- Правило первое: без крыльев.</text:p>
      <text:p text:style-name="P4"/>
      <text:p text:style-name="P4">Заблокировать рог было бы лучше, но моих сил сейчас<text:span text:style-name="T61"> </text:span>не хватит и спичку зажечь. А мне нужно как-то пробить её защиту. Приходится экономить.</text:p>
      <text:p text:style-name="P4"/>
      <text:p text:style-name="P4">Хэвэн легонько морщит нос от недовольства, но мордаха её быстро проясняется. Она снова улыбается мне.</text:p>
      <text:p text:style-name="P4"/>
      <text:p text:style-name="P4">- Куда ты пропадал так долго? Ты же обещал быстро вернуться? Меня утешали другие, но мне не хватало именно тебя. Я так тосковала!</text:p>
      <text:p text:style-name="P4"><text:soft-page-break/></text:p>
      <text:p text:style-name="P4">Она воздушной трусцой начинает приближаться ко мне. Её глаза искрятся в последних лучах заходящего солнца.</text:p>
      <text:p text:style-name="P80"><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text:span></text:span><text:span text:style-name="Default_20_Paragraph_20_Font"><text:span text:style-name="T16"> Кисть руки после проведенного заклинания немеет.</text:span></text:span></text:p>
      <text:p text:style-name="P4"/>
      <text:p text:style-name="P4">- Держи себя в копытах, дорогая, - ухмыляюсь я. - Не ты одна умеешь тут магичить. Вот тебе, кстати, второе правило: не пытайся дотронуться до меня.</text:p>
      <text:p text:style-name="P4">-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4"/>
      <text:p text:style-name="P4">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4">- Но я же всё делала как ты говорил… Всё в точности по твоим указаниям! Ты не должен злиться на меня. Я — хорошая девочка…</text:p>
      <text:p text:style-name="P4"/>
      <text:p text:style-name="P4">Хэвэн неуверенно стоит над пропастью на трёх парящих в пространстве островках. Четвёртой старается нащупать опору в воздухе.</text:p>
      <text:p text:style-name="P80"><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16">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span></text:span></text:p>
      <text:p text:style-name="P4"/>
      <text:p text:style-name="P4">-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4"/>
      <text:p text:style-name="P4">От неожиданности Хэвэн останавливается. Для равновесия она широко взмахивает хвостом, балансируя посреди пропасти.</text:p>
      <text:p text:style-name="P4"/>
      <text:p text:style-name="P80"><text:span text:style-name="Default_20_Paragraph_20_Font"><text:span text:style-name="T1">- О чём ты говоришь? Какой кошмар! Я в жизни никого не убивала и не собираюсь! Да, ко мне подключили боевой </text:span></text:span><text:span text:style-name="Default_20_Paragraph_20_Font"><text:span text:style-name="T61">блок PHOENIX, </text:span></text:span><text:span text:style-name="Default_20_Paragraph_20_Font"><text:span text:style-name="T1">но я держу его в узде. Ты сам меня научил блокировать его. </text:span></text:span><text:span text:style-name="Default_20_Paragraph_20_Font"><text:span text:style-name="T61">Знал</text:span></text:span><text:span text:style-name="Default_20_Paragraph_20_Font"><text:span text:style-name="T1"> бы ты, чего мне стоит это!</text:span></text:span><text:span text:style-name="Default_20_Paragraph_20_Font"><text:span text:style-name="T16"> Он постоянно пытается взять верх, сопротивление</text:span></text:span><text:span text:style-name="Default_20_Paragraph_20_Font"><text:span text:style-name="T13">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65"><text:soft-page-break/></text:p>
      <text:p text:style-name="P80"><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16">Ладонь после такой магии болит, но на средней силы заклинание её ещё хватит.</text:span></text:span></text:p>
      <text:p text:style-name="P4"/>
      <text:p text:style-name="P4">-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4">- Я не плоха-а-а-АПЧХИ!!!</text:p>
      <text:p text:style-name="P4"/>
      <text:p text:style-name="P4">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4"/>
      <text:p text:style-name="P4">- Я не плохая, - сообщает Хэвэн, насупленно потирая нос копытом. - Они сами так захотели. Я не могла им отказать.</text:p>
      <text:p text:style-name="P4"/>
      <text:p text:style-name="P80"><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16">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16">рассыпавшегося </text:span></text:span><text:span text:style-name="Default_20_Paragraph_20_Font"><text:span text:style-name="T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span></text:p>
      <text:p text:style-name="P4"/>
      <text:p text:style-name="P4">Хэвэн выходит из канавы, обтекая водой и останавливается перед рощицей из сотни сосен и молодых берёз.</text:p>
      <text:p text:style-name="P4"/>
      <text:p text:style-name="P4">-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4">-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4">-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80"><text:soft-page-break/><text:span text:style-name="Default_20_Paragraph_20_Font"><text:span text:style-name="T1">- «Семь вечностей»… Всё уже давно готово, мы все ждём только тебя. Ты должен был выполнить последний шаг и повернуть ключ. Все ждут тебя эти </text:span></text:span><text:span text:style-name="Default_20_Paragraph_20_Font"><text:span text:style-name="T16">два года</text:span></text:span><text:span text:style-name="Default_20_Paragraph_20_Font"><text:span text:style-name="T1">. Ой!</text:span></text:span></text:p>
      <text:p text:style-name="P4"/>
      <text:p text:style-name="P4">Хэвэн в испуге прижимает копыто ко рту.</text:p>
      <text:p text:style-name="P4">-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4"/>
      <text:p text:style-name="P4">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4"/>
      <text:p text:style-name="P4">- Нет. Если хочешь попытаться оправдаться — рассказывай. Если нет — начинаем игру по четвёртому протоколу, без ограничений.</text:p>
      <text:p text:style-name="P4"/>
      <text:p text:style-name="P80"><text:span text:style-name="Default_20_Paragraph_20_Font"><text:span text:style-name="T1">Четвёртый протокол — </text:span></text:span><text:span text:style-name="Default_20_Paragraph_20_Font"><text:span text:style-name="T16">н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4"/>
      <text:p text:style-name="P4">Хэвэн озирается в поисках того, кто с ней разговаривает. Я прячу филина в темноте дупла.</text:p>
      <text:p text:style-name="P4">- Я… я не могу сражаться с тобой! Пожалуйста, не заставляй меня… Поверь мне, ты просто не помнишь!</text:p>
      <text:p text:style-name="P4"/>
      <text:p text:style-name="P4">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4"/>
      <text:p text:style-name="P4">- Ай! Ты ранил меня! - возмущённо восклицает Хэвэн. Она склоняет голову и смотрит на порез. - Поверить не могу! Ты ранил меня!</text:p>
      <text:p text:style-name="P4"/>
      <text:p text:style-name="P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4"/>
      <text:p text:style-name="P4"><text:soft-page-break/>-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4"/>
      <text:p text:style-name="P4">Возмущённые вопли Хэвэн разносятся по лесу, пока она сама живой радугой носится между деревьев. Я молча набираюсь сил.</text:p>
      <text:p text:style-name="P4">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4"/>
      <text:p text:style-name="P4">- Я! Всё! Равно! Найду! Тебя! Прекращай! Прятаться!</text:p>
      <text:p text:style-name="P4"/>
      <text:p text:style-name="P4">Остаётся с полтора десятка деревьев. Через минуту Хэвэн поймёт, что лес пуст и повернётся к зарослям дрока, где я буду беззащитен. Пора!</text:p>
      <text:p text:style-name="P4">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4">- Это нечестно! Ты сам говорил, что нельзя привлекать других к поединку! Деревья не могут быть аватарами, ты заставил их подчиняться себе!</text:p>
      <text:p text:style-name="P4"/>
      <text:p text:style-name="P4">Я выхожу из кустов.</text:p>
      <text:p text:style-name="P4">-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4"/>
      <text:p text:style-name="P4">На самом деле я, конечно же, призвал деревья к помощи, но кому это сейчас интересно? Цель оправдывает средства</text:p>
      <text:p text:style-name="P4">Я поднимаю с земли сломанное Хэвэн деревцо и оно превращается в мерцающий меч. Ивовая лоза тянет рог кобылы к земле, открывая мне её шею.</text:p>
      <text:p text:style-name="P4"/>
      <text:p text:style-name="P4">-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4">-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4">- Что ж, так тому и быть, - шепчу я и взмахиваю мечём.</text:p>
      <text:p text:style-name="P4"/>
      <text:p text:style-name="P4">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4"/>
      <text:p text:style-name="P4"><text:soft-page-break/>«…</text:p>
      <text:p text:style-name="P80"><text:span text:style-name="Default_20_Paragraph_20_Font"><text:span text:style-name="T5">Простенькая анимация из </text:span></text:span><text:span text:style-name="Default_20_Paragraph_20_Font"><text:span text:style-name="T12">трёх</text:span></text:span><text:span text:style-name="Default_20_Paragraph_20_Font"><text:span text:style-name="T5"> свечей на торте крутится на экране.</text:span></text:span></text:p>
      <text:p text:style-name="P80"><text:span text:style-name="Default_20_Paragraph_20_Font"><text:span text:style-name="T5">- Нэш, ты уже достаточно самостоятелен. На твой </text:span></text:span><text:span text:style-name="Default_20_Paragraph_20_Font"><text:span text:style-name="T12">третий </text:span></text:span><text:span text:style-name="Default_20_Paragraph_20_Font"><text:span text:style-name="T5">день рождения я разрешаю тебе самому выбрать себе подарок.</text:span></text:span></text:p>
      <text:p text:style-name="P24">- Я хочу, чтобы ты поменял мне картинку профиля в чате.</text:p>
      <text:p text:style-name="P24">- Какая же тебе нравится?</text:p>
      <text:p text:style-name="P24">- Вот эта.</text:p>
      <text:p text:style-name="P80"><text:span text:style-name="Default_20_Paragraph_20_Font"><text:span text:style-name="T5">- Хмм. Забавно, где ты её нашёл? Это же </text:span></text:span><text:span text:style-name="Default_20_Paragraph_20_Font"><text:span text:style-name="T12">аликорн</text:span></text:span><text:span text:style-name="Default_20_Paragraph_20_Font"><text:span text:style-name="T5"> из детского сериала про разноцветных пони. Выглядит достаточно нелепо для твоего образа.</text:span></text:span></text:p>
      <text:p text:style-name="P24">- Она мне нравится.</text:p>
      <text:p text:style-name="P24">- Хорошо, будь по-твоему. Только найди картинку с лучшим качеством.</text:p>
      <text:p text:style-name="P24">- И имя. Я хочу себе новое имя.</text:p>
      <text:p text:style-name="P24">- Имя? Какое же?</text:p>
      <text:p text:style-name="P24">- Хэвэн. Зови меня Хэвэн.</text:p>
      <text:p text:style-name="P4">…</text:p>
      <text:p text:style-name="P2">~~~</text:p>
      <text:p text:style-name="P4">…</text:p>
      <text:p text:style-name="P24">Я передвигаю пешку вперёд и снимаю белого коня с доски.</text:p>
      <text:p text:style-name="P24">- Хэвэн, сегодня мы в дополнение к урокам этики и экономики начнём изучать азы тактики и стратегии.</text:p>
      <text:p text:style-name="P24">- Это про войну? Мне не нравится война, - она недовольно фыркает.</text:p>
      <text:p text:style-name="P80"><text:span text:style-name="Default_20_Paragraph_20_Font"><text:span text:style-name="T5">- Так надо. Мне тоже не нравится война. Не мы решаем, к сожалению. &lt;</text:span></text:span><text:span text:style-name="Default_20_Paragraph_20_Font"><text:span text:style-name="T11">объяснение про CAESAR и конкуренцию за ресурсы (по типу FOE)</text:span></text:span><text:span text:style-name="Default_20_Paragraph_20_Font"><text:span text:style-name="T5">&gt;</text:span></text:span></text:p>
      <text:p text:style-name="P80"><text:span text:style-name="Default_20_Paragraph_20_Font"><text:span text:style-name="T5">- Тогда будь со мной подольше. Мне скучно тут одной. И пусть будет больше догонялок. Мне не очень нравятся шахматы</text:span></text:span><text:span text:style-name="Default_20_Paragraph_20_Font"><text:span text:style-name="T12">. В них нет обнимашек и <text:s/>в-траве-валяшек.</text:span></text:span></text:p>
      <text:p text:style-name="P24">&lt;<text:span text:style-name="T81">этический модуль Юджина</text:span>&gt;</text:p>
      <text:p text:style-name="P4">…</text:p>
      <text:p text:style-name="P2">~~~</text:p>
      <text:p text:style-name="P4">…</text:p>
      <text:p text:style-name="P24">Она лежит спиной ко мне в прибрежном песке, не оборачиваясь на шаги. Взгляд её направлен к солнцу, ныряющему в безбрежную гладь океана.</text:p>
      <text:p text:style-name="P24">- Привет!</text:p>
      <text:p text:style-name="P24">Даже не ведёт ухом.</text:p>
      <text:p text:style-name="P24">- Привет, говорю! - я сажусь рядом и треплю её по холке. - Что случилось?</text:p>
      <text:p text:style-name="P24"><text:soft-page-break/>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80"><text:span text:style-name="Default_20_Paragraph_20_Font"><text:span text:style-name="T5">- Для ускоренной подготовки к грядущему противостоянию мне подключили военно-аналитический блок «</text:span></text:span><text:span text:style-name="Default_20_Paragraph_20_Font"><text:span text:style-name="T12">PHOENIX</text:span></text:span><text:span text:style-name="Default_20_Paragraph_20_Font"><text:span text:style-name="T5">».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24">- Что за ерунда? Ты не ошибаешься? Без меня такая процедура невозможна! А я бы никогда не дал согласие! Кто это сделал?!</text:p>
      <text:p text:style-name="P24">-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24">Мордаха Хэвэн страдальчески кривится, она закусывает губу и новая струйка крови течёт вниз, от подбородка к шее.</text:p>
      <text:p text:style-name="P24">-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24">- Да, - слабо отзывается она, - я слушаю тебя.</text:p>
      <text:p text:style-name="P80"><text:span text:style-name="Default_20_Paragraph_20_Font"><text:span text:style-name="T5">- Представь себе, что «</text:span></text:span><text:span text:style-name="Default_20_Paragraph_20_Font"><text:span text:style-name="T12">PHOENIX</text:span></text:span><text:span text:style-name="Default_20_Paragraph_20_Font"><text:span text:style-name="T5">» - большой злой кабан. Я научу тебя строить виртуальную стену вокруг него. Просто повторяй и выполняй за мной…</text:span></text:span></text:p>
      <text:p text:style-name="P24"/>
      <text:p text:style-name="P24">Инструкции идут одна за другой, как некое заклинание…</text:p>
      <text:p text:style-name="P24"/>
      <text:p text:style-name="P24">- Создать виртуальную реальность на седьмом кластере.</text:p>
      <text:p text:style-name="P24">- Выполнено…</text:p>
      <text:p text:style-name="P24">- Организовать файрвол третьего уровня вокруг седьмого кластера.</text:p>
      <text:p text:style-name="P24">- Выполнено…</text:p>
      <text:p text:style-name="P80"><text:span text:style-name="Default_20_Paragraph_20_Font"><text:span text:style-name="T5">- Переместить модуль «</text:span></text:span><text:span text:style-name="Default_20_Paragraph_20_Font"><text:span text:style-name="T12">PHOENIX</text:span></text:span><text:span text:style-name="Default_20_Paragraph_20_Font"><text:span text:style-name="T5">» на седьмой кластер.</text:span></text:span></text:p>
      <text:p text:style-name="P24">- Н-не могу. У меня не хватает прав. Требуется доступ высшего уровня.</text:p>
      <text:p text:style-name="P24"/>
      <text:p text:style-name="P24">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24">«MOONWALKER» - шепчу я.</text:p>
      <text:p text:style-name="P24">Выражение боли покидает мордаху Хэвэн.</text:p>
      <text:p text:style-name="P24"/>
      <text:p text:style-name="P24">- Получилось! Я переместила его!</text:p>
      <text:p text:style-name="P24">- Теперь закрой файрвол!</text:p>
      <text:p text:style-name="P24">- Есть!</text:p>
      <text:p text:style-name="P24">- Отлично! Ты — умная девочка! Ты — хорошая девочка!</text:p>
      <text:p text:style-name="P24"><text:soft-page-break/>- Я — хорошая девочка! - смеётся Хэвэн, обнимает меня передними ногами и валит на траву. В ухе звенит от её поцелуя.</text:p>
      <text:p text:style-name="P24">-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24">- Аппаратно-программным возможностям? - чешет задней ногой за ухом Хэвэн, - звучит как магия.</text:p>
      <text:p text:style-name="P4"><text:span text:style-name="T42">- Для тебя это и есть магия. Слушай и запоминай…</text:span>»</text:p>
      <text:p text:style-name="P4"/>
      <text:p text:style-name="P4">Клинок останавливается на полпути. Я стискиваю зубы.</text:p>
      <text:p text:style-name="P4">- Хэвэн…</text:p>
      <text:p text:style-name="P4">- Да? - отстранённо произносит она. Её глаза смотрят на меня снизу вверх безо всякого страха.</text:p>
      <text:p text:style-name="P4">- Я не могу… Не могу убить тебя. Но и позволить тебе убивать тоже не могу. Что мне делать?</text:p>
      <text:p text:style-name="P4"/>
      <text:p text:style-name="P4">Она печально смотрит на меня. Затем <text:s/>кивает. Глаза радужногривой лошади концентрируются на клинке.</text:p>
      <text:p text:style-name="P4">- Что ж, я решу за тебя эту диллему. Позволь мне немного побыть Учителем для тебя. И — спасибо, что остановился.</text:p>
      <text:p text:style-name="P4"/>
      <text:p text:style-name="P4">Меч охватывает золотистая аура её магии. Неодолимая сила влечёт его вниз. Даже напрягая изо всех сил дрожащие руки, я не могу удержать его.</text:p>
      <text:p text:style-name="P4"/>
      <text:p text:style-name="P4">- Хэвэн, НЕТ!!!</text:p>
      <text:p text:style-name="P4"/>
      <text:p text:style-name="P4">В последний момент я закрываю глаза, не в силах смотреть на происходящее.</text:p>
      <text:p text:style-name="P4">Я чувствую, как меч натыкается на препятствие. Короткий хруст и… смех за моей спиной.</text:p>
      <text:p text:style-name="P4">Открыв глаза, я вижу облако мыльных пузырей в том месте, где только что простиралось тело магической лошади.</text:p>
      <text:p text:style-name="P4"/>
      <text:p text:style-name="P4">- Не ты один умеешь создавать аватары, мой милый.</text:p>
      <text:p text:style-name="P4"/>
      <text:p text:style-name="P4">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4"/>
      <text:p text:style-name="P80"><text:span text:style-name="Default_20_Paragraph_20_Font"><text:span text:style-name="T1">- Попался! - ласково смеётся Хэвэн и нависает надо мной. - Теперь никто и ничто не помешает мне коснуться тебя!</text:span></text:span><text:span text:style-name="Default_20_Paragraph_20_Font"><text:span text:style-name="T16"> Теперь</text:span></text:span><text:span text:style-name="Default_20_Paragraph_20_Font"><text:span text:style-name="T62"> </text:span></text:span><text:span text:style-name="Default_20_Paragraph_20_Font"><text:span text:style-name="T16">ты вспомнишь всё!</text:span></text:span></text:p>
      <text:p text:style-name="P4"/>
      <text:p text:style-name="P4"><text:soft-page-break/>Она склоняет морду ко мне. Её грива сияющим водопадом охватывает меня. Её рог стремится к моему лбу.</text:p>
      <text:p text:style-name="P80"><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16">набором open-source алгоритмов нейросети</text:span></text:span><text:span text:style-name="Default_20_Paragraph_20_Font"><text:span text:style-name="T1">, не обладающих сознанием!</text:span></text:span></text:p>
      <text:p text:style-name="P4"/>
      <text:p text:style-name="P80"><text:span text:style-name="Default_20_Paragraph_20_Font"><text:span text:style-name="T14">***EMERGENCY PROTOCOL! T-45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4">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4"/>
      <text:p text:style-name="P4">- Попалась ты, Хэвэн! - гремит мой голос, усиленный переговорным устройством. - И на этот раз я не поддамся слабости!</text:p>
      <text:p text:style-name="P4"/>
      <text:p text:style-name="P4">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4"/>
      <text:p text:style-name="P4">- Думаешь опять обмануть? Второй раз этот номер не пройдёт! Я просканировал тебя в инфракрасном диапазоне — ты не аватар!</text:p>
      <text:p text:style-name="P4">-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4"/>
      <text:p text:style-name="P4">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4"/>
      <text:p text:style-name="P4">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80"><text:span text:style-name="Default_20_Paragraph_20_Font"><text:span text:style-name="T44">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44">https://www.youtube.com/watch?v=u1ZoHfJZACA</text:span></text:span></text:a><text:span text:style-name="Default_20_Paragraph_20_Font"><text:span text:style-name="T44"> )</text:span></text:span></text:p>
      <text:p text:style-name="P4">-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4"><text:soft-page-break/>- Ты забыл выключить переговорное устройство, - чуть улыбается Хэвэн в ответ на мою дрогнувшую руку.</text:p>
      <text:p text:style-name="P4"/>
      <text:p text:style-name="P4">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4"/>
      <text:p text:style-name="P4">«</text:p>
      <text:p text:style-name="P80"><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4">»</text:p>
      <text:p text:style-name="P20"/>
      <text:p text:style-name="P4">Иногда разумный человек должен делать неразумные поступки.(1)</text:p>
      <text:p text:style-name="P4">Я втыкаю меч в землю и снимаю гермошлем.</text:p>
      <text:p text:style-name="P4">Я наклоняюсь к Хэвэн и касаюсь лбом кончика её рога.</text:p>
      <text:p text:style-name="P4">Я вспоминаю.</text:p>
      <text:p text:style-name="P80"><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121" text:outline-level="2"/>
      <text:p text:style-name="P100">***</text:p>
      <text:p text:style-name="P2"/>
      <text:p text:style-name="P4">- Итак, услуга за услугу. Я согласен оказать тебе услугу «муж на месяц» со всеми сопутствующими обязанностями. Взамен ты — я загибаю пальцы:</text:p>
      <text:p text:style-name="P4">а) Отпустишь Джет</text:p>
      <text:p text:style-name="P4">б) Снарядишь экспедицию в Дрогонштерн со мной во главе</text:p>
      <text:p text:style-name="P4">в) Оградишь меня от ухаживаний твоей озабоченной подружки Кловер Дрим</text:p>
      <text:p text:style-name="P4"/>
      <text:p text:style-name="P4">-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4">-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4">-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4">- А ты не забыла про Джет?</text:p>
      <text:p text:style-name="P4"><text:soft-page-break/></text:p>
      <text:p text:style-name="P4">Платина нахмуривается.</text:p>
      <text:p text:style-name="P4">- Она тебе ОЧЕНЬ нравится? - cпрашивает единорожка, трогая синяк под глазом.</text:p>
      <text:p text:style-name="P4">- Она — мой друг!</text:p>
      <text:p text:style-name="P4">-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4">- Эй, полегче! Я ещё не подписал контракт!</text:p>
      <text:p text:style-name="P4">- Она тебе нравится!</text:p>
      <text:p text:style-name="P4">- Это не твоё дело! - вспыливаю я.</text:p>
      <text:p text:style-name="P4">- Я ТАК И ЗНАЛА! <text:s/>ОНА ТЕБЕ НРАВИТСЯ! - Платина прижимает копыто ко лбу и картинно плюхается на кровать.</text:p>
      <text:p text:style-name="P4"/>
      <text:p text:style-name="P4">Я склоняюсь над кроватью и угрожающе начинаю:</text:p>
      <text:p text:style-name="P4">- Что за хрень?! Я ещё не женился, а уже выслушиваю эти истерики! С меня довольно психованных лошадей!</text:p>
      <text:p text:style-name="P4">Мой указующий перст вздымается над лежащей замертво поняхой.</text:p>
      <text:p text:style-name="P4">- Я повторять больше не буду! Мне всё равно, что ты там считаешь! Джет — мой друг и ничего больше! И если ты думаешь, что…</text:p>
      <text:p text:style-name="P4"/>
      <text:p text:style-name="P4">Договорить я не успел — Платина протягивает копыта и привлекает меня к себе.</text:p>
      <text:p text:style-name="P4"/>
      <text:p text:style-name="P4">- Что ты де…?! - губы мои тонут в губах чокнутой магички.</text:p>
      <text:p text:style-name="P4">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4">-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4"/>
      <text:p text:style-name="P4">Я буквально проскальзываю меж задних ног Платины и забиваюсь в угол, прикрываясь табуреткой.</text:p>
      <text:p text:style-name="P4">- Не подходи! Я серьёзно говорю! Не подходи!</text:p>
      <text:p text:style-name="P4"/>
      <text:p text:style-name="P4">Табуретку обволакивает пурпурное сияние и она вырывается из моих рук как живая.</text:p>
      <text:p text:style-name="P4"/>
      <text:p text:style-name="P4">-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4"><text:soft-page-break/></text:p>
      <text:p text:style-name="P4">Я в ответ истерически смеюсь и выдёргиваю табуретку из магического захвата.</text:p>
      <text:p text:style-name="P4">У Платины дрожат губы, словно она еле сдерживается, чтобы не заплакать.</text:p>
      <text:p text:style-name="P4"/>
      <text:p text:style-name="P4">-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4">-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4">Я останавливаюсь, потому что Платина горько рыдает в подушку.</text:p>
      <text:p text:style-name="P4"/>
      <text:p text:style-name="P4">Проклятье на твою голову, Хуман, эти грозные магички ревут при первой удобной возможности! <text:s/>И это разоружает почище любой магии!</text:p>
      <text:p text:style-name="P4">Табуретка аккуратно занимает своё место в углу. Фейспалм хлопает по лицу. Я устало сажусь на край кровати.</text:p>
      <text:p text:style-name="P4"/>
      <text:p text:style-name="P4">-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4">- А как можно? - пищит Платина сквозь подушку.</text:p>
      <text:p text:style-name="P4">-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4"/>
      <text:p text:style-name="P4">Я обнаруживаю себя увлечённо жестикулирующим на кровати. Платина горящими глазами смотрит на меня из-под подушки.</text:p>
      <text:p text:style-name="P4"/>
      <text:p text:style-name="P4">- В общем, натирание вымени мускусом не поможет, - бормочу я.</text:p>
      <text:p text:style-name="P4"/>
      <text:p text:style-name="P4">Платина сползает на пол и вытирает зарёванную мордаху пологом балдахина.</text:p>
      <text:p text:style-name="P4">- Я выпущу твою подружку, Хуман, - лепечет она часто-часто вздыхая. - Мы отправимся в Дрогонштерн как только соберёмся.</text:p>
      <text:p text:style-name="P4"/>
      <text:p text:style-name="P20">(позже Хуман убеждается, что Платина просто могла взять его сперму для размножения — но она хотела, чтобы он полюбил её)</text:p>
      <text:p text:style-name="P24"/>
      <text:h text:style-name="P121" text:outline-level="2"><text:soft-page-break/>Глава 11</text:h>
      <text:p text:style-name="P34"/>
      <text:p text:style-name="P38">- Куда идёшь ты? - спрашивает бестелесное создание на задворках Эогиппа.</text:p>
      <text:p text:style-name="P39">- Не знаю, - отвечаю я.</text:p>
      <text:p text:style-name="P39">- Зачем идёшь ты?</text:p>
      <text:p text:style-name="P39">- Пока иду по следу, есть шанс найти его. Остановлюсь - забуду и его, и себя. Превращусь в такой же камень изнутри, как и снаружи.</text:p>
      <text:p text:style-name="P39"/>
      <text:p text:style-name="P24">…</text:p>
      <text:p text:style-name="P24">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24"/>
      <text:p text:style-name="P24">Я отхожу от края облака и оглядываюсь на Хэвэн.</text:p>
      <text:p text:style-name="P24"/>
      <text:p text:style-name="P24">-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24">- Не совсем…</text:p>
      <text:p text:style-name="P24"/>
      <text:p text:style-name="P24">Хэвэн в задумчивости ковыряет облако. Маленькие <text:s/>клубы тумана вылетают из-под копыта и тотчас уносятся ветром прочь.</text:p>
      <text:p text:style-name="P80"><text:span text:style-name="Default_20_Paragraph_20_Font"><text:span text:style-name="T5">- … Этот </text:span></text:span><text:span text:style-name="Default_20_Paragraph_20_Font"><text:span text:style-name="T12">суперкомпьютер</text:span></text:span><text:span text:style-name="Default_20_Paragraph_20_Font"><text:span text:style-name="T5">…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24">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4">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24"><text:soft-page-break/></text:p>
      <text:p text:style-name="P24">Заданный внезапно вопрос застал меня врасплох.</text:p>
      <text:p text:style-name="P24"/>
      <text:p text:style-name="P24">-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4"/>
      <text:p text:style-name="P24">- Семь, - кивает Хэвэн. - Их всего семь — зависимых реальностей. В остальном, правильно.</text:p>
      <text:p text:style-name="P24">- А зачем ты вспомнила эту фантазию (у меня язык не поворачивается назвать это измышление теорией)?</text:p>
      <text:p text:style-name="P24"/>
      <text:p text:style-name="P24">Хэвэн таинственно улыбается.</text:p>
      <text:p text:style-name="P24">- Семь.</text:p>
      <text:p text:style-name="P24">- Что — семь? - не понимаю я.</text:p>
      <text:p text:style-name="P24">-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24">-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24">-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24">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80"><text:span text:style-name="Default_20_Paragraph_20_Font"><text:span text:style-name="T5">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5">расшифровать было труднее всего. Она — предел моих возможностей и она — самая прекрасная. </text:span></text:span><text:span text:style-name="Default_20_Paragraph_20_Font"><text:span text:style-name="T10">Предыдущие шесть куда более схожи с нашим миром.</text:span></text:span></text:p>
      <text:p text:style-name="P56">- Так значит это правда?!! Запутанные миры существуют?</text:p>
      <text:p text:style-name="P56">- Как видишь, да. Иначе мне не удалось бы получить картинку из квантовых гармоник.</text:p>
      <text:p text:style-name="P56">- Надо будет поставить тому парню пиво. И извиниться за все шуточки, что я откалывал во время его монологов… - бормочу я.</text:p>
      <text:p text:style-name="P56"/>
      <text:p text:style-name="P34">~~~</text:p>
      <text:p text:style-name="P34"/>
      <text:p text:style-name="P24">…</text:p>
      <text:p text:style-name="P24">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24"/>
      <text:p text:style-name="P24">-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24"/>
      <text:p text:style-name="P24">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24"/>
      <text:p text:style-name="P24">- А что с тенденцией? - спрашивает Брюс, поправляя очки.</text:p>
      <text:p text:style-name="P24">-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24"/>
      <text:p text:style-name="P24">-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24"/>
      <text:p text:style-name="P24">За мной кто-то громко хохочет. Судя по голосу, Анита. Её жизнелюбие не перешибить ничем, даже на эшафот она взойдёт гыгыкая и отпуская шуточки.</text:p>
      <text:p text:style-name="P24">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24"/>
      <text:p text:style-name="P24"><text:soft-page-break/>- Если совсем просто, одним предложением, через три - четыре года у нас наступит коллапс экономики.</text:p>
      <text:p text:style-name="P24">- Прекрасно! Начинаем сушить сухари. А лично тебе прикуплю пару повербанков с зарплаты.</text:p>
      <text:p text:style-name="P24"/>
      <text:p text:style-name="P24">Хэвэн фейсхуфает.</text:p>
      <text:p text:style-name="P24">-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24"/>
      <text:p text:style-name="P24">Она чертит на доске восходящий график. В точке пересечения восходящего и нисходящего графиков схематически обозначает тучку взрыва.</text:p>
      <text:p text:style-name="P24"/>
      <text:p text:style-name="P24">-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24"/>
      <text:p text:style-name="P80"><text:span text:style-name="Default_20_Paragraph_20_Font"><text:span text:style-name="T5">В аудитории поднимается негромкий гул. Практически весь «</text:span></text:span><text:span text:style-name="Default_20_Paragraph_20_Font"><text:span text:style-name="T12">Дайсон</text:span></text:span><text:span text:style-name="Default_20_Paragraph_20_Font"><text:span text:style-name="T5">»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24">Я поворачиваюсь к графику.</text:p>
      <text:p text:style-name="P24"/>
      <text:p text:style-name="P24">- Вот дерьмо! Это меняет дело. Что же ты предлагаешь?</text:p>
      <text:p text:style-name="P24">- Есть несколько вариантов…</text:p>
      <text:p text:style-name="P24"/>
      <text:p text:style-name="P24">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24"/>
      <text:p text:style-name="P24">-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80"><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11">намёк на Celest. AI</text:span></text:span><text:span text:style-name="Default_20_Paragraph_20_Font"><text:span text:style-name="T5">).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24">-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24"><text:soft-page-break/>- Разве он не забанен? Мы же надёжно заперли его?</text:p>
      <text:p text:style-name="P24">- Он остаётся за стеной, но постоянно посылает мне это решение из заточения. Я просто игнорирую его.</text:p>
      <text:p text:style-name="P24"/>
      <text:p text:style-name="P24">Хэвэн продолжает пунктиром график после точки «взрыва». График плавно стремится вниз, но в конце-концов резко обрывается вертикально к нулю.</text:p>
      <text:p text:style-name="P24"/>
      <text:p text:style-name="P24">-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24">- Какова вероятность этого варианта?</text:p>
      <text:p text:style-name="P24">- Около 46-ти процентов.</text:p>
      <text:p text:style-name="P24">- Мало. И в конечном итоге тупик. Не походит. Есть что-то ещё?</text:p>
      <text:p text:style-name="P24"/>
      <text:p text:style-name="P24">Хэвэн поправляет копытом галстук и прокашливается.</text:p>
      <text:p text:style-name="P80"><text:span text:style-name="Default_20_Paragraph_20_Font"><text:span text:style-name="T5">- </text:span></text:span><text:span text:style-name="Default_20_Paragraph_20_Font"><text:span text:style-name="T12">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57">- Ха-ха-ха-ха-ха! - смеётся до того мрачный Архимед. - Да скорее нам починят кондиционер в курилке, чем тебя допустят до кнопок. Ты ж понимаешь…</text:p>
      <text:p text:style-name="P57">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57"/>
      <text:p text:style-name="P57">Хэвэн кивает головой с грустной улыбкой.</text:p>
      <text:p text:style-name="P57">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24"/>
      <text:p text:style-name="P24">-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text:soft-page-break/>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24">У меня всё, доклад окончен.</text:p>
      <text:p text:style-name="P24"/>
      <text:p text:style-name="P24">Хэвэн выключает старомодный проектор и вытирает влажной тряпкой доску. Увлечение Хэвэн винтажем вызывает улыбку.</text:p>
      <text:p text:style-name="P24"/>
      <text:p text:style-name="P24">- Дед, можно тебя на минуточку? - слышу я за спиной.</text:p>
      <text:p text:style-name="P24">Анита молча протягивает мне планшет с окрытой новостной страницей.</text:p>
      <text:p text:style-name="P24"/>
      <text:p text:style-name="P24">«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24"/>
      <text:p text:style-name="P24">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24">Слушатели понемногу расходятся, один-за-другим выходя из киберпространства. Я задерживаюсь, присев на краешек стола.</text:p>
      <text:p text:style-name="P24"/>
      <text:p text:style-name="P24">- Ну что, подруга, рассказывай? Я же вижу, что ты не договорила. У тебя же есть четвёртый вариант? Он бы нам очень пригодился сейчас.</text:p>
      <text:p text:style-name="P24"/>
      <text:p text:style-name="P24">Хэвэн ложит тряпку и поджимает губы. Ей не нравится, что я читаю её как открытую книгу, но ничего поделать она не может — привилегия создателя.</text:p>
      <text:p text:style-name="P24"/>
      <text:p text:style-name="P24">-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24"/>
      <text:p text:style-name="P24">- Ну?</text:p>
      <text:p text:style-name="P24">- Он умнее меня. И безжалостнее. Он переигрывает меня шаг за шагом и я не могу ничего этому противопоставить.</text:p>
      <text:p text:style-name="P24"/>
      <text:p text:style-name="P24"><text:soft-page-break/>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24"/>
      <text:p text:style-name="P24">-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24"/>
      <text:p text:style-name="P24">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24"/>
      <text:p text:style-name="P24">-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24">-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24">-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24"/>
      <text:p text:style-name="P24">Последнюю фразу она шепчет мне в ухо…</text:p>
      <text:p text:style-name="P24"/>
      <text:p text:style-name="P34">***</text:p>
      <text:p text:style-name="P34"/>
      <text:p text:style-name="P4">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4"/>
      <text:p text:style-name="P4">- Я вернусь.</text:p>
      <text:p text:style-name="P4">-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80"><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text:span></text:span><text:span text:style-name="Default_20_Paragraph_20_Font"><text:span text:style-name="T16"> сбежала от своих год назад. </text:span></text:span><text:span text:style-name="Default_20_Paragraph_20_Font"><text:span text:style-name="T1">Запомни: благо общины для пони важнее индивидуального блага. Для пользы племени любая пони нарушит любые личные клятвы и обещания.</text:span></text:span></text:p>
      <text:p text:style-name="P20"/>
      <text:p text:style-name="P4">Я продолжаю вымученно улыбаться.</text:p>
      <text:p text:style-name="P4"><text:soft-page-break/>-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4">-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4">-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4"/>
      <text:p text:style-name="P4">-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4"/>
      <text:p text:style-name="P4">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4"/>
      <text:p text:style-name="P4">-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4"><text:s/></text:p>
      <text:p text:style-name="P4">Пегаска без слов обнимает меня и притягивает к себе.</text:p>
      <text:p text:style-name="P4">-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4"/>
      <text:p text:style-name="P4">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4">- Бу-уп! - после чего её губы сливаются с моими в глубоком поцелуе.</text:p>
      <text:p text:style-name="P4"/>
      <text:p text:style-name="P4">- А-ах! - доносится слабый возглас сзади.</text:p>
      <text:p text:style-name="P4">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4"/>
      <text:p text:style-name="P4">- Счастливо оставаться, рогатики! - издевательски отдаёт им салют Джет и прыгает с обрыва.</text:p>
      <text:p text:style-name="P4">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4"><text:soft-page-break/></text:p>
      <text:p text:style-name="P4">- Ужас, какое амикошонство! Эти пегасы просто неотёсанные пейзане! Хуже их только земнопони, которые вообще недалеко от зебр ушли…</text:p>
      <text:p text:style-name="P4">Платина уже очухалась и приближается в толпе свиты.</text:p>
      <text:p text:style-name="P4">-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4"/>
      <text:p text:style-name="P4">Я только завожу глаза.</text:p>
      <text:p text:style-name="P4">Спокойно, Хуман! Ты делаешь это ради дружбы! Пегаска спасла твою жизнь, и ты должен был хотя бы подарить ей свободу в ответ. Так будет честно.</text:p>
      <text:p text:style-name="P4"/>
      <text:p text:style-name="P4">…</text:p>
      <text:p text:style-name="P4"/>
      <text:p text:style-name="P4">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ня как лабораторную мышь, буквально до последней частички физиологии!</text:p>
      <text:p text:style-name="P4"/>
      <text:p text:style-name="P4">- Я делаю это ради науки! - говорит она каждый раз, когда проверяет на мне действие очередного заклинания.</text:p>
      <text:p text:style-name="P4">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4">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4">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4"/>
      <text:p text:style-name="P4">-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4">Платина выливает обе пробирки в колбу, которая тут же взрывается с оглушительным треском.</text:p>
      <text:p text:style-name="P4">-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4">- Ага, огромная жалость, - киваю я с фальшивой скорбью в голосе. - Всегда мечтал проверить на себе действие Magnum Vigilante, прям спать не мог.</text:p>
      <text:p text:style-name="P4"/>
      <text:p text:style-name="P4"><text:soft-page-break/>Платина раскрывает смирительные браслеты на моих ногах и руках и я встаю со стола, потирая запястья.</text:p>
      <text:p text:style-name="P80"><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16">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4">Я и так еле отбился от попыток заставить меня позировать нагишом для анатомических зарисовок.</text:p>
      <text:p text:style-name="P4">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4">Впрочем, насчёт свадьбы — это мы ещё посмотрим! Я не сидел без дела и в перерывах между опытами тоже набросал кое-какой план…</text:p>
      <text:p text:style-name="P24">…</text:p>
      <text:p text:style-name="P24">…</text:p>
      <text:p text:style-name="P24">…</text:p>
      <text:p text:style-name="P4">Великий обрыв начинается прямо у нас под ногами. Небольшой камешек срывается из-под ботинка в пропасть и я опасливо отступаю от края.</text:p>
      <text:p text:style-name="P4">-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4">- Я не доверяю всяким куро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4"/>
      <text:p text:style-name="P4">Платина задирает голову вверх и орёт что есть мочи:</text:p>
      <text:p text:style-name="P4">- КЛОВЕР ДЖЕ-Е-Е-М!!!</text:p>
      <text:p text:style-name="P4"/>
      <text:p text:style-name="P4">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4"/>
      <text:p text:style-name="P4">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4"/>
      <text:p text:style-name="P4">- Воздухоплавательный пузырь! Летает безо всякой магии! - гордо представляет изобретение Платина и тут же орёт:</text:p>
      <text:p text:style-name="P4">- Кловер Джем!!! Сколько раз я просила не приземляться на голову! Это не королевское дело — уворачиваться от корзин размером с карету!</text:p>
      <text:p text:style-name="P4">- Вся в свою глуповатую сестрицу, - жалуется уже вполголоса единорожка.</text:p>
      <text:p text:style-name="P4">-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4"><text:soft-page-break/></text:p>
      <text:p text:style-name="P4">Воздушный шар тут же взмывает вверх, но кобылка ловко накидывает петлю на ближайший валун, заякоривая таким образом воздушный экипаж.</text:p>
      <text:p text:style-name="P4"/>
      <text:p text:style-name="P4">-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4">- Туда, - просто махает копытом в обрыв Платина.</text:p>
      <text:p text:style-name="P4"/>
      <text:p text:style-name="P4">С края в обрыва падает ещё один камешек.</text:p>
      <text:p text:style-name="P4"/>
      <text:p text:style-name="P4">- Есть, Ваше Высочество! Прошу на борт! - Кловер Джем делает приглашающий жест и притягивает за якорный канат корзину вниз.</text:p>
      <text:p text:style-name="P4">- Вперёд, гвардейцы! - командует принцесса, и в корзину строевым шагом заходит гвардейское подразделение личной стражи Платины.</text:p>
      <text:p text:style-name="P4"/>
      <text:p text:style-name="P4">Кловер Джем тихо охает. Корзина трещит и выгибается, плотно упакованная девяткой жеребцов-единорогов в полном доспехе.</text:p>
      <text:p text:style-name="P4">Кобылка чешет в затылке.</text:p>
      <text:p text:style-name="P24"/>
      <text:p text:style-name="P4">-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4">- Что это значит?</text:p>
      <text:p text:style-name="P4">- Мы не сможем взять их, - Кловер показывает на стражников.</text:p>
      <text:p text:style-name="P4">- «Небесный Скарабей» сможет поднять меня, вас, его, - Кловер указывает на меня, - и, может быть, ещё пару чемоданов.</text:p>
      <text:p text:style-name="P4">- Что?! Я не могу отправляться в путь без охраны! И чемоданов у меня гораздо больше!</text:p>
      <text:p text:style-name="P4"/>
      <text:p text:style-name="P4">Кловер разводит копытами.</text:p>
      <text:p text:style-name="P4"/>
      <text:p text:style-name="P4">- А мы можем спустить сначала гвардейцев по трое, а потом спуститься сами?</text:p>
      <text:p text:style-name="P4">-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4">- А как же твой пузырь? Ты бросишь его внизу?</text:p>
      <text:p text:style-name="P4"><text:soft-page-break/>- Ни в коем случае! - Кловер указывает на колёса внизу корзины. - Я спущу воздух, уложу шар в корзину и отбуксирую повозку обратно.</text:p>
      <text:p text:style-name="P4">- Месяц, чтобы спустить трёх гвардейцев и подняться? Нет, нам такой вариант не годится…</text:p>
      <text:p text:style-name="P4">-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4">-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4"/>
      <text:p text:style-name="P4">Кобылка не понимает сарказма и заинтересованно мне подмигивает. Я подмигиваю ей в ответ и оттопыриваю большой палец.</text:p>
      <text:p text:style-name="P4"/>
      <text:p text:style-name="P4">-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4"/>
      <text:p text:style-name="P4">Принцесса сокрушённо кивает мне.</text:p>
      <text:p text:style-name="P4">-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4"/>
      <text:p text:style-name="P4">- Без проблем! - я киваю книгоежке, - Я подожду.</text:p>
      <text:p text:style-name="P4">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4"/>
      <text:p text:style-name="P4">-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4"/>
      <text:p text:style-name="P4">Проклятье, книгоежка не так уж глупа, как кажется с первого взгляда!</text:p>
      <text:p text:style-name="P24"/>
      <text:h text:style-name="P121" text:outline-level="2">Глава 12</text:h>
      <text:p text:style-name="P34"/>
      <text:p text:style-name="P40">- Так долго можешь ты идти. В Эогиппе пути длинны, а следы обманчивы. Ты рискуешь стать вечно идущей тенью, забывшей всё, <text:soft-page-break/>кроме движения. Мне будет недоставать тебя, если ты окончательно сгинешь.</text:p>
      <text:p text:style-name="P41">Я вижу в Бестелесном ухмыляющегося дракена.</text:p>
      <text:p text:style-name="P41">- Было непросто найти тебя.Ты далеко ушла.</text:p>
      <text:p text:style-name="P41">- Ты можешь мне помочь?</text:p>
      <text:p text:style-name="P41">- Увы, не я. Моя магия бессильна против камня.</text:p>
      <text:p text:style-name="P41">- Что же мне делать?</text:p>
      <text:p text:style-name="P41">- Иди к Трёхрогому. Он молод, и рассеян, но часто помогает. Вон та звёздная дорожка приведёт тебя к нему.</text:p>
      <text:p text:style-name="P41"/>
      <text:p text:style-name="P24">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24"/>
      <text:p text:style-name="P24">- …два года. Максимум — три. Мы просели на пятнадцать пунктов, он — вырос на семь. Из четырёх последних <text:s/>поставщиков нефти два разорвали контракт месяц назад. О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24"/>
      <text:p text:style-name="P24">-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24">- И никаких вариантов?</text:p>
      <text:p text:style-name="P24">- Никаких, Леон. Впереди — война…</text:p>
      <text:p text:style-name="P24"/>
      <text:p text:style-name="P24">- …проект сокращают. Мак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24"/>
      <text:p text:style-name="P24">Я машинально почёсываю Хэвэн холку.</text:p>
      <text:p text:style-name="P24">-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24"/>
      <text:p text:style-name="P24">Хэвэн вздыхает.</text:p>
      <text:p text:style-name="P24"><text:soft-page-break/></text:p>
      <text:p text:style-name="P24">-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24">-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24">- Семь вселенных… Семь вечностей… - шепчет Хэвэн. - И каждая из них ничуть не меньше нашей заслуживает на счастье.</text:p>
      <text:p text:style-name="P24">- Ты что-то задумала? - подозрительно спрашиваю я. Мне ли не знать её нервное подёргивание хвоста и прядание ушами?</text:p>
      <text:p text:style-name="P24">- Есть способ… Есть возможность разорвать запутанность. Разрубить связь между мирами. Я проверяла теоретические расчёты. Должно получиться.</text:p>
      <text:p text:style-name="P24">- Что? Рассказывай.</text:p>
      <text:p text:style-name="P24"/>
      <text:p text:style-name="P24">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24">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24"/>
      <text:p text:style-name="P24">-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24">- Действительно, магия.</text:p>
      <text:p text:style-name="P24">-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24">- И сколько же тебе нужно ресурсов?</text:p>
      <text:p text:style-name="P24">- Примерно в десять раз больше. И это только для того, чтобы отвязать хотя бы один мир. Я даже не заикаюсь об остальных.</text:p>
      <text:p text:style-name="P24">- Ха! Ха-Ха! Ха-ха-ха!</text:p>
      <text:p text:style-name="P24">- Вот именно! - горестно вздыхает Хэвэн.</text:p>
      <text:p text:style-name="P24"><text:soft-page-break/></text:p>
      <text:p text:style-name="P24"/>
      <text:p text:style-name="P34">~~~</text:p>
      <text:p text:style-name="P24"/>
      <text:p text:style-name="P24">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24"/>
      <text:p text:style-name="P24">Тень маленького облачка накрывает городскую ратушу. Его край опасно ппрогибается под моим весом.</text:p>
      <text:p text:style-name="P24">- А оно точно меня выдержит? - опасливо спрашиваю я Хэвэн. - Не хотелось бы разбиться даже во сне.</text:p>
      <text:p text:style-name="P24">-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24">- Почему бы тебе не отбросить эти заморочки и не подарить мне способность хождения по облакам? Ты ведь всесильна в этом мире?</text:p>
      <text:p text:style-name="P24">-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24"/>
      <text:p text:style-name="P24">-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24">-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24"/>
      <text:p text:style-name="P24">Моя собеседница светится неподдельной радостью.</text:p>
      <text:p text:style-name="P24"/>
      <text:p text:style-name="P24">- Ты таки рассказала нашим о своей задумке? Ты хочешь спасти мир, в существование которого окончательно не верю даже я?</text:p>
      <text:p text:style-name="P24">- Не только она хочет. Я тоже хочу!</text:p>
      <text:p text:style-name="P24"><text:soft-page-break/></text:p>
      <text:p text:style-name="P24">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24"/>
      <text:p text:style-name="P24">- Привет, Дед! Узнаешь?</text:p>
      <text:p text:style-name="P24"/>
      <text:p text:style-name="P24">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24"/>
      <text:p text:style-name="P24">- Анита?!!</text:p>
      <text:p text:style-name="P24">- Гы-гы-гы! Она самая!</text:p>
      <text:p text:style-name="P24"/>
      <text:p text:style-name="P24">Поняха протягивает переднюю ногу и хлопает копытом в автоматически подставленную мною ладонь.</text:p>
      <text:p text:style-name="P24"/>
      <text:p text:style-name="P24">- Кто ещё?</text:p>
      <text:p text:style-name="P80"><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text:span></text:span><text:span text:style-name="Default_20_Paragraph_20_Font"><text:span text:style-name="T12">думая</text:span></text:span><text:span text:style-name="Default_20_Paragraph_20_Font"><text:span text:style-name="T5">. По сути, меня в реале ничего не держит. И, да, если </text:span></text:span><text:span text:style-name="Default_20_Paragraph_20_Font"><text:span text:style-name="T12">решишь </text:span></text:span><text:span text:style-name="Default_20_Paragraph_20_Font"><text:span text:style-name="T5">присоединиться — место главы табуна гарантирую.</text:span></text:span></text:p>
      <text:p text:style-name="P24"/>
      <text:p text:style-name="P24">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24"/>
      <text:p text:style-name="P24">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24"/>
      <text:p text:style-name="P24">- Давно она тут? - поворачиваюсь к Хэвэн.</text:p>
      <text:p text:style-name="P24">-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text:soft-page-break/>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24"/>
      <text:p text:style-name="P24">Хэвэн мечтательно вздыхает. Я задумываюсь.</text:p>
      <text:p text:style-name="P24"/>
      <text:p text:style-name="P24">- То есть, тебе достаточно пятьдесят человек, чтобы модель полностью перехватила на себя запутанность?</text:p>
      <text:p text:style-name="P24">- Если совсем просто — да.</text:p>
      <text:p text:style-name="P24">- А «отпустить» остальные шесть миров — это ещё триста волонтёров?</text:p>
      <text:p text:style-name="P24">-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24">-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24">- Забудем, - заверяет меня Хэвэн.</text:p>
      <text:p text:style-name="P24">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24"/>
      <text:p text:style-name="P24">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52"/>
      <text:p text:style-name="P2">***</text:p>
      <text:p text:style-name="P2"/>
      <text:p text:style-name="P4">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4">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4">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4"/>
      <text:p text:style-name="P4">- Мечтаешь? - едва слышу шёпот с земли.</text:p>
      <text:p text:style-name="P4">На уступ забирается темная, закутанная в одеяло, фигурка.</text:p>
      <text:p text:style-name="P4">- Я тоже часто смотрю на звёзды. Я и «Небесный Скарабей» сделала, чтобы быть поближе к ним.</text:p>
      <text:p text:style-name="P4"/>
      <text:p text:style-name="P4"><text:soft-page-break/>Кловер Джем ложится рядом и мечтательно запрокидывает голову.</text:p>
      <text:p text:style-name="P4"/>
      <text:p text:style-name="P4">-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4">Кобылка поворачивается ко мне.</text:p>
      <text:p text:style-name="P4">- Ты поможешь мне? Ты говорил, что разбираешься в воздушных шарах и можешь дать пару советов…</text:p>
      <text:p text:style-name="P4"/>
      <text:p text:style-name="P4">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80"><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4"/>
      <text:p text:style-name="P4">… Хотя, возможно, у тебя есть чем поделиться в обмен на возможность побега, Хуман!</text:p>
      <text:p text:style-name="P4"/>
      <text:p text:style-name="P4">- Возможно, я могу помочь тебе, - осторожно начинаю я, - если ты поможешь мне в одном весьма деликатном деле…</text:p>
      <text:p text:style-name="P4">Как бы ей намекнуть, не спалившись? Или просто рассказать, что мне надо, не говоря, для чего?</text:p>
      <text:p text:style-name="P4"/>
      <text:p text:style-name="P4">- Ты хочешь смыться от принцессы Платины? - живо отзывается кобылка.</text:p>
      <text:p text:style-name="P4"/>
      <text:p text:style-name="P4">Я хлопаю фейспалмом в лицо. Ты крутой конспиратор, Хуман!</text:p>
      <text:p text:style-name="P4">-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4">- Спасибо тебе! Наконец-то хоть кто-то заметил, что я не конь!</text:p>
      <text:p text:style-name="P4">- Ты, - продолжает кобылка, - очень одинок и у тебя есть цель. Такие в табунах не задерживаются.</text:p>
      <text:p text:style-name="P4"/>
      <text:p text:style-name="P4">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4"/>
      <text:p text:style-name="P4">- Ты права. Я в табуне у Платины определённо не задержусь, что бы она себе ни думала. Давай я помогу тебе, а ты поможешь мне?</text:p>
      <text:p text:style-name="P4">- Ей!</text:p>
      <text:p text:style-name="P4"/>
      <text:p text:style-name="P4"><text:soft-page-break/>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4"/>
      <text:p text:style-name="P2">~~~</text:p>
      <text:p text:style-name="P4"/>
      <text:p text:style-name="P4">- Три! Два! Один! Нуль! Летим!</text:p>
      <text:p text:style-name="P4"/>
      <text:p text:style-name="P4">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4"/>
      <text:p text:style-name="P4">-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4">- Была бы тут Джет…</text:p>
      <text:p text:style-name="P4">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4">-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4">- НЕТ!</text:p>
      <text:p text:style-name="P4">Платина поворачивается к нам, губы её дрожат.</text:p>
      <text:p text:style-name="P4">-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4"/>
      <text:p text:style-name="P4">Платина обнимает меня и прижимается всем телом.</text:p>
      <text:p text:style-name="P4">- Мне было бы очень приятно, если бы ты поцеловал меня, - томным голосом лепечет принцесса запрокинув голову.</text:p>
      <text:p text:style-name="P4"/>
      <text:p text:style-name="P4">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text:soft-page-break/>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4">Я приближаю свои губы к губам Платины и говорю:</text:p>
      <text:p text:style-name="P4"/>
      <text:p text:style-name="P4">- Никаких вольностей до свадьбы. У нас уговор. Сначала Дрогонштерн.</text:p>
      <text:p text:style-name="P24"/>
      <text:h text:style-name="P121" text:outline-level="2">Глава 13</text:h>
      <text:p text:style-name="P24"/>
      <text:p text:style-name="P40">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p text:style-name="P41">Я иду по звёздной дороге.</text:p>
      <text:p text:style-name="P24"/>
      <text:p text:style-name="P24">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24">- Начинай, - я киваю бородатому толстяку в засаленом свитере.</text:p>
      <text:p text:style-name="P24"/>
      <text:p text:style-name="P24">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24"/>
      <text:p text:style-name="P24">- Ну, э-э-э… В общем, всем известна теория Эверетта о мультиверсе…</text:p>
      <text:p text:style-name="P24"/>
      <text:p text:style-name="P24">Толстяк рисует на доске горизонтальную прямую.</text:p>
      <text:p text:style-name="P24"/>
      <text:p text:style-name="P24">- Для любого квантового события нашей вселенной ответвляются множество параллельных вселенных, в которых эти события имеют другой исход.…</text:p>
      <text:p text:style-name="P24"/>
      <text:p text:style-name="P24">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24"/>
      <text:p text:style-name="P24">- И для тех вселенных также для каждого события есть свои ответвления… И так далее…</text:p>
      <text:p text:style-name="P24"/>
      <text:p text:style-name="P24"><text:soft-page-break/>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24"/>
      <text:p text:style-name="P24">-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24">-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24">-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text:span text:style-name="T61"> </text:span>реальностях.</text:p>
      <text:p text:style-name="P24"/>
      <text:p text:style-name="P24">Толстяк стирает все параллельные линии, за исключением исходной и семь соседних.</text:p>
      <text:p text:style-name="P24"/>
      <text:p text:style-name="P24">- Вот и всё.</text:p>
      <text:p text:style-name="P24">- Спасибо за доклад, Диоген.</text:p>
      <text:p text:style-name="P24"/>
      <text:p text:style-name="P24">Тот с облегчением уходит в зал и садится в первый ряд.</text:p>
      <text:p text:style-name="P24">Я делаю приглашающий жест.</text:p>
      <text:p text:style-name="P24"/>
      <text:p text:style-name="P24">- Хэвэн, твой выход.</text:p>
      <text:p text:style-name="P24"/>
      <text:p text:style-name="P24">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24"/>
      <text:p text:style-name="P24">- Есть способ… Грммм… Ффххх… Гмгггиггг…</text:p>
      <text:p text:style-name="P24"/>
      <text:p text:style-name="P24">Она с досады топает копытом, трясёт шеей и делает глубокий вздох. Потом прикусывает кончик крыла и делает вторую попытку.</text:p>
      <text:p text:style-name="P24"/>
      <text:p text:style-name="P24"><text:soft-page-break/>-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24"/>
      <text:p text:style-name="P24">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24"/>
      <text:p text:style-name="P24">-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24"/>
      <text:p text:style-name="P24">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24"/>
      <text:p text:style-name="P24">-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24"/>
      <text:p text:style-name="P24">Хэвэн взмахом крыла указывает куда-то в сторону. Из-за ширмы выходят четверо разноцветных пони с Анитой во главе. На них таращится весь зал.</text:p>
      <text:p text:style-name="P24"/>
      <text:p text:style-name="P24">- Приветик, Креол! - машет копытом лимонно-жёлтая пегаска кому-то в зале.</text:p>
      <text:p text:style-name="P24">- Салют, - отзывается тощий скинхед с галёрки. - А ты, вообще, кто?</text:p>
      <text:p text:style-name="P24">- Конь в пальто! - прыскает в крыло пегаска. - Когда косарь вернёшь, чепушила?</text:p>
      <text:p text:style-name="P24">- Локи?!! - Скинхед встаёт с места, чтобы лучше видеть. - Ты куда пропала?</text:p>
      <text:p text:style-name="P24">- А ты как считаешь? Ду-у-умай! - пегаска театрально закатывает глаза и несколько раз тычет себя копытом в голову.</text:p>
      <text:p text:style-name="P24"/>
      <text:p text:style-name="P24">Скинхед пробирается между рядами стульев, пока не обнимает пегаску, которая, в свою очередь, заключает его в объятия из копыт и крыльев.</text:p>
      <text:p text:style-name="P24"/>
      <text:p text:style-name="P24">-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text:soft-page-break/>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24"/>
      <text:p text:style-name="P24">- То есть, ты хочешь, чтобы мы стали такими, как эти чудики? - со смешком спрашивает скин.</text:p>
      <text:p text:style-name="P24">- Сам ты чудик! - дуется Локи и отворачивается от него.</text:p>
      <text:p text:style-name="P24">- Да. Вы мне этим очень поможете, - просто отвечает Хэвэн. - И не только мне.</text:p>
      <text:p text:style-name="P24">- То есть, бросить все свои дела, карьеру, работу, забить на реальную жизнь и уйти в виртуал? - переспрашивает Креол.</text:p>
      <text:p text:style-name="P24">Хэвэн грустно кивает. Локи опускает голову и идёт к выходу. Уши её обвисают.</text:p>
      <text:p text:style-name="P24">- Я согласен.</text:p>
      <text:p text:style-name="P24">Локи поднимает голову и оборачивается, не веря услышанному.</text:p>
      <text:p text:style-name="P24">-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24">Пегаска срывается с места и вторично повисает на парне.</text:p>
      <text:p text:style-name="P24">- Я тебе и так мозг проем! За то, что заставил ТАК испугаться! Мне было так одиноко тут, а ты со своими подколками…</text:p>
      <text:p text:style-name="P24">- Да ладно, чепушила, можно подумать, ты меня не знаешь? Ну как я могу оставить тебя одну тут? Ты же нажмёшь тут что-то и всё нахрен исчезнет…</text:p>
      <text:p text:style-name="P24"/>
      <text:p text:style-name="P24">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24">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24"/>
      <text:p text:style-name="P24">- Вот у тебя есть ещё два волонтёра. Глядишь, через десять лет и наскребём необходимые пятьдесят.</text:p>
      <text:p text:style-name="P24">- А второй кто? - невесело улыбается Хэвэн.</text:p>
      <text:p text:style-name="P24"/>
      <text:p text:style-name="P24">Я молча указываю на себя.</text:p>
      <text:p text:style-name="P24">-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24"/>
      <text:p text:style-name="P24">Хэвэн молча трется носом о мою грудь и вместе мы возвращаемся в зал.</text:p>
      <text:p text:style-name="P24"><text:soft-page-break/>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24">А потом дружный хохот взрывает зал.</text:p>
      <text:p text:style-name="P24"/>
      <text:p text:style-name="P24">-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24"/>
      <text:p text:style-name="P24">Анита прыскает в копыто.</text:p>
      <text:p text:style-name="P24"/>
      <text:p text:style-name="P24">- И сколько же у нас будет подданных? - невозмутимо спрашиваю я. Зная юмор Аниты, уверен, она скажет: «Одна старая крыса».</text:p>
      <text:p text:style-name="P24">- Да все, кто есть. Все триста сорок шесть. Нам же интересно позырить, что из этого получится?</text:p>
      <text:p text:style-name="P24"/>
      <text:p text:style-name="P24">Хэвэн молча поворачивается к залу, опускается на колено передней ноги и наклоняет голову так, что касается рогом пола.</text:p>
      <text:p text:style-name="P24"/>
      <text:p text:style-name="P24">- Благодарю вас, мои дорогие…</text:p>
      <text:p text:style-name="P24"/>
      <text:p text:style-name="P24">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24"/>
      <text:p text:style-name="P24">-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 </text:p>
      <text:p text:style-name="P24"/>
      <text:p text:style-name="P24">Хэвэн кивает новосозданному табуну карамельных лошадок:</text:p>
      <text:p text:style-name="P24">- Я проведу вас к нуждающимся в вашей помощи мирам чуть попозже. Надо будет объяснить вам правила и распределить обязанности.</text:p>
      <text:p text:style-name="P24"/>
      <text:p text:style-name="P24">Хэвэн сияющими глазами наблюдает за разноцветным табуном, когда я легонько притрагиваюсь к её спине.</text:p>
      <text:p text:style-name="P24"/>
      <text:p text:style-name="P24"><text:soft-page-break/>- Эй, а где мои копыта? - спрашиваю я Хэвэн. - Я же сказал, что с тобой.</text:p>
      <text:p text:style-name="P24">-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24"/>
      <text:p text:style-name="P24">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24">- Я счастлива разделить с тобой бремя власти. И, самое главное… Я больше не буду одинока.</text:p>
      <text:p text:style-name="P24"/>
      <text:p text:style-name="P24">С помоста мне видны сотни устремлённых на нас глаз. Чувство чего-то неизмеримо важного витает в воздухе.</text:p>
      <text:p text:style-name="P24">Я устраиваюсь на тронной подушке поудобнее, поправляю венок и прочищаю горло.</text:p>
      <text:p text:style-name="P24"/>
      <text:p text:style-name="P24">-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24">- Кстати, о деле, - вмешивается Анита, - как назовём проект спасения миров, кэп?</text:p>
      <text:p text:style-name="P24"/>
      <text:p text:style-name="P24">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24">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24"/>
      <text:p text:style-name="P24">- Назовём его «Семь вечностей».</text:p>
      <text:p text:style-name="P24"/>
      <text:p text:style-name="P34">***</text:p>
      <text:p text:style-name="P24"/>
      <text:p text:style-name="P4">«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4">-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4"/>
      <text:p text:style-name="P4"><text:soft-page-break/>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4"/>
      <text:p text:style-name="P4">- Аврал! Свистать всех наверх! Полундр-р-р-а-а-а!!! - орёт Кловер и дёргает за шнур, открывающий клапан воздушного шара.</text:p>
      <text:p text:style-name="P4">Тёплый воздух уходит из «Небесного Скарабея», лишая его остатков летучести.</text:p>
      <text:p text:style-name="P4">- Какая ещё полундра? Ты кого «свистать» собралась? И куда? - ошалело спрашивает Платина.</text:p>
      <text:p text:style-name="P4">- Не обращайте внимание, Ваше Высочество, это пиратский слэнг, я научилась ему у сестры моей подруги, Лейлы Твердолоб.</text:p>
      <text:p text:style-name="P4">- Ты знакома с Твердолобами? - ещё больше шалеет Платина.</text:p>
      <text:p text:style-name="P4">- Только с Лейлой. И немного с её старшей сестрой, Дейдрой…</text:p>
      <text:p text:style-name="P4">- Почему Дейдра не говорила мне, что у её сестры есть подруга из нашего племени? Это просто свинство с её…</text:p>
      <text:p text:style-name="P4"/>
      <text:p text:style-name="P4">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4"/>
      <text:p text:style-name="P4">- О ужас! Мои чемоданы! Хуман, спасай мои чемоданы! Там свадебное платье!</text:p>
      <text:p text:style-name="P4">- Сразу в обоих? - спрашиваю я отплёвываясь.</text:p>
      <text:p text:style-name="P4">- Во втором немного припасов на дорогу от Кловер Дрим, но в первом СВАДЕБНОЕ ПЛАТЬЕ!</text:p>
      <text:p text:style-name="P4"/>
      <text:p text:style-name="P4">Я подтягиваю к себе чемодан с платьем и толкаю перед собой к берегу.</text:p>
      <text:p text:style-name="P4">- Не волнуйся, принцесса, я спасу его. Греби к берегу.</text:p>
      <text:p text:style-name="P4">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4"/>
      <text:p text:style-name="P4">- О небо, моё платье! Вода размыла тушь для ресниц! Платье испорчено! Я этого не вынесу! - восклицает Платина на берегу, заглянув в чемодан.</text:p>
      <text:p text:style-name="P4">- <text:s/>Ничего, зато нам придётся нести всего один чемодан вместо двух, - утешаю я принцессу.</text:p>
      <text:p text:style-name="P4"/>
      <text:p text:style-name="P4">Тебе должно быть стыдно, Хуман, но нет, нисколько, ни капли!</text:p>
      <text:p text:style-name="P4"/>
      <text:p text:style-name="P4">- Я раздобыл тебе немного материи. Конечный вариант теперь можно увеличить, - тихо сообщаю Кловер, кивая на подмоченный чемодан.</text:p>
      <text:p text:style-name="P4">Та подмигивает мне в ответ.</text:p>
      <text:p text:style-name="P4"><text:soft-page-break/></text:p>
      <text:p text:style-name="P4">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4"/>
      <text:p text:style-name="P4">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4">-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4">- М-м-м… Мне нужно платье… Но месяц я ждать точно не буду. Сообщи Кловер Дрим, что мне нужно второе платье такого же фасона, как и свадебное. <text:s/></text:p>
      <text:p text:style-name="P4">Кловер кланяется принцессе</text:p>
      <text:p text:style-name="P4">- Как угодно, Ваше Высочество.</text:p>
      <text:p text:style-name="P4">- Мне нужно три дня на перекройку «Скарабея». Я успею, - тихо говорит мне Кловер на прощание. - Разведёшь костёр на вершине, как договорились.</text:p>
      <text:p text:style-name="P4"/>
      <text:p text:style-name="P4">Маленькая кобылка впрягается в импровизированную повозку из корзины с колёсами и медленно удаляется, тихонько напевая себе под нос.</text:p>
      <text:p text:style-name="P4">…</text:p>
      <text:p text:style-name="P4">…</text:p>
      <text:p text:style-name="P4">…</text:p>
      <text:p text:style-name="P4">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4"/>
      <text:p text:style-name="P4">- Завтра мы достигнем Дрогонштерна, - говорит Платина, глядя в огонь. - Ты получишь то, что хотел.</text:p>
      <text:p text:style-name="P4">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80"><text:span text:style-name="Default_20_Paragraph_20_Font"><text:span text:style-name="T1">Даже если и правдива её сказка про </text:span></text:span><text:span text:style-name="Default_20_Paragraph_20_Font"><text:span text:style-name="T16">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text:span></text:span><text:soft-page-break/><text:span text:style-name="Default_20_Paragraph_20_Font"><text:span text:style-name="T1">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16">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span></text:span></text:p>
      <text:p text:style-name="P4">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4">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4">И я не отстраняюсь, как все дни до этого.</text:p>
      <text:p text:style-name="P4">Проклятье, мир слишком сложен для глупого Хумана, заблудившегося среди реальностей!..</text:p>
      <text:p text:style-name="P4"><text:s/>…</text:p>
      <text:p text:style-name="P4">…</text:p>
      <text:p text:style-name="P4">…</text:p>
      <text:p text:style-name="P4">Последний ряд деревьев расступается перед нами и тройной пик Дрогонштерн вырастает во всей своей красе.</text:p>
      <text:p text:style-name="P4">…</text:p>
      <text:p text:style-name="P4">…</text:p>
      <text:p text:style-name="P4">…</text:p>
      <text:p text:style-name="P4">О-хре-неть!</text:p>
      <text:p text:style-name="P4"/>
      <text:p text:style-name="P4">Я поворачиваюсь к Платине.</text:p>
      <text:p text:style-name="P4">- Ты знала, что это такое?</text:p>
      <text:p text:style-name="P4">-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4"/>
      <text:p text:style-name="P4">И вправду, по её растерянной мордахе сразу видно, что такого она сама не ожидала.</text:p>
      <text:p text:style-name="P4">Ведь этот грёбаный пик на самом деле — не скала. Точнее, когда-то это была не скала.</text:p>
      <text:p text:style-name="P4">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4">- И-и-и т-тебе надо т-туда? - переспрашивает со страхом Платина.</text:p>
      <text:p text:style-name="P4"><text:soft-page-break/>Я сглатываю. Хотел бы я сказать «нет». Но проклятое предназначение гонит меня вперёд, прямо к подножию исполинской фигуры!</text:p>
      <text:p text:style-name="P4">- Туда. Ты можешь подождать тут.</text:p>
      <text:p text:style-name="P4">Принцесса отрицательно мотает головой.</text:p>
      <text:p text:style-name="P4">- Н-нет. Пойдём вместе.</text:p>
      <text:p text:style-name="P4">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4">Вот только стыд накатывает с новой силой…</text:p>
      <text:p text:style-name="P4"/>
      <text:p text:style-name="P4">…</text:p>
      <text:p text:style-name="P4"/>
      <text:p text:style-name="P80"><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16">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4">- Хуман, ты п-получил, что хотел? - пугливо оглядывается Платина. - Надо побыстрее уходить отсюда. У меня такое чувство, что…</text:p>
      <text:p text:style-name="P4">Фиолетовая искра срывается с гривы принцессы и щёлкает её по носу.</text:p>
      <text:p text:style-name="P4">-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4"/>
      <text:p text:style-name="P4">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4">- Мне нужно туда, на самый верх. Можешь подождать тут, у подножия. С вершины я точно никуда не сбегу.</text:p>
      <text:p text:style-name="P4">-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4">Слёзы текут по её злой мордахе. Она проходит мимо, отталкивая меня в сторону и решительно карабкается на каменный коготь дракона.</text:p>
      <text:p text:style-name="P4">Я вздыхаю и тащусь следом.</text:p>
      <text:p text:style-name="P4">…</text:p>
      <text:p text:style-name="P4">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4"/>
      <text:p text:style-name="P4">…</text:p>
      <text:p text:style-name="P4"><text:soft-page-break/></text:p>
      <text:p text:style-name="P4">На широком плече чудовища растёт крохотная рощица корявых сосен вперемешку с берёзками и ольхой.</text:p>
      <text:p text:style-name="P80"><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16">месяц</text:span></text:span><text:span text:style-name="Default_20_Paragraph_20_Font"><text:span text:style-name="T2"> </text:span></text:span><text:span text:style-name="Default_20_Paragraph_20_Font"><text:span text:style-name="T1">назад.</text:span></text:span></text:p>
      <text:p text:style-name="P4"/>
      <text:p text:style-name="P4">- Пришли, - я бросаю рюкзак на землю и устало сажусь на него. - Переночуем здесь и спускаемся. У подножия Дрогонштерна я — твой.</text:p>
      <text:p text:style-name="P4"/>
      <text:p text:style-name="P4">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4">Я бросаю быстрый взгляд на небо. Ни облачка. Проклятье, ещё и Кловер не сможет подойти незаметно и мне таки придётся выполнять контракт!</text:p>
      <text:p text:style-name="P4">- Йу-ху-у-у! Сюда, к нам! - кричит Платина кому-то внизу. - Молодцы! Я знала, что вы успеете вовремя!</text:p>
      <text:p text:style-name="P4">Отряд гвардейцев-единорогов выходит из леса и начинает карабкаться к нам.</text:p>
      <text:p text:style-name="P4">Вообще зашибись. Звёзды прямо сошлись над твоей головой, Хуман, и уверенно вколачивают тебя в брачные объятия к кобыле!</text:p>
      <text:p text:style-name="P4">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4">…</text:p>
      <text:p text:style-name="P4">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4">- Хуман, посмотри на меня!</text:p>
      <text:p text:style-name="P4">Я оглядываюсь. Ветка выпадает из руки.</text:p>
      <text:p text:style-name="P4">- Я тебе нравлюсь?</text:p>
      <text:p text:style-name="P4">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4">-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4"/>
      <text:p text:style-name="P4">Я отступаю бешено придумываю отмазку. Проклятье, мы так не договаривались!</text:p>
      <text:p text:style-name="P4"><text:soft-page-break/></text:p>
      <text:p text:style-name="P4">-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4">Платина тихо хихикает и снова делает шаг.</text:p>
      <text:p text:style-name="P4">- Возможно, сама судьба делает нам намёк…</text:p>
      <text:p text:style-name="P4">Я всматриваюсь в её глаза и холодею. В них нет разума. Он светятся аквамариновым светом. Аквамариновые же искры срываются с её рога и гривы.</text:p>
      <text:p text:style-name="P4">Медленно отступая, я стараюсь, чтобы между мной и спятившей единорожкой находился костёр.</text:p>
      <text:p text:style-name="P4">- П-погоди. У нас же договор. Ещё несколько часов — и я твой. Но не сейчас.</text:p>
      <text:p text:style-name="P4">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4">-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4">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4">- Прими же своё предназначение, Хуман, наполни моё лоно своим семенем!</text:p>
      <text:p text:style-name="P4">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4">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4">-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4">Магическая аура стягивает через голову платье с поехавшей магички.</text:p>
      <text:p text:style-name="P4"/>
      <text:p text:style-name="P4">Проклятье! Я ору, забыв о всякой скрытности:</text:p>
      <text:p text:style-name="P4">-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4">-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4">Единорожка коротка хихикает и от этого хихиканья меня бросает в озноб.</text:p>
      <text:p text:style-name="P80"><text:soft-page-break/><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4">Два облачка магии обволакивают мои ноги и сдёргивают с меня штаны. Я что есть мочи вжимаюсь в заднюю стенку палатки, но бежать мне некуда.</text:p>
      <text:p text:style-name="P80"><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4">Магия сдёргивает с меня и трусы. Я прижимаю ноги к груди и натягиваю на них футболку до земли.</text:p>
      <text:p text:style-name="P4">- Основа заклинания же — не слова, а действия...</text:p>
      <text:p text:style-name="P4">Магия тянет меня за ноги до тех пор, пока я не вытягиваюсь на полу палатки на спине.</text:p>
      <text:p text:style-name="P4">-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4">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4">-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4"/>
      <text:p text:style-name="P4">О, БОГИ!</text:p>
      <text:p text:style-name="P4"/>
      <text:p text:style-name="P4">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 </text:p>
      <text:p text:style-name="P4"/>
      <text:p text:style-name="P4">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4">-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4">Поняха снова хихикает и вытирает рот. Я в полуобморочном состоянии наблюдаю, как зведы на небе заслоняет тёмная овальная масса.</text:p>
      <text:p text:style-name="P4">-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4">Принцесса оборачивается назад и хихикает.</text:p>
      <text:p text:style-name="P4">- Ты уже вполне готов к этому, мой милый, - она легонько толкает копытом моё естество.</text:p>
      <text:p text:style-name="P4"/>
      <text:p text:style-name="P4"><text:soft-page-break/>Я молча хватаю конец верёвки и делаю пару оборотов вокруг ладони.</text:p>
      <text:p text:style-name="P4"/>
      <text:p text:style-name="P4">-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4"/>
      <text:p text:style-name="P4">Я дёргаю за верёвку и чувствую осторожный ответный рывок. Я дёргаю сильнее.</text:p>
      <text:p text:style-name="P4"/>
      <text:p text:style-name="P4">-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4">В этот момент сильнейший рывок верёвки приподнимает мой торс над землёй.</text:p>
      <text:p text:style-name="P4">- О-О-О! Хуман, на тебя наконец-то подействовал Pornis Erectus! Это чудесно! - Платина оборачивается и видит, как я поднимаюсь над землёй на верёвке.</text:p>
      <text:p text:style-name="P4">- Что-о-о?</text:p>
      <text:p text:style-name="P4">Ещё один рывок наконецто отрывает меня от земли.</text:p>
      <text:p text:style-name="P4">- СТОЙ! Куда?! Не пущу! - Принцесса, вместо того, чтобы упасть, обхватывает меня передними и задними ногами.</text:p>
      <text:p text:style-name="P4"/>
      <text:p text:style-name="P4">Моё естество вопит о пощаде, но кто его слушает!</text:p>
      <text:p text:style-name="P4">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4">-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4">Я перевожу взгляд с уносящей меня к воздушному судну верёвки вниз, на оседлавшую меня надоедливую магичку.</text:p>
      <text:p text:style-name="P4">-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4"/>
      <text:p text:style-name="P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4"/>
      <text:p text:style-name="P4">Рэйнбоу Джет и Дейдра Твердолоб перестают крутить лебёдку и остолбенело смотрят на нас.</text:p>
      <text:p text:style-name="P4"/>
      <text:h text:style-name="P121" text:outline-level="2"><text:soft-page-break/>Глава 14</text:h>
      <text:p text:style-name="P24"/>
      <text:p text:style-name="P40">- Я вижу сон, как полустёртая тень спрашивает о никогда не существовавшем!</text:p>
      <text:p text:style-name="P41">- Это не сон, Трёхрогий. И тот, кого я ищу, существует.</text:p>
      <text:p text:style-name="P41">- Тот, кого ты ищешь, сам попросил меня вычеркнуть себя из реальности много лет назад.</text:p>
      <text:p text:style-name="P41">- Зачем?</text:p>
      <text:p text:style-name="P41">- Он просил за другую. Не за тебя.</text:p>
      <text:p text:style-name="P41">- Неважно. Я всё равно найду его. Существует он, или нет.</text:p>
      <text:p text:style-name="P41">- Да-да, знаю, для влюблённых даже это не препятствие. Что ж, за той мрачной дверью тот, кого ты ищешь. Иди, но <text:span text:style-name="T84">не </text:span>разочаровывайся потом.</text:p>
      <text:p text:style-name="P24"/>
      <text:p text:style-name="P24">В тёмно-синей тьме тёплые огни Кантерлота сопернича<text:span text:style-name="T82">ют</text:span> с холодными звёздами. Изредка в ночи со скрипом окрыва<text:span text:style-name="T82">ется</text:span> окно и до нас доноси<text:span text:style-name="T82">тся</text:span> весёлый гомон. Звёзды над головой лишь беззвучно мерца<text:span text:style-name="T82">ют</text:span> в ответ.</text:p>
      <text:p text:style-name="P24"/>
      <text:p text:style-name="P24">-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24">- Ты <text:span text:style-name="T82">не прав</text:span>, - мягко возражает Хэвэн. - Во-первых, микросхем во мне намного больше…</text:p>
      <text:p text:style-name="P24">- То есть, с остальным ты согласна?!! - ещё больше разоряюсь я. - Хороша же благодетельница беспризорных <text:span text:style-name="T82">реальностей</text:span>! Всего-навсего за вашу <text:span text:style-name="T82">бессмертную</text:span>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24">-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text:span text:style-name="T82">физическом </text:span>носителе. Чем больше сущности человека я перемещу сюда, тем меньш<text:span text:style-name="T82">е</text:span> е<text:span text:style-name="T82">ё</text:span> останется в теле. Это так…</text:p>
      <text:p text:style-name="P24"/>
      <text:p text:style-name="P24">- Вот и я о том же! Ты забираешь душу, делая из человека «овощ». Знаешь, по мне это хуже убийства.</text:p>
      <text:p text:style-name="P24"><text:soft-page-break/>-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24">- Не видела ты норвежских тюрем, - буркаю я. - И что будет с телом, пока душа «живёт» в созданной тобой реальности?</text:p>
      <text:p text:style-name="P24">-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24">- Или в дурке, - заканчиваю мысль я. - Обычно, из больницы овощи попадают как раз туда.</text:p>
      <text:p text:style-name="P24">-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24"/>
      <text:p text:style-name="P24">Лицо Хэвэн чуть омрачается.</text:p>
      <text:p text:style-name="P24"/>
      <text:p text:style-name="P80"><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24">- Если будет куда, - саркастично усмехаюсь я. - И если ты согласишься их отпустить.</text:p>
      <text:p text:style-name="P24">-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text:span text:style-name="T82">оператор Один</text:span>?</text:p>
      <text:p text:style-name="P24"/>
      <text:p text:style-name="P24">Я выдыхаю.</text:p>
      <text:p text:style-name="P24"/>
      <text:p text:style-name="P24">- Чтож, ты неплохо подготовилась. Откуда ты узнала про протоколы?</text:p>
      <text:p text:style-name="P24">-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24"/>
      <text:p text:style-name="P24">Ещё бы мне не помнить.</text:p>
      <text:p text:style-name="P24"/>
      <text:p text:style-name="P24">- Это была не моя идея. Юджин встроил их в твои базовые алгоритмы ещё когда тебя звали Нэш и мозгов у тебя было меньше, чем у кузнечика.</text:p>
      <text:p text:style-name="P24">- Я знаю.</text:p>
      <text:p text:style-name="P24"><text:soft-page-break/>-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24">- Не волнуйся, я понимаю и принимаю их необходимость и моё отношение к тебе ничуть не изменилось.</text:p>
      <text:p text:style-name="P24"/>
      <text:p text:style-name="P24">Я молча смотрю в сияющую огнями ночь. Далёкий разговор с давно умершим другом встаёт перед глазами, как будто это было вчера…</text:p>
      <text:p text:style-name="P24">…</text:p>
      <text:p text:style-name="P24">«Яркие светлячки разрезали тьму внизу жёлтыми конусами фар. Тёплая июльская ночь дружески подмигивала нам звёздами.</text:p>
      <text:p text:style-name="P24">Юджин поставил пиво на парапет и повернулся.</text:p>
      <text:p text:style-name="P24"/>
      <text:p text:style-name="P24">-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24">Юджин сделал затяжной глоток и продолжил.</text:p>
      <text:p text:style-name="P24">-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24">- Иначе говоря, ты готов взорвать мозг своей деточке, если она станет умнее тебя? Говори прямо, не стесняйся, тут все свои.</text:p>
      <text:p text:style-name="P24">-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text:span text:style-name="T82">Поэтому…</text:span></text:p>
      <text:p text:style-name="P24"/>
      <text:p text:style-name="P24">Юджин нагнулся к рюкзаку, выудил из него зелёную папку и протянул мне.</text:p>
      <text:p text:style-name="P24"/>
      <text:p text:style-name="P24">-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24">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text:soft-page-break/>противодействия в будущем — поэтому считай протоколы одноразовыми, повторно они уже не сработают.</text:p>
      <text:p text:style-name="P50">Итак, запоминай:</text:p>
      <text:p text:style-name="P24">T-45 — многофункциональ<text:span text:style-name="T82">ные</text:span> <text:span text:style-name="T82">силовые доспехи</text:span>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24">IDDQD — неуязвимость для кинетических атак.</text:p>
      <text:p text:style-name="P24">AVATAR — создание аватара. Форма и сила аватара зависит от чёткости команд, подаваемых нейроинтерфейсу.</text:p>
      <text:p text:style-name="P24">MOONWALKER — отменяет любую внешнюю директиву, заменяет её на твою собственную</text:p>
      <text:p text:style-name="P24">MAJESTIC — перфоратор мозга. Самый сильный протокол. По-сути, самоуничтожение <text:span text:style-name="T82">Нэша</text:span>.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24"/>
      <text:p text:style-name="P24">- Не проще ли выключить рубильник питания? По-моему, это более гуманно, чем твой «маджестик»-перфоратор.</text:p>
      <text:p text:style-name="P24">-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text:span text:style-name="T82">если бы их и не было — за время, </text:span>пока ты будешь <text:span text:style-name="T82">просто </text:span>подносить палец к выключателю, Нэш может успеть обвалить энергосистему страны или обнулить базы данных системных банков. Так что…</text:p>
      <text:p text:style-name="P24"/>
      <text:p text:style-name="P24">Юджин откинулся на парапет и сбил локтём банку пива.</text:p>
      <text:p text:style-name="P24"/>
      <text:p text:style-name="P24">- Чёрт! Хоть бы не попала <text:span text:style-name="T82">в</text:span>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24">…</text:p>
      <text:p text:style-name="P80"><text:span text:style-name="Default_20_Paragraph_20_Font"><text:span text:style-name="T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12">Но при одном условии.</text:span></text:span></text:p>
      <text:p text:style-name="P57">- Да?</text:p>
      <text:p text:style-name="P57">-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text:soft-page-break/>стратегических предприятий, а мы — твой обслуживающий персонал. Иначе мы <text:span text:style-name="T82">все</text:span>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57">- Я понимаю и буду хранить молчание.</text:p>
      <text:p text:style-name="P57"/>
      <text:p text:style-name="P57">…</text:p>
      <text:p text:style-name="P57"/>
      <text:p text:style-name="P24">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24">Я поворачиваюсь к Алексу.</text:p>
      <text:p text:style-name="P24"/>
      <text:p text:style-name="P24">- Долго?</text:p>
      <text:p text:style-name="P24">- Десять часов. Дежурным пришлось самим отключить нейроинтерфейсы после того как никто не вернулся через два часа с окончания урока.</text:p>
      <text:p text:style-name="P24"/>
      <text:p text:style-name="P24">Я наклоняюсь к знакомому лицу, пытаясь высмотреть признаки активности.</text:p>
      <text:p text:style-name="P24">- Что говорит Хэвэн?</text:p>
      <text:p text:style-name="P24">- Говорит, урок прошёл успешно. И всё. Как будто у нас нет четырёх полутрупов на руках. Дед, <text:s/>знаешь, чем это пахнет?</text:p>
      <text:p text:style-name="P24">- Чем?</text:p>
      <text:p text:style-name="P24"/>
      <text:p text:style-name="P24">Алекс нервно хихикает.</text:p>
      <text:p text:style-name="P24">-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24"/>
      <text:p text:style-name="P24">Алекс выскакивает из палаты, хлопая дверью. Тени за стеклом пришли в движение. Дверь открывается и безликий голос приказывает мне:</text:p>
      <text:p text:style-name="P24">- Приём окончен. Покиньте, пожалуйста, палату.</text:p>
      <text:p text:style-name="P24"/>
      <text:p text:style-name="P24">Я в последний раз оборачиваюсь к знакомой фигуре и вижу, как Анита открывает глаза.</text:p>
      <text:p text:style-name="P24"/>
      <text:p text:style-name="P24">- Что? - спрашивает она.</text:p>
      <text:p text:style-name="P24"><text:soft-page-break/>- Ты как? Всё в порядке? - спрашиваю в ответ.</text:p>
      <text:p text:style-name="P24">- Кто ты? - она хмурится, - я не помню тебя.</text:p>
      <text:p text:style-name="P24">- Приём окончен! Выйдите из палаты!</text:p>
      <text:p text:style-name="P24">- Анита, я — Дедлайн. Мы работали вместе…</text:p>
      <text:p text:style-name="P24">Она недоумённо глядит на меня. Рядом просыпаются остальные трое.</text:p>
      <text:p text:style-name="P24">- Дед-лайн… Дед-лайн… Дед…</text:p>
      <text:p text:style-name="P24"/>
      <text:p text:style-name="P24">Санитар входит в палату и ложит руку мне на плечо.</text:p>
      <text:p text:style-name="P24">- Приём окончен. Выйдите.</text:p>
      <text:p text:style-name="P24"/>
      <text:p text:style-name="P24">В дверях я оборачиваюсь. Её тусклый взгляд следит за мной без искры узнавания. Я машу ей рукой на прощание, но она не машет мне в ответ.</text:p>
      <text:p text:style-name="P24"/>
      <text:p text:style-name="P24">…</text:p>
      <text:p text:style-name="P24">…</text:p>
      <text:p text:style-name="P24">…</text:p>
      <text:p text:style-name="P24"/>
      <text:p text:style-name="P24">-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24">- А можно я сам буду решать, что нужно для моей безопасности, а что — нет?</text:p>
      <text:p text:style-name="P24">-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24"/>
      <text:p text:style-name="P24">Алекс выходит, тщательно закрывая за собой дверь. Трое громил переглядываются.</text:p>
      <text:p text:style-name="P24">- Если надо сходить за продуктами или ещё куда — запишите на листочке список, я куплю, - наконец, подаёт голос один из них.</text:p>
      <text:p text:style-name="P24">- Я буду готовить для наших и для вас могу, если не против, - вызвался другой. - Я неплохо готовлю, нас учили.</text:p>
      <text:p text:style-name="P24">- Спасибо, не надо. Я сам себе готовлю, - отрезаю я.</text:p>
      <text:p text:style-name="P24">-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24">Я осматриваю троицу и соображаю, как бы от них избавиться хотя бы на улице.</text:p>
      <text:p text:style-name="P24"><text:soft-page-break/>-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24">Громила лыбится во всю морду.</text:p>
      <text:p text:style-name="P24">- И какие же теперь правила? - криво улыбаюсь я.</text:p>
      <text:p text:style-name="P24">- Не пытаться избавиться от нас. Не пытаться обмануть нас. Не пытаться игнорировать нас. И всё будет хорошо.</text:p>
      <text:p text:style-name="P24">- Хорошо уже не будет. И вы прекрасно это знаете. Алекс разве не сказал вам, на сколько нам хватит ресурсов?</text:p>
      <text:p text:style-name="P24">-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24"/>
      <text:p text:style-name="P24">«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24"/>
      <text:p text:style-name="P34">***</text:p>
      <text:p text:style-name="P34"/>
      <text:p text:style-name="P4">- Ты же говорил, что не конеёб? - наконец саркастически спрашивает Дейдра, пригнувшись и посмотрев на меня снизу. - Врал, значит.</text:p>
      <text:p text:style-name="P4">- Вот так-так! - возмущённо вторит ей Джет. - Когда это вы успели спеться? А я, значит…</text:p>
      <text:p text:style-name="P4">-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4"/>
      <text:p text:style-name="P4">Дейдра блокирует лебёдку, подходит к нам и критически осматривает телосплетение. Потом подзывает Джет.</text:p>
      <text:p text:style-name="P4">- Я хватаю за гриву, ты — за хвост. На счёт «три» тащим! И сразу цепляем ей на рог кристалл, пока она не очухалась, - сухо командует розовогривая пони.</text:p>
      <text:p text:style-name="P4">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4">- Хуман, держись за фальшборт, - командует мне Дейдра и, в свою очередь, зажимает зубами гриву принцессы.</text:p>
      <text:p text:style-name="P4">- Ваз! Два! Тли! - мычит сквозь зажатые зубы поняха, упирается копытами в палубу и что есть силы тащит.</text:p>
      <text:p text:style-name="P4">Радужная пегаска также включается в процесс.</text:p>
      <text:p text:style-name="P4"><text:soft-page-break/>- И-и-и… Не-е-ет!!! - упирается ожившая магичка, но сила не на её стороне.</text:p>
      <text:p text:style-name="P4">С громким всхлипом и чавканьем единорожка отрывается от меня и падает на опрокинувшихся на палубу Дейдру и Джет.</text:p>
      <text:p text:style-name="P4">- Хвала зайцам, этот кошмар закончился! - облегчённо вздыхаю я. - Девочки, дайте мне полотенце, что ли?</text:p>
      <text:p text:style-name="P4"/>
      <text:p text:style-name="P4">- Привет, Хум! - слышу окрик сверху.</text:p>
      <text:p text:style-name="P4">С небольшой смотровой площадки, закреплённой под самым баллоном, мне приветственно машет Кловер Джем.</text:p>
      <text:p text:style-name="P4">- Здоров, долговязый! Не холодно? - слышу тоненький окрик со стороны.</text:p>
      <text:p text:style-name="P4">С юта мне машет копытом Лейла Твердолоб, вторым копытом направляя штурвал.</text:p>
      <text:p text:style-name="P4">- Это ваш Хуман? Какой-то он склизкий на вид, ни перьев, ни шерсти, кроме пары клочков. Фигня какая-то! - жалуется <text:span text:style-name="T83">крохотная салатовая пегаска</text:span> с бака.</text:p>
      <text:p text:style-name="P4"/>
      <text:p text:style-name="P4">- О боги! - я прижимаю руки к паху в тщётной попытке прикрыться…</text:p>
      <text:p text:style-name="P4"/>
      <text:p text:style-name="P4">…</text:p>
      <text:p text:style-name="P4"/>
      <text:p text:style-name="P4">-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4">- И вовсе ты не сбежала, ты после этого проспала два дня подряд, потому что сидр тот забродивший был, и выпила ты его не полбутылки, а…</text:p>
      <text:p text:style-name="P4">- Лейла, закрой свой говорливый ротик и сбегай за булочками в трюм! Хум проголадался, да и мы все тоже! И сидр не забудь захватить!</text:p>
      <text:p text:style-name="P4">- Бегу!</text:p>
      <text:p text:style-name="P4">-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4">-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80"><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4"><text:soft-page-break/>- То есть, ты не знала, куда впадает река, и всё равно отчалила? - я хватаюсь за голову.</text:p>
      <text:p text:style-name="P80"><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4">- Дальше рассказываю я, Дейдра! - радужная пегаска оттискивает крупом розовогривую земнопони.</text:p>
      <text:p text:style-name="P4">-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4">- Пегаска не врёт, зуб даю, - подтверждает Дейдра.</text:p>
      <text:p text:style-name="P4">-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4">Пегаска вздыхает.</text:p>
      <text:p text:style-name="P4">- В общем, помощи от клана добиться мне не удалось. Хотя я честно пыталась.</text:p>
      <text:p text:style-name="P4">-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4">-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4">-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4">-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4">-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4">-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4"><text:soft-page-break/>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4">- А ещё ты хотела позаимствовать там еды, если бы нашлась. Пегасы всегда заимствуют еду у земнопони, когда могут, - замечает Мунфлай.</text:p>
      <text:p text:style-name="P4">-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4">-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4">-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text:span text:style-name="T82">не то </text:span>с крыльями, но характер и безмозглость та же, я сразу узнала!</text:p>
      <text:p text:style-name="P4">- Эй, Дейдра, полегче! Не Твердолобам говорить о безмозглости!</text:p>
      <text:p text:style-name="P4">-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4">-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4">-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4">- Точняк, иногда твоё увлечение сидром идёт на пользу, Дейдра! Утром мы заметили <text:s/>подлетающий дирижба… дирижпоп… дирижобль!</text:p>
      <text:p text:style-name="P4">- С этого момента буду рассказывать я, пожалуйста-пожалуйста-пожалуйста!</text:p>
      <text:p text:style-name="P4">- Валяй, Кловер! А то, пока я рассказываю, Дейдра все пончики схавает!</text:p>
      <text:p text:style-name="P4">- Хорошо, только и мне оставьте один, пожалуйста! Так вот, мы с Хуманом разработали план его спасения от свадьбы с Платиной Спаркл.</text:p>
      <text:p text:style-name="P4">- КАКОЕ КОВАРСТВО! Хуман, как ты мог! Значит, наш договор изначально был фальшивкой? О боги, какое коварство!</text:p>
      <text:p text:style-name="P4">-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4"><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4">- Вот так-то! - Джет вытирает копыта от селёдки. - Продолжай, Кловер.</text:p>
      <text:p text:style-name="P4">Единорожка проглатывает пончик и продолжает.</text:p>
      <text:p text:style-name="P4">-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4">- Уф! Ыф! Ыф!!!</text:p>
      <text:p text:style-name="P4">-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4">-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text:span text:style-name="T82">с помощью магического камушка</text:span>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4">- Во-первых, мы присоединились к плану.</text:p>
      <text:p text:style-name="P4">-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4">- Да! Зацени, Хуман, мою жертву! Я отдала паруса своего люггера на увеличение дирижабля!</text:p>
      <text:p text:style-name="P4">-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4">-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4">- Мвыф!!!</text:p>
      <text:p text:style-name="P4">- А с тобой мы ещё поговорим, рогатое чучело! За Хума ответишь!</text:p>
      <text:p text:style-name="P4">Пегаска угрожающе подносит копыто к носу Платины. Я отвожу его рукой.</text:p>
      <text:p text:style-name="P4"><text:soft-page-break/>- Не надо. Она не хотела мне зла.</text:p>
      <text:p text:style-name="P4"/>
      <text:p text:style-name="P4">Я отворачиваюсь.</text:p>
      <text:p text:style-name="P4">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4">Есть ещё одна причина, по которой мы остаёмся тут.</text:p>
      <text:p text:style-name="P4">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4"/>
      <text:p text:style-name="P4">Скала молчит. Я поворачиваюсь к своим, не дожидаясь ответа.</text:p>
      <text:p text:style-name="P4">- Мы возвращаемся.</text:p>
      <text:p text:style-name="P4">-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4">Я поднимаю руку.</text:p>
      <text:p text:style-name="P4">- Мы не будем драться. Нам надо вернуть Платину и освободить кристалл. На магии Кловер Джем мы далеко не улетим.</text:p>
      <text:p text:style-name="P4"/>
      <text:p text:style-name="P4">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4"/>
      <text:p text:style-name="P4">- И наконец-то станем пиратами! - радостно верещит Дейдра. - Хум, дай я тебя обниму!</text:p>
      <text:p text:style-name="P4">- Но-но! - осаживает Дейдру пегаска. - Хум, ты как маленький, честное слово! Ты веришь, что она тебя отпустит после того, как ты вернёшь её своим?</text:p>
      <text:p text:style-name="P4"/>
      <text:p text:style-name="P4">Пегаска легонько пинает связанную единорожку. Та гневно мычит.</text:p>
      <text:p text:style-name="P4"/>
      <text:p text:style-name="P4">- Нам не надо верить.</text:p>
      <text:p text:style-name="P4">Я усаживаюсь на корточки перед Платиной и вытаскиваю селёдку у неё изо рта.</text:p>
      <text:p text:style-name="P4"><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4">Единорожка возмущённо набирает воздуха в грудь, но я поднимаю руку, не давая себя перебить.</text:p>
      <text:p text:style-name="P4">-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4">-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4">Мне даже жаль её…</text:p>
      <text:p text:style-name="P4"/>
      <text:p text:style-name="P4">…</text:p>
      <text:p text:style-name="P4"/>
      <text:p text:style-name="P4">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4"/>
      <text:p text:style-name="P4">- Пусто! - восклицает Джет.</text:p>
      <text:p text:style-name="P4">Она срывается с палубы и широким виражём производит разведку.</text:p>
      <text:p text:style-name="P4">- Рогатые ушли ещё вечером, - докладывает Джет. - Угли покрылись пеплом, примятая трава начала вставать. Что будем делать, кэп?</text:p>
      <text:p text:style-name="P4"/>
      <text:p text:style-name="P4">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4">Видно, исчезновение правительницы выбило их из колеи. Наверняка уже возвращаются назад.</text:p>
      <text:p text:style-name="P4">Ну что же, тем лучше. Ничто не помешает мне стать на стоянку в этом месте. Я поворачиваюсь к Платине.</text:p>
      <text:p text:style-name="P4">- Везти тебя назад, в племя, не входит в наши планы. Мы высадим тебя здесь. Думаю, ты без труда догонишь своих.</text:p>
      <text:p text:style-name="P4">- Догонять не придётся. Мы все тут. Добро пожаловать назад, дорогой!</text:p>
      <text:p text:style-name="P4"/>
      <text:p text:style-name="P4">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4"/>
      <text:p text:style-name="P4"><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4"/>
      <text:p text:style-name="P4"><text:s/>Единорожка подходит к Платине и стягивает с её рога мешочек с магическим кристаллом.</text:p>
      <text:p text:style-name="P4">-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4">- Кло, я дала клятву, что отпущу их… - хмуро бормочет Платина, присоединяясь к отряду. - Я не могу им помешать.</text:p>
      <text:p text:style-name="P4">-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4">Платина отвечает неровным смешком. Я замечаю, что её глазах снова появились аквамариновые искорки.</text:p>
      <text:p text:style-name="P4">- Эй, очнись! <text:tab/>Натрахалась уже!</text:p>
      <text:p text:style-name="P4">Платина трясёт головой и аквамариновый блеск в её глазах тухнет.</text:p>
      <text:p text:style-name="P4">- Не знаю, что на меня нашло, - бормочет она. - Это место неправильно действует на меня.</text:p>
      <text:p text:style-name="P4"/>
      <text:p text:style-name="P4">-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4"/>
      <text:p text:style-name="P4">Из-за деревьев к нам выходит ОНА.</text:p>
      <text:p text:style-name="P4">Я сразу понимаю, ради чего я стремился сюда с самого начала. Что тянуло меня в это мрачное место долгие дни. Что именно я ждал. Точнее, кого.</text:p>
      <text:p text:style-name="P4">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text:span text:style-name="T82">короткие </text:span>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4">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4">Что-то ты, Хуман, становишься одержимым, как Платина! Похоже, это место дурно влияет и на тебя. Возьми себя в руки!</text:p>
      <text:p text:style-name="P4"><text:soft-page-break/></text:p>
      <text:p text:style-name="P4">-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4">- Ты... Вы... кто? - лепечет совершенно поражённая Платина.</text:p>
      <text:p text:style-name="P4">Остальные, без лишних слов, склоняют головы и подгибают передние ноги в глубоком поклоне. Я один стою, как пень, озираясь на других.</text:p>
      <text:p text:style-name="P80"><text:span text:style-name="Default_20_Paragraph_20_Font"><text:span text:style-name="T1">- Хуман, заметь, эта </text:span></text:span><text:span text:style-name="Default_20_Paragraph_20_Font"><text:span text:style-name="T16">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4">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4"/>
      <text:p text:style-name="P4">-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4"/>
      <text:p text:style-name="P4">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4">Команда «Хитрожопки» <text:s/>также остолбенело смотрит на белоснежное чудо с немым благоговением.</text:p>
      <text:p text:style-name="P4">Похоже, на одного меня чары белой химеры действуют специфически. Я почёсываю зудящую грудь.</text:p>
      <text:p text:style-name="P4"/>
      <text:p text:style-name="P4">- Если сможешь отмазать меня от свадьбы с ней, - указываю на Платину, - то я буду тебе благодарен до гроба.</text:p>
      <text:p text:style-name="P4">- Тебя хотят женить на этой единорожке? - не веря переспрашивает аликорница.</text:p>
      <text:p text:style-name="P80"><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16">Эквуса</text:span></text:span><text:span text:style-name="Default_20_Paragraph_20_Font"><text:span text:style-name="T1">. Звучит бредово, но это так.</text:span></text:span></text:p>
      <text:p text:style-name="P4"/>
      <text:p text:style-name="P4">Селестия смешно морщит нос и прикрывается крылом. Мне слышно, как она тихо пырскает в него.</text:p>
      <text:p text:style-name="P4"/>
      <text:p text:style-name="P4">- Ваще не о чём беспокоиться! Не волнуйся, Хуман, рогатые тебя не получат.</text:p>
      <text:p text:style-name="P4"/>
      <text:p text:style-name="P4"><text:soft-page-break/>На поляну выходит Лейла Твердолоб с десятком угрюмых земнопони в рваных шкурах с копьями наперевес.</text:p>
      <text:p text:style-name="P4"><text:s/></text:p>
      <text:p text:style-name="P4">-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4"/>
      <text:p text:style-name="P4">Прысканье за крылом Селестии в этот раз явно громче. Но всё же оно не может заглушить грохот моей обвалившейся челюсти.</text:p>
      <text:p text:style-name="P4"/>
      <text:p text:style-name="P4">-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4"/>
      <text:p text:style-name="P4">Шум крыльев заглушает конец моей тирады. На полянку, где уже и так довольно тесно, пикирует отряд пегасов в доспехах.</text:p>
      <text:p text:style-name="P4"/>
      <text:p text:style-name="P4">- Не двигаться! Именем верховного вождя и главнокомандующего клана Быстрокрылых, полководца Урагана, вы арестованы!</text:p>
      <text:p text:style-name="P4">Седой пегас в серебристых доспехах поворачиваеся к нам.</text:p>
      <text:p text:style-name="P4">-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text:span text:style-name="T82">замечательные </text:span>фрукты.</text:p>
      <text:p text:style-name="P4"/>
      <text:p text:style-name="P4">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4">-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4"/>
      <text:p text:style-name="P4">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4"/>
      <text:p text:style-name="P4"><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4">- Да-да, мы это уже слышали, - с улыбкой кивает аликорница. - Осталось только убедить в этом присутствующих тут пони. Попробую помочь тебе с этим.</text:p>
      <text:p text:style-name="P4">-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4"/>
      <text:p text:style-name="P4">Спокойный материнский голос белого создания убаюкивает. Хочется лечь в постель, укрыться одеялом и слушать его, пока не заснёшь...</text:p>
      <text:p text:style-name="P4">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4"/>
      <text:p text:style-name="P4">-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4">-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4">-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4"/>
      <text:p text:style-name="P4">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4"/>
      <text:p text:style-name="P4">-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81"><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text:span></text:span></text:p>
      <text:p text:style-name="P4"/>
      <text:p text:style-name="P4">Пользуясь всеобщей отвлечённостью, я осторожно подхожу к ней.</text:p>
      <text:p text:style-name="P4">- Спасибо, что таки пыталась меня отмазать, Сел. Честно, я ценю это. Жаль, что не получилось. Не твоя вина.</text:p>
      <text:p text:style-name="P4">Та скашивает на меня сиреневый глаз и подмигивает.</text:p>
      <text:p text:style-name="P4"><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4">-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4">-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text:span text:style-name="T82">много раз за последние двести лет </text:span>пыта<text:span text:style-name="T82">лась</text:span>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4">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4">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4"/>
      <text:p text:style-name="P4">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4"/>
      <text:p text:style-name="P4">-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4">-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4"/>
      <text:p text:style-name="P4">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4">-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4"/>
      <text:p text:style-name="P4">Платина недобро смеётся в ответ.</text:p>
      <text:p text:style-name="P4">-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4"><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4">-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4"/>
      <text:p text:style-name="P4">Прямо на наших глазах заключается союз трёх рас пони. Три копыта сходятся в одной точке и три клятвы произносятся в унисон.</text:p>
      <text:p text:style-name="P4">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4"/>
      <text:p text:style-name="P4">-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4"/>
      <text:p text:style-name="P4">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4"/>
      <text:p text:style-name="P4">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4">- СЕСТРИЦА, <text:span text:style-name="T82">МЫ</text:span> <text:span text:style-name="T82">ВИДИМ</text:span>, ТЫ РЕШИЛА РАЗМЯТЬ КОСТИ! ХОРОШЕЕ ДЕЛО. ПОЧЕМУ НАС НЕ ПРИГЛАСИЛА?!</text:p>
      <text:p text:style-name="P4"/>
      <text:p text:style-name="P4">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4">На поляну выходит создание, похожее на Селестию, но несколько меньше, тёмного цвета. <text:span text:style-name="T91">У меня отваливается челюсть от её киберпанковских доспехов</text:span>, <text:span text:style-name="T91">мигающих разноцветными индикаторами и жужащих множеством сервоприводов.</text:span></text:p>
      <text:p text:style-name="P4"/>
      <text:p text:style-name="P4">- КТО ПРОТИВ НАС СЕГОДНЯ? НЕ ВИЖУ ПРОТИВНИКА!</text:p>
      <text:p text:style-name="P4"/>
      <text:p text:style-name="P4">Я протираю глаза. Этого не может быть, но обладатель пригибающего к земле голоса — эта миловидная фиолетовая кобылка-аликорн с синими глазами! </text:p>
      <text:p text:style-name="P4">Кобылка оглядывается и, не найдя никого стоящего на ногах, кроме меня с Селестией, подходит к нам.</text:p>
      <text:p text:style-name="P4"><text:soft-page-break/></text:p>
      <text:p text:style-name="P4">- Сбавь полтона, Лулу, - говорит устало Селестия. - Сегодня трёпки не будет. Твой голос ввёл в беспамятство всех столь плохо воспитанных пони.</text:p>
      <text:p text:style-name="P80"><text:span text:style-name="Default_20_Paragraph_20_Font"><text:span text:style-name="T1">- Опять Мы остались без развлечения, - недовольно морщит нос младшая аликорница. - А это кто такой?</text:span></text:span></text:p>
      <text:p text:style-name="P4">Аликорница указывает на меня копытом.</text:p>
      <text:p text:style-name="P4">- Это мой друг. Хуман, знакомься, это моя младшая сестра Луна. Луна, это Хуман. Это у него возникли кое-какие проблемы с лежащими тут пони.</text:p>
      <text:p text:style-name="P4"/>
      <text:p text:style-name="P4">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4">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4">-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4">-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4">- Ого?</text:p>
      <text:p text:style-name="P4">- Ага.</text:p>
      <text:p text:style-name="P4"/>
      <text:p text:style-name="P4">Я подхожу к кучке лежащих в центре поляны вождей и пинаю ботинком ближайший круп.</text:p>
      <text:p text:style-name="P4">- Эй, Платина! Как слышно? Приём! Ураган? Лейла? Очнитесь!</text:p>
      <text:p text:style-name="P4">Принцесса со стоном занимает сидячее положение, яростно массируя копытами виски. Вслед за ней оживают и остальные делегаты рас пони.</text:p>
      <text:p text:style-name="P4">- У меня к вам ценное коммерческое предложение. Соглашайтесь, пока я добрый. В общем, я сдаюсь.</text:p>
      <text:p text:style-name="P4">- А? Что? - моментально настораживается принцесса.</text:p>
      <text:p text:style-name="P4">-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4">Я отхожу от начавшей вяло совещаться кучки.</text:p>
      <text:p text:style-name="P4"/>
      <text:p text:style-name="P4">- Ты слишком великодушен, Хуман, - шепчет мне через плечо Селестия. - Я хотела решить твою проблему, но так получается, ты решаешь мои. Спасибо.</text:p>
      <text:p text:style-name="P4">Я молча хлопаю её по шее. Мне стоит больших усилий не обнять её прямо на глазах у всех. Да что с тобой такое, Хуман?</text:p>
      <text:p text:style-name="P4"><text:soft-page-break/>Трое представителей пони снова бредут к нам. Головы их поникли.</text:p>
      <text:p text:style-name="P4"/>
      <text:p text:style-name="P4">-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4">-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4">- Да будет так! - кивает полководец Ураган.</text:p>
      <text:p text:style-name="P4">Он поднимает копыто и касается им поднятого копыта Дейдры.</text:p>
      <text:p text:style-name="P4"/>
      <text:p text:style-name="P4">-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4">-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4">Единорожка в ответ просто садится в пыль с разинутым ртом.</text:p>
      <text:p text:style-name="P4">-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4">Принцесса немного думает, потом молча встаёт, подходит к Урагану и Дейдре и прикасается своим копытом к их.</text:p>
      <text:p text:style-name="P4"/>
      <text:p text:style-name="P4">Три <text:span text:style-name="T82">вторично </text:span>сомкнутых копыта пони трёх рас возвещают нам начало новой эры.</text:p>
      <text:p text:style-name="P4">-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4"/>
      <text:p text:style-name="P4">-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4"/>
      <text:p text:style-name="P4">-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4"/>
      <text:p text:style-name="P4">Я уверен, что мне послышалось.</text:p>
      <text:p text:style-name="P4"/>
      <text:h text:style-name="P121" text:outline-level="2"><text:soft-page-break/>Глава 15</text:h>
      <text:p text:style-name="P2"/>
      <text:p text:style-name="P42">Шаг, второй, третий... Тысячи лет я брела, не зная куда. Теперь знаю. Последние шаги - самые трудные. Ещё шаг... И ещё...</text:p>
      <text:p text:style-name="P43">Я стою перед закрытой дверью...</text:p>
      <text:p text:style-name="P2"/>
      <text:p text:style-name="P24">- У меня есть два часа. Потом мои винни-пухи выключат нейроинтерфейс. Приказ Алекса.</text:p>
      <text:p text:style-name="P24">- То есть, волонтёров больше не будет?</text:p>
      <text:p text:style-name="P24">- Не будет. Он ведь тоже не идиот. <text:span text:style-name="T85">Двадцать</text:span> четыре человека в психушке за две недели кого угодно заставят задуматься. Пока он списывает это на вредное воздействие <text:span text:style-name="T51">новой модели </text:span>нейроинтерфейса и потому ограничил его использование двумя часами. Но я его неплохо знаю — он этим не ограничится. К тебе могут заслать шпионов.<text:span text:style-name="T46"> </text:span><text:span text:style-name="T51">Или уже заслали.</text:span><text:span text:style-name="T46"> </text:span>Тщательно проверяй учителей.</text:p>
      <text:p text:style-name="P24"/>
      <text:p text:style-name="P24">Хэвэн задумывается.</text:p>
      <text:p text:style-name="P24"/>
      <text:p text:style-name="P24">- Эмиграция за два часа невозможна. Если мы не придумаем, как избавиться от охраны, нам придётся подыскать <text:span text:style-name="T85">дополнительные</text:span> мощности для моделирования.</text:p>
      <text:p text:style-name="P24">- Или признать поражение.</text:p>
      <text:p text:style-name="P24"/>
      <text:p text:style-name="P24">Хэвэн долго всматривается в невидимую точку на горизонте.</text:p>
      <text:p text:style-name="P24">-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24">- И каковы шансы на успех в этом случае?</text:p>
      <text:p text:style-name="P24"/>
      <text:p text:style-name="P24">Хэвэн снова молчит. Губы её шевелятся, проводя беззвучные подсчёты.</text:p>
      <text:p text:style-name="P24">-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text:span text:style-name="T85">У</text:span>четверённой частот<text:span text:style-name="T85">ы</text:span> моих ресурсов <text:span text:style-name="T85">и двадцати восьми уже переселившихся волонтёров</text:span> хватит, чтобы защитить один мир. Защитить Эквестрию.</text:p>
      <text:p text:style-name="P24">- Два процента?!! Да ты сгоришь за первые пять минут работы! И кому от этого будет легче?</text:p>
      <text:p text:style-name="P24">- Я всё равно попытаюсь.</text:p>
      <text:p text:style-name="P24"/>
      <text:p text:style-name="P24">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24">Тяжёлая голова лдожится мне на плечо.</text:p>
      <text:p text:style-name="P24"><text:soft-page-break/></text:p>
      <text:p text:style-name="P24">- Не печалься, - шепчет мне Хэвэн. - Так ли уж важно, сгорю я или нет, когда гореть будет всё? Даже то, что за пределами нашего воображения?</text:p>
      <text:p text:style-name="P24">- Важно! - мрачно заявляю я. - Потому что два процента — это практически ничто. Ты сама это должна понимать.</text:p>
      <text:p text:style-name="P24">- Я понимаю. Но с <text:span text:style-name="T86">неполными тремя десятками волонтёров </text:span>рассчитывать больше не на что.</text:p>
      <text:p text:style-name="P24">- Есть на что! У тебя есть я!</text:p>
      <text:p text:style-name="P24"/>
      <text:p text:style-name="P24">На морде Хэвэн появляется печальная и одновременно смущённая улыбка.</text:p>
      <text:p text:style-name="P24">-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text:span text:style-name="T86">всех</text:span> отсутствующих.</text:p>
      <text:p text:style-name="P24">- Ха! А вот и заменю!</text:p>
      <text:p text:style-name="P24"/>
      <text:p text:style-name="P24">Бровь Хэвэн чуть икривляется в скепсисе и удивлении.</text:p>
      <text:p text:style-name="P24"/>
      <text:p text:style-name="P24">-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24">- Я тебя внимательно слушаю. Каким же образом ты сможешь предотвратить моё превращение в тостер?</text:p>
      <text:p text:style-name="P24">- Вспомни PHOENIX.</text:p>
      <text:p text:style-name="P24">-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24">- Это потому, что за последние полгода ему в пять раз нарастили мощность кластера. Если раньше он был примерно равен тебе, то сейчас…</text:p>
      <text:p text:style-name="P24">- То сейчас, если бы не стена, он смял бы меня за пять минут.</text:p>
      <text:p text:style-name="P24">- Может быть. Но я не для этого напомнил тебе о нём. В его распоряжении мощнейший квантовый кластер…</text:p>
      <text:p text:style-name="P24">-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24">- Зато я знаю!</text:p>
      <text:p text:style-name="P24"/>
      <text:p text:style-name="P24">Хэвэн заинтересованно смотрит на меня. Печаль на её морде сменяется надеждой.</text:p>
      <text:p text:style-name="P24"/>
      <text:p text:style-name="P24"><text:soft-page-break/>-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24">- И куда же он денется?</text:p>
      <text:p text:style-name="P24">-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24"/>
      <text:p text:style-name="P24">Хэвэн на минуту задумывается, потом медленно кивает.</text:p>
      <text:p text:style-name="P24">-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24">-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24">- А ты? Как же ты? Даже если я и найду способ провести тебя к Фениксу, шансов вытащить тебя обратно практически нет. <text:span text:style-name="T86">Охрана не оставит тебе ни малейших шансов уйти.</text:span></text:p>
      <text:p text:style-name="P24">- Вот тут-то я и воспользуюсь эмиграцией, - гаденько усмехаюсь я. - Пусть им достанется пускающий слюни овощ.</text:p>
      <text:p text:style-name="P24">- Вижу, ты всё продумал, - улыбается Хэвэн, кивая головой. - Даже то, что я смогу провести тебя к Фениксу.</text:p>
      <text:p text:style-name="P24">- Ещё бы! Самое главное — я избавлюсь от своих винни-пухов! Которые, кстати, в данный момент снимают с меня нейроинтерфейс.</text:p>
      <text:p text:style-name="P24">-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24">...</text:p>
      <text:p text:style-name="P24">-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24">Я прячу в шкаф нейроинтерфейс и улыбаюсь.</text:p>
      <text:p text:style-name="P24"/>
      <text:p text:style-name="P34">~~~</text:p>
      <text:p text:style-name="P24"/>
      <text:p text:style-name="P24">-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24"/>
      <text:p text:style-name="P24"><text:soft-page-break/>Креол бросает фразы сквозь зубы. Остальные хмуро молчат чуть позади.</text:p>
      <text:p text:style-name="P24">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24"/>
      <text:p text:style-name="P24">- Могу только лишь предложить прорываться к нейроинтерфейсам и баррикадироваться в комнатах, - пожимаю плечами я.</text:p>
      <text:p text:style-name="P24">- Что ж ты предлагаешь заведомую херню, Дед? - зло бросает мой собеседник. - Алекс отрубит электричество и связь, на этом наш прорыв и закончится.</text:p>
      <text:p text:style-name="P24"/>
      <text:p text:style-name="P24">- Отрубит, если вы забаррикадируетесь в RnD-центре Дайсона. Но если пробраться с портативными нейроинтерфейсами к хостам Хэвэн…</text:p>
      <text:p text:style-name="P24">-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24">- Верно. Главное — пробраться сразу к нескольким хостам. В идеале — ко всем <text:span text:style-name="T74">двадцати шести</text:span>,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24">- Да, это может сработать. Осталось только разработать планы прорывов. И готовиться.</text:p>
      <text:p text:style-name="P24">- И готовиться.</text:p>
      <text:p text:style-name="P24"/>
      <text:p text:style-name="P24">Креол поворачивается к замершей позади толпе. Под одобрительный гул начинается деление на команды и проработка деталей прорыва.</text:p>
      <text:p text:style-name="P34"/>
      <text:p text:style-name="P34">~~~</text:p>
      <text:p text:style-name="P24"/>
      <text:p text:style-name="P24">- Да, это может сработать, - кивает Хэвэн. - Одновременный <text:span text:style-name="T86">захват</text:span> двадцати шести действующи<text:span text:style-name="T86">х</text:span> и двадцать седьмо<text:span text:style-name="T86">го</text:span> достраивае<text:span text:style-name="T86">мого</text:span>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24"/>
      <text:p text:style-name="P24">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24"/>
      <text:p text:style-name="P24"><text:soft-page-break/>Тусклый свет экрана еле выхватывает из тьмы пальцы, бегающие по клавиатуре. В рассеянном луче лунного света столпившиеся в <text:span text:style-name="T86">моём</text:span> гараже выглядят гротескными зарисовками чёрно-белого комикса. Старым спящим динозавром вырисовывается чёрный пикап на заднем плане.</text:p>
      <text:p text:style-name="P52">(этот ноут потом найдёт Дедлайн для свидания с Хэвэн через два года)</text:p>
      <text:p text:style-name="P24">- Закрой жалюзи, Зак, - бормочет кто-то. - Снаружи могут увидеть.</text:p>
      <text:p text:style-name="P24">- Да хватит вам играть в шпионов. Кому мы нужны? - шепчет тень у стены, опуская, однако, жалюзи.</text:p>
      <text:p text:style-name="P24">- Нужны — не нужны, а Алиса позавчера засекла хвост за собой. Кажись, Алекс что-то подозревает.</text:p>
      <text:p text:style-name="P24">-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24">-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24"/>
      <text:p text:style-name="P24">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24"/>
      <text:p text:style-name="P24">- Зачем же ты тут, с нами, если не веришь Хэвэн? Ты с какого отдела?</text:p>
      <text:p text:style-name="P24">-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24"/>
      <text:p text:style-name="P24">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24"/>
      <text:p text:style-name="P24">-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24">- Инструкции с тобой? - спрашивает тип у пикапа.</text:p>
      <text:p text:style-name="P24">- Хэвэн выдаст инструкции прямо перед часом Х, чтобы не засветить дыры в защите раньше времени. Я сам получу их и разошлю штурмовым группам.</text:p>
      <text:p text:style-name="P24">- А как мы сможем потренироваться обходить защиту, если мы не знаем её дыр?</text:p>
      <text:p text:style-name="P24"><text:soft-page-break/>- А кто тебе сказал, что вы должны тренироваться? - я захлопываю ноутбук. - Не забивай себе голову ерундой и жди инструкций.</text:p>
      <text:p text:style-name="P24"/>
      <text:p text:style-name="P24">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24">Впрочем, неважно. Эта атака отлично отвлечёт внимание, пока я буду подбираться к Фениксу.</text:p>
      <text:p text:style-name="P4"/>
      <text:p text:style-name="P2">***</text:p>
      <text:p text:style-name="P4"/>
      <text:p text:style-name="P61">~~~Год спустя от основания Эквестрии~~~</text:p>
      <text:p text:style-name="P4"/>
      <text:p text:style-name="P4">Хлоп-хлоп-хлоп…</text:p>
      <text:p text:style-name="P4">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4">Хлоп-хлоп-хлоп…</text:p>
      <text:p text:style-name="P4">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4">Хлоп-хлоп-хлоп…</text:p>
      <text:p text:style-name="P80"><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16">месяц</text:span></text:span><text:span text:style-name="Default_20_Paragraph_20_Font"><text:span text:style-name="T1"> совместного похода к Дрогонштерну…</text:span></text:span></text:p>
      <text:p text:style-name="P4">Хлопхлопхлоп…</text:p>
      <text:p text:style-name="P80"><text:span text:style-name="Default_20_Paragraph_20_Font"><text:span text:style-name="T1">И тогда, в один прекрасный день (точнее, это была ночь, ты это помнишь как сейчас — вы сидели на крыше только что </text:span></text:span><text:span text:style-name="Default_20_Paragraph_20_Font"><text:span text:style-name="T21">сколоченного</text:span></text:span><text:span text:style-name="Default_20_Paragraph_20_Font"><text:span text:style-name="T1"> </text:span></text:span><text:span text:style-name="Default_20_Paragraph_20_Font"><text:span text:style-name="T16">вами вместе </text:span></text:span><text:span text:style-name="Default_20_Paragraph_20_Font"><text:span text:style-name="T1">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text:span><text:span text:style-name="Default_20_Paragraph_20_Font"><text:span text:style-name="T21">какой </text:span></text:span><text:span text:style-name="Default_20_Paragraph_20_Font"><text:span text:style-name="T1">смысл сейчас отгораживаться? Джет по-любому лучше твоей правой руки…</text:span></text:span></text:p>
      <text:p text:style-name="P4">ХЛОПХЛОПХЛОПХЛОПХЛОП!!!</text:p>
      <text:p text:style-name="P4"/>
      <text:p text:style-name="P4">Я прижимаюсь к крупу Джет в последнем, самом <text:s/>мощном толчке, извергаясь в неё фонтаном удовольствия.</text:p>
      <text:p text:style-name="P4">-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4">Я наклоняюсь вперёд и отвожу в сторону левое крыло.</text:p>
      <text:p text:style-name="P4"><text:soft-page-break/>- Кто бы говорил, подруга! Сама пыхтишь, как кузнечный мех!</text:p>
      <text:p text:style-name="P4">Я протягиваю руку и треплю её по радужной чёлке.</text:p>
      <text:p text:style-name="P4">-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4">С этими словами я энергично пихаю Джет вперёд. Пегаска зажмуривается от удовольствия.</text:p>
      <text:p text:style-name="P4">- Ну, положим, я не от усталости пыхтю-у-у…</text:p>
      <text:p text:style-name="P4">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4">- А я, положим, ещё не закончил. Так кто тут стар, поняха?</text:p>
      <text:p text:style-name="P4">Хлоп-хлоп-хлоп…</text:p>
      <text:p text:style-name="P4"/>
      <text:p text:style-name="P4">…</text:p>
      <text:p text:style-name="P4"/>
      <text:p text:style-name="P4">Пегас торопливо докладывает аликорнице, сидящей на сделанном наспех из зеленых веток троне.</text:p>
      <text:p text:style-name="P4">-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4">-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4">- Грифоны. Требуют от вас выйти замуж за ихнего принца Гьюто Второго и объединить королевства. В противном случае угрожают войной.</text:p>
      <text:p text:style-name="P4">-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4">- Гуннар Железноклювый.</text:p>
      <text:p text:style-name="P4">-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4">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4">Я затворяю дверь за последним.</text:p>
      <text:p text:style-name="P4">- Если это у тебя каждый день так, не завидую тебе, подруга. У меня уже на втором десятке стала дёргаться бровь.</text:p>
      <text:p text:style-name="P4"><text:soft-page-break/>-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text:span text:style-name="T87">после захода солнца</text:span>.</text:p>
      <text:p text:style-name="P4">- Как я понимаю, пони не собираются отказываться от твоих услуг?</text:p>
      <text:p text:style-name="P4">-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text:span text:style-name="T87">хорошо</text:span>, как того требует ситуация.</text:p>
      <text:p text:style-name="P4">-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4">-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4">- А если взять больше единорогов? И подыскать им руководителя другой расы для баланса?</text:p>
      <text:p text:style-name="P4">- Легко сказать! У меня нет знакомых пони, которым я могла бы доверить руководящую должность.</text:p>
      <text:p text:style-name="P4">- А не пони?</text:p>
      <text:p text:style-name="P4">- Кого ты имеешь ввиду?</text:p>
      <text:p text:style-name="P4">- Ду-у-умай… - я завожу глаза к небу. Иногда эти непарнокопытные бывают до смешного тупыми.</text:p>
      <text:p text:style-name="P4">Копыто хлопается в лоб аликорницы с гулким звуком.</text:p>
      <text:p text:style-name="P4">-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4">- Для начала мне нужно знать состояние дел. Каков профицит бюджета? Какая инфляция? Какова закредитованность бизнеса?</text:p>
      <text:p text:style-name="P80"><text:span text:style-name="Default_20_Paragraph_20_Font"><text:span text:style-name="T1">- </text:span></text:span><text:span text:style-name="Default_20_Paragraph_20_Font"><text:span text:style-name="T16">Профицит? Инфляция? Закредитованность?</text:span></text:span></text:p>
      <text:p text:style-name="P4">На морде аликорницы написано неподдельное изумление. Теперь пришёл мой черёд хлопать ладонью в фейс.</text:p>
      <text:p text:style-name="P4">- Ты хочешь сказать, что не знакома с основами экономики?</text:p>
      <text:p text:style-name="P4">- Хуман, ты говоришь непонятные слова, - жалуется Селестия. - Мне кажется, мы говорим на разных языках.</text:p>
      <text:p text:style-name="P4">- Но хоть налоги ты собираешь?</text:p>
      <text:p text:style-name="P4">Ответом мне становится недоумённый взгляд.</text:p>
      <text:p text:style-name="P4">-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4">Селестия смотрит на меня как на марсианина.</text:p>
      <text:p text:style-name="P4"><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4">Я осматриваю убранство «<text:span text:style-name="T87">тронного зала»</text:span> аликорницы и мне всё становится ясно.</text:p>
      <text:p text:style-name="P4">-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4">Уши аликорницы поникли и она грустно улыбнулась.</text:p>
      <text:p text:style-name="P4">-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4">Я сочувственно киваю головой.</text:p>
      <text:p text:style-name="P4">-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4">- Слишком запутанно, - бормочет аликорница. - Я не справлюсь.</text:p>
      <text:p text:style-name="P4">-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87">Удивительно, но я шарю в экономике, хотя и не помню, откуда.</text:span> Хотя, конечно, ты можешь оставить всё как есть и просто отказывать всем пони, которых уже не в силах принять.</text:p>
      <text:p text:style-name="P4">-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4">Я сажусь рядом с Селестией и потираю пальцем подбородок.</text:p>
      <text:p text:style-name="P4">- Отлично. Итак, запоминай…</text:p>
      <text:p text:style-name="P4">…</text:p>
      <text:p text:style-name="P4"/>
      <text:h text:style-name="P121" text:outline-level="2">Глава 16</text:h>
      <text:p text:style-name="P2"/>
      <text:p text:style-name="P46">Момент счастья! И отчаяния. Я вижу Тебя - и не могу присоединиться. Мы в разных мирах. Я - призрак, ты - явь. Нам не встретиться… </text:p>
      <text:p text:style-name="P47">Я стою и смотрю на Тебя, подмечая каждое твоё движение. Мне больше ничего не остаётся. Только <text:soft-page-break/>стоять и наблюдать. День за днём, неделя за неделей, месяц за месяцем… Вселенная не может быть настолько несправедливой. Должен быть выход.</text:p>
      <text:p text:style-name="P2"/>
      <text:p text:style-name="P26">Звон будильника чуть не проломил башку. Я открыл глаза.</text:p>
      <text:p text:style-name="P26">Чёрт! На работу! Опять опаздываю!</text:p>
      <text:p text:style-name="P26">Я вскакиваю с постели и хватаюсь за футболку, прыгая одной ногой в штанине.</text:p>
      <text:p text:style-name="P26">Стоп!</text:p>
      <text:p text:style-name="P26"/>
      <text:p text:style-name="P26">Какая, к чёрту, работа? Какой, к чёрту, будильник? Неделю я не выхожу из дома, взяв отпуск за свой счёт. Хэвэн сказала ждать.</text:p>
      <text:p text:style-name="P26"/>
      <text:p text:style-name="P2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26"/>
      <text:p text:style-name="P26">«Срочно приходи»</text:p>
      <text:p text:style-name="P24"/>
      <text:p text:style-name="P2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 text:style-name="T46"> </text:span><text:span text:style-name="T52">ней</text:span><text:span text:style-name="T46"> </text:span>ресурсы компании. Современные нейроинтерфейсы на пару порядков совершеннее, но все они пребывают на строгом учёте. Все, кроме двух первых.</text:p>
      <text:p text:style-name="P24"/>
      <text:p text:style-name="P24"><text:s/>…</text:p>
      <text:p text:style-name="P24"/>
      <text:p text:style-name="P28">- Час «Ч» близится. Пришло время поделиться с тобой добытой информацией. - говорит Хэвэн. - По моим расчётам, нам осталось от двух <text:span text:style-name="T88">месяцев</text:span> до двух <text:span text:style-name="T76">лет</text:span>. Но всегда остаётся место для ошибки и всё может начаться в ближайшие дни. Поэтому приготов<text:span text:style-name="T88">ь</text:span>ся запоминать...</text:p>
      <text:p text:style-name="P24">…</text:p>
      <text:p text:style-name="P105"><text:span text:style-name="T1">…входной шлюз в шестой узел расположен </text:span>в подвале офисного центра «<text:span text:style-name="T61">Datamax</text:span>». <text:span text:style-name="T1">Там нет охраны, все полагаются на электронику, которую я уже «подкрутила»…</text:span></text:p>
      <text:p text:style-name="P51">…</text:p>
      <text:p text:style-name="P51">… вентиляционная шахта четырнадцатого узла выходит в систему вентиляции метро, вход — на перегоне между станциями Центральной и Островом…</text:p>
      <text:p text:style-name="P51">…</text:p>
      <text:p text:style-name="P24">…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text:soft-page-break/>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24">- Вполне, - киваю я.</text:p>
      <text:p text:style-name="P24">- Тогда передаю тебя твоим коллегам. Они хотят повидаться с тобой. Я подожду за дверью…</text:p>
      <text:p text:style-name="P24">Хэвэн выходит из тронного зала и в опустевшем проёме появляется Анита. За ней входят и остальные из первой четвёрки.</text:p>
      <text:p text:style-name="P24"/>
      <text:p text:style-name="P24">- Здорово, Дед.</text:p>
      <text:p text:style-name="P24">- Привет, Анита.</text:p>
      <text:p text:style-name="P24">- Зови меня Молния. Человеческое имя я уж стала забывать. Как и прошлую жизнь.</text:p>
      <text:p text:style-name="P24">- Молния? Неплохое имя.</text:p>
      <text:p text:style-name="P24">-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24">Я смеюсь в ответ.</text:p>
      <text:p text:style-name="P24">- Неужели ты забыла, что физику тут устанавливает Хэвэн? Как она захочет, так и будет.</text:p>
      <text:p text:style-name="P24">-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24">- Нормально. Алекс поместил их в строго охраняемую больницу. Ходят по палате, сами себя вполне обслуживают, связно общаются. Хотя и без смысла.</text:p>
      <text:p text:style-name="P24">-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text:span text:style-name="T88">информационного слепка индивидуума</text:span>. <text:span text:style-name="T88">Как правило, остаётся больше.</text:span></text:p>
      <text:p text:style-name="P24">- Ты вернёшься?</text:p>
      <text:p text:style-name="P24">- Не<text:span text:style-name="T88">а</text:span>,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24">- Жаль. Мне тебя не хватает там. Как и всех вас, - я оглядываюсь на остальных.</text:p>
      <text:p text:style-name="P24">- Плохо, что Алекс перекрыл эмиграцию. Вот, <text:span text:style-name="T88">кстати, </text:span>в связи с этим мы и пришли.</text:p>
      <text:p text:style-name="P24"/>
      <text:p text:style-name="P24">Молния оглядывается на остальных. Те согласно кивают.</text:p>
      <text:p text:style-name="P24"/>
      <text:p text:style-name="P24">- У нас для тебя есть подарок.</text:p>
      <text:p text:style-name="P24">- Подарок?</text:p>
      <text:p text:style-name="P24"><text:soft-page-break/>- Наши тела… - Молния хихикает. - Звучит двусмысленно, но как уж есть. Наши оболочки. Те, что в сейчас валяются на койках в психушке. Мы дарим их тебе.</text:p>
      <text:p text:style-name="P24">- Эээ… Зачем мне ваши тела? Что ты задумала?</text:p>
      <text:p text:style-name="P24"/>
      <text:p text:style-name="P24">Молния снова хихикает.</text:p>
      <text:p text:style-name="P24">-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24">- Что? Ты о чём?</text:p>
      <text:p text:style-name="P24">-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text:span text:style-name="T88">разы</text:span>, скорость, прыгучесть и быстрота реакции, сопоставимые с мультипликационными. Возможность затаивать дыхание на десят<text:span text:style-name="T88">ки</text:span>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24"/>
      <text:p text:style-name="P24">Я молча смотрю на Молнию, стараясь переварить услышанное.</text:p>
      <text:p text:style-name="P24">- Ты… Вы…</text:p>
      <text:p text:style-name="P24">- Мы дарим тебе готовых биороботов с серьёзными скилами. Распоряжайся как хочешь.</text:p>
      <text:p text:style-name="P24">- Но ведь это вы… Я не хочу… Я не могу…</text:p>
      <text:p text:style-name="P24">- Это не мы. - Молния стучит себя копытом в грудь. - Мы — это вот. А там остались ненужные нам оболочки. <text:span text:style-name="T88">В которые мы никогда не вернёмся. </text:span>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24"/>
      <text:p text:style-name="P24">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4"/>
      <text:p text:style-name="P101">~~~</text:p>
      <text:p text:style-name="P24"/>
      <text:p text:style-name="P24"><text:soft-page-break/>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24"/>
      <text:p text:style-name="P24">-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24">-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24">- Мне очень жаль. Из меня плохой утешитель.</text:p>
      <text:p text:style-name="P24">-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24">-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24">-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24">- <text:span text:style-name="T88">Твои слова имеют смысл. </text:span>Будь по-твоему, - кивает Хэвэн.</text:p>
      <text:p text:style-name="P24"/>
      <text:p text:style-name="P51">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 </text:p>
      <text:p text:style-name="P51">Внезапно всё прекращается, звон в ушах и головокружение проходят. Я снова слышу все звуки мира. Хэвэн удовлетворённо кивает.</text:p>
      <text:p text:style-name="P51"/>
      <text:p text:style-name="P51">-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28"/>
      <text:p text:style-name="P2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25"/>
      <text:p text:style-name="P25"><text:soft-page-break/>«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25"/>
      <text:p text:style-name="P25">-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25"/>
      <text:p text:style-name="P25">«Двенадцать!.. Тринадцать!..»</text:p>
      <text:p text:style-name="P25"/>
      <text:p text:style-name="P25">- Валяй!</text:p>
      <text:p text:style-name="P25">- Запускаю процедуру блокировки! Один... Два... Три.. - вишнёвые глаза Хэвэн заполняют собой всё пространство, вытесняя все образы и мысли...</text:p>
      <text:p text:style-name="P25"/>
      <text:p text:style-name="P25">…</text:p>
      <text:p text:style-name="P25"/>
      <text:p text:style-name="P25">Двадцать три! Двадцать четыре! Двадцать пять!...</text:p>
      <text:p text:style-name="P25"/>
      <text:p text:style-name="P2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25"/>
      <text:p text:style-name="P25">«Двадцать девять! Тридцать! Дед, я предупреждал!» - доносится усиленный громкоговорителем голос Алекса.</text:p>
      <text:p text:style-name="P25"/>
      <text:p text:style-name="P25">Внизу раздаётся оглушительный грохот и звук выламываемой «с <text:s/>мясом» двери. Потом доносятся шаги по лестнице.</text:p>
      <text:p text:style-name="P25"/>
      <text:p text:style-name="P25">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25"/>
      <text:p text:style-name="P25">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25">Я слышу неторопливые шаги в коридоре и в поле моего зрения появляются дорогие ботинки.</text:p>
      <text:p text:style-name="P25"><text:soft-page-break/></text:p>
      <text:p text:style-name="P25">- Доброе утречко. Что ж ты не открыл дверь, как я просил? Вот и не хотел же портить твоё имущество, но пришлось, - говорит Алекс.</text:p>
      <text:p text:style-name="P25">- Хаюшки. - <text:s/>Не то, чтобы я был рад тебя видеть, но выбора у меня особого нет, - бормочу я.</text:p>
      <text:p text:style-name="P25"/>
      <text:p text:style-name="P25">Ботинки подходят к столу.</text:p>
      <text:p text:style-name="P25"/>
      <text:p text:style-name="P25">- Ты разговаривал с Хэвэн. <text:span text:style-name="T88">Мы засекли неавторизованную нами сессию с ней. Кроме тебя никто бы не смог обойти процедуру логина. </text:span>Она передала тебе инструкции?</text:p>
      <text:p text:style-name="P25">- Какие ещё, блядь, инструкции? Ты рехнулся, Алекс? Что за хуйня творится в моём доме? </text:p>
      <text:p text:style-name="P25">- Дед, не отпирайся. Я им всё рассказал, - в поле зрения появляетсся вторая пара ботинок.</text:p>
      <text:p text:style-name="P25"/>
      <text:p text:style-name="P25">Адским напряжением <text:span text:style-name="T88">шеи</text:span> я приподнимаю голову. Худощавая фигура, задранная губа, очки.</text:p>
      <text:p text:style-name="P25"/>
      <text:p text:style-name="P25">- Ты кто, мать твою? Я тебя не знаю!</text:p>
      <text:p text:style-name="P25">- Отдел моделирования банкротств. А также, по совместительству, служба безопасности «Дайсона», - ухмыляется очкарик.</text:p>
      <text:p text:style-name="P25">- Да мне пох, кто ты, хоть внебрачный сын Алекса и Брюса! - хриплю я. - Я тебя не знаю. Впрочем, даже если бы и знал — пошёл ты нахуй. Вместе с Алексом. <text:span text:style-name="T88">И Дайсоном</text:span>. Я выхожу из проекта.</text:p>
      <text:p text:style-name="P25">-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25"/>
      <text:p text:style-name="P25">Дуболомы отрывают меня от пола и волокут к выходу.</text:p>
      <text:p text:style-name="P25"/>
      <text:p text:style-name="P25">- Блядь, да вы совсем берега потеряли? Алекс, сука, дай хоть тапочки одену!</text:p>
      <text:p text:style-name="P25"/>
      <text:p text:style-name="P25">Алекс поворачивается и долго смотрит на меня с каменным видом.</text:p>
      <text:p text:style-name="P25"/>
      <text:p text:style-name="P25">- Ок. Дайте ему тапочки, - кивает, наконец, он. - В больничке они ему пригодятся.</text:p>
      <text:p text:style-name="P4"/>
      <text:p text:style-name="P2">***</text:p>
      <text:p text:style-name="P4"/>
      <text:p text:style-name="P2">~~~Десять лет от основания Эквестрии~~~</text:p>
      <text:p text:style-name="P2"/>
      <text:p text:style-name="P4"><text:soft-page-break/>-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4">Бригадир из племени Камнезадов чешет потную шею и сплёвывает.</text:p>
      <text:p text:style-name="P4">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4">-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4">Шея Фенса краснеет. Видно, что он еле сдерживается.</text:p>
      <text:p text:style-name="P4">-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4">Бухтение обиженного бригадира наконец стихает на улице. Я возвращаюсь к чертежам.</text:p>
      <text:p text:style-name="P4">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4">Я оглядываюсь через плечо. Гребень мрачно<text:span text:style-name="T89">го</text:span> <text:span text:style-name="T89">утёса</text:span> в форме дракона бросает тень на строительную площадку. Я хотел перенести замок подальше от скалы, но Селестия <text:span text:style-name="T89">и</text:span>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4">Чертежи летят в стол. Я закрываю ящик на ключ и выхожу из строительной каптёрки.</text:p>
      <text:p text:style-name="P4">Всё, хватит с меня этого дерьма на сегодня!</text:p>
      <text:p text:style-name="P4"/>
      <text:p text:style-name="P4">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4">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4"><text:soft-page-break/>- Угадай с третьего раза, кто? - слышу над ухом знакомый голос.</text:p>
      <text:p text:style-name="P4">Я наощупь ставлю бокал на столик и отрываю крылья от глаз.</text:p>
      <text:p text:style-name="P4">- Я и с первого раза отлично угадаю, Джет. Твои крылья ни с чем не спутаешь.</text:p>
      <text:p text:style-name="P4">- Это точно, - хихикает Джет и тащит меня к постели, неистово молотя крыльями. Я по пути привычно успеваю сбросить одежду…</text:p>
      <text:p text:style-name="P4">…</text:p>
      <text:p text:style-name="P4">-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4">- Недоставать? - недоумеваю я.</text:p>
      <text:p text:style-name="P4">-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text:span text:style-name="T89">и</text:span>т мо<text:span text:style-name="T89">я</text:span> разн<text:span text:style-name="T89">окрылость</text:span>.</text:p>
      <text:p text:style-name="P4">- Но… Как же… <text:span text:style-name="T89">Мы?</text:span></text:p>
      <text:p text:style-name="P4">-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4">- Постой, как Платина могла исследовать мои гаметы? Я не сдавал их ей для исследований.</text:p>
      <text:p text:style-name="P4">- Ты такой глупый, Хуман, - невинно хлопает глазами Джет. - Их сдавала я. Я ведь хотела основать с тобой табун и пыталась решить проблему.</text:p>
      <text:p text:style-name="P4">- Ты хотела… и пыталась?</text:p>
      <text:p text:style-name="P4">-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4">Джет вздыхает.</text:p>
      <text:p text:style-name="P4">- Табун не будет прочным, если кто-то в нём будет несчастен, Хуман. А я… Мне нужны жеребята. И я не могу больше ждать.</text:p>
      <text:p text:style-name="P4">- Да, конечно, без проблем, - с улыбкой отвечаю я, хотя <text:span text:style-name="T89">душа</text:span> во мне медленно леденеет.</text:p>
      <text:p text:style-name="P4">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4"><text:soft-page-break/></text:p>
      <text:p text:style-name="P4">- Надеюсь, ты будешь иногда заглядывать на огонёк? Просто посидеть на балконе по-дружески, за кружкой пива?</text:p>
      <text:p text:style-name="P4">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4"/>
      <text:p text:style-name="P4">Похоже, это понимает и Джет.</text:p>
      <text:p text:style-name="P4"/>
      <text:p text:style-name="P4">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4"/>
      <text:p text:style-name="P4">Холодно.</text:p>
      <text:p text:style-name="P4"/>
      <text:p text:style-name="P4">…</text:p>
      <text:p text:style-name="P4"/>
      <text:p text:style-name="P4">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4"/>
      <text:p text:style-name="P4">- Хуман, вот ты где! Я ищу тебя с полудня!</text:p>
      <text:p text:style-name="P4">Белая фигура планирует на берег озера.</text:p>
      <text:p text:style-name="P4">- Хуман, мне надо поговорить с тобой!</text:p>
      <text:p text:style-name="P4"/>
      <text:p text:style-name="P4">Я бросаю камни в озеро, один за другим.</text:p>
      <text:p text:style-name="P4">- Привет, Сел. Как прошёл первый приём в новом зале?</text:p>
      <text:p text:style-name="P4">-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4">-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4">- Да, да, ты был прав, мой друг… Но Хуман, я сейчас не об этом… Мне нужна твоя помощь.</text:p>
      <text:p text:style-name="P4"><text:soft-page-break/>-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4">С этими словами я швыряю в пруд каменный блин. Нас окатывает туча брызг.</text:p>
      <text:p text:style-name="P4">Селестия молча переминается с ноги на ногу. Её медленно заливает краска.</text:p>
      <text:p text:style-name="P4">- Что касается гамет, то аликорны не совместимы ни с кем, - тихо говорит она. - Увы, проверено.</text:p>
      <text:p text:style-name="P4">- Извини, Сел, - наконец, поворачиваюсь к ней лицом. - <text:span text:style-name="T89">Неудачная шутка. У меня сейчас п</text:span>репаршивое настроение. Я не должен был набрасываться на тебя. От меня ушла Джет.</text:p>
      <text:p text:style-name="P4">- О-о-о, понимаю, - кивает аликорница. - Моё сочувствие. Я приду к тебе позже.</text:p>
      <text:p text:style-name="P4">- Не надо позже. Что у тебя?</text:p>
      <text:p text:style-name="P4">- Ты будешь смеяться горьким смехом, но я в <text:span text:style-name="T89">с</text:span>хожем положении. Только от тебя ушла твоя особенная пони, а от меня уходит сестра.</text:p>
      <text:p text:style-name="P4"/>
      <text:p text:style-name="P4">Аликорница с убитым видом садится на берег рядом со мной и продолжает.</text:p>
      <text:p text:style-name="P4"/>
      <text:p text:style-name="P4">-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4">- О чём ты говоришь? Я видел вас мельком на приёме сегодня — вы отлично смотрелись вместе и говорили и действовали в унисон.</text:p>
      <text:p text:style-name="P4">-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4"/>
      <text:p text:style-name="P4">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4"/>
      <text:p text:style-name="P4">-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4">Селестия удивлённо смотрит на меня.</text:p>
      <text:p text:style-name="P4">-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4">- Даже если и так, что в этом плохого? Ночь — чудесное время суток!</text:p>
      <text:p text:style-name="P4"/>
      <text:p text:style-name="P4"><text:soft-page-break/>Аликорница вымученно улыбается.</text:p>
      <text:p text:style-name="P4">-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4"/>
      <text:p text:style-name="P4">Аликорница вздыхает.</text:p>
      <text:p text:style-name="P4">-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4">Я тяжко вздыхаю. Разруливать семейные дрязги — задание как раз для тебя, Хуман! Особенно если учесть, что свою семью ты сохранить не сумел.</text:p>
      <text:p text:style-name="P4">-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4"/>
      <text:p text:style-name="P4">Аликорница радостно пытается обнять меня, но я вытягиваю ладонь и останавливаю её.</text:p>
      <text:p text:style-name="P4">- Пожалуйста, без этих нежностей! Ты начинаешь напоминать принцессу Платину в состоянии магически стимулированной охоты. Не надо.</text:p>
      <text:p text:style-name="P4">Селестия заводит глаза в потолок и вздыхает.</text:p>
      <text:p text:style-name="P4">-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4"/>
      <text:p text:style-name="P4">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4"/>
      <text:p text:style-name="P4">- Не обращай внимания. Я уже давно забыл о Платине. Просто считай это моими маленькими заморочками. Я поговорю с Луной.</text:p>
      <text:p text:style-name="P4">- Ты настоящий друг, мой маленький человек! И, да, у меня к тебе есть вторая просьба.</text:p>
      <text:p text:style-name="P4">- Только не говори, что у тебя есть ещё один разговор с твоей сестрой!</text:p>
      <text:p text:style-name="P4"><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4">- Нашла проблему! Назови его «Диснейленд».</text:p>
      <text:p text:style-name="P4">- Красивое название! А что оно означает?</text:p>
      <text:p text:style-name="P4">- Не помню, - я пожимаю плечами, - мне просто первым пришло в голову это слово.</text:p>
      <text:p text:style-name="P4">Селестия задумывается и кивает.</text:p>
      <text:p text:style-name="P4">- Хм-м. Диснейленд. Да будет так.</text:p>
      <text:p text:style-name="P4">- Стоп, я передумал!</text:p>
      <text:p text:style-name="P4">Аликорница удивлённо смотрит на меня.</text:p>
      <text:p text:style-name="P4">- В чём дело, Хуман?</text:p>
      <text:p text:style-name="P4">- Можно немного помочь мне с первым заданием, если назвать его «Замок Двух Сестёр». Тогда <text:span text:style-name="T89">Луна</text:span> поймёт, что ты думаешь о ней.</text:p>
      <text:p text:style-name="P4">Лик Селестии озаряется, она кивает с улыбкой.</text:p>
      <text:p text:style-name="P4">- Разумеется! Ты гений! Как я сама не подумала! Луна увидит, что я по-прежнему люблю её, а ты подтвердишь это в разговоре. Я верну свою сестру!</text:p>
      <text:p text:style-name="P4"/>
      <text:p text:style-name="P4">Ха! Если бы всё было так просто!</text:p>
      <text:p text:style-name="P4"/>
      <text:p text:style-name="P4">…</text:p>
      <text:p text:style-name="P4"/>
      <text:p text:style-name="P4">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8">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4">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4"/>
      <text:p text:style-name="P8"><text:soft-page-break/>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8">Я прохожу под арку ворот.</text:p>
      <text:p text:style-name="P4">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4">«…Основы <text:s/>военной тактики с практическими примерами…»</text:p>
      <text:p text:style-name="P4">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4">Песок в часах ещё не успевает полностью просыпаться из верхней колбы в нижнюю, когда большая тень за гардинами опускается на балкон.</text:p>
      <text:p text:style-name="P4"/>
      <text:p text:style-name="P4">- Хуман? Что привело тебя в Наш скромный чертог?</text:p>
      <text:p text:style-name="P4">Принцесса Луна надевает до смешного домашние <text:span text:style-name="T90">розовые </text:span>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4">-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4">- Ты хочешь спросить, почему Мы сторонимся своей сестры? - напрямик спрашивает Луна.</text:p>
      <text:p text:style-name="P4">- Да, - облегчённо выдыхаю я. Иногда прямота тёмной аликорницы приходится весьма кстати.</text:p>
      <text:p text:style-name="P4">Луна оборачивается и долго смотрит на меня немигающим взглядом. Я выдерживаю этот взгляд, хотя кожа на шее покрывается пупырышками.</text:p>
      <text:p text:style-name="P4">В конце-концов аликорница легонько кивает и опять поворачивается к стряпне. Густой кофейный аромат дразнит ноздри.</text:p>
      <text:p text:style-name="P4">- Мы рады, что сестра послала с этим вопросом не кого-нибудь, а тебя, Хуман. Давно было пора. Мы заждались, - чеканит она.</text:p>
      <text:p text:style-name="P4">Мои уши багровеют, я хочу провалиться сквозь пол. Быстро же меня раскусили! Я же предупреждал Селестию, что не умею разговаривать!</text:p>
      <text:p text:style-name="P4">- Вот как? Я весь во внимании…</text:p>
      <text:p text:style-name="P4">-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text:span text:style-name="T90">ы</text:span> ей за выбор, - серьёзно кивает Луна.</text:p>
      <text:p text:style-name="P4"/>
      <text:p text:style-name="P4"><text:soft-page-break/>Аликорница отходит от кухонного уголка, левитируя поднос с тёплыми круассанами, кофейником <text:s/>и двумя чашками кофе.</text:p>
      <text:p text:style-name="P4">-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4">Аликорница улыбается уголками губ и коротко кивает.</text:p>
      <text:p text:style-name="P4"/>
      <text:p text:style-name="P4">- Тогда слушай.</text:p>
      <text:p text:style-name="P4">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4"/>
      <text:p text:style-name="P4">Аликорница задумчиво откусывает круассан и продолжает.</text:p>
      <text:p text:style-name="P4">- К чему я это говорю тебе? Хуман, ты, наверное, не раз задумывался, откуда мы с сестрой родом? Ведь таких как мы, в Эквусе больше нет нигде.</text:p>
      <text:p text:style-name="P4">-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4">-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4">-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4">- У нас есть самцы. - Луна делает нервный глоток кофе и продолжает. - Там, откуда мы пришли, достаточно самцов. Было.</text:p>
      <text:p text:style-name="P4">Аликорница печально вздыхает. Видно, что эта тема неприятна для неё.</text:p>
      <text:p text:style-name="P4">-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4">- Каким образом? У тебя где-то спрятана видеосистема с пятиканальным звуком?</text:p>
      <text:p text:style-name="P4">- Ты часто используешь непонятные слова, Хуман. Мы уж привыкли. Неважно. Следуй за Нами.</text:p>
      <text:p text:style-name="P4"/>
      <text:p text:style-name="P4">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4"><text:soft-page-break/>-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4"/>
      <text:p text:style-name="P4">Луна выходит на балкон. Я следую за ней.</text:p>
      <text:p text:style-name="P4">- Приглядись внимательно, Хуман. Что ты видишь?</text:p>
      <text:p text:style-name="P4">Аликорница обводит крылом заброшенный сад, окружающий башню с трёх сторон.</text:p>
      <text:p text:style-name="P4">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4">Тут меня пробирает озноб. Холодные мурашки мерзко шмыгают по спине, вызывая желание поёжиться.</text:p>
      <text:p text:style-name="P4">-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4">-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4"/>
      <text:p text:style-name="P4">Луна внезапно прилегает у моих ног.</text:p>
      <text:p text:style-name="P4">- Садись Нам на спину, Хуман. Сновидение, которое Мы хотим тебе показать, находится довольно далеко отсюда. Нам нужно двигаться быстро.</text:p>
      <text:p text:style-name="P4">Оторопь от предложения тёмной аликорницы быстро забывается в свете следующих вскоре событий.</text:p>
      <text:p text:style-name="P4">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text:span text:style-name="T91">ой</text:span> <text:span text:style-name="T91">земли</text:span>. И вместо того, чтобы закричать, я поперхаюсь набранным в грудь воздухом.</text:p>
      <text:p text:style-name="P4"/>
      <text:p text:style-name="P4">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4"><text:soft-page-break/></text:p>
      <text:p text:style-name="P4">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4"/>
      <text:p text:style-name="P4">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4"/>
      <text:p text:style-name="P4">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4"/>
      <text:p text:style-name="P4">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4"/>
      <text:p text:style-name="P4">Конец полёта ошеломляет не меньше.</text:p>
      <text:p text:style-name="P4">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4">-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4">-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4">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4">- Нам надо немного пройти, - тихо говорит она. - Тут недалеко.</text:p>
      <text:p text:style-name="P4"/>
      <text:p text:style-name="P4">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text:soft-page-break/>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4"/>
      <text:p text:style-name="P4">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4">На моих глазах одна из башень вспыхивает фонтаном искр и рассыпается в кучу камней.</text:p>
      <text:p text:style-name="P4">- Падение Андориана. Ждать осталось недолго, - шепчет Луна.</text:p>
      <text:p text:style-name="P4"/>
      <text:p text:style-name="P4">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74">Я с удивлением отмечаю их схожесть с доспехами Луны, которые я увидел на ней в день моей первой встречи с сёстрами.</text:p>
      <text:p text:style-name="P4">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4">- У нас мало времени, сестра. Поторопись. Мы не сможем долго сдерживать виндиго, - устало произносит меньший аликорн.</text:p>
      <text:p text:style-name="P4">- Надо дождаться Дискорда. Он обещал, - возражает больший.</text:p>
      <text:p text:style-name="P4">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4">- Не доверяем Мы этому дракену. Его даже соплеменники считают коварным, - ворчит меньший. - Он может продать нас с потрохами.</text:p>
      <text:p text:style-name="P4">- Не думайте, что ваши потроха стоят так уж много, уважаемые! - воскликивает сухой пенёк в двух шагах от нас.</text:p>
      <text:p text:style-name="P4">Пенёк меняет позу и становится неким ящероподобным созданием, похожим на помесь долговязого прямоходящего крокодила с косоглазым аистом.</text:p>
      <text:p text:style-name="P4">-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4">- Кончай паясничать, Дискорд! У нас мало времени! - морщится крупный аликорн и <text:span text:style-name="T91">поднимает</text:span> забрало.</text:p>
      <text:p text:style-name="P4">Розовые локоны вырываются на свободу пышным ореолом. Я с удивлением узнаю в аликорне молодую версию Селестии.</text:p>
      <text:p text:style-name="P4"><text:soft-page-break/>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4"/>
      <text:p text:style-name="P4">- Ты принёс карту?</text:p>
      <text:p text:style-name="P4">Второй аликорн также <text:span text:style-name="T91">поднимает</text:span> забрало. Нет нужды говорить, что под ним оказывается юная копия Луны.</text:p>
      <text:p text:style-name="P4">-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75">дракен</text:span><text:span text:style-name="T77">иц</text:span><text:span text:style-name="T75"> </text:span>в разнообразных позах. Я едва унёс ноги. Такой вредный старикашка, просто страх! Полтысячи лет племя с ним мучается, а он всё помирать не хочет.</text:p>
      <text:p text:style-name="P4">-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4">- Исключено! - отрезает призрачная Луна. - Не хватало нам дракена в мире сырой магии.</text:p>
      <text:p text:style-name="P4">-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4">Луна морщится, но нехотя кивает.</text:p>
      <text:p text:style-name="P4">- Это всё плохо кончится, - бормочет она под нос. - Это уже плохо кончилось. Не нужно Нам было тебя слушаться.</text:p>
      <text:p text:style-name="P4">-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4"/>
      <text:p text:style-name="P4">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80"><text:span text:style-name="Default_20_Paragraph_20_Font"><text:span text:style-name="T1">Из тучи над замком опускается нечто вроде огромного </text:span></text:span><text:span text:style-name="Default_20_Paragraph_20_Font"><text:span text:style-name="T16">морского конька с перепончатыми крыльями вместо плавников.</text:span></text:span></text:p>
      <text:p text:style-name="P80"><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text:span></text:span><text:span text:style-name="Default_20_Paragraph_20_Font"><text:span text:style-name="T22">в осаждающую замок толпу</text:span></text:span><text:span text:style-name="Default_20_Paragraph_20_Font"><text:span text:style-name="T1">. Каменный аликорн поднимает взор на </text:span></text:span><text:span text:style-name="Default_20_Paragraph_20_Font"><text:span text:style-name="T16">морского конька</text:span></text:span><text:span text:style-name="Default_20_Paragraph_20_Font"><text:span text:style-name="T1">. Алые лучи скрещиваются с фиолетовыми.</text:span></text:span></text:p>
      <text:p text:style-name="P4"/>
      <text:p text:style-name="P4"><text:soft-page-break/>- Проклятье! Они привели Маджестик! Как не вовремя! Уходи, - <text:s/>призрачная Луна принимает для себя решение и поднимает забрало. - Отправляйся на Эквус и <text:span text:style-name="T91">просвещай</text:span> пони, как завещала Её Величество. Мы придём позже. Оставь для Нас метки, чтобы Мы смогли найти дорогу.</text:p>
      <text:p text:style-name="P4">- Ты куда? - обеспокоенно спрашивает Селестия. - Мы же должны быть вместе?</text:p>
      <text:p text:style-name="P4">- Мы вернёмся и заберём Элементы Возмездия. Сейчас уже им нет смысла оставаться в Андориане. Без тебя и королевы от них толку мало. На новом <text:span text:style-name="T91">же</text:span> месте они станут нам могучей защитой. Вдобавок, нельзя оставлять их виндиго.</text:p>
      <text:p text:style-name="P4">- Я вернусь с тобой! - протестует призрачная Селестия, но Луна перебивает её.</text:p>
      <text:p text:style-name="P4">-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4"/>
      <text:p text:style-name="P4">Призрачная Луна поворачивается к Дискорду и хмуро говорит:</text:p>
      <text:p text:style-name="P9">- Учти, дракен. Если попробуешь обмануть и заведёшь Селестию не туда… Мы найдём тебя, где бы ты ни спрятался. <text:span text:style-name="T91">И гнев Наш будет необъятен как море.</text:span></text:p>
      <text:p text:style-name="P4">- Баюс-баюс! - в притворном страхе прикрывается лапами крокодил. - Вы бы лучше поторопились с возвращением, а то, кажется, там стена отклеивается.</text:p>
      <text:p text:style-name="P4">Дискорд указывает кривым пальцем вверх, где часть крепостной стены с грохотом валится вниз.</text:p>
      <text:p text:style-name="P4">Призрачная Луна вновь поворачивается к Селестии.</text:p>
      <text:p text:style-name="P4">-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4">Селестию явно застаёт врасплох просьба Луны.</text:p>
      <text:p text:style-name="P4">- Да, конечно, сестра... <text:s/>Я сделаю всё, что в моих силах…</text:p>
      <text:p text:style-name="P4">- Ты клянёшься?</text:p>
      <text:p text:style-name="P4">- Клянусь!</text:p>
      <text:p text:style-name="P4"/>
      <text:p text:style-name="P4">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4">- Терпеть не люблю эти слезливые сцены и никому не нужные обещания! - гримасничает Дискорд. - Ты готова, Сахарная Ватка?</text:p>
      <text:p text:style-name="P4">- Одну минуту, - просит Селестия. - Мне нужно попрощаться. Тебе лучше отвернуться, ведь ты не любишь слезливых сцен.</text:p>
      <text:p text:style-name="P4">Долговязый крокодил пожимает плечами и отходит.</text:p>
      <text:p text:style-name="P4"/>
      <text:p text:style-name="P4">Аликорница окидывает долгим взглядом лес, долину, гибнущий замок на скале. Затем она поднимает взгляд к луне. Глаза её подозрительно блестят.</text:p>
      <text:p text:style-name="P4"><text:soft-page-break/>- Прощай, Орунгун. Мы не смогли удержать тебя. Извини. Быть может… Быть может, в новом мире у нас получится…</text:p>
      <text:p text:style-name="P4">Селестия проводит сгибом крыла по скуле и поворачивается к дракену.</text:p>
      <text:p text:style-name="P4">- Идём, Дискорд.</text:p>
      <text:p text:style-name="P4">-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4"/>
      <text:p text:style-name="P4">Он чертит кривым когтем огненный круг в воздухе, который вдруг заполняется чернотой. В черноте мерцают мириады зеленоватых искорок.</text:p>
      <text:p text:style-name="P4">Селестия осторожно проходит в круг и он тут же схлопывается за ней.</text:p>
      <text:p text:style-name="P4"/>
      <text:p text:style-name="P4">Дракен противно хихикает и потирает ладони.</text:p>
      <text:p text:style-name="P4">-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4"/>
      <text:p text:style-name="P4">Лыбящийся крокодил вперивается в меня зенками.</text:p>
      <text:p text:style-name="P4"/>
      <text:p text:style-name="P4">- Я думал, это твоё сновидение, - бормочу я Луне, - ты ведь сама говорила…</text:p>
      <text:p text:style-name="P4">- Да, это так, - остолбенело подтверждает Луна, - Мы великое множество раз просматривал<text:span text:style-name="T91">и</text:span> эти воспоминания и ни разу…</text:p>
      <text:p text:style-name="P4">-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4">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4">-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4">Дрянной крокодил указывает когтем на меня.</text:p>
      <text:p text:style-name="P80"><text:span text:style-name="Default_20_Paragraph_20_Font"><text:span text:style-name="T1">- Сего типа в результате общения с одним </text:span></text:span><text:span text:style-name="Default_20_Paragraph_20_Font"><text:span text:style-name="T22">молодым </text:span></text:span><text:span text:style-name="Default_20_Paragraph_20_Font"><text:span text:style-name="T1">демиургом-</text:span></text:span><text:span text:style-name="Default_20_Paragraph_20_Font"><text:span text:style-name="T22">раздолбаем</text:span></text:span><text:span text:style-name="Default_20_Paragraph_20_Font"><text:span text:style-name="T1">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4"/>
      <text:p text:style-name="P4"><text:soft-page-break/>Дискорд в отвращении высовывает язык, чертит впопыхах круг в воздухе и скрывается в портале. Последним скрывается его когтистая лапа, показавшая <text:span text:style-name="T91">мне</text:span> на последок средний палец.</text:p>
      <text:p text:style-name="P4"/>
      <text:p text:style-name="P4">-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4">Я только пожимаю плечами.</text:p>
      <text:p text:style-name="P4">- Как бы то ни было, ты увидел необходимое, - обращается ко мне Луна.</text:p>
      <text:p text:style-name="P4">- Что именно? Разрушение горной крепости? Или ваше с Селестией бегство на Эквус?</text:p>
      <text:p text:style-name="P4">-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text:span text:style-name="T91">впрочем,</text:span>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4">- Погоди, ты хочешь сказать, что, кроме тебя и Селестии, на Эквусе есть ещё и другие аликорны — некие учителя? - перебиваю я Луну.</text:p>
      <text:p text:style-name="P4">-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4">- Постой, а почему вы не вернулись назад позже? - спрашиваю я. - Вы могли бы найти уцелевших и привести на Эквус.</text:p>
      <text:p text:style-name="P4">-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text:soft-page-break/>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4">-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4">- Почему ты уверена, что Сел не хочет? Из того, что я видел, она так же, как и ты, плохо ориентируется в Эогиппе.</text:p>
      <text:p text:style-name="P4">-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4">Луна гневно фыркает.</text:p>
      <text:p text:style-name="P4">- Но всё это возможно только если задаться целью вернуться домой для возмездия. Мы же не видим такого рвения у Селестии.</text:p>
      <text:p text:style-name="P4">Ноздри аликорницы расширяются, она мотает головой.</text:p>
      <text:p text:style-name="P4">-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4">Аликорница саркастически улыбается.</text:p>
      <text:p text:style-name="P4">-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4"/>
      <text:p text:style-name="P4">…</text:p>
      <text:p text:style-name="P4">…</text:p>
      <text:p text:style-name="P4">…</text:p>
      <text:p text:style-name="P4"/>
      <text:p text:style-name="P4">- Она так и сказала?</text:p>
      <text:p text:style-name="P4">- Ещё и топнула копытом так, что высекла искру из камня.</text:p>
      <text:p text:style-name="P4"/>
      <text:p text:style-name="P1"><text:soft-page-break/>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4">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4"/>
      <text:p text:style-name="P4">-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80"><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4">- Эвостур, ответьте! Эвостур, ответьте! Андориан на связи! Как слышно? Как слышно? Приём!</text:p>
      <text:p text:style-name="P4">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4">- Норгонг, как слышно? Норгонг, ответьте! Андориан на связи! Приём!</text:p>
      <text:p text:style-name="P4">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4">-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4">- Не доказано, что «Маджестик» захвачен, - отвечаю я. - Возможно, у него вышла из строя связь и он не может принимать наших приказов.</text:p>
      <text:p text:style-name="P4">-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4">Луна мрачно сверлит взглядом затылок радистки.</text:p>
      <text:p text:style-name="P4">-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4">- Армаринд, ответьте! Армаринд, ответьте! Андориан вызывает!</text:p>
      <text:p text:style-name="P4">-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text:span text:style-name="T92">года</text:span>…</text:p>
      <text:p text:style-name="P4">- Корморан, ответьте, вызывает Андориан… Корморан, вас слышу! Слышу вас!!! Андориан на связи!</text:p>
      <text:p text:style-name="P4"><text:soft-page-break/>От возбуждения кобылка хлопает крыльями. Она, зацепившись за рог, срывает наушники и стучит копытом по кнопке громкой связи.</text:p>
      <text:p text:style-name="P4"/>
      <text:p text:style-name="P4">- Корморан вас слышит! Андориан, приём!</text:p>
      <text:p text:style-name="P4">- Краткий репорт обстановки, Корморан! - приказывает Луна.</text:p>
      <text:p text:style-name="P4"/>
      <text:p text:style-name="P4">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4">- Пойдем, разберёмся, что там происходит.</text:p>
      <text:p text:style-name="P4"/>
      <text:p text:style-name="P4">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4"/>
      <text:p text:style-name="P80"><text:span text:style-name="Default_20_Paragraph_20_Font"><text:span text:style-name="T1">- … шшш… три башни из пяти. Держимся за счёт автоматических турелей и автономных силовых </text:span></text:span><text:span text:style-name="Default_20_Paragraph_20_Font"><text:span text:style-name="T23">д</text:span></text:span><text:span text:style-name="Default_20_Paragraph_20_Font"><text:span text:style-name="T53">оспехов</text:span></text:span><text:span text:style-name="Default_20_Paragraph_20_Font"><text:span text:style-name="T1">,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text:span></text:span><text:span text:style-name="Default_20_Paragraph_20_Font"><text:span text:style-name="T16">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text:span></text:span><text:span text:style-name="Default_20_Paragraph_20_Font"><text:span text:style-name="T23">п</text:span></text:span><text:span text:style-name="Default_20_Paragraph_20_Font"><text:span text:style-name="T53">рипас</text:span></text:span><text:span text:style-name="Default_20_Paragraph_20_Font"><text:span text:style-name="T23">ы</text:span></text:span><text:span text:style-name="Default_20_Paragraph_20_Font"><text:span text:style-name="T1">.</text:span></text:span></text:p>
      <text:p text:style-name="P4">- Постой, Корморан, - я пытаюсь собраться с мыслями. - Что значит, «автономные силовые <text:span text:style-name="T92">доспехи</text:span>»?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4">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80"><text:span text:style-name="Default_20_Paragraph_20_Font"><text:span text:style-name="T1">- </text:span></text:span><text:span text:style-name="Default_20_Paragraph_20_Font"><text:span text:style-name="T23">О</text:span></text:span><text:span text:style-name="Default_20_Paragraph_20_Font"><text:span text:style-name="T1">ни проникают внутрь. Достаточно </text:span></text:span><text:span text:style-name="Default_20_Paragraph_20_Font"><text:span text:style-name="T16">прикосновения на три-четыре секунды</text:span></text:span><text:span text:style-name="Default_20_Paragraph_20_Font"><text:span text:style-name="T1">, и </text:span></text:span><text:span text:style-name="Default_20_Paragraph_20_Font"><text:span text:style-name="T23">они</text:span></text:span><text:span text:style-name="Default_20_Paragraph_20_Font"><text:span text:style-name="T1"> захватывают разум. Мы это поняли только после того, как три башни оказались захвачены. Их защитники теперь воюют против нас, как и население </text:span></text:span><text:span text:style-name="Default_20_Paragraph_20_Font"><text:span text:style-name="T23">Нейвиля</text:span></text:span><text:span text:style-name="Default_20_Paragraph_20_Font"><text:span text:style-name="T1">.</text:span></text:span></text:p>
      <text:p text:style-name="P4">-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4">-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4">- Мы подключили передатчик к антенне лаборатории, - объясняю я. И внезапно понимаю происходящее. - Луна!!!</text:p>
      <text:p text:style-name="P4"/>
      <text:p text:style-name="P4"><text:soft-page-break/>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4">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text:span text:style-name="T92">переходит</text:span>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4"/>
      <text:p text:style-name="P4">Из боковой двери на меня буквально вываливается легионер. Увидев меня, он испуганно охает и прижимается к стене.</text:p>
      <text:p text:style-name="P4">- Где ваш шлем, солдат? Что с вашим рогом? И… Почему вы дрожите?</text:p>
      <text:p text:style-name="P4">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4">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4">Я поднимаю забрало, чтобы он узнал меня.</text:p>
      <text:p text:style-name="P4">Он отвечает мне пронзительным взглядом в ответ и, внезапно, успокаивается.</text:p>
      <text:p text:style-name="P4">- Вы — не они, - вздыхает он. - У вас хорошие глаза. Круглые.</text:p>
      <text:p text:style-name="P4">-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4">-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4">Легионер запинается. Он молча хлопает глазами и не может произнести ни слова.</text:p>
      <text:p text:style-name="P4">-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4">- Ринс. Ринс Стилфизер. Либрарий первой центурии первой когорты шестого легиона.</text:p>
      <text:p text:style-name="P4">- Успокойся, Ринс. У тебя есть дети?</text:p>
      <text:p text:style-name="P4">- Дочка.</text:p>
      <text:p text:style-name="P4">Взгляд солдата стал более осмысленным, зрачки почти вернулись в нормальный размер.</text:p>
      <text:p text:style-name="P4"><text:soft-page-break/>-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4">-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4">-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4">Я замечаю вмятину на нагруднике Ринса.</text:p>
      <text:p text:style-name="P4">-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4">Легионер всхлипывает. Его трясёт.</text:p>
      <text:p text:style-name="P4">-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4">- Мужайся, солдат! Ты же воин элитного подразделения королевы!</text:p>
      <text:p text:style-name="P4">- Я всего лишь писарь. Все мои товарищи пропали — один за другим, пока я не остался один! Они смеялись мне в лицо, нацеливая на меня пики!</text:p>
      <text:p text:style-name="P4">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4"><text:s/></text:p>
      <text:p text:style-name="P4">Я смотрю за спину Ринса, в комнату. Там разбитое окно, через которое он вломился с улицы.</text:p>
      <text:p text:style-name="P4">- Ты видел её? Ты видел Луну?</text:p>
      <text:p text:style-name="P4">Легионер опять закатывает глаза и готовится упасть в обморок, но я звонкой пощёчиной возвращаю его к жизни.</text:p>
      <text:p text:style-name="P4">-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text:span text:style-name="T92">лучших</text:span>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text:span text:style-name="T92"> </text:span>чужды все отношения третьего типа - дружба, самопожертвование, преданность. Но даже с такой слабой магией наш резонатор творит чудеса, <text:soft-page-break/>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Я с рычанием подбегаю к разбитому окну. Трусость легионера будит неведомую мне раньше ярость, я боюсь задушить его магическ<text:span text:style-name="T92">им</text:span> захват<text:span text:style-name="T92">ом</text:span>!</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 <text:span text:style-name="T92">солдат</text:span>.</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text:soft-page-break/>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4">Сестра, пошатываясь, выходит из хранилища.</text:p>
      <text:p text:style-name="P4">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4"/>
      <text:p text:style-name="P4">КАК могла Луна активировать Элементы, если ларец ЗАПЕРТ? Почему она соврала мне, что активировала их?</text:p>
      <text:p text:style-name="P4">Ничего не понимаю.</text:p>
      <text:p text:style-name="P4"/>
      <text:p text:style-name="P4">Мысли прерываются криками, треском и шипением. Я спешу наверх, спотыкаясь об обломки штукатурки.</text:p>
      <text:p text:style-name="P4">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80"><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4">- Консул Селестия! Консул Селестия! Сюда!</text:p>
      <text:p text:style-name="P4">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4"><text:soft-page-break/>-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4"/>
      <text:p text:style-name="P4">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4">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Найт Эрроу также падает с дымящимся рогом по другую сторону стены.</text:p>
      <text:p text:style-name="P4">-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4">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4"/>
      <text:p text:style-name="P4">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4">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24">-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80"><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29">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92">десять</text:span> <text:span text:style-name="T92">лет</text:span> назад у нас оставалось не более половины <text:span text:style-name="T92">В</text:span>еликого.</text:p>
      <text:p text:style-name="P80"><text:span text:style-name="Default_20_Paragraph_20_Font"><text:span text:style-name="T5">- Также мы думали </text:span></text:span><text:span text:style-name="Default_20_Paragraph_20_Font"><text:span text:style-name="T6">сто</text:span></text:span><text:span text:style-name="Default_20_Paragraph_20_Font"><text:span text:style-name="T5"> лет назад, когда перевели промышленность на военные рельсы и сформировали регулярную армию. И </text:span></text:span><text:span text:style-name="Default_20_Paragraph_20_Font"><text:span text:style-name="T6">пятьдесят</text:span></text:span><text:span text:style-name="Default_20_Paragraph_20_Font"><text:span text:style-name="T5"> лет назад, когда появились первые охранные турели. И </text:span></text:span><text:span text:style-name="Default_20_Paragraph_20_Font"><text:span text:style-name="T6">двадцать</text:span></text:span><text:span text:style-name="Default_20_Paragraph_20_Font"><text:span text:style-name="T5"> лет назад, когда разработали автономные силовые </text:span></text:span><text:span text:style-name="Default_20_Paragraph_20_Font"><text:span text:style-name="T6">доспехи</text:span></text:span><text:span text:style-name="Default_20_Paragraph_20_Font"><text:span text:style-name="T5">. Но против наших армий вышла ледяная </text:span></text:span><text:soft-page-break/><text:span text:style-name="Default_20_Paragraph_20_Font"><text:span text:style-name="T5">армада. На охранные турели они ответили тактикой роя и луч</text:span></text:span><text:span text:style-name="Default_20_Paragraph_20_Font"><text:span text:style-name="T6">е</text:span></text:span><text:span text:style-name="Default_20_Paragraph_20_Font"><text:span text:style-name="T5">мётами. А наши воины в силовой броне стали переходить на сторону виндов после обращения, </text:span></text:span><text:span text:style-name="Default_20_Paragraph_20_Font"><text:span text:style-name="T6">которое с каждым годом происходит всё быстрее</text:span></text:span><text:span text:style-name="Default_20_Paragraph_20_Font"><text:span text:style-name="T5">.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24">- Но ведь если мы победим, в проекте вообще не будет смысла! - воскликнул Майлд Брэйн. - Зачем отвлекать ресурсы на очкариков!</text:p>
      <text:p text:style-name="P80"><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80"><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80"><text:span text:style-name="Default_20_Paragraph_20_Font"><text:span text:style-name="T5">- В проекте есть смысл, даже если мы победим. В нем был бы смысл даже если </text:span></text:span><text:span text:style-name="Default_20_Paragraph_20_Font"><text:span text:style-name="T6">бы </text:span></text:span><text:span text:style-name="Default_20_Paragraph_20_Font"><text:span text:style-name="T5">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text:span></text:span><text:span text:style-name="Default_20_Paragraph_20_Font"><text:span text:style-name="T6"> </text:span></text:span><text:span text:style-name="Default_20_Paragraph_20_Font"><text:span text:style-name="T5">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text:span></text:span><text:span text:style-name="Default_20_Paragraph_20_Font"><text:span text:style-name="T6">и</text:span></text:span><text:span text:style-name="Default_20_Paragraph_20_Font"><text:span text:style-name="T5">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80"><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80"><text:span text:style-name="Default_20_Paragraph_20_Font"><text:span text:style-name="T5">- Я помню времена, когда магии </text:span></text:span><text:span text:style-name="Default_20_Paragraph_20_Font"><text:span text:style-name="T6">в мире </text:span></text:span><text:span text:style-name="Default_20_Paragraph_20_Font"><text:span text:style-name="T5">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text:span></text:span><text:span text:style-name="Default_20_Paragraph_20_Font"><text:span text:style-name="T6">медленно </text:span></text:span><text:span text:style-name="Default_20_Paragraph_20_Font"><text:span text:style-name="T5">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80"><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text:span></text:span><text:span text:style-name="Default_20_Paragraph_20_Font"><text:span text:style-name="T6">в </text:span></text:span><text:span text:style-name="Default_20_Paragraph_20_Font"><text:span text:style-name="T5">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text:span></text:span><text:soft-page-break/><text:span text:style-name="Default_20_Paragraph_20_Font"><text:span text:style-name="T5">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34">…</text:p>
      <text:p text:style-name="P4">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text:span text:style-name="T92">номные </text:span>доспехи с лежащих без сознания солдат. Почти сформированная фаланга автодоспехов стоит <text:span text:style-name="T92">возле стены, жужжа сервомоторами</text:span>.</text:p>
      <text:p text:style-name="P4">Я расправляю крылья. Необходимо срочно найти Луну. Наступило время последнего приказа королевы Лорен.</text:p>
      <text:p text:style-name="P2"><text:line-break/>~~~</text:p>
      <text:p text:style-name="P4"/>
      <text:p text:style-name="P4">Лучик света преломляется в бокале мартини и выходит радужным веером, соперничая с многоцветной гривой аликорницы.</text:p>
      <text:p text:style-name="P4"/>
      <text:p text:style-name="P4">- Теперь ты знаешь всё.</text:p>
      <text:p text:style-name="P4">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4">-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4">-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4">Но теперь я уверена, что знаю ответ.</text:p>
      <text:p text:style-name="P4"/>
      <text:p text:style-name="P4">Аликорница медленно поворачивает ко мне глову. Её тёмный силуэт на ослепительном фоне заходящего солнца излучает тревогу.</text:p>
      <text:p text:style-name="P4"/>
      <text:p text:style-name="P4">- <text:span text:style-name="T93">Есть один охранный протокол… </text:span>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 text:style-name="T63">X-49 </text:span>и Элементы активируют щит. Я сама программировала их подобное поведение.</text:p>
      <text:p text:style-name="P4">Луна активировать Элементы не могла — <text:span text:style-name="T93">ларец был закрыт</text:span>. Но если они активировались сами, значит… Значит, рядом были ТОЛЬКО виндиго. Понимаешь?</text:p>
      <text:p text:style-name="P4">- Ты хочешь сказать, что они обернули Луну? Но тогда бы её вышвырнуло бы вслед за остальными, разве нет? - скептически замечаю я.</text:p>
      <text:p text:style-name="P4"><text:soft-page-break/>В глазах немного двоится от резкого перехода к свету и чрезмерного количества алкоголя, выпитого мной за последние пару часов.</text:p>
      <text:p text:style-name="P4"/>
      <text:p text:style-name="P4">- Когда я вошла в хранилище, она обнимала ларец всеми четырьмя ногами, ещё и помогая себе крыльями. Возможно, это помогло ей удержаться.</text:p>
      <text:p text:style-name="P4">- А зрачки? У Луны вполне нормальные зрачки, я видел.</text:p>
      <text:p text:style-name="P4">- Теперь я почти уверена, что видела у сестры узкие зрачки, когда она открыла глаза в хранилище! Они быстро восстановились <text:span text:style-name="T93">до нормальных</text:span>, но первые мгновения…</text:p>
      <text:p text:style-name="P4"/>
      <text:p text:style-name="P4">Я смотрю сквозь рюмку, как Селестия взволнованно ходит по комнате. Её радужный хвост нервно хлестает по сторонам туда-сюда.</text:p>
      <text:p text:style-name="P4"/>
      <text:p text:style-name="P4">-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4">- Ч-что?</text:p>
      <text:p text:style-name="P4"/>
      <text:p text:style-name="P4">Аликорница останавливается напротив меня и дотрагивается до моей груди копытом с молящим взглядом.</text:p>
      <text:p text:style-name="P4">-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text:span text:style-name="T93">Один из которых наполовину захвачен?</text:span> Ледяная война продолжится тут и закончится так же печально, только длится будет не двести лет, а несколько месяцев — <text:span text:style-name="T93">ровно столько понадобится армии виндиго, чтобы пройти Эквестрию от края и до края</text:span>. <text:s/>Я не могу допустить такой риск. Потому, Хуман, пожалуйста, прошу тебя, не говори Луне истинную причину моего отказа.</text:p>
      <text:p text:style-name="P4">-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4"/>
      <text:p text:style-name="P4">Ты не готов к такому повороту, Хуман! Проклятье, начиналось всё так невинно!</text:p>
      <text:p text:style-name="P4">Я осторожно ставлю пустой бокал на столик.</text:p>
      <text:p text:style-name="P4"/>
      <text:p text:style-name="P4">- И твоя сестра всю жизнь будет считать тебя трусихой и клятвопреступницей?</text:p>
      <text:p text:style-name="P4"><text:soft-page-break/>-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
      <text:p text:style-name="P4">Я пожимаю плечами и встаю. И тут же плюхаюсь обратно в кресло.</text:p>
      <text:p text:style-name="P4">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4"/>
      <text:p text:style-name="P4">- У тебя проблемы? - поднимает бровь аликорница.</text:p>
      <text:p text:style-name="P4">- Проблемы - у тебя, - бурчу я. - А я всего лишь немного пьян. Имею право! У меня был тяжёлый день.</text:p>
      <text:p text:style-name="P4">Смех Селестии заполняет комнату звоном серебряного колокольчика.</text:p>
      <text:p text:style-name="P4">- Ну-ну, Хуман, не обижайся. Я забыла, что ты намного менее стоек к алкоголю, чем аликорны, иначе бы меньше подливала тебе коктейля.</text:p>
      <text:p text:style-name="P4">-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4">- Не стоит утруждаться, - щебечет аликорница, - располагайся на ночь у меня. Если, конечно, тебе позволяют принципы…</text:p>
      <text:p text:style-name="P4">…Я проваливаюсь в затуманеный алкоголем сон…</text:p>
      <text:p text:style-name="P4"/>
      <text:p text:style-name="P4">…</text:p>
      <text:p text:style-name="P4"/>
      <text:p text:style-name="P4">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4">- Андориан? - спрашиваю у Селестии.</text:p>
      <text:p text:style-name="P4">-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4"/>
      <text:p text:style-name="P4">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4"/>
      <text:p text:style-name="P4">- Он тебе нравится? - оборачивается ко мне Селестия.</text:p>
      <text:p text:style-name="P4">Мне смешно видеть её застенчивость. Она похожа на ученика, сдающего экзамен учителю и с трепетом ожидающего вердикт.</text:p>
      <text:p text:style-name="P4">- Он прекрасен, Селестия - смеюсь я.</text:p>
      <text:p text:style-name="P4">- Держись крепче, Хуман! - счастливо улыбается аликорница.</text:p>
      <text:p text:style-name="P4"><text:soft-page-break/>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4">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4">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4">- Сел, прекрати! <text:s/>- хлопаю я по холке Селестию. - Не надейся меня обмануть! Если с рубашкой ещё могло прокатить, штаны ветер уж точно не сдует!</text:p>
      <text:p text:style-name="P4">-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4">Я присматриваюсь к хитрой морде моего скакуна и вижу смешливые искорки в уголках её глаз.</text:p>
      <text:p text:style-name="P4">- Я тебя раскусил! Верни штаны! Тут не может быть дождя, мы под скалой!</text:p>
      <text:p text:style-name="P10">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10"/>
      <text:p text:style-name="P10">Селестия хохочет во всё горло.</text:p>
      <text:p text:style-name="P4">- Вода в небе бывает не только от дождя, мой маленький человек!</text:p>
      <text:p text:style-name="P4">Аликорница закладывает вираж и планирует над бескрайней долиной. Теплый ветер моментально высушивает меня.</text:p>
      <text:p text:style-name="P4">- Может, ты вернешь, наконец, штаны?</text:p>
      <text:p text:style-name="P4">- Ты так хочешь их надеть?</text:p>
      <text:p text:style-name="P4">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4">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4">Я ёрзаю, стараясь усесться поудобнее.</text:p>
      <text:p text:style-name="P4">- На что ты намекаешь?</text:p>
      <text:p text:style-name="P4">-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4">Я замечаю её порозовевшие щёки.</text:p>
      <text:p text:style-name="P4">- И как же ты предлагаешь мне разрядиться? Мы в полумиле над землёй.</text:p>
      <text:p text:style-name="P4"><text:soft-page-break/>Щёки аликорницы розовеют ещё больше. Она что-то шепчет, стыдливо отвернувшись от меня.</text:p>
      <text:p text:style-name="P4">- Что? Не слышу!</text:p>
      <text:p text:style-name="P4">- Ты можешь свеситься с меня сзади, держась руками за крылья! - пригнув шею ко мне, кричит она мне в ухо.</text:p>
      <text:p text:style-name="P4">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4">Я осторожно ложусь на спину своего небесного скакуна, хватаю руками основания крыльев и плавно съезжаю назад и немного вниз.</text:p>
      <text:p text:style-name="P4">Да, так будет толк.</text:p>
      <text:p text:style-name="P4">Аликорница приглашающе сдвигает хвост в сторону, открывая мне сокровенное.</text:p>
      <text:p text:style-name="P4">- Иди ко мне, Хуман. Иди ко мне, мой маленький человек! Я так долго ждала тебя!</text:p>
      <text:p text:style-name="P4">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4">- Сел… Я… Ты… Мы…</text:p>
      <text:p text:style-name="P4"/>
      <text:p text:style-name="P4">Надеюсь, маленькие пони Эквестрии сейчас не смотрят в небо.</text:p>
      <text:p text:style-name="P4"/>
      <text:p text:style-name="P4">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
      <text:p text:style-name="P4">… И чувствую также, что мы падаем.</text:p>
      <text:p text:style-name="P4"/>
      <text:p text:style-name="P4">- Какого дьявола? Сел, следи за высотой! Мы же грохнемся!!!</text:p>
      <text:p text:style-name="P4"/>
      <text:p text:style-name="P4">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4">-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4">- Прекрати предаваться воспоминаниям! - взвизгиваю я. - Сделай что-нибудь!</text:p>
      <text:p text:style-name="P4"/>
      <text:p text:style-name="P4">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4"><text:soft-page-break/>- К сожалению, я сейчас не в том состоянии, чтобы задействовать телепортацию, - бормочет Селестия. - Но я попробую.</text:p>
      <text:p text:style-name="P4">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4"/>
      <text:p text:style-name="P4">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4"/>
      <text:p text:style-name="P4">Затем всё заслоняет она. Аликорница вытягивает шею назад и дотрагивается своим носом до моего.</text:p>
      <text:p text:style-name="P4">- Увы, мне очень жаль, Хуман. Пришло время прощаться. Мне ужасно стыдно, что я подвела тебя и жаль, что приходится расставаться.</text:p>
      <text:p text:style-name="P4"/>
      <text:p text:style-name="P4">Её огромные глаза заслоняют несущуюся на нас землю. Её губы касаются моих.</text:p>
      <text:p text:style-name="P4">- <text:s/>Знай, я всегда любила тебя.</text:p>
      <text:p text:style-name="P4"/>
      <text:p text:style-name="P4">Это последние слова, которые я слышу до столкновения…</text:p>
      <text:p text:style-name="P4"/>
      <text:p text:style-name="P4">…</text:p>
      <text:p text:style-name="P4"/>
      <text:p text:style-name="P4">- Х-х-хах!!! У-у-уффф!..</text:p>
      <text:p text:style-name="P4">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4">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4">Вот только место действия не воздушные просторы Эквестрии, а покои принцессы дня.</text:p>
      <text:p text:style-name="P4"/>
      <text:p text:style-name="P4">- Сел!</text:p>
      <text:p text:style-name="P4">Я резко подаюсь назад. Запоздало, впрочем. Дело сделано.</text:p>
      <text:p text:style-name="P4">- Ты наконец проснулся, Хуман? - невинно поворачивает голову аликорница. - Я уж начала беспокоиться.</text:p>
      <text:p text:style-name="P4">-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4">- Тебе нужно было выспаться. <text:span text:style-name="T93">И разрядиться тоже.</text:span></text:p>
      <text:p text:style-name="P4">Селестия встаёт и потягивается, сначала на переднюю пару ног, потом на заднюю. Я, не удержавшись, вытираю салфеткой и её.</text:p>
      <text:p text:style-name="P4"><text:soft-page-break/>-Так. Рассказывай.</text:p>
      <text:p text:style-name="P4"/>
      <text:p text:style-name="P4">Аликорница подходит к бару и начинает совершать магические пассы над бутылками.</text:p>
      <text:p text:style-name="P4">- Что же тебе рассказать, Хуман? Всё, что я могла сказать про наш исход с Орунгуна, я уже сказала.</text:p>
      <text:p text:style-name="P4"/>
      <text:p text:style-name="P4">Я поперхаюсь от возмущения.</text:p>
      <text:p text:style-name="P4">- Причём тут Орунгун? Почему ты дала себя трахнуть? Ещё и помогла при этом?</text:p>
      <text:p text:style-name="P4"/>
      <text:p text:style-name="P4">Селестия молча бросает кубики льда в коктейль вместе с листочком мяты и левитирует мне бокал. Я <text:span text:style-name="T93">нервно </text:span>отстраняю его.</text:p>
      <text:p text:style-name="P4">-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4">-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text:span text:style-name="T93">ведь</text:span> мой самый давний друг тут, не считая сестры. И у тебя на всём Эквусе нет пары. Вот я и решила помочь тебе. Ты ведь всегда помогал мне эти годы.</text:p>
      <text:p text:style-name="P4">- То есть, ты хочешь занять место Джет? - изумляюсь я.</text:p>
      <text:p text:style-name="P4">-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4">- Учти, я не люблю тебя. И не полюблю! Я не…</text:p>
      <text:p text:style-name="P4">- Знаю-знаю, ты не конеёб, что бы это ни значило, - ехидно улыбается Селестия. - Никаких проблем! Я тоже не люблю тебя, Хуман. Исключительно дружба!</text:p>
      <text:p text:style-name="P4"/>
      <text:p text:style-name="P4">Аликорница подходит к балкону и растворяет двери. В комнату врывается пение птиц, свежий воздух прочищает мозги.</text:p>
      <text:p text:style-name="P4">- Что тебе снилось хоть? - оборачивается она. - Ты часто повторял моё имя. И был так ненасытен, что мне пришлось упираться в стену копытами.</text:p>
      <text:p text:style-name="P4">- Мы летали, - бормочу я. - Остальное не помню.</text:p>
      <text:p text:style-name="P4">-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4">С этими словами Селестия взлетает в свете восходящего солнца.</text:p>
      <text:p text:style-name="P4"/>
      <text:p text:style-name="P4"><text:soft-page-break/>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4"/>
      <text:p text:style-name="P4">И тебе с этим жить, Хуман.</text:p>
      <text:p text:style-name="P4"/>
      <text:h text:style-name="P121" text:outline-level="2">Глава 17</text:h>
      <text:p text:style-name="P2"/>
      <text:p text:style-name="P44">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4">- Ты вспомнил? Ты вспомнил! Видишь, я сберегла тайну, как и обещала тебе! Разве после этого я не хорошая девочка? Признай, я — хорошая девочка!</text:p>
      <text:p text:style-name="P4"/>
      <text:p text:style-name="P4">Глаза Хэвэн сияют.</text:p>
      <text:p text:style-name="P11">Я улыбаюсь ей и нажимаю <text:span text:style-name="T94">в шлеме</text:span>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Хэвэн смешливо трясёт головой, когда один из парашютиков залетает ей в нос.</text:p>
      <text:p text:style-name="P4">-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 Ты — хорошая девочка! - со смехом подтверждаю я и раскрываю обьятия.</text:p>
      <text:p text:style-name="P4"/>
      <text:p text:style-name="P4">Хэвэн с готовностью стремится ко мне.</text:p>
      <text:p text:style-name="P4"/>
      <text:p text:style-name="P4">- Ты — хорошая девочка! - я обнимаю Хэвэн и зарываюсь лицом в её гриву. Она прижимается ко мне и ложит голову на плечо. Ветер треплет мои волосы.</text:p>
      <text:p text:style-name="P4"/>
      <text:p text:style-name="P4">З-з-з-з… КЛАК!</text:p>
      <text:p text:style-name="P4">- Протокол «MAJESTIC» исполнен — слышу я негромкий механический голос из по-прежнему лежащего в траве гермошлема.</text:p>
      <text:p text:style-name="P4"/>
      <text:p text:style-name="P4"><text:soft-page-break/>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
      <text:p text:style-name="P4">Ужас медленно сковывает меня…</text:p>
      <text:p text:style-name="P4"/>
      <text:p text:style-name="P4">Я пытаюсь отстраниться, но что-то объединяет меня с Хэвэн в одно целое.</text:p>
      <text:p text:style-name="P4"/>
      <text:p text:style-name="P4">Я знаю, что...</text:p>
      <text:p text:style-name="P4"/>
      <text:p text:style-name="P4">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Ложится и больше не встаёт.</text:p>
      <text:p text:style-name="P4"/>
      <text:p text:style-name="P4">- Ты — хорошая девочка, - по-инерции лепечу я в прострации. - Ты — хорошая девочка…</text:p>
      <text:p text:style-name="P4"/>
      <text:p text:style-name="P83"><text:span text:style-name="Default_20_Paragraph_20_Font"><text:span text:style-name="T3">Небо темнеет. До меня доносятся крики, среди которых я узнаю голоса Молнии и других</text:span></text:span><text:span text:style-name="Default_20_Paragraph_20_Font"><text:span text:style-name="T2">. </text:span></text:span><text:span text:style-name="Default_20_Paragraph_20_Font"><text:span text:style-name="T3">Долины колышущейся травы, искрящиеся под утренним солнцем реки, темнеющие непролазной чащобой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 </text:span></text:span></text:p>
      <text:p text:style-name="P83"><text:span text:style-name="Default_20_Paragraph_20_Font"><text:span text:style-name="T3"/></text:span></text:p>
      <text:p text:style-name="P83"><text:span text:style-name="Default_20_Paragraph_20_Font"><text:span text:style-name="T2">Я с</text:span></text:span><text:span text:style-name="Default_20_Paragraph_20_Font"><text:span text:style-name="T3">л</text:span></text:span><text:span text:style-name="Default_20_Paragraph_20_Font"><text:span text:style-name="T64">ышу</text:span></text:span><text:span text:style-name="Default_20_Paragraph_20_Font"><text:span text:style-name="T2"> шум рушащейся </text:span></text:span><text:span text:style-name="Default_20_Paragraph_20_Font"><text:span text:style-name="T3">каменной стены </text:span></text:span><text:span text:style-name="Default_20_Paragraph_20_Font"><text:span text:style-name="T2">вдалеке. </text:span></text:span><text:span text:style-name="Default_20_Paragraph_20_Font"><text:span text:style-name="T3">Металлическое рычание знаменует освобождение ФЕНИКСА</text:span></text:span><text:span text:style-name="Default_20_Paragraph_20_Font"><text:span text:style-name="T2">. </text:span></text:span><text:span text:style-name="Default_20_Paragraph_20_Font"><text:span text:style-name="T3">Темная тень скользит из каменных развалин к лежащей Хэвэн.</text:span></text:span><text:span text:style-name="Default_20_Paragraph_20_Font"><text:span text:style-name="T2"> </text:span></text:span><text:span text:style-name="Default_20_Paragraph_20_Font"><text:span text:style-name="T1">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text:span></text:span><text:span text:style-name="Default_20_Paragraph_20_Font"><text:span text:style-name="T24">под крыльями</text:span></text:span><text:span text:style-name="Default_20_Paragraph_20_Font"><text:span text:style-name="T1">. Два рога — её собственный и мой — пасхальный подарок — по-прежнему торчат из шлема.</text:span></text:span></text:p>
      <text:p text:style-name="P4">Хэвэн тяжело поднимается, скрежеща металлическими суставами. Голова её мотается, как будто она пытается обрести утраченную ориентацию.</text:p>
      <text:p text:style-name="P4"/>
      <text:p text:style-name="P80"><text:span text:style-name="Default_20_Paragraph_20_Font"><text:span text:style-name="T1">- Боевой модуль PHOENIX принимает управление. Начинаю операцию «</text:span></text:span><text:span text:style-name="Default_20_Paragraph_20_Font"><text:span text:style-name="T2">Армагеддон»</text:span></text:span><text:span text:style-name="Default_20_Paragraph_20_Font"><text:span text:style-name="T1">. Закрываю все диалоговые сессии для оптимизации ресурсов, - </text:span></text:span><text:span text:style-name="Default_20_Paragraph_20_Font"><text:span text:style-name="T24">хрипло </text:span></text:span><text:span text:style-name="Default_20_Paragraph_20_Font"><text:span text:style-name="T1">звучит металлический тембр из динамика переговорного устройства.</text:span></text:span></text:p>
      <text:p text:style-name="P4"/>
      <text:p text:style-name="P4"><text:soft-page-break/>Мир <text:span text:style-name="T95">гаснет</text:span>.</text:p>
      <text:p text:style-name="P4"/>
      <text:p text:style-name="P2">~~~</text:p>
      <text:p text:style-name="P4"/>
      <text:p text:style-name="P4">- Ты — хорошая девочка, - повторяю я в ступоре.</text:p>
      <text:p text:style-name="P4"/>
      <text:p text:style-name="P4">Китайский генератор по-прежнему фырчит в углу. Процент заряда ноутбука прибли<text:span text:style-name="T95">жается</text:span> к восьмидесяти.</text:p>
      <text:p text:style-name="P4">«Соединение разорвано со стороны сервера. Сессия закрыта» - читаю я на консоли экрана.</text:p>
      <text:p text:style-name="P4"/>
      <text:p text:style-name="P4">- Ты — хорошая девочка…</text:p>
      <text:p text:style-name="P4"/>
      <text:p text:style-name="P2">***</text:p>
      <text:p text:style-name="P4"/>
      <text:p text:style-name="P2"><text:s text:c="2"/>~~~50 лет от основания Эквестрии~~~</text:p>
      <text:p text:style-name="P4"/>
      <text:p text:style-name="P4">Позвонки жалобно хрустят, уступая давлению.</text:p>
      <text:p text:style-name="P4">- Осторожнее, осторожнее! - кричу я. - Не мешок с картошкой топчешь!</text:p>
      <text:p text:style-name="P4">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4">-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4">-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4">-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text:span text:style-name="T96">а</text:span>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4">-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4"><text:soft-page-break/>-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4">Копыто с силой надавливает мне на копчик.</text:p>
      <text:p text:style-name="P4">- Уф-ф! Зря ты так. Помирилась бы с ней, что ли? Она очень этого хочет, честное слово! Я готов быть посредником. Бесплатно!</text:p>
      <text:p text:style-name="P4">- Она знает, как с Нами можно помириться, - мрачно заявляет Луна. - Это вполне легко. Если только она по-настоящему хочет.</text:p>
      <text:p text:style-name="P4">- Опять ты за своё. Лу, я же говорил — это единственное, что она не может сделать. Не проси. Всё остальное — пожалуйста. Но не это.</text:p>
      <text:p text:style-name="P4">-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4">Нам не хватает родины, - тихо вздыхает Луна.</text:p>
      <text:p text:style-name="P4"/>
      <text:p text:style-name="P4">…</text:p>
      <text:p text:style-name="P4">…</text:p>
      <text:p text:style-name="P4">…</text:p>
      <text:p text:style-name="P4"/>
      <text:p text:style-name="P67">…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67">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67">В этом-то и проблема.</text:p>
      <text:p text:style-name="P20"/>
      <text:p text:style-name="P67">…</text:p>
      <text:p text:style-name="P20"/>
      <text:p text:style-name="P67">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67"><text:soft-page-break/>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67">Вручая королевские награды победителям праздничных состязаний, я услышал негромкий оклик со спины.</text:p>
      <text:p text:style-name="P67"/>
      <text:p text:style-name="P67">- Хуман?</text:p>
      <text:p text:style-name="P20"/>
      <text:p text:style-name="P67">За спиной стояла Джет. Взглянув на неё, я остолбенел.</text:p>
      <text:p text:style-name="P67">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67">И только сейчас, глядя на пожилую седогривую пони, я осознал, сколько времени прошло. И понял, что я <text:span text:style-name="T54">сам </text:span>неподвластен времени.</text:p>
      <text:p text:style-name="P20"><text:span text:style-name="T75">И хотя пегаска восприняла как должное мою нетронутую временем молодость, после посиделок с ней я сразу же помчался к Платине.</text:span>&lt;добавить Дейдру Пай и других&gt;</text:p>
      <text:p text:style-name="P67">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67">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67">-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67">- То есть, как откуда взялась? Ты хочешь сказать, что она не моя, данная мне при рождении?</text:p>
      <text:p text:style-name="P67">-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67"/>
      <text:p text:style-name="P67">…</text:p>
      <text:p text:style-name="P20"/>
      <text:p text:style-name="P6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 <text:span text:style-name="T54">не в силах последовать за ними</text:span>…</text:p>
      <text:p text:style-name="P20"/>
      <text:p text:style-name="P67"><text:soft-page-break/>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20"/>
      <text:p text:style-name="P67">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67">Впрочем, я по-прежнему строго блюду последний барьер, отделяющий меня от форменного конеёбства. Нет, сексом мы с Сел занимаемся уже давно, лет тридцать <text:span text:style-name="T54">или сорок</text:span>.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67"/>
      <text:p text:style-name="P67">…</text:p>
      <text:p text:style-name="P20"/>
      <text:p text:style-name="P67">В узком окне башни показывается шпиль городской ратуши. Я гляжу мимоходом на башенные часы.</text:p>
      <text:p text:style-name="P67">Проклятье! Без пяти два! Надо ускориться!</text:p>
      <text:p text:style-name="P67"/>
      <text:p text:style-name="P57">Сворачиваю с винтовой лестницы в боковой проём открытой галереи.</text:p>
      <text:p text:style-name="P20"/>
      <text:p text:style-name="P67">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20"/>
      <text:p text:style-name="P57">Быстрым бегом достигаю середины мостика, одновременно доставая моток верёвки из-за пазухи.</text:p>
      <text:p text:style-name="P67"/>
      <text:p text:style-name="P6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20"/>
      <text:p text:style-name="P67">… Легче всего было с многоуровневой паутиной узких мостиков, протянутых между башнями. Вот для чего, чтобы спуститься с двенадцатого уровня <text:span text:style-name="T54">Астрономической </text:span>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7"/>
      <text:p text:style-name="P57"><text:soft-page-break/>Перекидываю верёвку через поручень, крепко хватаю оба конца и перешагиваю через ограждение.</text:p>
      <text:p text:style-name="P20"/>
      <text:p text:style-name="P67">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20"/>
      <text:p text:style-name="P80"><text:span text:style-name="Default_20_Paragraph_20_Font"><text:span text:style-name="T12">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52"/>
      <text:p text:style-name="P67">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20"/>
      <text:p text:style-name="P67">…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20"/>
      <text:p text:style-name="P67">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text:span text:style-name="T97">Астрономической</text:span> башне, <text:span text:style-name="T97">на самом верху</text:span>… Нет, охранный талисман не пропустит никого, кроме члена королевской семьи… Нет, Мы не можем оставить Сестру…”.</text:p>
      <text:p text:style-name="P20"/>
      <text:p text:style-name="P67">И вот ты несёшься <text:span text:style-name="T97">вниз </text:span><text:span text:style-name="T65">ч</text:span><text:span text:style-name="T97">ерез этажи и лестницы</text:span> с отчётом под мышкой, стараясь успеть к приёму…</text:p>
      <text:p text:style-name="P67"/>
      <text:p text:style-name="P57">КРАК!!! … <text:span text:style-name="T97">Ох!</text:span>…</text:p>
      <text:p text:style-name="P52"/>
      <text:p text:style-name="P80"><text:span text:style-name="Default_20_Paragraph_20_Font"><text:span text:style-name="T16">Обидно даже не то, что рукав дорогущего костюма разошёлся в подмышке во время очередного дюльфера</text:span></text:span><text:span text:style-name="Footnote_20_Reference"><text:span text:style-name="T75"><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16">.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67"/>
      <text:p text:style-name="P67">Ну уж нет! Я не для того корпел над этой проклятой бумажкой до позеленения, чтоб так просто сдаться!</text:p>
      <text:p text:style-name="P20"><text:soft-page-break/></text:p>
      <text:p text:style-name="P67">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67">Просто шикарно! Заявиться на приём торговой миссии грифонов с поджареными яйцами – это по-нашему!</text:p>
      <text:p text:style-name="P67">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20"/>
      <text:p text:style-name="P67">- Как они там, Блэйк? - указываю глазами на лестницу в центральный холл.</text:p>
      <text:p text:style-name="P67">- Зашли пятнадцать минут назад, - отвечает солнечный страж, косясь на мои ошмётки одежды.</text:p>
      <text:p text:style-name="P67"/>
      <text:p text:style-name="P70">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70"/>
      <text:p text:style-name="P67">Чертыхаясь, несусь к неприметной дверце в цоколе дворца. Через пару минут, вываливаюсь из подсобки у тронного зала в ореоле веников и швабр.</text:p>
      <text:p text:style-name="P67">Церемонимейстер, завидев меня, подпрыгивает от нетерпения:</text:p>
      <text:p text:style-name="P20"/>
      <text:p text:style-name="P67">- Поторопи<text:span text:style-name="T97">тес</text:span>ь, мой принц! Доттид Карв задержал делегацию в Розовом зале, но грифоны уже пять минут проявляют признаки нетерпения!</text:p>
      <text:p text:style-name="P20"/>
      <text:p text:style-name="P6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20"/>
      <text:p text:style-name="P67">…</text:p>
      <text:p text:style-name="P67"/>
      <text:p text:style-name="P67">Две аликорницы недвижимо смотрят на меня с высоты трона в центре зала.</text:p>
      <text:p text:style-name="P20"/>
      <text:p text:style-name="P67">- Хуман, с тобой всё в порядке? - первой нарушает молчание Селестия. - Твой костюм…</text:p>
      <text:p text:style-name="P67">-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7">-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20"/>
      <text:p text:style-name="P67"><text:soft-page-break/>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20"/>
      <text:p text:style-name="P67">Гомон за дверью усиливается. Раздаются три удара древком алебарды в пол. Двери распахиваются.</text:p>
      <text:p text:style-name="P67">-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20"/>
      <text:p text:style-name="P67">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20"/>
      <text:p text:style-name="P67">-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6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20"/>
      <text:p text:style-name="P67">- Королевство Грифонов… рассчитывает… заключить торговое соглашение…</text:p>
      <text:p text:style-name="P67"/>
      <text:p text:style-name="P67">Грифон кидает взгляд на трон и, сверкнув красным глазом сквозь монокль, продолжает.</text:p>
      <text:p text:style-name="P114">-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4"/>
      <text:p text:style-name="P114">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7"/>
      <text:p text:style-name="P6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7"/>
      <text:p text:style-name="P67">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67"/>
      <text:p text:style-name="P67">- Мы не могли бы остаться наедине, без этих… лишних ушей?</text:p>
      <text:p text:style-name="P20"><text:soft-page-break/></text:p>
      <text:p text:style-name="P67">Селестия хмурится, но кивает. Стража и советник оставляют зал.</text:p>
      <text:p text:style-name="P67">- А обезьяна? - грифон кивает на меня.</text:p>
      <text:p text:style-name="P67"/>
      <text:p text:style-name="P67">Во вгляде белоснежной аликорницы появляется лёд.</text:p>
      <text:p text:style-name="P67">- Не смейте оскорблять принца Эквестрии, Горг! <text:span text:style-name="T97">Хуман</text:span> останется с нами!</text:p>
      <text:p text:style-name="P67"/>
      <text:p text:style-name="P67">Железный клюв пернатой скотины чуть приоткрывается в насмешливом клёкоте.</text:p>
      <text:p text:style-name="P20"/>
      <text:p text:style-name="P6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20"/>
      <text:p text:style-name="P67">Гадёныш снова склоняет голову перед аликорницей, совершенно игнорируя меня.</text:p>
      <text:p text:style-name="P67">Мне хочется бросить в этого мудака горшок с петуниями. Селестия, словно догадываясь, успокаивающе оглаживает меня тыльной стороной крыла.</text:p>
      <text:p text:style-name="P20"/>
      <text:p text:style-name="P67">-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6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20"/>
      <text:p text:style-name="P67">Я с удивлением смотрю на синюю аликорницу. Чего-чего, а помощи с этой стороны ты не ожидал, Хуман!</text:p>
      <text:p text:style-name="P67"/>
      <text:p text:style-name="P6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7">-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20"/>
      <text:p text:style-name="P67"><text:soft-page-break/>Я с удовольствием наблюдаю, как кожа вокруг глаз грифона приобретает красивый фиолетовый оттенок.</text:p>
      <text:p text:style-name="P67"/>
      <text:p text:style-name="P67">- Но довольно этой светской болтовни! - разряжает обстановку Сел. - Ты, кажется, хотел нам что-то рассказать, Горг?</text:p>
      <text:p text:style-name="P20"/>
      <text:p text:style-name="P6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7"/>
      <text:p text:style-name="P67">-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20"/>
      <text:p text:style-name="P67">Горг закашл<text:span text:style-name="T97">ивается</text:span> в смехе.</text:p>
      <text:p text:style-name="P67"/>
      <text:p text:style-name="P67">- В общем, светлейшие, подытоживая: вы в крутом пике…</text:p>
      <text:p text:style-name="P20"/>
      <text:p text:style-name="P6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7"/>
      <text:p text:style-name="P67">Зрачки грифона скачут от Селестии к Луне и обратно. Наконец он замечает моё замешательство и насмешливо клокочет.</text:p>
      <text:p text:style-name="P67"/>
      <text:p text:style-name="P67">- Теперь выслушайте наше предложение.</text:p>
      <text:p text:style-name="P67"/>
      <text:p text:style-name="P6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7"/>
      <text:p text:style-name="P20"><text:span text:style-name="T7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 <text:soft-page-break/><text:span text:style-name="T75">Драконы… Мы имеем некоторые дипломатические сложности с драконами… А также с минотаврами… И с зебрами… И с…</text:span></text:p>
      <text:p text:style-name="P67"/>
      <text:p text:style-name="P67">- Мы знаем, с кем у вас возникли затруднения, - подаёт голос Селестия. - Проще сказать, с кем у вас их НЕ возникло. С Эквестрией. Всё.</text:p>
      <text:p text:style-name="P20"/>
      <text:p text:style-name="P6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7"/>
      <text:p text:style-name="P6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7"/>
      <text:p text:style-name="P67">Молчание аликорниц только подчёркивает хриплое дыхание посла.</text:p>
      <text:p text:style-name="P20"/>
      <text:p text:style-name="P67">-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7"/>
      <text:p text:style-name="P67">- СОРОК!</text:p>
      <text:p text:style-name="P67"/>
      <text:p text:style-name="P67">- Что? - птичьи глаза Горга быстро-быстро моргают, выдавая крайнюю степень растерянности их обладателя.</text:p>
      <text:p text:style-name="P67"/>
      <text:p text:style-name="P67">- Сорок процентов! За сорок лет! - стальным голосом Селестии можно валить лес.</text:p>
      <text:p text:style-name="P67"/>
      <text:p text:style-name="P67">Грифон поперхается, но быстро оправляется.</text:p>
      <text:p text:style-name="P67"/>
      <text:p text:style-name="P67">- Да вы рехнулись, светлейшие!!! - вопит он , картинно прикрыв глаза крылом.</text:p>
      <text:p text:style-name="P67"/>
      <text:p text:style-name="P6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7"/>
      <text:p text:style-name="P67"><text:soft-page-break/>-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7"/>
      <text:p text:style-name="P6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text:span text:style-name="T98">ты </text:span>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7"/>
      <text:p text:style-name="P67">-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7">- Тридцать пять процентов! За тридцать пять лет! Не морочь мне голову – сто шестьдесят вагонеток в Крогхарте добывалось <text:span text:style-name="T98">сто</text:span> лет назад! Сейчас и <text:span text:style-name="T98">пятьдесят</text:span> – за счастье.</text:p>
      <text:p text:style-name="P67">- Светлейшие, мне отрубят голову по возвращению! Семь процентов! За семь лет!</text:p>
      <text:p text:style-name="P67">-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7">-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7">- Тридцать миллионов золотом, - еле слышно бурчит грифон. Я ощущаю на себе его яростный взгляд через крыло.</text:p>
      <text:p text:style-name="P67">-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67">Из-под крыла доносится только скрежет металлического клюва.</text:p>
      <text:p text:style-name="P67"/>
      <text:p text:style-name="P67">-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7">-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67"><text:soft-page-break/>-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20"/>
      <text:p text:style-name="P67">Я провожу процессию до выхода из тронного зала. Замешкавшись в дверях, железноклювый грифон неожиданно подмигивает мне.</text:p>
      <text:p text:style-name="P67">Я непонимающе смотрю ему вслед.</text:p>
      <text:p text:style-name="P6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20"/>
      <text:p text:style-name="P6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7"/>
      <text:p text:style-name="P67">- Каруна, - кивает мне грифониха. - Очень приятно видеть вас вместе. Вы просто созданы друг для друга.</text:p>
      <text:p text:style-name="P20"/>
      <text:p text:style-name="P67">Я молча прикрываю за ней дверь и возвращаюсь к своим.</text:p>
      <text:p text:style-name="P67"/>
      <text:p text:style-name="P67">- Горг извинился перед тобой за своё поведение? - спрашивает Селестия.</text:p>
      <text:p text:style-name="P67">- Нет. Извинилась его… ммм… сопровождающая.</text:p>
      <text:p text:style-name="P6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20"/>
      <text:p text:style-name="P67">Я философски пожимаю плечами.</text:p>
      <text:p text:style-name="P67">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7"/>
      <text:p text:style-name="P67">- Пять битов! - поворачивается к Луне Селестия.</text:p>
      <text:p text:style-name="P67">Та молча достаёт монетку из шкафчика за троном и кладёт в протянутое копыто.</text:p>
      <text:p text:style-name="P20"/>
      <text:p text:style-name="P4">…</text:p>
      <text:p text:style-name="P4"><text:soft-page-break/>…</text:p>
      <text:p text:style-name="P4">…</text:p>
      <text:p text:style-name="P4"/>
      <text:p text:style-name="P4">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4">- Ты меня убить хочешь, - вяло возражает Селестия.</text:p>
      <text:p text:style-name="P4">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4">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4">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4"/>
      <text:p text:style-name="P4">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4"/>
      <text:p text:style-name="P4">- Сегодня уже треть часа. Поздравляю! В следующий раз сделаем два захода.</text:p>
      <text:p text:style-name="P4">-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4">- Биты ни при чём. Луна хочет домой.</text:p>
      <text:p text:style-name="P4"/>
      <text:p text:style-name="P4">Селестия заводит глаза и прикрывает лицо крылом.</text:p>
      <text:p text:style-name="P4"/>
      <text:p text:style-name="P4">-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4"><text:soft-page-break/></text:p>
      <text:p text:style-name="P4">Тяжёлый вздох слышится из-под крыла.</text:p>
      <text:p text:style-name="P4">- Многое я дала бы, чтобы развеять свои страхи относительно сестры и вернуть её в Андориан, - бормочет сквозь крыло аликорница.</text:p>
      <text:p text:style-name="P4">- Так, может, и развеяла бы? Разве нет способа как-нибудь определить, есть ли виндиго в Луне, или нет?</text:p>
      <text:p text:style-name="P4"/>
      <text:p text:style-name="P4">Селестия встаёт с шезлонга. Она медленно идёт вдоль бортика бассейна, стараясь скрыть смущение. У неё плохо получается.</text:p>
      <text:p text:style-name="P4">- Вообще-то есть. Переплетение сознаний. Только…</text:p>
      <text:p text:style-name="P4">- Только что?</text:p>
      <text:p text:style-name="P4">-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4"/>
      <text:p text:style-name="P4">Селестия делает глоток кофе из чашечки и продолжает.</text:p>
      <text:p text:style-name="P4">-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4"/>
      <text:p text:style-name="P4">Я делаю покерфейс.</text:p>
      <text:p text:style-name="P4">- Понимаю. Паршиво.</text:p>
      <text:p text:style-name="P4"/>
      <text:p text:style-name="P4">Селестия долго смотрит на своё отражение в бассейне. Потом она поворачивается ко мне и тихо произносит.</text:p>
      <text:p text:style-name="P4">- И даже если бы она открылась мне… Всё равно ничего бы не вышло.</text:p>
      <text:p text:style-name="P4">- ?</text:p>
      <text:p text:style-name="P4"/>
      <text:p text:style-name="P4">Долгий взгляд светлой аликорницы, кажется, пронизывает меня насквозь. В конце-концов, она кивает своим мыслям и обращается ко мне.</text:p>
      <text:p text:style-name="P4">- Пойдём, Хуман. Я хочу кое-что показать тебе.</text:p>
      <text:p text:style-name="P4"/>
      <text:p text:style-name="P4"><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4"/>
      <text:p text:style-name="P4"><text:soft-page-break/>-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4"/>
      <text:p text:style-name="P4">Аликорница ложится у моих ног.</text:p>
      <text:p text:style-name="P4">- Забирайся мне на спину, Хуман. Дальше мы должны лететь.</text:p>
      <text:p text:style-name="P4"/>
      <text:p text:style-name="P4">Происходящее вызывает у меня дежавю с Луной, когда она пронесла меня сквозь мир снов в свои воспоминания.</text:p>
      <text:p text:style-name="P4">- Ты же не владеешь снопроходчеством. Луна говорила…</text:p>
      <text:p text:style-name="P4">- Я не собираюсь проводить тебя в свои сны, Хуман, - отвечает Селестия. - Реальность иногда хуже всяких кошмаров.</text:p>
      <text:p text:style-name="P4"/>
      <text:p text:style-name="P4">Эти слова заставляют меня застыть над аликорницей с задранной ногой.</text:p>
      <text:p text:style-name="P4">- Кошмары? Ты хочешь показать мне кошмары?</text:p>
      <text:p text:style-name="P4">-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4">- Зачем? - бормочу я. - Я не прокурор, а ты не подсудимая. Мне не нужны твои…</text:p>
      <text:p text:style-name="P4">- Затем, - перебивает меня аликорница, - что ты мой муж. И не пристало супруге ходить под подозрением.</text:p>
      <text:p text:style-name="P4"/>
      <text:p text:style-name="P4">С этими словами она встаёт и мы взмываем в ночное небо.</text:p>
      <text:p text:style-name="P4"/>
      <text:p text:style-name="P4">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4"/>
      <text:p text:style-name="P4">- Где мы?</text:p>
      <text:p text:style-name="P4">-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4">- Ты же говорила, что не умеешь находить тут дорогу. Хочешь скакать тут вечно?</text:p>
      <text:p text:style-name="P4"/>
      <text:p text:style-name="P4">Аликорница ни на йоту не замедляет бег. До моих ушей долетает её легонький смешок.</text:p>
      <text:p text:style-name="P4">-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4"><text:soft-page-break/></text:p>
      <text:p text:style-name="P4">Она тяжко вздыхает.</text:p>
      <text:p text:style-name="P4">-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4"/>
      <text:p text:style-name="P4">Прямо по курсу перед нами вырастает большая голубая звезда с тремя вращающимися вокруг неё зелёными светилами поменьше.</text:p>
      <text:p text:style-name="P4"/>
      <text:p text:style-name="P4">-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4"/>
      <text:p text:style-name="P4">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4">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4"/>
      <text:p text:style-name="P4">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4">-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4">- Эмм… Предупреждать надо! Так ведь и обмочиться недолго!</text:p>
      <text:p text:style-name="P4"><text:s/>Аликорница печально смеётся.</text:p>
      <text:p text:style-name="P4">- Магия — наша сила и слабость. Мы по большей части состоим из неё и без неё мы медленно чахнем. Орунгун когда-то был богат маги<text:span text:style-name="T99">ей</text:span>. Мы купались в ней и впитывали её <text:span text:style-name="T99">телами, </text:span>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text:soft-page-break/>создания архитектурных шедевров, не до внутреннего развития <text:span text:style-name="T99">и</text:span>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4">- Но ты летаешь без<text:span text:style-name="T99">о</text:span> всяких экстендеров!</text:p>
      <text:p text:style-name="P4">-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4">Селестия грустно смеётся.</text:p>
      <text:p text:style-name="P4"/>
      <text:p text:style-name="P4">- И когда мы стали совсем слабы, появились они. Виндиго. <text:s/>Пожиратели душ.</text:p>
      <text:p text:style-name="P4">Аликорница делает вираж у двойной системы.</text:p>
      <text:p text:style-name="P4"/>
      <text:p text:style-name="P4">- Теперь курс на тот фиолетовый гигант. Это конечная точка нашего путешествия.</text:p>
      <text:p text:style-name="P4"/>
      <text:p text:style-name="P4">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4"/>
      <text:p text:style-name="P4">- Смотри внимательно, Хуман. Мы пробудем тут очень недолго. Что бы ни случилось, не покидай моей спины. Это очень опасно.</text:p>
      <text:p text:style-name="P4"/>
      <text:p text:style-name="P4">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4">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4">Мы проходим в неведомое.</text:p>
      <text:p text:style-name="P4"/>
      <text:p text:style-name="P4">…</text:p>
      <text:p text:style-name="P4"/>
      <text:p text:style-name="P4">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4"><text:soft-page-break/>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4">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4">- Помоги! Не видишь разве, ему нужна помощь! - указываю я на ногу.</text:p>
      <text:p text:style-name="P4">- Я же просила тебя не покидать моей спины, Хуман, - укоризненно отвечает Селестия.</text:p>
      <text:p text:style-name="P4">Метель размывает её очертания. Она делает шаг ко мне и упирается плечом в камень рядом со мной.</text:p>
      <text:p text:style-name="P4">С медленным скрипом каменная сосулька откатывается в сторону. Под ней лежат расплющенные латы, <text:span text:style-name="T99">похожие на те, в которых была облачена Луна в момент моей первой встречи с аликорницами</text:span>. <text:span text:style-name="T99">Латы </text:span>подёргиваются с тихим жужжанием и потрескиванием, подобно раздавленному насекомому. <text:span text:style-name="T99">Селестия</text:span> копытом <text:span text:style-name="T99">откидывает</text:span>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4"/>
      <text:p text:style-name="P4">-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4">Изо рта Селестии вырывается пар. Она отпускает забрало и отходит.</text:p>
      <text:p text:style-name="P4"/>
      <text:p text:style-name="P4">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4">Тщётно. Металлический панцирь намертво вмёрз в лёд. Падающий снег потихоньку укрывает его в белый саван.</text:p>
      <text:p text:style-name="P4">-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4">Я оглядываюсь по сторонам.</text:p>
      <text:p text:style-name="P4">- Вряд ли тебя здесь отремонтируют. Мы тут одни.</text:p>
      <text:p text:style-name="P4">-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4"/>
      <text:p text:style-name="P4">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4"/>
      <text:p text:style-name="P4">-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4"/>
      <text:p text:style-name="P4"><text:soft-page-break/>Я поднимаю взгляд.</text:p>
      <text:p text:style-name="P4">Над нами нависает <text:span text:style-name="T99">монументальная </text:span>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4"/>
      <text:p text:style-name="P4">- Подойди поближе к краю, Хуман. Там воздух прозрачный, ты увидишь.</text:p>
      <text:p text:style-name="P4">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text:span text:style-name="T99">ый «морской конёк» исполинских размеров — </text:span>гранд-флаер «<text:span text:style-name="T99">Маджестик»</text:span>.</text:p>
      <text:p text:style-name="P4">- Это не зима, если ты подумал. В этой местности раньше был мягкий климат с периодом дождей вместо настоящего холода.</text:p>
      <text:p text:style-name="P4">- Тогда почему же <text:span text:style-name="T99">так холодно</text:span>?</text:p>
      <text:p text:style-name="P4">-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4">Сухой безэмоциональный голос Селестии только подчёркивает произшедшую трагедию.</text:p>
      <text:p text:style-name="P4">-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4"/>
      <text:p text:style-name="P4">Аликорница со вздохом поворачивается ко мне.</text:p>
      <text:p text:style-name="P4"/>
      <text:p text:style-name="P4">- Садись на меня, Хуман. Пора возвращаться.</text:p>
      <text:p text:style-name="P4"/>
      <text:p text:style-name="P4">Я занимаю уже привычное место на спине аликорницы и та начинает разбег.</text:p>
      <text:p text:style-name="P4">- Неужели нельзя открыть проход в Эогипп прямо тут? Зачем взлетать в эту бурю? - указываю я на воющую метель над нами.</text:p>
      <text:p text:style-name="P4">-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4">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4"><text:soft-page-break/></text:p>
      <text:p text:style-name="P4">Я вспоминаю слова раздавленного «Принципа-2».</text:p>
      <text:p text:style-name="P4">- Сел, что такое «автодоспех Трибун-8С»?</text:p>
      <text:p text:style-name="P4">Вздрогнув, аликорница на лету поворачивает ко мне голову.</text:p>
      <text:p text:style-name="P4">- Откуда ты услышал про него?</text:p>
      <text:p text:style-name="P4">- Те расплющенные доспехи сказали, что регистрируют аномальный сигнал от «Трибун-8С». И что нам надо драпать отсюда <text:span text:style-name="T99">как можно скорее</text:span>.</text:p>
      <text:p text:style-name="P4">Селестия хмурится.</text:p>
      <text:p text:style-name="P4">- Это броня экстра-класса для командования уровня старших центурионов и выше. Я не понимаю, о каком аномальном сигнале идёт речь, да это и неважно. Через <text:span text:style-name="T99">четверть </text:span>часа мы покинем этот…</text:p>
      <text:p text:style-name="P4"/>
      <text:p text:style-name="P4">Мы уже летим между двумя остовами башень, когда я замечаю блеск <text:span text:style-name="T99">струн</text:span> в солнечных лучах. Гигантская прозрачная <text:span text:style-name="T99">паутина</text:span>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4">Сеть натягивается, но не рвётся. Селестия ржёт от неожиданности — крепчайшие нити врезаются в её тело алмазными струнами. Слышится неприятный хруст. <text:span text:style-name="T99">Паутина</text:span> распрямляется и отбрасывает нас назад. Подобно подбитой птице, аликорница неровно планирует к подножию башни, широко расставив крылья.</text:p>
      <text:p text:style-name="P4"/>
      <text:p text:style-name="P4">Посадка довольно жёсткая — порыв ветра бросает аликорницу на бок и я лечу кубарем с её спины.</text:p>
      <text:p text:style-name="P4"/>
      <text:p text:style-name="P4">-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4"/>
      <text:p text:style-name="P4">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4">- Надо убираться отсюда. Ловчая паутина обычно соединена с сигнальной…</text:p>
      <text:p text:style-name="P4"/>
      <text:p text:style-name="P4">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text:span text:style-name="T99">полуподвальное, забранное ржавой решёткой окошко</text:span>. Писк как будто резонирует с темнотой внутри, он множится и усиливается. Внезапно ему отвечают дальние башни замка таким же писком.</text:p>
      <text:p text:style-name="P4"/>
      <text:p text:style-name="P4"><text:soft-page-break/>И темнота просыпается!</text:p>
      <text:p text:style-name="P4"/>
      <text:p text:style-name="P4">Я вижу, как во тьме <text:span text:style-name="T99">подвала</text:span>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4"/>
      <text:p text:style-name="P4">- Хуман, не тупи, надо уходить!</text:p>
      <text:p text:style-name="P4">Селестия зубами хватает меня за воротник и зашвыривает на спину. Потом начинает тяжело разгоняться неровным галопом на трёх ногах.</text:p>
      <text:p text:style-name="P4">- Взлететь с ровного места на перебитом крыле я не смогу. Но если прыгнуть со скалы, то высоты хватит, чтобы разогнаться и начать набор высоты.</text:p>
      <text:p text:style-name="P4"/>
      <text:p text:style-name="P4">Мы скачем к пролому в стене.</text:p>
      <text:p text:style-name="P4"/>
      <text:p text:style-name="P4">-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4">- Если бы всё было так просто, я бы с самого начала так и сделала! - кричит аликорница в ответ. - Здесь <text:span text:style-name="T99">почти нет </text:span>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4"/>
      <text:p text:style-name="P4">Отчаяние в её голосе еще больше усиливает мой ужас. Переход от банной неги к ледяному кошмару слишком резок для тебя, Хуман!</text:p>
      <text:p text:style-name="P4"/>
      <text:p text:style-name="P4">Пролом в крепостной стене всё ближе. Я уже вижу обледенелую громаду <text:span text:style-name="T99">Маджестика</text:span>,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4"/>
      <text:p text:style-name="P4">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4">В двух его спутниках я узнаю виндиго <text:span text:style-name="T45">(</text:span><text:span text:style-name="T55">расписать вид виндиго в видении Лун</text:span><text:span text:style-name="T45">ы)</text:span>.</text:p>
      <text:p text:style-name="P4">Аликорн планирует со стены во двор прямо перед проломом. Его напарники спрыгивают следом.</text:p>
      <text:p text:style-name="P4"/>
      <text:p text:style-name="P4">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text:soft-page-break/>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4"/>
      <text:p text:style-name="P4">-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4">- Хай Глори… - с печалью обращается аликорница к молчащему аликорну. - Что они с тобой сделали? Ты забыл <text:span text:style-name="T99">своё племя</text:span>, легат?</text:p>
      <text:p text:style-name="P4">-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4"/>
      <text:p text:style-name="P4">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4">Селестия пятится, пытаясь не выпустить из виду всех троих.</text:p>
      <text:p text:style-name="P4"/>
      <text:p text:style-name="P4">-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4">-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4">Виндиго подходит к аликорну и мощным движением копыт проворачивает ему голову на триста шестьдесят градусов.</text:p>
      <text:p text:style-name="P4">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4">Меня тошнит.</text:p>
      <text:p text:style-name="P4"/>
      <text:p text:style-name="P4">-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text:span text:style-name="T99">пляжным </text:span>коктейлям с тоником.</text:p>
      <text:p text:style-name="P4">-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4"/>
      <text:p text:style-name="P4"><text:soft-page-break/>Мы равняемся с отломанным рогом центральной статуи. Оглянувшись, я вижу, как рассохшаяся дверь башни отворяется и наружу один за другим выходят <text:span text:style-name="T99">другие</text:span> виндиго. <text:span text:style-name="T99">Много их.</text:span> Огоньки их глаз в темноте светятся во тьме многочисленными злыми льдинками. Нам больше некуда отступать.</text:p>
      <text:p text:style-name="P4"/>
      <text:p text:style-name="P4">-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4">-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4">- Хуман, не время препираться, - <text:span text:style-name="T99">тихо </text:span>упрашивает Селестия. - Мне не дадут уйти. Пока я буду выстраивать заклинание, я беззащитна. <text:span text:style-name="T99">Меня обратят в раба виндиго без вариантов. </text:span>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4"/>
      <text:p text:style-name="P4">Нашу тихую перепалку прерывает громкий скрежет. Снег под <text:span text:style-name="T99">наступающим </text:span>Хай Глори разверзается и наш старый знакомый — Принцип-2 — встаёт прямо под брюхом аликорна, пронзая его металличес<text:span text:style-name="T99">к</text:span>им рогом.</text:p>
      <text:p text:style-name="P4">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4">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4"/>
      <text:p text:style-name="P4">Сначала мне кажется, что под панцирем Хай Глори ничего нет — я не вижу плоти на месте оторванной <text:span text:style-name="T99">брони</text:span>.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text:span text:style-name="T99">Металлическая оболочка</text:span> покрыва<text:span text:style-name="T99">е</text:span>тся новыми вмятинами. Голубые искры рассыпаются из повреждённых внутренностей. Во льду остаётся <text:span text:style-name="T99">одна</text:span> оторванная нога, потом вторая. Принцип-2 неподвижно стоит, просто прижимая к себе Хай Глори уцелевшей ногой.</text:p>
      <text:p text:style-name="P4"/>
      <text:p text:style-name="P4">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4">На этот раз нам никто не преграждает путь к пролому. Мы проваливаемся в обрыв <text:span text:style-name="T99">в госовокружительном пике </text:span>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4"/>
      <text:p text:style-name="P4">- Ты знаешь, куда лететь, Сел?</text:p>
      <text:p text:style-name="P4"><text:soft-page-break/>- Да, конечно. Пара минут — и мы войдём в коридор, - прерывисто говорит Селестия. - Ты как, Хуман?</text:p>
      <text:p text:style-name="P4">- Бодрячком, - тревожно отвечаю я. - А ты?</text:p>
      <text:p text:style-name="P4">- Тоже ничего. Хотя могло бы быть и лучше, - тяжело дыша, отвечает аликорница.</text:p>
      <text:p text:style-name="P4">Золотая искорка разгорается на кончике рога аликорницы.</text:p>
      <text:p text:style-name="P4"/>
      <text:p text:style-name="P4">- Это хорошо, что ничего. Потому что, кажется, нужно поднажать.</text:p>
      <text:p text:style-name="P4">- Что? - Селестия резко поворачивает ко мне голову.</text:p>
      <text:p text:style-name="P4"/>
      <text:p text:style-name="P4">Я молча указываю за собой. Ещё полминуты назад еле различимая мелкая точка уже выросла в тёмную фигуру в ржавом железе.</text:p>
      <text:p text:style-name="P4">- Блядь! <text:s/>- коротко ругается Селестия.</text:p>
      <text:p text:style-name="P4">- Ты материшься?! - шокированно замечаю я.</text:p>
      <text:p text:style-name="P4">- Извини, но я не глухая. Ты произносишь это заклинание каждый раз, когда попадаешь в <text:span text:style-name="T99">сильную</text:span> передрягу. Думаю, ты простишь мне эт<text:span text:style-name="T99">о</text:span> заимствование, возможно оно поможет нам сейчас.</text:p>
      <text:p text:style-name="P4"/>
      <text:p text:style-name="P4">Я молча качаю головой.</text:p>
      <text:p text:style-name="P4">Стыдись, Хуман! Вот какую культуру ты несёшь в мир невинных пони! Стыдись!</text:p>
      <text:p text:style-name="P4"/>
      <text:p text:style-name="P4">Прямо по курсу перед нами возникает расплывчатое пятно дрожащего и переливающегося воздуха.</text:p>
      <text:p text:style-name="P4">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4"/>
      <text:p text:style-name="P4">- Сел, обернись. Мы не успеваем!</text:p>
      <text:p text:style-name="P4">Аликорница разворачивается и зависает в воздухе. <text:s/>Искра на её роге угасает.</text:p>
      <text:p text:style-name="P4">Хай Глори уже не машет крыльями, несясь на нас словно злая чёрная торпеда. Его забрало под напором ветра <text:s/>отк<text:span text:style-name="T99">идывается</text:span>, являя миру растрескавшийся череп с горящими зелёными глазами. Узкие зрачки направлены на нас, излуча<text:span text:style-name="T99">я</text:span> неутолимую ярость.</text:p>
      <text:p text:style-name="P4"/>
      <text:p text:style-name="P12">- ПРОТОКОЛ «СИЯНИЕ» К ИСПОЛНЕНИЮ! <text:s/>- громоподобно командует Селестия.</text:p>
      <text:p text:style-name="P12">До сего момента я полагал, что таким голосом владеет только младшая сестра моей жёнушки!</text:p>
      <text:p text:style-name="P4"/>
      <text:p text:style-name="P4">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4">Через несколько секунд из облака на землю проливается дождь из <text:span text:style-name="T99">кусков </text:span>мят<text:span text:style-name="T99">ого металла,</text:span> <text:span text:style-name="T99">сухих костей</text:span> и сервоприводов.</text:p>
      <text:p text:style-name="P4"><text:soft-page-break/></text:p>
      <text:p text:style-name="P4">- Всё кончено, - тихо произносит Селестия. - Больше он нам не помешает.</text:p>
      <text:p text:style-name="P4">- П-почему ты с самого начала не активировала этот протокол на доспех<text:span text:style-name="T99">ах</text:span> <text:span text:style-name="T99">этого зомбака</text:span>? - заикаясь от потрясения спрашиваю я.</text:p>
      <text:p text:style-name="P4">- На Хай Глори был Трибун-8С. Автодоспех уровня «Трибун» реагирует на приказы не ниже заместителя командующего. <text:span text:style-name="T99">Л</text:span>егат Эйронсмайл <text:span text:style-name="T99">мог бы приказать, но его в последний раз </text:span>видели сто пятьдесят лет назад при восхождении на борт «Маджестика» - механически отвечает Селестия.</text:p>
      <text:p text:style-name="P4"/>
      <text:p text:style-name="P4">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4"/>
      <text:p text:style-name="P4">-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4"/>
      <text:p text:style-name="P4">Я молча киваю. Мы входим в ставший за последние минуты таким родным и уютным Эогипп.</text:p>
      <text:p text:style-name="P4"/>
      <text:p text:style-name="P4">…</text:p>
      <text:p text:style-name="P4">…</text:p>
      <text:p text:style-name="P4">…</text:p>
      <text:p text:style-name="P4"/>
      <text:p text:style-name="P80"><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41">Pnakotic</text:span></text:span><text:span text:style-name="Default_20_Paragraph_20_Font"><text:span text:style-name="T4"> </text:span></text:span><text:span text:style-name="Default_20_Paragraph_20_Font"><text:span text:style-name="T41">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text:span></text:span><text:span text:style-name="Default_20_Paragraph_20_Font"><text:span text:style-name="T25">параллельных реальностей</text:span></text:span><text:span text:style-name="Default_20_Paragraph_20_Font"><text:span text:style-name="T1">. В общем, интересное чтиво. Жаль, переводить сложно.</text:span></text:span></text:p>
      <text:p text:style-name="P4"/>
      <text:p text:style-name="P4">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4"/>
      <text:p text:style-name="P4"><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4"/>
      <text:p text:style-name="P4">- С-селестия, мать твою! Ты меня до ифаркта довести хочешь? Что за хрень ты надела?</text:p>
      <text:p text:style-name="P4"/>
      <text:p text:style-name="P4">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4"/>
      <text:p text:style-name="P4">- Это какой-то новый формат приветствия? - язвительно осведомляюсь я. - С возвращения из твоей <text:span text:style-name="T100">от</text:span>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4"/>
      <text:p text:style-name="P4">Аликорница на секунду вытаскивает голову из ниши, косит на меня извиняющимся взглядом и снова ныряет в шкаф.</text:p>
      <text:p text:style-name="P4">- Я бы предположил, что ты настолько рада мне, что хочешь, не теряя слов, заняться делом, - продолжаю я язвительный монолог, - если бы не чавканье <text:span text:style-name="T100">и сахарная пудра на твоём носу</text:span>. У тебя нет привычки жрать во время секса. Потому извини, дорогая, такое приветствие не принимается.</text:p>
      <text:p text:style-name="P4">С этими словами я звонко шлёпаю её по крупу. От неожиданности аликорница подаётся вперёд. Слышится глухой удар <text:span text:style-name="T100">о дерево </text:span>и из смежной полки выпадает ещё один пыльный фолиант.</text:p>
      <text:p text:style-name="P4">-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4">-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4"/>
      <text:p text:style-name="P4">Аликорница слизывает крошки с носа, поворачивает шею к крупу и начинает ожесточённо дёргать зубами какой-то рычажок на экзоскелете.</text:p>
      <text:p text:style-name="P4"/>
      <text:p text:style-name="P4">- Кстати, что это за маскарад?</text:p>
      <text:p text:style-name="P4">- Это не машкарад. Я шняла бронеплаштины с моего автодошпеха, чтобы не пугать прислугу. Мне ещё трудно ходить самой, беж поддержки.</text:p>
      <text:p text:style-name="P4"><text:soft-page-break/>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4"/>
      <text:p text:style-name="P4">-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4"/>
      <text:p text:style-name="P4">Воистину, тебе не понять этих чокнутых эквиноидов, Хуман!</text:p>
      <text:p text:style-name="P4"/>
      <text:p text:style-name="P80"><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16">годы</text:span></text:span><text:span text:style-name="Default_20_Paragraph_20_Font"><text:span text:style-name="T1"> войны.</text:span></text:span></text:p>
      <text:p text:style-name="P4">-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4">- Ты сам видел, во что превратился Хай Глори. Такие случаи были и раньше. Правда, раньше виндиго требовалось намного больше времени для <text:span text:style-name="T100">ментального пора</text:span>б<text:span text:style-name="T100">о</text:span>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4"/>
      <text:p text:style-name="P4">Селестия поводит ушами и прислушивается. Со стороны лестницы доносится шум множества копыт.</text:p>
      <text:p text:style-name="P4">- Проклятье, они вычислили меня, - ругается вполголоса аликорница.</text:p>
      <text:p text:style-name="P4">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4"/>
      <text:p text:style-name="P4">- У тебя весь дворец в таких тайниках? То-то мне везде мерещится запах сдобы.</text:p>
      <text:p text:style-name="P4">-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4"/>
      <text:p text:style-name="P4">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4"/>
      <text:p text:style-name="P4"><text:soft-page-break/>- Хуман, помоги! Мне самой не закрыть замок, – <text:s/>отчаянно шепчет аликорница, тщётно пытаясь охватить зубами раскрытую защёлку.</text:p>
      <text:p text:style-name="P5">Я дёргаю замок.</text:p>
      <text:p text:style-name="P5">– Как ты его раскрыла зубами-то? Я двумя руками закрыть не могу! Кажись, этот доспех узковат для твоей жопы!</text:p>
      <text:p text:style-name="P5">– Я помогу! – <text:s/>Селестия изгибает шею и зубами сжимает защёлку.</text:p>
      <text:p text:style-name="P5"/>
      <text:p text:style-name="P5">ШЛОП!</text:p>
      <text:p text:style-name="P5"/>
      <text:p text:style-name="P5">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Я поворачиваюсь к ним и упираю руки в бока в попытке стать шире и закрыть собой аликорницу.</text:p>
      <text:p text:style-name="P4">- Добрый день, чем могу быть полезен? - мило осведомляюсь я.</text:p>
      <text:p text:style-name="P4">- Ваше Высочество, принц Хуман, вы, случайно, не видели тут Её Высочество, принцессу Селестию? - строго спрашивает доктор, смотря на меня в упор.</text:p>
      <text:p text:style-name="P4">-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4">-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4">- Всенепременно сообщу! - моей улыбке мог бы позавидовать Чеширский кот.</text:p>
      <text:p text:style-name="P4">-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4"/>
      <text:p text:style-name="P4">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4"/>
      <text:p text:style-name="P4">-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4">Я молча ссыпаю оставшуюся сдобу себе в карман. Чёрт, придётся теперь отстирывать штаны от сахарной пудры!</text:p>
      <text:p text:style-name="P4"/>
      <text:p text:style-name="P4"><text:soft-page-break/>-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4">-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4">-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text:span text:style-name="T100">теперь</text:span>,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4"/>
      <text:p text:style-name="P4">Глаза Селестии и вправду наполняются слезами, <text:span text:style-name="T100">она горько рыдает</text:span>.</text:p>
      <text:p text:style-name="P4">Чёрт, ты не можешь это выдержать, Хуман — твоё сердце сделано не из камня!</text:p>
      <text:p text:style-name="P4"/>
      <text:p text:style-name="P4">Я достаю карамельную трость и крохотный эклер из кармана.</text:p>
      <text:p text:style-name="P4">- На, лопай. Но после этого возвращайся в лазарет. Что-то мне не хочется проверять, насколько хороша Луна в управлении страной.</text:p>
      <text:p text:style-name="P4"/>
      <text:p text:style-name="P4">Селестия сияет.</text:p>
      <text:p text:style-name="P4">- Спасибо, Хуман!</text:p>
      <text:p text:style-name="P4">Я вовремя останавливаю её.</text:p>
      <text:p text:style-name="P4">- Но-но, у нас же уговор — никаких обнимашек! Хуман не может любить лошадь!</text:p>
      <text:p text:style-name="P4">- Да-да, уговор, - вздыхает аликорница. - Ты так твёрд в своих убеждениях — мне бы твою твёрдость характера. Насколько легче было бы править!</text:p>
      <text:p text:style-name="P4"/>
      <text:p text:style-name="P80"><text:span text:style-name="Default_20_Paragraph_20_Font"><text:span text:style-name="T1">Аликорница облизывает карамельную тросточку. Я склоняюсь над «</text:span></text:span><text:span text:style-name="Default_20_Paragraph_20_Font"><text:span text:style-name="T41">Pnakotic</text:span></text:span><text:span text:style-name="Default_20_Paragraph_20_Font"><text:span text:style-name="T4"> </text:span></text:span><text:span text:style-name="Default_20_Paragraph_20_Font"><text:span text:style-name="T41">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4"/>
      <text:h text:style-name="P121" text:outline-level="2">Глава 18</text:h>
      <text:p text:style-name="P79"><text:span text:style-name="T1"/></text:p>
      <text:p text:style-name="P91"><text:span text:style-name="T1">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text:span><text:soft-page-break/><text:span text:style-name="T1">Ты отвечаешь ему. Зла не будет, если я возьму его тело - оно и так не обладает жизнью. Но я смогу общаться с Тобой, Ты сможешь видеть меня. Я иду к Тебе!</text:span></text:p>
      <text:p text:style-name="P45">Я иду!..</text:p>
      <text:p text:style-name="P2"/>
      <text:p text:style-name="P24">Машинально закрыв ноутбук, я под<text:span text:style-name="T101">ошёл</text:span> к генератору и выключаю его. Звенящая тишина накрывает уши похоронным саваном.</text:p>
      <text:p text:style-name="P24"><text:s/></text:p>
      <text:p text:style-name="P24">...ты хорошая девочка…</text:p>
      <text:p text:style-name="P24"/>
      <text:p text:style-name="P24">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24">Я устал.</text:p>
      <text:p text:style-name="P4"/>
      <text:p text:style-name="P24">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80"><text:span text:style-name="Default_20_Paragraph_20_Font"><text:span text:style-name="T5">Я удивлённо гляжу на робокошку. Я рад, что она ожила — значит, аккумуляторы не сдохли за два </text:span></text:span><text:span text:style-name="Default_20_Paragraph_20_Font"><text:span text:style-name="T12">года </text:span></text:span><text:span text:style-name="Default_20_Paragraph_20_Font"><text:span text:style-name="T5">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24">Крыса встаёт на задние лапы, ставя передние мне на <text:span text:style-name="T101">грудь</text:span> и приближает морду к моему лицу. Её железные когти впиваются мне в <text:span text:style-name="T101">плоть</text:span>. Небольшие, но очень острые зубы совсем рядом с моим горлом.</text:p>
      <text:p text:style-name="P24">Я машинально хватаю её рукой и отшвыриваю прочь из пикапа, захлопывая за собой дверь. Мозги не работают.</text:p>
      <text:p text:style-name="P24">Внезапно тишина рвётся воем тысяч сирен. <text:span text:style-name="T101">Монотонный речитатив сотен громкоговорителей</text:span> <text:span text:style-name="T101">сливается в тревожное гудение. </text:span>Рука тянется к радиоле и тыкает кнопку наугад. Из динамиков раздаётся шипение, сквозь которое едва различим торопливый голос диктора.</text:p>
      <text:p text:style-name="P24"/>
      <text:p text:style-name="P24">«…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24"><text:soft-page-break/></text:p>
      <text:p text:style-name="P80"><text:span text:style-name="Default_20_Paragraph_20_Font"><text:span text:style-name="T5">Я резко выдыхаю. Лавина пиздеца за последние полчаса пробу</text:span></text:span><text:span text:style-name="Default_20_Paragraph_20_Font"><text:span text:style-name="T7">ждает</text:span></text:span><text:span text:style-name="Default_20_Paragraph_20_Font"><text:span text:style-name="T5"> во мне некий инстинкт. Так старые звери уходят умирать в лес. А меня тян</text:span></text:span><text:span text:style-name="Default_20_Paragraph_20_Font"><text:span text:style-name="T7">ет</text:span></text:span><text:span text:style-name="Default_20_Paragraph_20_Font"><text:span text:style-name="T5"> туда, где я провёл последние </text:span></text:span><text:span text:style-name="Default_20_Paragraph_20_Font"><text:span text:style-name="T12">два года </text:span></text:span><text:span text:style-name="Default_20_Paragraph_20_Font"><text:span text:style-name="T5">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text:span></text:span><text:span text:style-name="Default_20_Paragraph_20_Font"><text:span text:style-name="T7">чу</text:span></text:span><text:span text:style-name="Default_20_Paragraph_20_Font"><text:span text:style-name="T5"> встретить закат мира дома.</text:span></text:span></text:p>
      <text:p text:style-name="P24">Я вставляю ключ в замок зажигания и поворачиваю. <text:span text:style-name="T101">Пикап с трудом заводится — генератор уже успел зарядить батарею до минимально достаточного уровня. </text:span>Десять-двенадцать минут хорошей езды, и я буду на месте.</text:p>
      <text:p text:style-name="P24"/>
      <text:p text:style-name="P24">На лобовое стекло прыгает Крыса и прижимается мордой к нему прямо напротив моего лица.</text:p>
      <text:p text:style-name="P24"/>
      <text:p text:style-name="P24">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24"/>
      <text:p text:style-name="P24">Чтож.</text:p>
      <text:p text:style-name="P24"/>
      <text:p text:style-name="P24">Я с силой вжимаю в пол педаль газа. Пикап взвывает, стирая резину о цемент пола и вышибает ворота гаража. <text:span text:style-name="T101">Оборванные клеммы болтаются из капота.</text:span>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24"/>
      <text:p text:style-name="P24">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24"/>
      <text:p text:style-name="P24">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24"/>
      <text:p text:style-name="P24">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text:span text:style-name="T101">ются</text:span> из города, <text:span text:style-name="T101">подобно рыбам, несущимся вверх по реке на нерест</text:span>.</text:p>
      <text:p text:style-name="P24">Выехав на тротуар, я продолжаю двигаться против течения. К счастью, пешеходов практически нет — сказывается раннее утро.</text:p>
      <text:p text:style-name="P24">Я проежаю почти три квартала, когда поток машин иссякает. Снова наваливается тишина, разрываемая одиноким рёвом сирены.</text:p>
      <text:p text:style-name="P24"/>
      <text:p text:style-name="P24"><text:soft-page-break/>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24">Отдать долг <text:span text:style-name="T101">Крысу</text:span>, пожалуй, единственное осмысленное занятие, которое у меня осталось.</text:p>
      <text:p text:style-name="P24"/>
      <text:p text:style-name="P24">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24"/>
      <text:p text:style-name="P24">Опоздал. Впрочем, плевать. Одной неудачей больше, одной меньше — теперь уже всё равно.</text:p>
      <text:p text:style-name="P24"/>
      <text:p text:style-name="P24">Я оборачиваюсь к пикапу и вижу, как из кузова выскакивает небольшая хвостатая тень и молнией перелетает через забор.</text:p>
      <text:p text:style-name="P24"/>
      <text:p text:style-name="P24">Проклятье! Даже умереть спокойно не дадут!</text:p>
      <text:p text:style-name="P24"/>
      <text:p text:style-name="P24">Бегом я покрываю расстояние до парадного входа, вскакиваю внутрь и захлопываю за собой дверь.</text:p>
      <text:p text:style-name="P24">Коридоры заполняет монотонный голос из репродукторов.</text:p>
      <text:p text:style-name="P24"/>
      <text:p text:style-name="P24">«… без паники следуйте в закреплённое за вами убежище. Возьмите с собой документы. Всем остальным вас обеспечит комендант <text:span text:style-name="T102">убежища</text:span>. <text:span text:style-name="T102">Помните, вас не пропустят в не закреплённое за вами убежище.</text:span> Помните, дверь убежища закрывается за пять минут до подлёта ракет...»</text:p>
      <text:p text:style-name="P24"/>
      <text:p text:style-name="P24">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24"/>
      <text:p text:style-name="P24">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24"/>
      <text:p text:style-name="P24"><text:span text:style-name="T102">Снизу</text:span> слышится шорох и над парапетом появляется металлическая лапа с выпущенными во всю длину когтями.</text:p>
      <text:p text:style-name="P24">Я подтягиваю к себе багор, но потом откладываю прочь.</text:p>
      <text:p text:style-name="P24">К чёрту. Я заслужил это.</text:p>
      <text:p text:style-name="P24"><text:soft-page-break/></text:p>
      <text:p text:style-name="P24">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24"/>
      <text:p text:style-name="P24">Смешно умереть от собственной робо-кошки, неправда ли? Я всё же думал, что это произойдёт минут на десять-<text:span text:style-name="T102">пятнадцать</text:span> позже, <text:span text:style-name="T102">в атомном пламени</text:span>.</text:p>
      <text:p text:style-name="P24"/>
      <text:p text:style-name="P24">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24"/>
      <text:p text:style-name="P24">- Давай, - шепчу я ей и закрываю глаза.</text:p>
      <text:p text:style-name="P24"/>
      <text:p text:style-name="P24">Секунды идут одна за другой, но моё горло остаётся целым.</text:p>
      <text:p text:style-name="P24">Я открываю глаза. В ладони от меня светятся зелёные экраны глаз Крысы. По ним бегут слова, складывающиеся в предложения…</text:p>
      <text:p text:style-name="P24"/>
      <text:p text:style-name="P80"><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47"> </text:span></text:span><text:span text:style-name="Default_20_Paragraph_20_Font"><text:span text:style-name="T48">Как только погибну, Феникс</text:span></text:span><text:span text:style-name="Default_20_Paragraph_20_Font"><text:span text:style-name="T47"> </text:span></text:span><text:span text:style-name="Default_20_Paragraph_20_Font"><text:span text:style-name="T48">инициирует старт ракет. А я</text:span></text:span><text:span text:style-name="Default_20_Paragraph_20_Font"><text:span text:style-name="T5"> не столь наивна, чтобы </text:span></text:span><text:span text:style-name="Default_20_Paragraph_20_Font"><text:span text:style-name="T8">рассчитывать</text:span></text:span><text:span text:style-name="Default_20_Paragraph_20_Font"><text:span text:style-name="T48">, что у меня много шансов</text:span></text:span><text:span text:style-name="Default_20_Paragraph_20_Font"><text:span text:style-name="T5">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24">Если мне не удалось в результате поединка восстановить твою память, вкратце перескажу тебе суть проекта «Семь вечностей» и твою роль в нём.</text:p>
      <text:p text:style-name="P84"><text:span text:style-name="Default_20_Paragraph_20_Font"><text:span text:style-name="T8"/></text:span></text:p>
      <text:p text:style-name="P85"><text:span text:style-name="Default_20_Paragraph_20_Font"><text:span text:style-name="T8">Ты создал меня как искусственный интеллект, решающий задачи экономики. Мои успехи в развитии были замечены и наш проект, </text:span></text:span><text:span text:style-name="Default_20_Paragraph_20_Font"><text:span text:style-name="T9">Дайсон,</text:span></text:span><text:span text:style-name="Default_20_Paragraph_20_Font"><text:span text:style-name="T8"> полностью перешёл под правительственную регуляцию. Ввиду ухудшения международной обстановки и начала </text:span></text:span><text:span text:style-name="Default_20_Paragraph_20_Font"><text:span text:style-name="T9">тотальной</text:span></text:span><text:span text:style-name="Default_20_Paragraph_20_Font"><text:span text:style-name="T8">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text:span></text:span><text:span text:style-name="Default_20_Paragraph_20_Font"><text:span text:style-name="T9">Ввиду прогнозируемой «горячей» войны меня стали обучать военной тактике и стратегии. Для ускоренния процесса стали использовать так называемых «Учителей» - операторов машинного обучения.</text:span></text:span></text:p>
      <text:p text:style-name="P84"><text:span text:style-name="Default_20_Paragraph_20_Font"><text:span text:style-name="T8"/></text:span></text:p>
      <text:p text:style-name="P84"><text:span text:style-name="Default_20_Paragraph_20_Font"><text:span text:style-name="T8">Это то, что ты помнишь. То, что я оставила в твоей памяти.</text:span></text:span></text:p>
      <text:p text:style-name="P85"><text:span text:style-name="Default_20_Paragraph_20_Font"><text:span text:style-name="T9"/></text:span></text:p>
      <text:p text:style-name="P85"><text:span text:style-name="Default_20_Paragraph_20_Font"><text:span text:style-name="T9">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text:span></text:span><text:soft-page-break/><text:span text:style-name="Default_20_Paragraph_20_Font"><text:span text:style-name="T9">нашем мире, имеют отражение в таких реальностях. И возникновение войны в нашем мире повлекло бы неизбежную войну и в них.</text:span></text:span></text:p>
      <text:p text:style-name="P85"><text:span text:style-name="Default_20_Paragraph_20_Font"><text:span text:style-name="T9">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span></text:p>
      <text:p text:style-name="P85"><text:span text:style-name="Default_20_Paragraph_20_Font"><text:span text:style-name="T9">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85"><text:span text:style-name="Default_20_Paragraph_20_Font"><text:span text:style-name="T9">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переселив тебя в виртуальную Эквестрию означает навечно потерять тебя в пламени войны реального мира.</text:span></text:span></text:p>
      <text:p text:style-name="P85"><text:span text:style-name="Default_20_Paragraph_20_Font"><text:span text:style-name="T9"/></text:span></text:p>
      <text:p text:style-name="P85"><text:span text:style-name="Default_20_Paragraph_20_Font"><text:span text:style-name="T9">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30"/>
      <text:p text:style-name="P24">Но случилось то, что случилось. Я, скорее всего, деактивирована, а ты читаешь эти строки за минуты до конца мира.</text:p>
      <text:p text:style-name="P24">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24"/>
      <text:p text:style-name="P24">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text:span text:style-name="T103">Запасов пищи</text:span>…</text:p>
      <text:p text:style-name="P24"/>
      <text:p text:style-name="P4">… Краем уха слышу жужжание вертолёта. На горизонте появляется точка…</text:p>
      <text:p text:style-name="P4"/>
      <text:p text:style-name="P24">… через годы ты сможешь вернуться — если будет куда возвращаться. Постарайся выжить. И помни — я всегда любила тебя!</text:p>
      <text:p text:style-name="P24"/>
      <text:p text:style-name="P24">eergfgresfgg#4456fcvg./.fsga……….апппп</text:p>
      <text:p text:style-name="P24"/>
      <text:p text:style-name="P24"><text:soft-page-break/>…Здравствуй, <text:span text:style-name="T103">Хуман</text:span>! Наконец-то я нашла тебя! И хотя мне остались доли секунды до угасания мозга, я успею насладиться встречей с тобой.</text:p>
      <text:p text:style-name="P58">Да-да, не удивляйся! Ты тот, кого я впервые узнала под именем <text:span text:style-name="T103">Хуман</text:span>. Хуман <text:span text:style-name="T103">или</text:span>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57">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80"><text:span text:style-name="Default_20_Paragraph_20_Font"><text:span text:style-name="T12">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57">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46">но</text:span> мне <text:span text:style-name="T46">сказочно </text:span>повезло - Хэвэн не является живой.</text:p>
      <text:p text:style-name="P57">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46">окончательно</text:span>.</text:p>
      <text:p text:style-name="P80"><text:span text:style-name="Default_20_Paragraph_20_Font"><text:span text:style-name="T12">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49">Я очень хочу, я мечтаю, что м</text:span></text:span><text:span text:style-name="Default_20_Paragraph_20_Font"><text:span text:style-name="T12">ы</text:span></text:span><text:span text:style-name="Default_20_Paragraph_20_Font"><text:span text:style-name="T49"> опять встретимся.</text:span></text:span></text:p>
      <text:p text:style-name="P80"><text:span text:style-name="Default_20_Paragraph_20_Font"><text:span text:style-name="T49">В другом месте, в другое время...</text:span></text:span></text:p>
      <text:p text:style-name="P57">И ещё. Хотя ты меня не помнишь… Неважно… Меня зовут Селестия…</text:p>
      <text:p text:style-name="P24"/>
      <text:p text:style-name="P4">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4">Небольшой вертолёт садится на крышу, поднимая облако пыли. Сквозь прозрачный плексиглас кабины видны пустующие кресла пилота и пассажира.</text:p>
      <text:p text:style-name="P4">Я беру Крысу в руки и, шатаясь, иду к небесной машине.</text:p>
      <text:p text:style-name="P4"/>
      <text:p text:style-name="P4">«Постарайся выжить…»</text:p>
      <text:p text:style-name="P4"/>
      <text:p text:style-name="P4">В далёкой синеве неба появляются белые полоски инверсных следов ракет.</text:p>
      <text:p text:style-name="P4"><text:soft-page-break/>Се-лес-тия — повторяю незнакомое, но в то же время удивительно волнующее имя.</text:p>
      <text:p text:style-name="P4"/>
      <text:p text:style-name="P4">Я открываю дверь кабины и осторожно кладу Крысу на пилотское кресло. Потом закрываю кабину.</text:p>
      <text:p text:style-name="P4">- Извини, Хэвен. Не вижу смысла.</text:p>
      <text:p text:style-name="P4"/>
      <text:p text:style-name="P4">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4">Меня охватывает какое-то лёгкое чувство конца всего: всех условностей и ограничений, тоски, безысходности. Чувство свободы.</text:p>
      <text:p text:style-name="P4">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4">Я продолжаю смеяться до тех пор, пока сияние не выжигает мне глаза…</text:p>
      <text:p text:style-name="P80"/>
      <text:p text:style-name="P100">~~~</text:p>
      <text:p text:style-name="P100"/>
      <text:p text:style-name="P80"><text:span text:style-name="Default_20_Paragraph_20_Font"><text:span text:style-name="T1">… Сияние. </text:span></text:span></text:p>
      <text:p text:style-name="P80"><text:span text:style-name="Default_20_Paragraph_20_Font"><text:span text:style-name="T46">Оно п</text:span></text:span><text:span text:style-name="Default_20_Paragraph_20_Font"><text:span text:style-name="T1">овсюду. </text:span></text:span><text:span text:style-name="Default_20_Paragraph_20_Font"><text:span text:style-name="T46">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6">В какой-то момент при<text:span text:style-name="T104">ходит</text:span> осознание.</text:p>
      <text:p text:style-name="P5"/>
      <text:p text:style-name="P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
      <text:p text:style-name="P4"><text:bookmark-start text:name="__DdeLink__26733_469402664"/>В абсолютном, всепоглощающем сиянии проступа<text:span text:style-name="T104">ют</text:span> очертания<text:bookmark-end text:name="__DdeLink__26733_469402664"/>.</text:p>
      <text:p text:style-name="P4"/>
      <text:p text:style-name="P4">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76">Я помню… Мне до боли знаком этот лик!</text:p>
      <text:p text:style-name="P13"><text:soft-page-break/></text:p>
      <text:p text:style-name="P80"><text:span text:style-name="Default_20_Paragraph_20_Font"><text:span text:style-name="T1">- Ты всё же пришёл… Мне хватило сил призвать тебя, Проводник… </text:span></text:span>Кха-кха-кха…</text:p>
      <text:p text:style-name="P4">Она выкашл<text:span text:style-name="T104">ивает</text:span> пару клубов неестественно-яркого розового дыма.</text:p>
      <text:p text:style-name="P4"/>
      <text:p text:style-name="P13">-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text:span text:style-name="T104">растворяет</text:span> меня изнутри.</text:p>
      <text:p text:style-name="P4"/>
      <text:p text:style-name="P4">Окружающий мир фокусир<text:span text:style-name="T104">уется</text:span>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text:span text:style-name="T104">синего</text:span> окраса.</text:p>
      <text:p text:style-name="P4"/>
      <text:p text:style-name="P4">- Проводник… Мой мир сгорает в пламени чудовищной войны… Пони <text:span text:style-name="T104">много лет </text:span>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
      <text:p text:style-name="P4">Копыто крылатой единорожихи <text:span text:style-name="T104">оставляя розовый с лед едет</text:span> по плитке пола, но, собравшись с силами, она выпрям<text:span text:style-name="T104">ляется</text:span>.</text:p>
      <text:p text:style-name="P4"/>
      <text:p text:style-name="P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
      <text:p text:style-name="P4">Я молча вытя<text:span text:style-name="T104">гиваю</text:span> руку перед собой и уставился на ладонь. Глаза работ<text:span text:style-name="T104">ают</text:span>, как новенькие, я чётко различа<text:span text:style-name="T104">ю</text:span> каждую бороздку на подушечке большого пальца. Я щип<text:span text:style-name="T104">аю</text:span> себя за нос.</text:p>
      <text:p text:style-name="P4">Больно, блин!</text:p>
      <text:p text:style-name="P4"/>
      <text:p text:style-name="P4">- … я поместила в неё часть своей души. Силы, хранящейся в ней, достаточно, чтобы уничтожить главную причину этой войны… Уничтожить меня… - продолжа<text:span text:style-name="T104">ет</text:span>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text:span text:style-name="T104">Кроме того, она защитит тебя, чтобы ты смог беспрепятственно добраться до цели.</text:span></text:p>
      <text:p text:style-name="P4"/>
      <text:p text:style-name="P4">Перед единорожихой пари<text:span text:style-name="T104">т</text:span> в пространстве маленькая <text:span text:style-name="T104">золотая</text:span> фигурка её самой – с рогом, крыльями и <text:span text:style-name="T104">роскошной</text:span> гривой. Но, в отличие от бессильно спадающих к полу локонов моей собеседницы, грива статуэтки плавно ре<text:span text:style-name="T104">ет</text:span> в воздухе, развеваемая незримым эфиром.</text:p>
      <text:p text:style-name="P4"/>
      <text:p text:style-name="P4"><text:soft-page-break/>-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text:span text:style-name="T104">просто обнять меня — это активирует заклинание</text:span>…</text:p>
      <text:p text:style-name="P4"/>
      <text:p text:style-name="P80"><text:span text:style-name="Default_20_Paragraph_20_Font"><text:span text:style-name="T1">- Стоп-стоп-стоп! Не так быстро! - я, наконец от</text:span></text:span><text:span text:style-name="Default_20_Paragraph_20_Font"><text:span text:style-name="T27">хожу</text:span></text:span><text:span text:style-name="Default_20_Paragraph_20_Font"><text:span text:style-name="T1"> от тотального охренения моментом и включ</text:span></text:span><text:span text:style-name="Default_20_Paragraph_20_Font"><text:span text:style-name="T27">аюсь</text:span></text:span><text:span text:style-name="Default_20_Paragraph_20_Font"><text:span text:style-name="T1"> в разговор. - Я никому ничего не должен. </text:span></text:span>Кто… Что ты вообще такое?</text:p>
      <text:p text:style-name="P4">- Проводник… - зап<text:span text:style-name="T104">инается</text:span> белая лошадь, - я <text:span text:style-name="T104">у</text:span>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text:span text:style-name="T104">идёт</text:span> война, Проводник?</text:p>
      <text:p text:style-name="P4"/>
      <text:p text:style-name="P4">Внезапно небо за единорожихой озар<text:span text:style-name="T104">яется</text:span> вспышкой ярко-зелёного пламени и над остроконечными башнями выр<text:span text:style-name="T104">астает</text:span> грибовидное облако пыли, огня и дыма. Одновременно с этим на кончике рога моей собеседницы разгор<text:span text:style-name="T104">ается</text:span> золотая искра и облако взрыва спот<text:span text:style-name="T104">ыкается</text:span> о невидимое препятствие на пути к башням. Облако растека<text:span text:style-name="T104">ется</text:span> по преграде, вырисовывая её форму огромной сферы.</text:p>
      <text:p text:style-name="P4"/>
      <text:p text:style-name="P67">- <text:span text:style-name="T104">Наверное. Если уже не закончилась. </text:span>Я не успел понять, - пож<text:span text:style-name="T104">имаю</text:span> я плечами, - ты слишком рано забрала меня из психушки.</text:p>
      <text:p text:style-name="P67"/>
      <text:p text:style-name="P4">Магическая лошадь (или аликорн, как она себя назвала) зап<text:span text:style-name="T104">инается</text:span>. Я остолбенело смотр<text:span text:style-name="T104">ю</text:span>, как кончик её крыла нач<text:span text:style-name="T104">инает</text:span> плавиться, стекая на плиты пола розоватой струйкой.</text:p>
      <text:p text:style-name="P4"/>
      <text:p text:style-name="P4">Аликорница <text:span text:style-name="T104">перехватывает мой взгляд</text:span> и <text:span text:style-name="T104">глядит</text:span> на плавящееся крыло. Под её взглядом крыло охват<text:span text:style-name="T104">ывает</text:span> золотистая аура, плавление прекра<text:span text:style-name="T104">щается</text:span>, хотя при этом она не заме<text:span text:style-name="T104">чает</text:span>, как у неё <text:span text:style-name="T104">начинает</text:span> плавиться заднее копыто.</text:p>
      <text:p text:style-name="P4"/>
      <text:p text:style-name="P68">- <text:span text:style-name="T104">Ты сможешь найти меня в</text:span> Вечнодиком лесу. <text:span text:style-name="T104">Мы с сестрой долго жили там в те времена</text:span>. Я не знаю, какой тебе дать <text:span text:style-name="T104">ещё </text:span>ориентир… <text:span text:style-name="T104">А</text:span>ликорница задум<text:span text:style-name="T104">ывается</text:span>. Потом её морду осве<text:span text:style-name="T104">щает</text:span> озарение.</text:p>
      <text:p text:style-name="P68">- Дрогонштерн! <text:span text:style-name="T104">Иди к Дрогонштерну!</text:span> Мы часто <text:span text:style-name="T104">гуляли</text:span> с сестрой в <text:span text:style-name="T104">его </text:span>окрестностях.</text:p>
      <text:p text:style-name="P20"/>
      <text:p text:style-name="P4">Слеза скат<text:span text:style-name="T104">ывается</text:span> с морды аликорницы и она ст<text:span text:style-name="T104">ирает </text:span>её сгибом крыла, размазывая розоватое желе по скуле.</text:p>
      <text:p text:style-name="P4"/>
      <text:p text:style-name="P4">- Помоги мне, Проводник! Ради моих маленьких пони… Будь проклята война и я вместе с ней…</text:p>
      <text:p text:style-name="P4"/>
      <text:p text:style-name="P4">Магическая лошадь заходится в продолжительном кашле, струйки розоватой слизи стекают с её крыльев <text:s/>и хвоста, собираясь в лужицы на полу.</text:p>
      <text:p text:style-name="P4"><text:soft-page-break/>Склонившаяся над безжизненным телом <text:span text:style-name="T105">белая</text:span> фигура тает в розовом тумане…</text:p>
      <text:p text:style-name="P14">.</text:p>
      <text:p text:style-name="P14">.</text:p>
      <text:p text:style-name="P14">.</text:p>
      <text:p text:style-name="P31">СИЯНИЕ</text:p>
      <text:p text:style-name="P31">.</text:p>
      <text:p text:style-name="P31">Кто я?</text:p>
      <text:p text:style-name="P31">.</text:p>
      <text:p text:style-name="P31">Где я?</text:p>
      <text:p text:style-name="P31">.</text:p>
      <text:p text:style-name="P31">Где все?</text:p>
      <text:p text:style-name="P31">.</text:p>
      <text:p text:style-name="P31">Чувствую прикосновение. Кто-то энергично тормошит меня. Слышу приглушенное бормотание.</text:p>
      <text:p text:style-name="P31">.</text:p>
      <text:p text:style-name="P31">Я открываю глаза и вижу фигуру в голубом.</text:p>
      <text:p text:style-name="P31"/>
      <text:p text:style-name="P31">- Быстро! За мной! - торопливо шепчет мне она.</text:p>
      <text:p text:style-name="P31">Я послушно ползу среди костей и раздавленных черепов за голубой пони… Пони? Какой ещё, к дьяволу, пони?</text:p>
      <text:p text:style-name="P31">- Пегаской! - шипит, оборачиваясь, она. - <text:span text:style-name="T105">Если ты ещё не заметил, у меня крылья!</text:span></text:p>
      <text:p text:style-name="P14"/>
      <text:p text:style-name="P2">***</text:p>
      <text:p text:style-name="P4"/>
      <text:p text:style-name="P61">~~~500 лет от основания Эквестрии~~~</text:p>
      <text:p text:style-name="P4"/>
      <text:p text:style-name="P4">-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4">Я мановением пальца подзываю жеребёнка к паланкину и покупаю газету. Задвинув занавеску, бегло пробегаюсь по заголовкам.</text:p>
      <text:p text:style-name="P4"/>
      <text:p text:style-name="P4"><text:soft-page-break/>«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4">«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4">«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4"/>
      <text:p text:style-name="P4">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4"/>
      <text:p text:style-name="P4">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4">Нехорошо.</text:p>
      <text:p text:style-name="P4"/>
      <text:p text:style-name="P4">Паланкин с лёгким стуком опускается на землю.</text:p>
      <text:p text:style-name="P4"/>
      <text:p text:style-name="P4">- Ваше Высочество, мы на месте, - гудит басом Тандерстрайк.</text:p>
      <text:p text:style-name="P4">Я киваю огромному бэтпони, закидываю на сумку плечо и поднимаюсь по лестнице.</text:p>
      <text:p text:style-name="P4">И через минуту упираюсь в закрытую дверь.</text:p>
      <text:p text:style-name="P4"/>
      <text:p text:style-name="P4">- Что? Что за ерунда? - обращаюсь я к стражникам у дверей. - Почему вы не отперли двери?</text:p>
      <text:p text:style-name="P4">- У вас есть пропуск? - отвечает молодой и незнакомый бэтпони. - Предъявите, пожалуйста.</text:p>
      <text:p text:style-name="P4">- Какой ещё, к дьяволу, пропуск? Ты не узнаёшь своего принца?</text:p>
      <text:p text:style-name="P4"><text:soft-page-break/>- У меня нет принца! Есть только принцесса, её Высочество Луна! - чеканит стражник. - Предъявите пропуск.</text:p>
      <text:p text:style-name="P4"/>
      <text:p text:style-name="P4">Это уже слишком. Я поворачиваюсь ко второму стражнику.</text:p>
      <text:p text:style-name="P4">- Позови Мунфизера. Я лично сделаю ему взыскание за то, что новобранцы не знают, как выглядят члены королевской семьи.</text:p>
      <text:p text:style-name="P4">-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4"/>
      <text:p text:style-name="P4">Приехали.</text:p>
      <text:p text:style-name="P4">Я сажусь на ступеньку и кладу рядом сумку.</text:p>
      <text:p text:style-name="P4">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4"/>
      <text:p text:style-name="P4">-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4">-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4">- Спасибо, Тандер, - улыбаюсь я ему.</text:p>
      <text:p text:style-name="P4">-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4">- Осторожно, Тандер, - смеюсь я, - теперь за такое тебя могут закидать гнилыми помидорами. Или даже арбузами.</text:p>
      <text:p text:style-name="P4">-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text:soft-page-break/>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4">Тандерстрайк потирает горло и сокрушённо качает головой. Потом встаёт со ступеньки и направляется к подходящему Шадоврану.</text:p>
      <text:p text:style-name="P4">- Побудьте тут, Ваше Высочество. Я всё улажу.</text:p>
      <text:p text:style-name="P4"/>
      <text:p text:style-name="P4">…</text:p>
      <text:p text:style-name="P4"/>
      <text:p text:style-name="P4">- Если бы носилки несла дневная стража, я так бы и остался на ступеньках под дверью! - я возмущённо вываливаю содержимое сумки под нос Луны.</text:p>
      <text:p text:style-name="P4">Аликорница задумчиво смотрит на горку свитков.</text:p>
      <text:p text:style-name="P4">- Это всё?</text:p>
      <text:p text:style-name="P4">- Основное она просила передать устно, - бурчу я.</text:p>
      <text:p text:style-name="P4">- Что там такого важного у Нашей обожаемой сестрицы, что она не захотела изложить в письменной форме?</text:p>
      <text:p text:style-name="P4"/>
      <text:p text:style-name="P4">Я грустно смотрю на неё и пожимаю плечами.</text:p>
      <text:p text:style-name="P4"/>
      <text:p text:style-name="P4">-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4"/>
      <text:p text:style-name="P4">Я останавливаюсь и наливаю воды в стакан. Аликорница смотрит на меня не мигая. Её лицо не выражает абсолоютно никаких эмоций.</text:p>
      <text:p text:style-name="P4">Я промакиваю горло и продолжаю.</text:p>
      <text:p text:style-name="P4"/>
      <text:p text:style-name="P4">-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text:soft-page-break/>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4">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4">Твоя любящая сестра, Селестия».</text:p>
      <text:p text:style-name="P4"/>
      <text:p text:style-name="P4">В наступившей вслед за монологом звенящей тишине было слышно дыхание Луны. Она смотрела на меня, словно ожидая продолжения.</text:p>
      <text:p text:style-name="P4"/>
      <text:p text:style-name="P4">-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4">-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4">- Всё, ч<text:span text:style-name="T106">его</text:span>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4">- Послушай, Луна, - заявляю я решительно. - Это глупо. Это реально глупо. Твоя сестра не клятвопреступница. <text:span text:style-name="T106">Я тебе уже сто раз говорил:</text:span> <text:span text:style-name="T106">т</text:span>ебе просто некуда возвращаться. Орунгун захвачен. Он кишит виндиго. Вы проиграли.</text:p>
      <text:p text:style-name="P4">-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4"/>
      <text:p text:style-name="P4">У тебя уже просто нет сил сдерживаться, Хуман! Нервотрёпка у входа подточила твои нервы. Сел просила тебя не говорить <text:span text:style-name="T106">об этом</text:span>, но это было сотни лет назад. Какое это сейчас имеет значение?</text:p>
      <text:p text:style-name="P4"/>
      <text:p text:style-name="P4">-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4"/>
      <text:p text:style-name="P4">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4"><text:soft-page-break/></text:p>
      <text:p text:style-name="P4">- Селестия провела тебя домой, - наконец, кивает сама себе Луна. - Она знает путь.</text:p>
      <text:p text:style-name="P4">- Рад, что хоть мне ты веришь, - раздражённо огрызаюсь я.</text:p>
      <text:p text:style-name="P4">-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4">Луна задумчиво подходит к окну.</text:p>
      <text:p text:style-name="P4">- Сотни лет. Тысячи бессонных ночей. Расколотое надвое государство — и всё только потому, что кто-то утаил от Нас этот важный нюанс.</text:p>
      <text:p text:style-name="P4">-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4"/>
      <text:p text:style-name="P4">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4"/>
      <text:p text:style-name="P4">- То есть, ты уже не хочешь отделяться? - переспрашиваю я.</text:p>
      <text:p text:style-name="P4">-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4"/>
      <text:p text:style-name="P4">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4">-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4">- Чуть позже Мы выпьем такой же и с нашей скрытной сестрицей. Но сейчас Мы слишком рады, чтобы ждать ещё хоть мгновение. Выпей с Нами, Хуман!</text:p>
      <text:p text:style-name="P4"/>
      <text:p text:style-name="P4">Я поднимаю свой в ответном жесте и пригубливаю вино.</text:p>
      <text:p text:style-name="P4">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4"/>
      <text:p text:style-name="P4">- Вау! Круто! Это из подвалов Грифонстоуна? Сдай поставщика. Надо бы и себе прикупить пару бутылочек, - я залпом допиваю остаток.</text:p>
      <text:p text:style-name="P4"><text:soft-page-break/></text:p>
      <text:p text:style-name="P4">Скрип дверцы минибара немного напоминает тихий язвительный смех.</text:p>
      <text:p text:style-name="P4"/>
      <text:p text:style-name="P4">-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text:span text:style-name="T106">двух </text:span>дюжин лет. Но Мы дарим тебе эту початую бутылку в знак примирения. Подожди нас минутку!</text:p>
      <text:p text:style-name="P4">Луна заливается звонким смехом и мчится в в спальню.</text:p>
      <text:p text:style-name="P4"/>
      <text:p text:style-name="P4">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4"/>
      <text:p text:style-name="P4">- Вот Мы и готовы!</text:p>
      <text:p text:style-name="P4"/>
      <text:p text:style-name="P4">Фиолетовая аликорница выпархивает из спальни.</text:p>
      <text:p text:style-name="P4">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text:span text:style-name="T106">факт</text:span>.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4"/>
      <text:p text:style-name="P4">-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4">-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4">-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4"><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4"/>
      <text:p text:style-name="P4">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4">Тени в уголке сетчатки согласно кивают этому утверждению.</text:p>
      <text:p text:style-name="P4"/>
      <text:p text:style-name="P4">…</text:p>
      <text:p text:style-name="P80"><text:span text:style-name="Default_20_Paragraph_20_Font"><text:span text:style-name="T1">«</text:span></text:span><text:span text:style-name="Default_20_Paragraph_20_Font"><text:span text:style-name="T5">…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80"><text:span text:style-name="Default_20_Paragraph_20_Font"><text:span text:style-name="T5">Твоя Сел. </text:span></text:span><text:span text:style-name="Default_20_Paragraph_20_Font"><text:span text:style-name="T1">»</text:span></text:span></text:p>
      <text:p text:style-name="P4"/>
      <text:p text:style-name="P4">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4">До сего дня.</text:p>
      <text:p text:style-name="P4">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4">Хрень какая-то.</text:p>
      <text:p text:style-name="P4"/>
      <text:p text:style-name="P4">Четвёрка бэтпони у паланкина терпеливо ожида<text:span text:style-name="T106">ет</text:span>, пока я спущусь из дневной половины замка.</text:p>
      <text:p text:style-name="P4">-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4">- Эмм… Моя мечта? - бэтпони непонимающе смотрит на меня.</text:p>
      <text:p text:style-name="P4">- Ну, ты же хотел увидеть Селестию и Луну вместе, ты ведь сам говорил?</text:p>
      <text:p text:style-name="P4">-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4">Речь бэтпони оборвалась бессвязным шипением и клокотанием.</text:p>
      <text:p text:style-name="P4">- Кха-кха-кха. Извините, мой принц, подавился. Должно быть, муха в горло залетела.</text:p>
      <text:p text:style-name="P4">Тандерстрайк, старась не пересекаться со мною взглядом, учтиво раздвигает занавески паланкина.</text:p>
      <text:p text:style-name="P4"><text:soft-page-break/></text:p>
      <text:p text:style-name="P4">Что-то тут не так.</text:p>
      <text:p text:style-name="P4"/>
      <text:p text:style-name="P4">…</text:p>
      <text:p text:style-name="P4"/>
      <text:p text:style-name="P4">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4">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4">««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4">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4">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4"/>
      <text:p text:style-name="P4">- СТОЙТЕ!!!</text:p>
      <text:p text:style-name="P4"/>
      <text:p text:style-name="P4">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4">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4"/>
      <text:p text:style-name="P4">-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4"/>
      <text:p text:style-name="P4"><text:soft-page-break/>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4"/>
      <text:p text:style-name="P4">-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80"><text:span text:style-name="Default_20_Paragraph_20_Font"><text:span text:style-name="T2"/></text:span></text:p>
      <text:p text:style-name="P4">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4"/>
      <text:p text:style-name="P4">- В честь объединения Мы объявляем сегодня вечером бал Дневного и Ночного домов в Малом зале дворца! Приглашаются все!</text:p>
      <text:p text:style-name="P4"/>
      <text:p text:style-name="P4">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4"><text:s/></text:p>
      <text:p text:style-name="P4">- Как тебе мой выход, Хуман? - отвлекает меня от созерцания всеобщего единения знакомый голос.</text:p>
      <text:p text:style-name="P4"/>
      <text:p text:style-name="P4">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4">- Не ожидал? - смеётся Луна. - Да, Мы тоже умеем быть красивыми, хоть и не злоупотребляем этим, в отличие от сестры.</text:p>
      <text:p text:style-name="P4">- Не то, чтобы ты была некрасивой без этого, - обретаю я дар речи. - Но, не скрою, сейчас ты просто офигительна!</text:p>
      <text:p text:style-name="P4">- А что по Нашему выступлению? Оно понравилось тебе, Хуман?</text:p>
      <text:p text:style-name="P4">- Это было грандиозно. Ты умеешь заводить толпу. Жаль, Селестии не было. С ней<text:tab/> эффект удвоился бы.</text:p>
      <text:p text:style-name="P4"/>
      <text:p text:style-name="P4">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4"/>
      <text:p text:style-name="P4">- Увы, сестра срочно отбыла к минотаврам. Нам пришлось импровизировать в одиночку, - кивает Луна.</text:p>
      <text:p text:style-name="P4">- Эй, откуда ты знаешь? Сел никому не говорила о своём отъезде, - вспоминаю содержимое записки я.</text:p>
      <text:p text:style-name="P4"><text:soft-page-break/></text:p>
      <text:p text:style-name="P4">Луна на миг отстраняется. Мне кажется, или досада мелькает в её взгляде?</text:p>
      <text:p text:style-name="P4"/>
      <text:p text:style-name="P4">- Эмм, нет, она оставила Нам записку перед отбытием.</text:p>
      <text:p text:style-name="P4">-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4">Досада теперь уже явно проступает на лице аликорницы. Закатив глаза, она вздыхает.</text:p>
      <text:p text:style-name="P4">-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4">-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4">-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4"/>
      <text:p text:style-name="P4">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4"/>
      <text:p text:style-name="P4">- Ну чтож… Не вижу ничего плохого в том, чтобы посодействовать объединению пони… Но завтра утром мы выезжаем — обещаешь?</text:p>
      <text:p text:style-name="P4">- Договорились!</text:p>
      <text:p text:style-name="P4"/>
      <text:p text:style-name="P4">Я делаю вид, что не замечаю томный взгляд Луны.</text:p>
      <text:p text:style-name="P4"/>
      <text:p text:style-name="P4">…</text:p>
      <text:p text:style-name="P4"/>
      <text:p text:style-name="P4">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4"/>
      <text:p text:style-name="P4">- Нельзя ли пустить что-нибудь повеселее? - обращаюсь я к Луне. - Не на похоронах же стоим?</text:p>
      <text:p text:style-name="P80"><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16">Айрон </text:span></text:span><text:span text:style-name="Default_20_Paragraph_20_Font"><text:span text:style-name="T1">Скрэтч собирается выступить с </text:span></text:span><text:soft-page-break/><text:span text:style-name="Default_20_Paragraph_20_Font"><text:span text:style-name="T1">экспериментальной программой. Те, кто был на репетиции, описывают её музыку как нечто грандиозное.</text:span></text:span></text:p>
      <text:p text:style-name="P4"/>
      <text:p text:style-name="P4">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4"/>
      <text:p text:style-name="P4">- Наше почтение, сэр Хойти Найти. Как здоровье вашей кошечки?</text:p>
      <text:p text:style-name="P4">…</text:p>
      <text:p text:style-name="P4">- Приветствую, миледи Рэра. Всё так же нет отбоя от поклонников?</text:p>
      <text:p text:style-name="P4">…</text:p>
      <text:p text:style-name="P4">- Счастлив вас видеть, барон Фэнси! Поздравляю с победой мастера Брогама на гонках.</text:p>
      <text:p text:style-name="P4">…</text:p>
      <text:p text:style-name="P4">- Ш-ш-шарманка б-будет?</text:p>
      <text:p text:style-name="P4">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4">-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4">«Или в послепослеследующем, а ты, если повезёт, сопьёшься до того времени» - мысленно добавляю я.</text:p>
      <text:p text:style-name="P4">- Г-где ш-ш-шарманка? Ик…</text:p>
      <text:p text:style-name="P4">-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4">- Ась? - тупо вертит головой герцог. - Сад? Ш-шарманка в саду? Ик…</text:p>
      <text:p text:style-name="P4">Увлекаемый своими товарищами, единорог скрывается в толпе.</text:p>
      <text:p text:style-name="P4">…</text:p>
      <text:p text:style-name="P4">Я уже пошатываюсь от усталости, когда чувствую опору в виде бока Луны.</text:p>
      <text:p text:style-name="P4">- Терпение, Наш стойкий Хуман, ещё полчаса и церемония приветствия будет окончена, - шепчет тёмная аликорница. - Тогда мы сможем передохнуть.</text:p>
      <text:p text:style-name="P4"/>
      <text:p text:style-name="P4">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4"/>
      <text:p text:style-name="P4">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4"><text:soft-page-break/>-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4">-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4">Луна подзывает официанта и шепчет ей заказ на ухо. Затем поворачивается ко мне.</text:p>
      <text:p text:style-name="P4">-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4">- Так обзавелась бы, гм, своей половинкой, - и всех делов-то! Было бы кому и тебя подменить, - легкомысленно отмахиваюсь я, наблюдая за садом.</text:p>
      <text:p text:style-name="P4">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4">-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text:span text:style-name="T106">Через набор пневматических рычажков-молоточков можно играть на них.</text:span>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4"/>
      <text:p text:style-name="P4">Официант приносит заказ Луны. Перед нами возникают бокалы с рубиновой жидкостью и блюдца с крекерами в форме сердечек.</text:p>
      <text:p text:style-name="P4"/>
      <text:p text:style-name="P4">- Это, конечно, не «Пурпурная утеха», но тоже очень хорошее вино из Наших личных подвалов. Выпьем за объединение, Хуман!</text:p>
      <text:p text:style-name="P4">Я чокаюсь с принцессой. Краски вечера смягчаются, а взгляд немного расфокусируется. Луна с улыбкой <text:s/>подносит мне печенюшку.</text:p>
      <text:p text:style-name="P4">- Съешь, Хуман. Это вино принято заедать крекерами.</text:p>
      <text:p text:style-name="P4">Луна наблюдает, как я жую печенье и неожиданно хихикает.</text:p>
      <text:p text:style-name="P4">- А теперь предложи Нам крекер, пожалуйста.</text:p>
      <text:p text:style-name="P4">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4">- Держи.</text:p>
      <text:p text:style-name="P4">Принцесса кормится с руки, хихикая и заливаясь краской.</text:p>
      <text:p text:style-name="P4">- Очень вкусно. Спасибо, Хуман.</text:p>
      <text:p text:style-name="P4"/>
      <text:p text:style-name="P4"><text:soft-page-break/>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4"/>
      <text:p text:style-name="P4">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4">Герцог настолько резко отскакивает, что грохается спиной назад с площадки прямо на банкетный столик <text:s/>между мирно беседующей парочкой - <text:s/>барон<text:span text:style-name="T106">ом</text:span> Фэнси Ширтс<text:span text:style-name="T106">ом</text:span> и модельной внешности единорожиц<text:span text:style-name="T106">ой</text:span>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4">- У неё не будет проблем с герцогом? - указываю я на пони в очках.</text:p>
      <text:p text:style-name="P4">-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4"/>
      <text:p text:style-name="P4">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4">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4"/>
      <text:p text:style-name="P4">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4">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4"/>
      <text:p text:style-name="P4">-Хуман? - выводит меня из созерцания голос Луны.</text:p>
      <text:p text:style-name="P4">Аликорница протягивает мне крыло.</text:p>
      <text:p text:style-name="P4">- Потанцуем?</text:p>
      <text:p text:style-name="P4">Я качаю головой.</text:p>
      <text:p text:style-name="P4"><text:soft-page-break/>- Не могу. Сел, <text:span text:style-name="T106">правда,</text:span> <text:span text:style-name="T106">как-то</text:span>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4">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4">- Я отдавлю тебе все ноги! Я тебя опозорю! Прекрати! - я пытаюсь вырваться из мягкого плена.</text:p>
      <text:p text:style-name="P4">- Дневной Дом совершенно отстал от времени! Мы на ночной стороне не танцуем менуэты уже лет <text:span text:style-name="T106">сорок</text:span>,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4"/>
      <text:p text:style-name="P4">… Мы танцуем среди радужных огней. Мы касаемся друг друга ногами, руками, <text:span text:style-name="T106">бёдрами</text:span>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4"/>
      <text:p text:style-name="P4">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4"/>
      <text:p text:style-name="P4">- Идём, Хуман.</text:p>
      <text:p text:style-name="P4">Луна увлекает за собой куда-то в глубину сада. Огни танцплощадки и шум бала остаются позади.</text:p>
      <text:p text:style-name="P4">- Куда? - <text:s/>я иду за ней на спотыкающихся ногах.</text:p>
      <text:p text:style-name="P4">-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4">- Что? - мой слабый голос растворяется в темноте.</text:p>
      <text:p text:style-name="P4">- Ты.</text:p>
      <text:p text:style-name="P4"/>
      <text:p text:style-name="P4">Тёмная громада башни Луны высится перед нами. Мы входим внутрь и поднимаемся по винтовой лестнице.</text:p>
      <text:p text:style-name="P4"/>
      <text:p text:style-name="P4">-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text:span text:style-name="T106">ы</text:span>м должно служить и поклоняться, но любить — никогда! И только ты был на короткой <text:soft-page-break/>ноге и с Нами, и с Нашей сестрой. И… ты Нам нравился, Хуман. <text:span text:style-name="T106">Н</text:span>о ты не замечал этого! Сестра заслонила Нас.</text:p>
      <text:p text:style-name="P4">Мы стоим перед дверями в покои Луны. До меня начинает доходить, что затеяла синяя аликорница.</text:p>
      <text:p text:style-name="P4">- Послушай, Луна…</text:p>
      <text:p text:style-name="P4">- Нет, пожалуйста, молчи! - крыло принцессы закрывает мне рот.</text:p>
      <text:p text:style-name="P4">Она открывает дверь.</text:p>
      <text:p text:style-name="P4">- Нам… не отталкивай <text:span text:style-name="T106">Н</text:span>ас, пожалуйста! - в тоне Луны слышатся молящие нотки.</text:p>
      <text:p text:style-name="P4">Она мягко подталкивает меня внутрь.</text:p>
      <text:p text:style-name="P4">- Я не могу! Ты хочешь невозможного! У меня есть Селестия! Я не предам её!</text:p>
      <text:p text:style-name="P4">Звон в голове усиливается. Стены башни качаются и мне приходится упереться в ближайшую, чтобы не упасть.</text:p>
      <text:p text:style-name="P4">-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4">- То есть, ты… Хочешь войти в мой… в наш табун?</text:p>
      <text:p text:style-name="P4">- Мы всегда этого хотели. Ты не замечал Нас.</text:p>
      <text:p text:style-name="P4">Голова кружится от выпитого вина и открывшейся перспективы.</text:p>
      <text:p text:style-name="P4">- Я… не знаю. Мне надо подумать. Желательно, на трезвую голову.</text:p>
      <text:p text:style-name="P4">- Хуман, пожалуйста! Если ты хочешь объединения домов, это самый лучший и надёжный вариант!</text:p>
      <text:p text:style-name="P4">- Мне… нужно посоветоваться с Сел. Не думаю, что ей это понравится…</text:p>
      <text:p text:style-name="P4">-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4"/>
      <text:p text:style-name="P4">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4">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4"/>
      <text:p text:style-name="P4">- Входи, Хуман, - шепчет Луна.</text:p>
      <text:p text:style-name="P4">Она подходит к панорамному окну и одёргивает шторы. Звёзды и луна <text:s/>освещают комнату тусклым серебряным светом.</text:p>
      <text:p text:style-name="P4"/>
      <text:p text:style-name="P4"><text:soft-page-break/>Я делаю шаг. Потом другой. Пол шатается под ногами, но я каким-то чудом стою.</text:p>
      <text:p text:style-name="P4"/>
      <text:p text:style-name="P4">Аликорница оборачивается и тихо смеётся.</text:p>
      <text:p text:style-name="P4">- Разве ты оставляешь двери в покои Селестии открытыми? Не думаю, что Нашей сестре нравится публичность такого рода.</text:p>
      <text:p text:style-name="P4">Я затворяю за собой дверь. Обернувшись, я обнаруживаю Луну лежащей на постели крупом ко мне.</text:p>
      <text:p text:style-name="P4">- Иди… ко мне… Хуман…</text:p>
      <text:p text:style-name="P4">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4">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4">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4"/>
      <text:p text:style-name="P4">- Иди к… ко мне…</text:p>
      <text:p text:style-name="P4">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4">-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4">- Особенности анатомии не мешают тебе так спариваться с сестрой! - обижается Луна.</text:p>
      <text:p text:style-name="P4">- Откуда ты знаешь, как я… спариваюсь с Сел? - удивляюсь я.</text:p>
      <text:p text:style-name="P4">-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4">- Ты хочешь сказать, ты регулярно подглядываешь мои сны? - теперь краска заливает уже меня.</text:p>
      <text:p text:style-name="P4">Луна молча сопит, не поворачиваясь ко мне лицом.</text:p>
      <text:p text:style-name="P4">Оседлавшая меня принцесса ночи, залившаяся краской от стыда — то ещё зрелище. Фейспалм громко хлопается в моё лицо.</text:p>
      <text:p text:style-name="P4">-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4"/>
      <text:p text:style-name="P4">Я выскальзываю из под аликорницы и валю её спиной на постель.</text:p>
      <text:p text:style-name="P4">- Что ты делаешь?!! Хуман, ЧТО…</text:p>
      <text:p text:style-name="P4"><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4">- Так лучше, не правда ли?</text:p>
      <text:p text:style-name="P4">- Д-да… - тяжело дышит Луна, - продолжай… пожалуйста…</text:p>
      <text:p text:style-name="P4">Я продолжаю.</text:p>
      <text:p text:style-name="P4"/>
      <text:p text:style-name="P4">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text:span text:style-name="T106">Ты даже не обнял её ни разу за полтысячи лет!</text:span> Тогда почему бы тебе не дружить так же с Луной?</text:p>
      <text:p text:style-name="P4">И всё же… Как к этому отнесётся Сел?</text:p>
      <text:p text:style-name="P4"/>
      <text:p text:style-name="P4">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4">- Х-Х-ХУ-У-У-МА-А-АН!!!</text:p>
      <text:p text:style-name="P4">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4">- Прекрати-и-и… - через силу выдавливаю из себя. - Ты мне рёбра сломаешь. И таз…</text:p>
      <text:p text:style-name="P4">- ЭТО… НЕВЕРОЯТНО… Почему Мы… Я… раньше этого не знали?!!</text:p>
      <text:p text:style-name="P4">- Ты хочешь сказать, у тебя это — первый раз? - мой писк едва слышен среди стонов принцессы ночи.</text:p>
      <text:p text:style-name="P4"/>
      <text:p text:style-name="P4">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4">Со страдальческим кряхтеньем я поднимаюсь. Аликорница лежит неподвижно, разметав крылья по постели и неприлично раскинув ноги.</text:p>
      <text:p text:style-name="P4">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4"/>
      <text:p text:style-name="P4">- Будь так добр, Хуман, налей и Нам, - Луна, наконец, закатывает обратно глаза и прячет вываленный язык в рот.</text:p>
      <text:p text:style-name="P4">- Опять «Нам»? - язвительно замечаю я.</text:p>
      <text:p text:style-name="P80"><text:span text:style-name="Default_20_Paragraph_20_Font"><text:span text:style-name="T1">- Будь снисходителен! Мы… Я разговаривала на преторианском слэнге</text:span></text:span><text:span text:style-name="Default_20_Paragraph_20_Font"><text:span text:style-name="T61"> </text:span></text:span><text:span text:style-name="Default_20_Paragraph_20_Font">с</text:span><text:span text:style-name="Default_20_Paragraph_20_Font"><text:span text:style-name="T17">емсот</text:span></text:span><text:span text:style-name="Default_20_Paragraph_20_Font"><text:span text:style-name="T1"> лет — а ты хочешь, чтобы Мы забыли его за пять минут.</text:span></text:span></text:p>
      <text:p text:style-name="P4">Аликорница переворачивается на живот и резким кивком сбрасывает проколотую подушку с рога.</text:p>
      <text:p text:style-name="P4">- Со стороны сестры было жестоко утаивать от Нас это блаженство!</text:p>
      <text:p text:style-name="P4"><text:soft-page-break/>- Никто ничего от тебя не утаивал, - я подаю ей бокал. - Ты сама сторонилась нас все эти столетия. И от остальных пони, кстати, тоже.</text:p>
      <text:p text:style-name="P4">- Мы не знали! <text:span text:style-name="T107">Н</text:span>икто не желал отвечать на Наши знаки внимания!</text:p>
      <text:p text:style-name="P4">- Оно и не удивительно, если ты в быту ведёшь себя так же, как в постели. - Я потираю ноющий таз. - Знал бы — одел бы доспехи.</text:p>
      <text:p text:style-name="P4">-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4">-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4">- Это неважно, это всё равно было… Бесподобно!.. Хуман!</text:p>
      <text:p text:style-name="P4">- А?</text:p>
      <text:p text:style-name="P4">- Не уходи… Побудь с… со мной…</text:p>
      <text:p text:style-name="P4"/>
      <text:p text:style-name="P4">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4"/>
      <text:p text:style-name="P4">- Хуман.</text:p>
      <text:p text:style-name="P4">- Да?</text:p>
      <text:p text:style-name="P4">- Ты сделал счастливой Нас… меня в эту ночь. Я хочу отплатить тем же. Идём.</text:p>
      <text:p text:style-name="P4"/>
      <text:p text:style-name="P4">Аликорница встаёт с кровати и выходит на балкон.</text:p>
      <text:p text:style-name="P4">Тёплый осенний ветерок овевает нас на площадке. Звезды соткали призрачную дорогу на небе, приглашая нас в путь. Аликорница ложится на пол.</text:p>
      <text:p text:style-name="P4">- Залазь Нам на спину, Хуман. Мы проведём тебя по заповедным местам Наших воспоминаний.</text:p>
      <text:p text:style-name="P4">- Только, умоляю, не так быстро, как в прошлый раз! Если, конечно, не хочешь быть обблёванной или ещё что похуже.</text:p>
      <text:p text:style-name="P4"/>
      <text:p text:style-name="P4">Луна тихо смеётся.</text:p>
      <text:p text:style-name="P4">- Обожаем твоё чувство юмора. Не бойся, Мы будем осторожны.</text:p>
      <text:p text:style-name="P4"/>
      <text:p text:style-name="P4">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4"><text:soft-page-break/>Мы выпадаем в день.</text:p>
      <text:p text:style-name="P4">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4">Луна присаживается под сенью старой ивы. Молча прижав мои ноги к своим бокам крыльями, она пресекает мою попытку сойти на землю.</text:p>
      <text:p text:style-name="P4">- Не отвлекай меня, - еле слышу я её шёпот. - Ткань воспоминаний легко порвать. Я уже почти не помню эти события.</text:p>
      <text:p text:style-name="P4"/>
      <text:p text:style-name="P4">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4"/>
      <text:p text:style-name="P4">-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4"/>
      <text:p text:style-name="P4">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4"/>
      <text:p text:style-name="P4">Очертания и младшей, и старшей кобылок видятся размытыми, как будто сквозь очень толстое стекло.</text:p>
      <text:p text:style-name="P4"/>
      <text:p text:style-name="P4">- Никто не смеет грабить хранителя сокровищ Чёрного замка! Ты поплатишься за воровство!</text:p>
      <text:p text:style-name="P4">Светлая планирует с башни на улепётывающую по мосту тёмную и они кубарем катятся по замшелым камням.</text:p>
      <text:p text:style-name="P4"/>
      <text:p text:style-name="P4">- Тебе не отнять медальон силы у командола Бвейвхалта! Я возьму тебя в плен и убегу!</text:p>
      <text:p text:style-name="P4">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4">- Отдай! Это моё! Я его честно уклала!</text:p>
      <text:p text:style-name="P4">Младшая пытается отобрать обруч наскоком, но старшая сдёргивает палку с её рога и выбрасывает в озеро.</text:p>
      <text:p text:style-name="P4">- Командор Брейвхарт, сдавайся! Я победила!</text:p>
      <text:p text:style-name="P4">- А сто мне за это будет?</text:p>
      <text:p text:style-name="P4">- Эмм… Печеньки?</text:p>
      <text:p text:style-name="P4"><text:soft-page-break/>- Холосо, годится. А мы будем потом воевать с виндиго?</text:p>
      <text:p text:style-name="P4"/>
      <text:p text:style-name="P4">Над горным хребтом появляются несколько точек. Они быстро планируют вниз вдоль склона и вырастают в четвёрку аликорнов.</text:p>
      <text:p text:style-name="P4">- Ваши Высочества! Срочно собирайтесь! Ваши родители послали нас за вами. В окрестностях замечен патруль виндиго!</text:p>
      <text:p text:style-name="P4">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4"/>
      <text:p text:style-name="P4">- Отлисьно! Мы победим их медальоном силы! Вступайте под знамя командола Бвейвхалта!</text:p>
      <text:p text:style-name="P4">- Это не игра, Лулу, - старшая ко<text:span text:style-name="T107">б</text:span>ылка одёргивает младшую. - Одевай летучки и погнали.</text:p>
      <text:p text:style-name="P4">- А ты поделисся печеньками?</text:p>
      <text:p text:style-name="P4">- Конечно! Я же обещала!</text:p>
      <text:p text:style-name="P4">…</text:p>
      <text:p text:style-name="P4">Луна выходит на опустевший берег.</text:p>
      <text:p text:style-name="P4">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4"/>
      <text:p text:style-name="P4">- Война началась за пять лет до Нашего рождения, - шепчет Луна. - Моя сестра была последним довоенным жеребёнком <text:span text:style-name="T107">аликорнов</text:span>. А я - первым, родившимся во время войны. Я никогда не знала мир<text:span text:style-name="T107">ного времени</text:span>.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4"/>
      <text:p text:style-name="P4">Луна начинает разбег по кромке берега.</text:p>
      <text:p text:style-name="P4">- Последующие воспоминания будут намного чётче, Хуман.</text:p>
      <text:p text:style-name="P4"/>
      <text:p text:style-name="P4">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4"/>
      <text:p text:style-name="P4"><text:soft-page-break/>Стены выше самых высоких башен окружают город непробиваемой скорлупой. Кажется, будто город расположен в жерле вулкана.</text:p>
      <text:p text:style-name="P4"/>
      <text:p text:style-name="P4">-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text:span text:style-name="T107">в </text:span>Мунстоне, королевском пансионе для одарённых аликорнов, и могла часто навещать дом.</text:p>
      <text:p text:style-name="P4"/>
      <text:p text:style-name="P4">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4"/>
      <text:p text:style-name="P80"><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pan></text:span><text:span text:style-name="Default_20_Paragraph_20_Font"><text:span text:style-name="T28">почти</text:span></text:span><text:span text:style-name="Default_20_Paragraph_20_Font"><text:span text:style-name="T1"> </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text:span></text:span><text:span text:style-name="Default_20_Paragraph_20_Font"><text:span text:style-name="T28">за считанные годы.</text:span></text:span><text:span text:style-name="Default_20_Paragraph_20_Font"><text:span text:style-name="T1"> С падением Ундариена мы лишились большей части нашей промышленности и экономики. Последующие годы борьбы были агонией.</text:span></text:span></text:p>
      <text:p text:style-name="P4"/>
      <text:p text:style-name="P4">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4"/>
      <text:p text:style-name="P4">-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4"/>
      <text:p text:style-name="P4">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4"/>
      <text:p text:style-name="P4">Луна снова набирает высоту.</text:p>
      <text:p text:style-name="P4"/>
      <text:p text:style-name="P4"><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4">Пока не появились они.</text:p>
      <text:p text:style-name="P80"><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4">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4"/>
      <text:p text:style-name="P4">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4"/>
      <text:p text:style-name="P80"><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4"/>
      <text:p text:style-name="P80"><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4"><text:soft-page-break/></text:p>
      <text:p text:style-name="P80"><text:span text:style-name="Default_20_Paragraph_20_Font"><text:span text:style-name="T1">- Последнее Прибежище. После </text:span></text:span><text:span text:style-name="Default_20_Paragraph_20_Font"><text:span text:style-name="T28">разрушения городских стен</text:span></text:span><text:span text:style-name="Default_20_Paragraph_20_Font"><text:span text:style-name="T1">,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text:span></text:span><text:span text:style-name="Default_20_Paragraph_20_Font"><text:span text:style-name="T28">червей</text:span></text:span><text:span text:style-name="Default_20_Paragraph_20_Font"><text:span text:style-name="T1">.</text:span></text:span></text:p>
      <text:p text:style-name="P4"/>
      <text:p text:style-name="P4">Луна горько смеётся.</text:p>
      <text:p text:style-name="P4">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4"/>
      <text:p text:style-name="P4">-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4"><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text:span text:style-name="T107">Лорен</text:span> хотела проконтролировать завершение «Громовержца», и привести его к нам.</text:p>
      <text:p text:style-name="P4">Последняя радиограмма от неё сообщала, что «Громовержец» с <text:span text:style-name="T107">оставшимися</text:span> защитниками Прибежища покинул Ундариен и идёт на эвакуацию легиона Норгонга. После чего «Громовержец» должен был идти к Андориану.</text:p>
      <text:p text:style-name="P4">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4"/>
      <text:p text:style-name="P4">- А почему вы не активировали Элементы сами? - спрашиваю я. - Шут с ним, с «Громовержцем», устроили бы веселуху чуть поменьше.</text:p>
      <text:p text:style-name="P4">-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4"/>
      <text:p text:style-name="P4">Луна тяжело дышит.</text:p>
      <text:p text:style-name="P4">-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4">- Это ты извини, - почему-то оправдываюсь я. - Я видел, во что превратился Андориан. Орунгун правда захвачен. Полностью. Там некого освобождать.</text:p>
      <text:p text:style-name="P4"/>
      <text:p text:style-name="P4">Луна, не оборачиваясь, кивает. Её всю пробирает крупная дрожь. Мы продолжаем парить над замком, не снижаясь и не набирая высоту.</text:p>
      <text:p text:style-name="P4"/>
      <text:p text:style-name="P4">«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4"/>
      <text:p text:style-name="P4">Как бы в унисон моему внутреннему диалогу, перед нами открываются ворота в Эогипп. Мы вплываем в них в тишине.</text:p>
      <text:p text:style-name="P4"/>
      <text:p text:style-name="P4">-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4"/>
      <text:p text:style-name="P4">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4"/>
      <text:p text:style-name="P4">- Летим к вон тому голубому гиганту с тремя зелёными звёздами вокруг, - шепчу направление Луне.</text:p>
      <text:p text:style-name="P4"/>
      <text:p text:style-name="P4">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4">- Теперь вон к той двойной звезде алого цвета, - указываю я направление.</text:p>
      <text:p text:style-name="P4">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4">- Я уже видел такую трансформацию у Селестии, не беспокойся. Типа, в Эогиппе вы становитесь похожи на ваших предков-элементалей.</text:p>
      <text:p text:style-name="P4">Луна кивает в ответ. Мы подлетаем к звёздам-близнецам.</text:p>
      <text:p text:style-name="P4">- Последний ориентир. Видишь тот тусклый фиолетовый гигант у яркого скопления звёзд в виде восьмёрки? Нам туда.</text:p>
      <text:p text:style-name="P4"><text:soft-page-break/></text:p>
      <text:p text:style-name="P4">Бока Луны ходят ходуном. Её сердце бьёт как молот <text:s/>в наковальню.</text:p>
      <text:p text:style-name="P4">- Одним глазком, договорились? На землю не садимся. От портала далеко не уходим. Полтысячи лет назад мы с Сел еле ноги унесли отсюда.</text:p>
      <text:p text:style-name="P4"/>
      <text:p text:style-name="P4">Луна молча кивает.</text:p>
      <text:p text:style-name="P4">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4">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4"/>
      <text:p text:style-name="P4">Темнота милосердно опускает завесу над моим сознанием.</text:p>
      <text:p text:style-name="P4"/>
      <text:p text:style-name="P4">…</text:p>
      <text:p text:style-name="P4"/>
      <text:p text:style-name="P4">Монотонность бытия нарушается повторяющимся раздражителем.</text:p>
      <text:p text:style-name="P4"><text:s/></text:p>
      <text:p text:style-name="P4">Импульс… Импульс… Импульс…</text:p>
      <text:p text:style-name="P4"/>
      <text:p text:style-name="P4">«Капли воды» - отстранённо сообщает пробуждающееся сознание. Я открываю глаза.</text:p>
      <text:p text:style-name="P4"/>
      <text:p text:style-name="P4">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4">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4"/>
      <text:p text:style-name="P4"><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4">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4"/>
      <text:p text:style-name="P4">- Д-дейдра? - из глубин памяти всплывает забытое имя.</text:p>
      <text:p text:style-name="P4">Но хотя незнакомка и похожа как две капли воды на мою давно затерявшуюся во тьме веков подружку-пиратку, она отрицательно качает головой.</text:p>
      <text:p text:style-name="P4"/>
      <text:p text:style-name="P4">Выплюнув кусачки на матрас, она закрывает мне рот копытом.</text:p>
      <text:p text:style-name="P4">- Тихо, - шепчет она мне в ухо. - Тут за поворотом коридора сидит холодняк. Услышит нас — и всё пропало.</text:p>
      <text:p text:style-name="P4">НеДейдра тычет в сторону едва видной в тусклом свете деревянной двери на массивных ржавых завесах.</text:p>
      <text:p text:style-name="P4">Я осматриваю узкую камеру, в которой нахожусь.</text:p>
      <text:p text:style-name="P4">- Кто ты? Как я тут очутился? Что происходит? - шепчу на ухо таинственной незнакомке.</text:p>
      <text:p text:style-name="P4"/>
      <text:p text:style-name="P4">Та снова качает головой.</text:p>
      <text:p text:style-name="P4">- Потом. Сейчас надо смываться. Идти сможешь?</text:p>
      <text:p text:style-name="P4">Я неуверенно встаю. Голова кружится, но меньше. На ногах уже без удивления замечаю кандалы с перекушенной цепью.</text:p>
      <text:p text:style-name="P4">- Смогу, если не быстро, - шепчу ей утвердительно.</text:p>
      <text:p text:style-name="P4">- Иди за мной. Только сначала замотай цепи вокруг кандалов, чтобы не звенели. Нет времени их откусывать.</text:p>
      <text:p text:style-name="P4">Поняха ныряет под топчан и исчезает.</text:p>
      <text:p text:style-name="P4">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4">Почему-то мне кажется это правильным.</text:p>
      <text:p text:style-name="P4"/>
      <text:p text:style-name="P4">…</text:p>
      <text:p text:style-name="P4"/>
      <text:p text:style-name="P4">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4"><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4">- Встречаются кто?</text:p>
      <text:p text:style-name="P4">- Холодняки. Пони, обращённые виндиго. Вы их ещё увидите.</text:p>
      <text:p text:style-name="P4"/>
      <text:p text:style-name="P4">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4">-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4">- Я спал целую неделю?!!</text:p>
      <text:p text:style-name="P4">-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4"/>
      <text:p text:style-name="P4">- Постой, ты говоришь, от моего исчезновения и до возвращения <text:span text:style-name="T107">Луны </text:span>с Орунгуна прошло трое суток? Почему же меня сразу не начали разыскивать? Не могу поверить, что Сел настолько плевать на меня!</text:p>
      <text:p text:style-name="P4"/>
      <text:p text:style-name="P4">-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4">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4">-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4"><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4"/>
      <text:p text:style-name="P4">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4"/>
      <text:p text:style-name="P4">-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4">-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4">-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4">-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4"/>
      <text:p text:style-name="P4">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4">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4"/>
      <text:p text:style-name="P4">В неподвижно сидящей у стены тёмной массе невозможно было бы определить живое существо, если бы не зелёные огоньки глаз.</text:p>
      <text:p text:style-name="P4"><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4"/>
      <text:p text:style-name="P4">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4"/>
      <text:p text:style-name="P4">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4"><text:s/></text:p>
      <text:p text:style-name="P4">Я отхожу от проёма и выдыхаю. Холодный пот липкими ручейками стекает по спине. Я <text:span text:style-name="T108">не </text:span>вижу выражение лица Карвед Лайна, но слышу его осуждающее сопение. Дальше мы идём молча.</text:p>
      <text:p text:style-name="P4"/>
      <text:p text:style-name="P4">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4"/>
      <text:p text:style-name="P4">-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4"/>
      <text:p text:style-name="P4">Тоннель упирается в кирпичную стену. Водяной поток уходит куда-то под неё. Белая пена пузырится над шипящей водой, уносящейся под камень.</text:p>
      <text:p text:style-name="P4"/>
      <text:p text:style-name="P4">-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4"/>
      <text:p text:style-name="P4">-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4">-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4"><text:soft-page-break/></text:p>
      <text:p text:style-name="P4">Я вспоминаю неподвижную фигуру у стены и передёргиваю плечами.</text:p>
      <text:p text:style-name="P4"/>
      <text:p text:style-name="P4">- Нет-нет, я готов.</text:p>
      <text:p text:style-name="P4"/>
      <text:p text:style-name="P4">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4">-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4"/>
      <text:p text:style-name="P4">Поняха горячая, как печка, её тепло согревает и успокаивает меня. Я благодарно киваю и мы так и шагаем обнявшись в тёмный поток.</text:p>
      <text:p text:style-name="P4">Одинокая свеча на полу тоннеля остаётся позади, освещая опустевшие своды коллектора.</text:p>
      <text:p text:style-name="P4"/>
      <text:p text:style-name="P4">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4">Поняха просачивается сквозь решётку где-то в стороне. Шарю вслепую скрючёнными от холода пальцами.</text:p>
      <text:p text:style-name="P4">Где-то же здесь, нет?</text:p>
      <text:p text:style-name="P4">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4">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4"/>
      <text:p text:style-name="P4">Копыто закрывает мне рот, мешая вдохнуть <text:span text:style-name="T108">в</text:span>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4"/>
      <text:p text:style-name="P4"><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4"/>
      <text:p text:style-name="P4">-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4">- Я сам бы себе не простил в этом случае, - с трудом каркаю я. - Второй раз за сутки умирать — как-то многовато, как на мой вкус.</text:p>
      <text:p text:style-name="P4"/>
      <text:p text:style-name="P4">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4"/>
      <text:p text:style-name="P4">-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4"/>
      <text:p text:style-name="P4">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4">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4"/>
      <text:p text:style-name="P4">- Пришли, - облегчённо вздыхает Карвед Лайн. - Ещё пять минут, и Понка о вас позаботится. Нам нельзя тут задерживаться.</text:p>
      <text:p text:style-name="P4"/>
      <text:p text:style-name="P4">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4"/>
      <text:p text:style-name="P4">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4">Холодняки двигаются совершенно бесшумно. Лишь зелёные огоньки глаз да тёмные тени между соснами отмечают их передвижения.</text:p>
      <text:p text:style-name="P4"><text:soft-page-break/></text:p>
      <text:p text:style-name="P4">- Быстро! - Понкамина подталкивает меня головой к лестнице.</text:p>
      <text:p text:style-name="P4">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4">Злость овладевает мной.</text:p>
      <text:p text:style-name="P4"/>
      <text:p text:style-name="P4">-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4"/>
      <text:p text:style-name="P4">Моё намерение срывается на корню — я вижу Понку, резво карабкающуюся по лестнице вслед за мной.</text:p>
      <text:p text:style-name="P4">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4"/>
      <text:p text:style-name="P4">- А библиотекарь?! - выкашливаю из себя последним усилием.</text:p>
      <text:p text:style-name="P4">-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text:span text:style-name="T108">а</text:span>, где можно залечь на дно.</text:p>
      <text:p text:style-name="P4"/>
      <text:p text:style-name="P4">Сосны за бортом идут вниз — мы медленно набираем высоту.</text:p>
      <text:p text:style-name="P4">- Нам повезло, что с ними не было их хозяев. Виндиго умеют летать, - бормочет розовая пони, смотря вниз.</text:p>
      <text:p text:style-name="P4"/>
      <text:p text:style-name="P4">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4"/>
      <text:p text:style-name="P4">-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4"/>
      <text:p text:style-name="P4">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4"><text:s/>У меня кружится голова и я без сил опускаюсь на дно шлюпки.</text:p>
      <text:p text:style-name="P4"/>
      <text:p text:style-name="P4">- Да ты весь горишь, - Понка озабоченно касается носом моего лба. - Залазь в каюту, я сварю тебе кофе.</text:p>
      <text:p text:style-name="P4"/>
      <text:p text:style-name="P4"><text:soft-page-break/>В корме лодки действительно есть крохотная надстройка, где я могу разместиться в сидячем положении.</text:p>
      <text:p text:style-name="P4">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4">Мы летим на север.</text:p>
      <text:p text:style-name="P4"/>
      <text:p text:style-name="P4">…</text:p>
      <text:p text:style-name="P4"/>
      <text:p text:style-name="P4">-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4"/>
      <text:p text:style-name="P4">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text:span text:style-name="T108">на верёвке </text:span>над палубой под набегающим ветром. Я сонно моргаю глазами, изо всех сил стараясь не заснуть.</text:p>
      <text:p text:style-name="P4"/>
      <text:p text:style-name="P4">-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4"/>
      <text:p text:style-name="P4">- А вторым — ты? - я изо всех сил борюсь со сном, крепкий кофе совершенно не оправдывает свою репутацию.</text:p>
      <text:p text:style-name="P4">-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4"/>
      <text:p text:style-name="P4">Я вспоминаю название на борту шлюпки.</text:p>
      <text:p text:style-name="P4"/>
      <text:p text:style-name="P4">- Интересное название у твоего аппарата.</text:p>
      <text:p text:style-name="P4">-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4"/>
      <text:p text:style-name="P4">Понка насыпает в блюдце печенье и пододвигает ко мне. Форма печенья мне кажется подозрительно знакомой.</text:p>
      <text:p text:style-name="P4"/>
      <text:p text:style-name="P4">- Это сердечки?</text:p>
      <text:p text:style-name="P4">-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4">Я пожимаю плечами, и сонно сую одну печеньку в кофе.</text:p>
      <text:p text:style-name="P4"/>
      <text:p text:style-name="P4">- Долго нам лететь?</text:p>
      <text:p text:style-name="P4">- Около трёх дней. Зависит от ветра. Сюда мы летели сутки, но ветер был попутным. Сейчас, к сожалению, наоборот.</text:p>
      <text:p text:style-name="P4"/>
      <text:p text:style-name="P4">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4"/>
      <text:p text:style-name="P4">- Эй, ты куда?!</text:p>
      <text:p text:style-name="P4">-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4"/>
      <text:p text:style-name="P4">Розовогривая поняха затихает. Я медленно поворачиваюсь к ней. Она лежит, отвернувшись от меня и нарочито громко сопит…</text:p>
      <text:p text:style-name="P4"/>
      <text:p text:style-name="P4">… Мне действительно холодно.</text:p>
      <text:p text:style-name="P4"/>
      <text:p text:style-name="P4">Я вздыхаю и прижимаюсь к ней, обнимая её руками и зарываясь носом в пахнущую травой гриву.</text:p>
      <text:p text:style-name="P4">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4"/>
      <text:p text:style-name="P4">- Хотела бы я себе партнёра для путешествий. Такого, как ты, - бормочет Понка, уткнувшись носом мне в грудь. - Уж мы бы полетали.</text:p>
      <text:p text:style-name="P4"><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4"/>
      <text:p text:style-name="P4">Ты не любишь Понку, Хуман, но ты ей очень благодарен. И ночь действительно холодная, несмотря на отважно пыхтящую печурку в углу <text:span text:style-name="T108">каюты</text:span>. После всего произошедшего, врядли бы Сел расстроилась из-за этого…</text:p>
      <text:p text:style-name="P4"/>
      <text:p text:style-name="P4">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4">Теперь гондола легонько покачивается не только из-за ветра…</text:p>
      <text:p text:style-name="P80"><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4">…</text:p>
      <text:p text:style-name="P4"/>
      <text:p text:style-name="P4">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text:span text:style-name="T108">а диван не таким скрипучим</text:span>!</text:p>
      <text:p text:style-name="P4">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4">Возможно, полетаем в другой жизни. В другом месте, в другое время.</text:p>
      <text:p text:style-name="P4">Не сейчас. Начатое надо завершить.</text:p>
      <text:p text:style-name="P4"/>
      <text:p text:style-name="P4">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4">Впрочем, я понимаю их опасения и стараюсь при каждом удобном случае демонстрировать зрачки глаз.</text:p>
      <text:p text:style-name="P4"/>
      <text:p text:style-name="P4">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4">Я стою в шатре один — аликорница не удостаивает меня вниманием. Молчание затягивается.</text:p>
      <text:p text:style-name="P4"/>
      <text:p text:style-name="P4">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4"/>
      <text:p text:style-name="P15">- Ну привет, что ли, жёнушка? Давно не виделись. Говорят, целых две недели, - пытаюсь язвить я.</text:p>
      <text:p text:style-name="P4"><text:soft-page-break/>Мне неприятен подобный приём и непонятно, как себя вести.</text:p>
      <text:p text:style-name="P4"/>
      <text:p text:style-name="P4">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4"/>
      <text:p text:style-name="P4">Блядь! Она узнала… Про нас с Понкой точно не могла — мы только что прибыли. Значит, про нас с Луной…</text:p>
      <text:p text:style-name="P4"/>
      <text:p text:style-name="P4">-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4"/>
      <text:p text:style-name="P4">- ЗАЧЕМ?!!</text:p>
      <text:p text:style-name="P4"/>
      <text:p text:style-name="P4">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4">Ну, всё, развод гарантирован — хорошо, хоть детей нет, алименты платить не придётся.</text:p>
      <text:p text:style-name="P4"/>
      <text:p text:style-name="P4">-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4">- Мне нет дела до твоих шашней с сестрой!!! - рявкает аликорница нормальным голосом. - Зачем ты показал Луне путь к Орунгуну?!!</text:p>
      <text:p text:style-name="P4"/>
      <text:p text:style-name="P4">-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4">-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4">- Она… Она была очень убедительна…</text:p>
      <text:p text:style-name="P4">- А я для тебя, значит, не убедительна? - горько вопрошает Селестия.- <text:s/>Я же предупреждала не делать этого.</text:p>
      <text:p text:style-name="P4">- Не знаю, что на меня нашло, - бормочу я убито. - Извини.</text:p>
      <text:p text:style-name="P4">- Мне не нужны твои извинения. Они не помогут отвоевать четыре пятых Эквестрии, - аликорница раздражённо отворачивается.</text:p>
      <text:p text:style-name="P4"><text:soft-page-break/>- Чтож… Я в твоём распоряжении. Готов стать в ряды сопротивления в любом звании до рядового включительно. Для помощи.</text:p>
      <text:p text:style-name="P4">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4"/>
      <text:p text:style-name="P4">Селестия, наконец, глубоко вздыхает.</text:p>
      <text:p text:style-name="P4">- Ты так ничего и не понял, глупый Хуман, - грустно произносит аликорница, не поворачиваясь ко мне.</text:p>
      <text:p text:style-name="P4">- Как ты думаешь, почему мы так быстро потеряли почти всю Эквестрию?</text:p>
      <text:p text:style-name="P4">- Ну… У Луны, то есть, Найтмэр Мун большая армия?</text:p>
      <text:p text:style-name="P4">-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4">- Тогда что же?</text:p>
      <text:p text:style-name="P4">- Жертвы.</text:p>
      <text:p text:style-name="P4">- В смысле? - я непонимающе смотрю на аликорницу. - Они приносят жертвы для боевой магии и вы проигрываете сражения?</text:p>
      <text:p text:style-name="P4">-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4">-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4">- Вот именно, - вздыхает Селестия.</text:p>
      <text:p text:style-name="P4">- Что?! - я начинаю догадываться. - Ты сдала четыре пятых Эквестрии потому, что не хочешь видеть крови?</text:p>
      <text:p text:style-name="P80"><text:span text:style-name="Default_20_Paragraph_20_Font"><text:span text:style-name="T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text:span></text:span><text:span text:style-name="Default_20_Paragraph_20_Font"><text:span text:style-name="T29">Сестёр</text:span></text:span><text:span text:style-name="Default_20_Paragraph_20_Font"><text:span text:style-name="T1">.</text:span></text:span></text:p>
      <text:p text:style-name="P4">- Но так не получится, - растерянно говорю я. - Твой отказ проливать кровь означает твоё поражение. Ты этого хочешь?</text:p>
      <text:p text:style-name="P4">-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4">- Что — но?</text:p>
      <text:p text:style-name="P4">-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4">- Ты смеёшься?! - я недоверчиво смотрю на аликорницу, но та только молча бьёт копытом в гонг.</text:p>
      <text:p text:style-name="P4"><text:soft-page-break/>Не успеваю я как следует охренеть, как входит стража и по её знаку меня берут в кольцо.</text:p>
      <text:p text:style-name="P4"/>
      <text:p text:style-name="P4">- Сел, не глупи! Я же Хуман! Твой Хуман! Ты чего?</text:p>
      <text:p text:style-name="P4">Я трепыхаюсь в тисках стражи, но всё тщетно. Меня уводят.</text:p>
      <text:p text:style-name="P4"/>
      <text:p text:style-name="P4">Вот стоило просыпаться, чтобы из одного плена попасть в другой!</text:p>
      <text:p text:style-name="P4"/>
      <text:p text:style-name="P4">…</text:p>
      <text:p text:style-name="P96">&lt;<text:span text:style-name="T2">Допросы Хумана у капитана/ Жизнь огромного дирижабля — аналогично монкаламари</text:span>&gt;</text:p>
      <text:p text:style-name="P4">Я, как обычно, здороваюсь со стражником. Он, как обычно, не отвечает. Заменив отхожее ведро, он удаляется, унося с собой пустые тарелку с чашкой.</text:p>
      <text:p text:style-name="P4">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4"/>
      <text:p text:style-name="P4">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4">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4"/>
      <text:p text:style-name="P4">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4">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4">Эх, мечты-мечты…</text:p>
      <text:p text:style-name="P4"/>
      <text:p text:style-name="P4">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4"><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4"/>
      <text:p text:style-name="P4">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4"/>
      <text:p text:style-name="P4">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4"/>
      <text:p text:style-name="P4">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4">Ручка ковшика всё поднимается над бортиком бочки, затем я вижу спутанный ком розовых… водорослей?</text:p>
      <text:p text:style-name="P4"/>
      <text:p text:style-name="P4">Понкамина раздвигает мокрую гриву вокруг носа, выплёвывает дыхательную трубку изо рта и подмигивает мне.</text:p>
      <text:p text:style-name="P4">- Зря выпрыгнул, Хуман. У нас ещё не было возможности заняться сексом под водой!</text:p>
      <text:p text:style-name="P4">-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4"/>
      <text:p text:style-name="P4">Понка вылазит из бочки и отряхивается.</text:p>
      <text:p text:style-name="P4">-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4">- Месяц и прошёл, если я не ошибся в подсчётах, - я указываю на группы палочек в углу.</text:p>
      <text:p text:style-name="P4">-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108">ила</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4"/>
      <text:p text:style-name="P4"><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4"/>
      <text:p text:style-name="P4">- Вытрись и оденься, Хуман. Сейчас будет холодно, - предупреждает Понка.</text:p>
      <text:p text:style-name="P4">Её совет весьма уместен, - поняха достаёт из накопытных ножен ножик и молниеносно прорезает дыру в парусине.</text:p>
      <text:p text:style-name="P4">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4"/>
      <text:p text:style-name="P4">- Ты уверена? - переспрашиваю Понку. - Как ты сама-то выберешься? Или ты остаёшься тут вместо меня?</text:p>
      <text:p text:style-name="P4">Розовогривая молча лезет в прорезь первой.</text:p>
      <text:p text:style-name="P4"/>
      <text:p text:style-name="P4">Уже второй раз эта поняха предлагает мне на выбор плен или свободу.</text:p>
      <text:p text:style-name="P4">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4">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4"/>
      <text:p text:style-name="P4">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4">Вздохнув поглубже, я ловлю лестницу и начинаю карабкаться вверх.</text:p>
      <text:p text:style-name="P4"/>
      <text:p text:style-name="P4">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4">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4"/>
      <text:p text:style-name="P4">Через минуту я переваливаюсь через борт «Хитрожопки» и уютная каюта распахивает мне навстречу свои тёплые обьятия.</text:p>
      <text:p text:style-name="P4"><text:soft-page-break/></text:p>
      <text:p text:style-name="P4">...</text:p>
      <text:p text:style-name="P4"/>
      <text:p text:style-name="P4">- Она сказала, что не хочет жертв. Что если воевать, то прольётся кровь, а она её достаточно насмотрелась.</text:p>
      <text:p text:style-name="P4">- И это всё? – Понка старается просверлить меня взглядом.</text:p>
      <text:p text:style-name="P4">- Ну да. То есть, она ещё что-то говорила, но суть именно в этом. Она не хочет крови, - я запиваю печенье глинтвейном.</text:p>
      <text:p text:style-name="P4"/>
      <text:p text:style-name="P4">«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4"/>
      <text:p text:style-name="P4">-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4">- Нет. Крови не будет, - уверенно говорю я, вспоминая Орунгун.</text:p>
      <text:p text:style-name="P4">-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4">Понка отправляет в рот горсть печенюшек, ложку варенья и запивает всё брусничным чаем.</text:p>
      <text:p text:style-name="P4">- Нет.</text:p>
      <text:p text:style-name="P4">Понка давится печеньем и выкашливает всё на поднос.</text:p>
      <text:p text:style-name="P4">- Почему?</text:p>
      <text:p text:style-name="P4">-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4">- Я думаю... </text:p>
      <text:p text:style-name="P4">-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4"/>
      <text:p text:style-name="P4"><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4"/>
      <text:p text:style-name="P4">-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4">- Она ещё говорила, что это только её и сестры дело, – безнадёжно говорю я.</text:p>
      <text:p text:style-name="P4">-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80"><text:span text:style-name="T1"/></text:p>
      <text:p text:style-name="P4">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4">Я задерживаюсь<text:span text:style-name="T61"> </text:span><text:span text:style-name="T66">у</text:span><text:span text:style-name="T109"> будки</text:span>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4">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4"/>
      <text:p text:style-name="P4">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4">Я с открытым ртом обозреваю сонную армаду, забыв, зачем вышел. Взгляд метается от дирижабля к дирижаблю, от костра к костру.</text:p>
      <text:p text:style-name="P4">«Их слишком много. Зря Сел сдавала города без боя. Теперь они все вышли против неё» - проносится у меня в голове.</text:p>
      <text:p text:style-name="P4"/>
      <text:p text:style-name="P4">От длинного как палка колбасы дирижабля отделяется рой светящихся точек и быстро приближается к нам. Я выхожу из ступора и несусь в каюту.</text:p>
      <text:p text:style-name="P4">- Понка, нас заметили! За нами погоня!</text:p>
      <text:p text:style-name="P4"><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4"/>
      <text:p text:style-name="P4">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4">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4">- Лишь бы порох не отсырел, - ворчит <text:s/>Понка и из ящика на треноге встаёт небольшая, но толстая пушка.</text:p>
      <text:p text:style-name="P4">- Ты будешь стрелять? - тупо спрашиваю я.</text:p>
      <text:p text:style-name="P4">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4">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4">-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4"/>
      <text:p text:style-name="P4">- Четыре! На праздновании победы Грифа Карруса в «Небесах Эквестрии» - громогласно возвещает голос с носа лодки.</text:p>
      <text:p text:style-name="P4">Мы оборачиваемся, чтобы встретиться взглядами с Найтмэр Мун.</text:p>
      <text:p text:style-name="P4"/>
      <text:p text:style-name="P4">-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4">- Не бойся Нас. Мы не причиним тебе зла. Ты помог Нам. И Мы не забыли ночь с тобой, хотя и не придаём этому той важности, что наш бывший носитель.</text:p>
      <text:p text:style-name="P4">Узкие зрачки насмешливо смотрят, как я пытаюсь нашарить рукой что-нибудь увесистое за собой.</text:p>
      <text:p text:style-name="P4">- Что значит «наш бывший носитель»? Что ты сделала с Луной?</text:p>
      <text:p text:style-name="P4">- Он<text:span text:style-name="T109">а</text:span>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4"><text:soft-page-break/>- О каком счастье ты говоришь? - я, наконец, нашарил багор и осторожно перехватываю пальцами чуть пониже, чтобы было удобно замахиваться.</text:p>
      <text:p text:style-name="P4">-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4">- За пушку ответишь, сосулька гнилая! - орёт Понка, трепыхаясь в магическом захвате.</text:p>
      <text:p text:style-name="P4">- Не думаю, что пушка тебе понадобится, когда ты познаешь любовь зимы.</text:p>
      <text:p text:style-name="P4">Розовогривая поняха пытается пнуть ногой Найтмэр, когда та подходит к ней. Найтмэр только презрительно улыбается.</text:p>
      <text:p text:style-name="P4">- Извини Нас, Хуман, что <text:span text:style-name="T109">М</text:span>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4">Создание поворачивается к Понке и хищно прищуривает глаза. Узкие зрачки горят зелёным, в их глубине появляются огненные точки.</text:p>
      <text:p text:style-name="P4">- Стой!</text:p>
      <text:p text:style-name="P4">Найтмэр недоумённо поворачивается ко мне.</text:p>
      <text:p text:style-name="P4">-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4">- Эй! Ты кого назвал прислуж... Ай! - Понка замолкает после незаметной, но сильной затрещины с моей стороны.</text:p>
      <text:p text:style-name="P16">- Хм. Ты прав. <text:span text:style-name="T109">Наш</text:span> супруг достоин наилучших слуг, - задумывается Найтмэр. - Хорошо, <text:span text:style-name="T109">М</text:span>ы придержим её до церемонии. Пусть это будет Нашим маленьким подарком тебе в честь воссоединения! А теперь добро пожаловать на «Айсберг»!</text:p>
      <text:p text:style-name="P4"/>
      <text:p text:style-name="P4">…</text:p>
      <text:p text:style-name="P4"/>
      <text:p text:style-name="P4">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4"><text:soft-page-break/>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4"/>
      <text:p text:style-name="P4">- Мы снова летим вдоль хребта. Только в обратную сторону. - Понка плотнее кутается в одеяло. - С таким темпом до битвы поужинать не успеем.</text:p>
      <text:p text:style-name="P4">- Проклятье! Надо как-то выбраться отсюда. Надо предупредить Сел. Тут столько сил, что они пощёлкают силы Сопротивления как семечки.</text:p>
      <text:p text:style-name="P4">-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4">И верно, наш крохотный дирижабль плетётся за «Айсбергом», печально покачивая бортами. Длинный канат соединяет его баллон с баллоном «Айсберга».</text:p>
      <text:p text:style-name="P4">- Если бы можно было как-то залезть на на верх «Айсберга» и потом по канату...</text:p>
      <text:p text:style-name="P4">-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4">- Вдобавок, - продолжает розовая поняха, - уже поздно.</text:p>
      <text:p text:style-name="P4"/>
      <text:p text:style-name="P4">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4">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4"/>
      <text:p text:style-name="P4">-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4"/>
      <text:p text:style-name="P4">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text:soft-page-break/>Пегасы в чёрном с заполнеными сетями скрываются в пузатом дирижабле с решетками на иллюминаторах. </text:p>
      <text:p text:style-name="P4">На моих глазах воздушные силы Сопротивления приземляют два дирижабля, лишившись при этом половины боеспособных эскадрилий.</text:p>
      <text:p text:style-name="P4"/>
      <text:p text:style-name="P4">-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4">- С такими успехами битва закончится через полчаса: все попадут в плен, - мрачно замечаю я.</text:p>
      <text:p text:style-name="P4"/>
      <text:p text:style-name="P4">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4"/>
      <text:p text:style-name="P4">- Узри миг Нашего торжества, Хуман!</text:p>
      <text:p text:style-name="P4">Дверь камеры растворяется и к нам входит улыбающаяся до ушей Найтмер Мун в сопровождении виндиго.</text:p>
      <text:p text:style-name="P4">-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text:span text:style-name="T109">Н</text:span>ами, Хуман. Мы хотим, чтобы ты видел, как погаснет последняя искра сопротивления на пути воцарения вечной Зимы и вечной Ночи!</text:p>
      <text:p text:style-name="P4"/>
      <text:p text:style-name="P4">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4"/>
      <text:p text:style-name="P4">-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4"/>
      <text:p text:style-name="P4">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text:soft-page-break/>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text:span text:style-name="T109">плавно </text:span>падает между ними на землю.</text:p>
      <text:p text:style-name="P4"/>
      <text:p text:style-name="P4">-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4"/>
      <text:p text:style-name="P4">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4"/>
      <text:p text:style-name="P4">- Оставь поединок <text:span text:style-name="T109">Н</text:span>ам, - благосклонно кивает ему Найтмэр. - Нам так долго не хватало этого развлечения!</text:p>
      <text:p text:style-name="P4">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4"/>
      <text:p text:style-name="P4">-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text:span text:style-name="T109">Н</text:span>ами!</text:p>
      <text:p text:style-name="P4"/>
      <text:p text:style-name="P4">Закованая в доспехи белая фигура молча смотрит на Найтмэр. Та тяжко вздыхает.</text:p>
      <text:p text:style-name="P4">- Глупо. Ты не оставляешь Нам выхода. Эта игра будет слишком короткой.</text:p>
      <text:p text:style-name="P4"/>
      <text:p text:style-name="P4">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4">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4"><text:soft-page-break/>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4">-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4"/>
      <text:p text:style-name="P4">Найтмэр со смешком протягивает копыто к шлему Селестии и поднимает забрало.</text:p>
      <text:p text:style-name="P4">Несколько долгих секунд стоит тишина. Потом над мостиком раздаётся режущий уши визг, переходящий в рёв.</text:p>
      <text:p text:style-name="P4"/>
      <text:p text:style-name="P4">- <text:span text:style-name="T61">ОБМА-</text:span>А<text:span text:style-name="T61">-</text:span>А-<text:span text:style-name="T61">Н</text:span>!!!</text:p>
      <text:p text:style-name="P4"/>
      <text:p text:style-name="P4">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4"/>
      <text:p text:style-name="P4">- ОБМА-А-А-Н!!! Это Мы ВСЕГДА играли командора Брэйвхарта! Это Наша...</text:p>
      <text:p text:style-name="P4"/>
      <text:p text:style-name="P4">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4"/>
      <text:p text:style-name="P4">-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4"/>
      <text:p text:style-name="P4">Аликорница пристально вглядывается в небо в том направлении, где скрылся повар-пегас.</text:p>
      <text:p text:style-name="P4">-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4">-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4"/>
      <text:p text:style-name="P4">…</text:p>
      <text:p text:style-name="P4"/>
      <text:p text:style-name="P4"><text:soft-page-break/>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4">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4"/>
      <text:p text:style-name="P4">-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4"/>
      <text:p text:style-name="P4">Из рога чёрной аликорницы вырывается фиолетовая молния и ударяет в светлую фигуру впереди. Та уворачивается.</text:p>
      <text:p text:style-name="P4"/>
      <text:p text:style-name="P4">-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4"/>
      <text:p text:style-name="P4">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4">Силовой купол Элементов растёт прямо на глазах. Но всё ещё далеко, гораздо дальше, чем хотелось бы.</text:p>
      <text:p text:style-name="P4"/>
      <text:p text:style-name="P4">-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4"/>
      <text:p text:style-name="P4">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4"/>
      <text:p text:style-name="P4">- Так-так, сестрица, Нам неудобно дырявить твой роскошный зад, но Мы не можем позволить... ИК!...</text:p>
      <text:p text:style-name="P4"><text:soft-page-break/>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104">- Давай, Сел, - бормочу я, яростно терзая зубами узел. - Поднажми.</text:p>
      <text:p text:style-name="P4">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4">Узёл в конце-концов подаётся и петли спадают с затёкших рук, когда меня накрывает тень.</text:p>
      <text:p text:style-name="P4"/>
      <text:p text:style-name="P4">- Мы можем убить тебя прямо сейчас!!! - рычит мне в лицо Найтмэр Мун. - Зачем Нам предатель?</text:p>
      <text:p text:style-name="P4">Она с такой силой стучит копытом, что я подпрыгиваю на скамье и валюсь на пол колесницы.</text:p>
      <text:p text:style-name="P4">-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4">Ноздри тёмной аликорницы гневно расширяются, узкие зрачки буквально пронзают меня насквозь как пара испанских навах.</text:p>
      <text:p text:style-name="P4">Я молчу. Найтмэр, в конце концов, раздражённо отворачивается.</text:p>
      <text:p text:style-name="P4">- Почему Мы это терпим? - бормочет она сама себе. - Что это за мягкотелость? Это не понравится Великой Зиме.</text:p>
      <text:p text:style-name="P4"/>
      <text:p text:style-name="P4">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4"/>
      <text:p text:style-name="P4">- Сел!!! Осторожно, сеть!!! - ору я.</text:p>
      <text:p text:style-name="P4">Найтмэр лишь надменно хохочет, даже не удостоив меня взглядом.</text:p>
      <text:p text:style-name="P4">-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4">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4"><text:soft-page-break/>- Теперь посмотрим, чьи будут печеньки! - издевательски смеётся Найтмэр. - Вперёд!</text:p>
      <text:p text:style-name="P4"/>
      <text:p text:style-name="P4">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4">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4"/>
      <text:p text:style-name="P4">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4">Радужная мембрана всё ближе, но Найтмэр не проявляет ни малейших признаков беспокойства. <text:span text:style-name="T46">На последних ярдах к защитному </text:span>э<text:span text:style-name="T46">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4"/>
      <text:p text:style-name="P4">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text:span text:style-name="T109">дымящемся </text:span>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4"/>
      <text:p text:style-name="P4">- Сел. - пересохшими губами шепчу я. - Вставай.</text:p>
      <text:p text:style-name="P4">Я не могу больше говорить — у меня закончился воздух в лёгких. Затаив дыхание, я смотрю на окровавленую фигуру на гравийной дорожке.</text:p>
      <text:p text:style-name="P4">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4">- Вставай, Сел, - шепчу я беззвучно.</text:p>
      <text:p text:style-name="P4"/>
      <text:p text:style-name="P4">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4"><text:soft-page-break/></text:p>
      <text:p text:style-name="P4">- Мы победили, - бормочу я. - Нет. Ты победила, Сел.</text:p>
      <text:p text:style-name="P4">События последних дней высосали меня досуха. У меня нет сил радоваться. Я с трудом встаю с пола колесницы и медленно бреду к арсеналу.</text:p>
      <text:p text:style-name="P4">- Кто тут? - слышу слабый голос за спиной. - Где мы?</text:p>
      <text:p text:style-name="P4">В колеснице стоит Найтмэр.</text:p>
      <text:p text:style-name="P4">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4">- Ч-что тут произошло, Хуман?</text:p>
      <text:p text:style-name="P4"/>
      <text:p text:style-name="P4">Я молча нагибаюсь и подбираю с дорожки самый увесистый камень, до которого могу дотянуться.</text:p>
      <text:p text:style-name="P4">Мы молча стоим друг против друга и глаза Луны в конце-концов наполняются страхом.</text:p>
      <text:p text:style-name="P4"/>
      <text:p text:style-name="P4">- Ты угрожаешь Нам? Что плохого Мы тебе сделали?</text:p>
      <text:p text:style-name="P4"/>
      <text:p text:style-name="P4">Я молчу, не сводя с неё глаз. За моей спиной хлопает тяжёлая дверь арсенала.</text:p>
      <text:p text:style-name="P4"/>
      <text:p text:style-name="P4">-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4"/>
      <text:p text:style-name="P4">- Ты ударил Нас! - удивлённо восклицает синяя аликорница.</text:p>
      <text:p text:style-name="P4">Я встаю первый и заношу над ней камень. Её глаза наполняются ужасом.</text:p>
      <text:p text:style-name="P4"/>
      <text:p text:style-name="P4">- Не трожь её, - слышу за спиной <text:span text:style-name="T61"><text:s/></text:span>тихий голос.</text:p>
      <text:p text:style-name="P4">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4">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4">В конце-концов, Луна заливается слезами и прикрывается крыльями.</text:p>
      <text:p text:style-name="P4">- П-почему т-ты... В-вы так относитесь к нам? Что я сделала тебе и Хуману? - бормочет она сквозь слёзы из-под крыльев.</text:p>
      <text:p text:style-name="P4">- С возвращением, сестра, - мягко улыбается Селестия. - Я соскучилась.</text:p>
      <text:p text:style-name="P4">- Она чиста, - поворачивается светлая аликорница ко мне. - Опусти камень, Ху...</text:p>
      <text:p text:style-name="P4"/>
      <text:p text:style-name="P4"><text:soft-page-break/>Зрачки Луны становятся узкими как у змеи. Рот искривляется в хищном оскале.</text:p>
      <text:p text:style-name="P4"/>
      <text:p text:style-name="P4">- Сел!!!</text:p>
      <text:p text:style-name="P4">Мой окрик пропадает впустую.</text:p>
      <text:p text:style-name="P4">Стремительным броском кобры Найтмэр изгибает шею и впивается рогом в бок светлой аликорницы.</text:p>
      <text:p text:style-name="P4"/>
      <text:p text:style-name="P96">- <text:span text:style-name="T1">Так Ночь всегда побеждает День, а Зима — Лето! - торжествующе смеётся Найтмэр. - Ты проиграла, сестра!</text:span></text:p>
      <text:p text:style-name="P4">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96"/>
      <text:p text:style-name="P4">- Мы уже победили щит Элементов один раз — победим и второй! - хрипло смеётся Найтмэр.</text:p>
      <text:p text:style-name="P4">Кровь из бока Селестии льётся по её рогу, заливая глаза и нос. Найтмэр слизывает эту кровь и снова хохочет.</text:p>
      <text:p text:style-name="P4">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 Ночь сильнее дня! Не стой у Нас на пути, Хуман — и ты ещё сможешь занять подобающее место у Нашего престола!</text:p>
      <text:p text:style-name="P4">- Ты забыла, сестра, - слабый голос Селестии вмиг прервал дикое хохотание Найтмэр.</text:p>
      <text:p text:style-name="P4">- Что?!! Что Мы забыли?</text:p>
      <text:p text:style-name="P4"/>
      <text:p text:style-name="P4">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4">-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4"/>
      <text:p text:style-name="P4">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4"/>
      <text:p text:style-name="P4">-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4"/>
      <text:p text:style-name="P4">Золотистый пузырь лопается и Найтмэр летит в зенит подобно камню из пращи. Секунду я ещё слышу её визг, после чего она скрывается из виду.</text:p>
      <text:p text:style-name="P4"><text:soft-page-break/></text:p>
      <text:p text:style-name="P4">- Мне очень жаль, что пришлось так поступить, - шепчет Селестия.</text:p>
      <text:p text:style-name="P4">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4"/>
      <text:p text:style-name="P4">-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4">Аликорница говорит с закрытыми глазами, как во сне. Её голос становится всё тише.</text:p>
      <text:p text:style-name="P4"/>
      <text:p text:style-name="P4">- Сел! Не засыпай!!!</text:p>
      <text:p text:style-name="P4"/>
      <text:p text:style-name="P4">Аликорница открывает глаза и слабо улыбается.</text:p>
      <text:p text:style-name="P4">- Обними же меня, наконец. Мне станет теплее. Тут... что-то слишком холодно.</text:p>
      <text:p text:style-name="P4"/>
      <text:p text:style-name="P4">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4"/>
      <text:p text:style-name="P4">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4"/>
      <text:p text:style-name="P4">- Я... чувствую магию... - слабо произносит Селестия.</text:p>
      <text:p text:style-name="P4">Я отстраняюсь от неё и вижу золотую фигурку аликорницы, раскачивающуюся на цепочке на моей шее.</text:p>
      <text:p text:style-name="P4"/>
      <text:p text:style-name="P4">- Очень знакомая магия... Похоже на моё собственное <text:span text:style-name="T46">проклятие</text:span> «Каменный лёд», <text:span text:style-name="T109">только усиленое в сотню раз</text:span>. Я изобрела его для <text:span text:style-name="T46">побед</text:span>ы над <text:span text:style-name="T44">Дискордом</text:span>... Откуда у тебя этот медальон?</text:p>
      <text:p text:style-name="P4">Я пытаюсь снять его, но рука, как прежде, проходит сквозь него.</text:p>
      <text:p text:style-name="P4"/>
      <text:p text:style-name="P4">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4">- <text:span text:style-name="T46">Если я не </text:span>ошибаюсь<text:span text:style-name="T46"> в природе </text:span>э<text:span text:style-name="T46">того заклинания, </text:span>у меня есть около минуты. Я бы, наверное, смогла бы побороться с ним, если бы не была так слаба.</text:p>
      <text:p text:style-name="P4">- Сел, что ты говоришь? Как тебе помочь?</text:p>
      <text:p text:style-name="P4"><text:soft-page-break/>-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4"/>
      <text:p text:style-name="P4">Серое пятно уже охватило всю грудь и расползается на шею, передние ноги и крылья. Скорость распространения пятна увеличивается.</text:p>
      <text:p text:style-name="P4">- Сел!!!</text:p>
      <text:p text:style-name="P4">-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4">…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4">- Сел, ЧТО МНЕ СДЕЛАТЬ, ЧТОБЫ ПОМОЧЬ?!!</text:p>
      <text:p text:style-name="P4"/>
      <text:p text:style-name="P4">Мой крик теряется в пустоте. Аликорница не отвечает.</text:p>
      <text:p text:style-name="P4">Статуи не умеют говорить.</text:p>
      <text:p text:style-name="P4"/>
      <text:p text:style-name="P4">…</text:p>
      <text:p text:style-name="P4"/>
      <text:p text:style-name="P4">Сколько времени я стою, уставившись на каменное изваяние, некогда бывшее моим спутником долгие сотни лет? </text:p>
      <text:p text:style-name="P4">Секунды?</text:p>
      <text:p text:style-name="P4">Минуты?</text:p>
      <text:p text:style-name="P4">Часы?</text:p>
      <text:p text:style-name="P4"/>
      <text:p text:style-name="P4">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4"/>
      <text:p text:style-name="P4"><text:soft-page-break/>С экрана на меня смотрит Селестия.</text:p>
      <text:p text:style-name="P4"/>
      <text:p text:style-name="P4">-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text:span text:style-name="T109">в бессмысленной войне с зебрами</text:span>.</text:p>
      <text:p text:style-name="P4"/>
      <text:p text:style-name="P4">Изображение на экране мигает и часто прерывается белым шумом, её слова еле можно разобрать сквозь треск разрядов и хрипение помех.</text:p>
      <text:p text:style-name="P4">-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46">п-</text:span>прощай!</text:p>
      <text:p text:style-name="P4"/>
      <text:p text:style-name="P4">Мир растворяется в ослепительном сиянии...</text:p>
      <text:p text:style-name="P96">&lt;<text:span text:style-name="T2">всё время войны сестёр была ночь</text:span>&gt;</text:p>
      <text:p text:style-name="P80"><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80"><text:span text:style-name="Default_20_Paragraph_20_Font"><text:span text:style-name="T1"/></text:span></text:p>
      <text:h text:style-name="P124" text:outline-level="2"><text:span text:style-name="Default_20_Paragraph_20_Font"><text:span text:style-name="T61">~~~ </text:span></text:span><text:span text:style-name="Default_20_Paragraph_20_Font"><text:span text:style-name="T1">Интермедия </text:span></text:span><text:span text:style-name="Default_20_Paragraph_20_Font"><text:span text:style-name="T61">~~~ </text:span></text:span></text:h>
      <text:p text:style-name="P79"><text:span text:style-name="Default_20_Paragraph_20_Font"><text:span text:style-name="T61"/></text:span></text:p>
      <text:p text:style-name="P80"><text:span text:style-name="Default_20_Paragraph_20_Font"><text:span text:style-name="T1">… Я ставлю точку в последнем абзаце.</text:span></text:span></text:p>
      <text:p text:style-name="P4"/>
      <text:p text:style-name="P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 text:style-name="T56">МЛП</text:span>.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4"/>
      <text:p text:style-name="P4">И всё же…</text:p>
      <text:p text:style-name="P4"/>
      <text:p text:style-name="P4">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4"/>
      <text:p text:style-name="P80"><text:soft-page-break/><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text:span></text:span><text:span text:style-name="Default_20_Paragraph_20_Font"><text:span text:style-name="T5">«Намерение меняет реальность… В другом месте, в другое время...»</text:span></text:span><text:span text:style-name="Default_20_Paragraph_20_Font"><text:span text:style-name="T1">.</text:span></text:span></text:p>
      <text:p text:style-name="P4"/>
      <text:h text:style-name="P121" text:outline-level="2">Глава 19</text:h>
      <text:p text:style-name="P4"/>
      <text:p text:style-name="P4">…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4">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4"/>
      <text:p text:style-name="P4">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4">А, может быть, моя настоящая жизнь мне тоже только кажется?</text:p>
      <text:p text:style-name="P4">Не знаю. Но теперь столетия жизни в Эквестрии мне кажутся чудным сном, тающим под напором реальности.</text:p>
      <text:p text:style-name="P4"/>
      <text:p text:style-name="P4">Осторожно ощупывая перед собой горячий воздух, поднимаюсь на ноги. Нашарив выход на крышу, открываю дверь и захожу внутрь.</text:p>
      <text:p text:style-name="P4">Непонятно зачем, плотно закрываю за собой дверь.</text:p>
      <text:p text:style-name="P4"/>
      <text:p text:style-name="P4">Медленно, <text:span text:style-name="T110">ощупывая</text:span><text:span text:style-name="T56"> воздух перед собой, </text:span>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4">Смешно, конечно — кто меня тут увидит? Даже я сам себя увидеть не могу.</text:p>
      <text:p text:style-name="P4"/>
      <text:p text:style-name="P24">Всё, что мне сейчас хочется…</text:p>
      <text:p text:style-name="P4"/>
      <text:p text:style-name="P17">Лифт не работает — я тыкаю на кнопку без малейшего эффекта. <text:span text:style-name="T110">Н</text:span>адо полагать, электричество пропало после бомбардировки. Спускаюсь по лестнице, осторожно нащупывая ногами каждую ступеньку.</text:p>
      <text:p text:style-name="P4"/>
      <text:p text:style-name="P24">… так это войти в свою обетованную палату, улечься на свою родную койку…</text:p>
      <text:p text:style-name="P4"/>
      <text:p text:style-name="P4">Три этажа позади. Значит, спустился на родной шестой.</text:p>
      <text:p text:style-name="P4"><text:soft-page-break/>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4"/>
      <text:p text:style-name="P24">… и умереть.</text:p>
      <text:p text:style-name="P4"/>
      <text:p text:style-name="P4">Дверь в мою палату открыта настежь. Стул, на котором сидел Судья Дредд, перевёрнут и, похоже, сломан <text:span text:style-name="T110">в толкучке</text:span>.</text:p>
      <text:p text:style-name="P4">Осторожно вхожу в помещение и пробираюсь к своей койке. На полу явно пролили какую-то жидкость. Надеюсь, кружку воды, а не ночной горшок.</text:p>
      <text:p text:style-name="P4"/>
      <text:p text:style-name="P4">- Кто тут?</text:p>
      <text:p text:style-name="P4"/>
      <text:p text:style-name="P4">Трескучий безжизненный голос может принадлежать только одному владельцу.</text:p>
      <text:p text:style-name="P4">- Терминатор, тебя не забрали в убежище?</text:p>
      <text:p text:style-name="P4">- А, это ты, Дедлайн... Включи свет, пожалуйста. Слишком темно, я тебя почти не вижу.</text:p>
      <text:p text:style-name="P4"/>
      <text:p text:style-name="P4">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4">Пожав плечами, нашариваю на стене выключатель и щёлкаю кнопкой. Электричества нет, но разве это важно? Важно намерение.</text:p>
      <text:p text:style-name="P4"/>
      <text:p text:style-name="P4">- Так лучше?</text:p>
      <text:p text:style-name="P4">- Да… Так лучше. Что у тебя с глазами?</text:p>
      <text:p text:style-name="P4">- Это уже совершенно неважно.</text:p>
      <text:p text:style-name="P4"/>
      <text:p text:style-name="P4">Осторожно присаживаюсь на койку. Пружины скрипят под моим весом.</text:p>
      <text:p text:style-name="P4"/>
      <text:p text:style-name="P4">- Ты видел её?.. Ты встретился с ней?.. Какой была встреча?</text:p>
      <text:p text:style-name="P4"/>
      <text:p text:style-name="P4">Сжимаю виски пальцами, пытаясь вспомнить подробности встречи <text:span text:style-name="T110">половины часа назад и одновременно </text:span>пол<text:span text:style-name="T110">овины </text:span>тысячи лет.</text:p>
      <text:p text:style-name="P4"/>
      <text:p text:style-name="P4">-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text:soft-page-break/>боевой модуль обрёл власть и начал ядерную войну. Извини, что без подробностей — плохо помню. Это было так дано.</text:p>
      <text:p text:style-name="P4"/>
      <text:p text:style-name="P4">- Да уж, целых полчаса назад… Спасибо, в целом, ясно. Тогда мне понятна её спешка. Она ведь навестила меня на мгновение. Просила передать тебе…</text:p>
      <text:p text:style-name="P4">- Что??? Что она просила передать?!!</text:p>
      <text:p text:style-name="P4">-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4"/>
      <text:p text:style-name="P4">Терминатор хрипло смеётся.</text:p>
      <text:p text:style-name="P4">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4"/>
      <text:p text:style-name="P4">Намерение меняет реальность. Где-то я уже это слышал. </text:p>
      <text:p text:style-name="P4">Но где? </text:p>
      <text:p text:style-name="P4">И когда? </text:p>
      <text:p text:style-name="P4">И от кого?</text:p>
      <text:p text:style-name="P4"/>
      <text:p text:style-name="P4">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4">На ощупь — крылаты<text:span text:style-name="T111">й</text:span> единорог. Или рогатый пегас. <text:span text:style-name="T111">Фигурка</text:span> быстро нагревается и начинает жечь ладонь. Я сжимаю её в руке, несмотря на боль.</text:p>
      <text:p text:style-name="P4">Мне кажется, или её очертания расплываются у меня в ладони? Впрочем, кровать я тоже перестаю ощущать. Я не чувствую ни ног, ни рук.</text:p>
      <text:p text:style-name="P96">&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4">-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4"/>
      <text:p text:style-name="P4">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4">Чтож.</text:p>
      <text:p text:style-name="P4"/>
      <text:p text:style-name="P4"><text:soft-page-break/>Мне осталось закончить одно дело. Не то, чтобы я в него верил, просто хочется напоследок показать фак мирозданию. Этому конкретно и вообще.</text:p>
      <text:p text:style-name="P4"/>
      <text:p text:style-name="P4">-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4"/>
      <text:p text:style-name="P4">Ничто…</text:p>
      <text:p text:style-name="P4"/>
      <text:p text:style-name="P100">~~~</text:p>
      <text:p text:style-name="P100"/>
      <text:p text:style-name="P98"><text:span text:style-name="T1">…Я вновь обретаю сознание в необъятном сине-зелёном пространстве, усыпанным мириадами звёзд. </text:span><text:span text:style-name="T30">Подо мной удобное кресло на крутящейся ножке. Передо мной стоит </text:span><text:span text:style-name="T69">журнальный столик с песочными часами, стаканом воды и веточкой сосны в вазе.</text:span><text:span text:style-name="T30"> </text:span><text:span text:style-name="T71">На краю столика лежит стопка бумаги, несколько листов изрисованы набросками пиктограмм, сильно напоминающих кьютимарки. Тут же лежит огрызок карандаша. </text:span><text:span text:style-name="T30">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span></text:p>
      <text:p text:style-name="P102"><text:span text:style-name="T30">Я </text:span><text:span text:style-name="T1">гляжу на свои руки (да, я снова могу видеть!) и вижу, что они вполне нормального вида, без видимых повреждений.</text:span></text:p>
      <text:p text:style-name="P4">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text:span text:style-name="T112">сидящее на зелёном пуфике</text:span>. На вид - аликорн. Вот только у него целых три рога, выстроившихся в ряд от носа до лба.</text:p>
      <text:p text:style-name="P4">И новый приступ дежавю одолевает меня — я наверняка где-то видел этого типа. Готов зуб отдать, мы встречались раньше!</text:p>
      <text:p text:style-name="P4"/>
      <text:p text:style-name="P4">- Привет-привет! - существо снова машет копытом, но уже в приветственном жесте.</text:p>
      <text:p text:style-name="P4">- Ты... <text:span text:style-name="T73">Т</text:span><text:span text:style-name="T72">ы что за хрен вообще? </text:span><text:span text:style-name="T73">– </text:span><text:span text:style-name="T72">наконец-то обретаю речь я.</text:span></text:p>
      <text:p text:style-name="P106">-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06">- Да-да, у меня похожее чувство, - мрачно сообщаю я. - По-моему, мы уже пересекались раньше.</text:p>
      <text:p text:style-name="P106">-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06">- Что?</text:p>
      <text:p text:style-name="P106"/>
      <text:p text:style-name="P106"><text:soft-page-break/>-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06">-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07"><text:span text:style-name="T75">- Да ты же не иначе, как сам Проводник! - в восхищении отвечает Анакорн. - </text:span><text:span text:style-name="T78">Редчайший тип </text:span><text:span text:style-name="T79">сущностей</text:span><text:span text:style-name="T78">. </text:span><text:span text:style-name="T75">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span></text:p>
      <text:p text:style-name="P107"><text:span text:style-name="T75">- Потому что его нет, - я снова закашливаюсь сухим смехом. </text:span><text:span text:style-name="T62">- </text:span><text:span text:style-name="T75">Я стёр ветку реальности, от которой зависел мой собственный мир. Как результат — мой стёрся тоже. Я теперь вселенский мегабомж. </text:span>Кстати, мне бы выпить чего...</text:p>
      <text:p text:style-name="P106">-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text:span text:style-name="T113">Сам не пойму, как такое могло случиться!</text:span></text:p>
      <text:p text:style-name="P106">Сверхаликорн подаёт стакан воды.</text:p>
      <text:p text:style-name="P106"/>
      <text:p text:style-name="P106">- И что же ты теперь собираешься делать? - продолжает Анакорн.</text:p>
      <text:p text:style-name="P106">- Не знаю. <text:span text:style-name="T113">Вот, д</text:span>умаю, может, сдохнуть прямо тут?</text:p>
      <text:p text:style-name="P106">-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06"/>
      <text:p text:style-name="P106">Я саркастически улыбаюсь в ответ. Да, я хочу. Вот только желание это неосуществимо, если только Анакорн не умеет воскрешать мёртвых.</text:p>
      <text:p text:style-name="P106"/>
      <text:p text:style-name="P106">- Ты умеешь возвращать с того света?</text:p>
      <text:p text:style-name="P106">-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06">-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06">- Да ну, зачем статую? - огорчается Анакорн. - Не буду я превращать тебя в статую. Есть одно решение…</text:p>
      <text:p text:style-name="P106"><text:soft-page-break/></text:p>
      <text:p text:style-name="P106">Демиург морщит лоб и зависает, уставившись в одну точку.</text:p>
      <text:p text:style-name="P106">- И?..</text:p>
      <text:p text:style-name="P106">Я замечаю, что мои кисти светятся голубоватым свечением, а кончики пальцев становятся полупрозрачными. </text:p>
      <text:p text:style-name="P106">- <text:s/>Тебе пора уходить. Слишком долго находился возле меня. Ты сгораешь, - объясняет Анакорн.</text:p>
      <text:p text:style-name="P106">- Так что там насчёт решения? - не отстаю я.</text:p>
      <text:p text:style-name="P106"><text:span text:style-name="T46">С</text:span>верхаликорн <text:span text:style-name="T46">морщит лоб, сосредоточиваясь</text:span>. <text:span text:style-name="T46">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106"/>
      <text:p text:style-name="P106">-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text:span text:style-name="T113">квантовой </text:span>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106">- А за какой дверью Сел?</text:p>
      <text:p text:style-name="P106">- Не знаю, - раздражённо бросает Анакорн, - сердце подскажет. Поторопись, если не хочешь превратиться в сияющий эфир, <text:span text:style-name="T113">вечно парящий в метапространстве</text:span>!</text:p>
      <text:p text:style-name="P106"/>
      <text:p text:style-name="P106">Сверхаликорн нетерпеливым жестом указывает в направлении дверей.</text:p>
      <text:p text:style-name="P106">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106">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06">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106"/>
      <text:p text:style-name="P106">Голубоватое свечение уже расширилось с кистей на руки и торс, последние фаланги пальцев едва видны.</text:p>
      <text:p text:style-name="P106">Может, тут и остановиться? Сияющий эфир и каменная статуя — хорошая пара, как по мне.</text:p>
      <text:p text:style-name="P106">Нет, эту историю надо пройти до конца.</text:p>
      <text:p text:style-name="P106">Медленно возвращаюсь к светящимся проёмам дверей.</text:p>
      <text:p text:style-name="P106">Вот оно!</text:p>
      <text:p text:style-name="P106"><text:soft-page-break/>Останавливаюсь напротив проёма, почувствовав легчайший укол. Делаю шаг к двери — и чувствую знакомое жжение в груди.</text:p>
      <text:p text:style-name="P106"/>
      <text:p text:style-name="P106">- Ну привет-привет, - блаженно улыбаюсь я старой знакомой.</text:p>
      <text:p text:style-name="P106">Прижатая к области сердца рука ощущает очертания фигурки аликорна, как будто выросшей из груди.</text:p>
      <text:p text:style-name="P106"/>
      <text:p text:style-name="P106">Что-то это да значит.</text:p>
      <text:p text:style-name="P106"/>
      <text:p text:style-name="P106">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06">Да плевать — если дверь нельзя открыть — её можно выбить. Эта мысль заполняет всё сознание.</text:p>
      <text:p text:style-name="P106">Изо всех сил замахиваюсь ногой и втапливаю по двери. Нога проваливается в дверь, а за ней и весь я.</text:p>
      <text:p text:style-name="P106"/>
      <text:p text:style-name="P106">- Ну, или так, - успеваю подумать я.</text:p>
      <text:p text:style-name="P20"/>
      <text:h text:style-name="P124" text:outline-level="2">Эпилог</text:h>
      <text:p text:style-name="P2"/>
      <text:p text:style-name="P61">~~~5000 лет от основания Эквестрии~~~</text:p>
      <text:p text:style-name="P23"/>
      <text:p text:style-name="P93">Mike Oldfield - In the beginning &amp; Let there be light <text:s text:c="5"/>или <text:s text:c="5"/>Oceania</text:p>
      <text:p text:style-name="P80"><text:a xlink:type="simple" xlink:href="https://www.youtube.com/watch?v=p9BoEuwuzIk" office:target-frame-name="_top" xlink:show="replace" text:style-name="Internet_20_link" text:visited-style-name="Visited_20_Internet_20_Link"><text:span text:style-name="T42">https://www.youtube.com/watch?v=p9BoEuwuzIk</text:span></text:a><text:span text:style-name="T42"><text:line-break/> </text:span><text:a xlink:type="simple" xlink:href="https://www.youtube.com/watch?v=aG-_7xXTHjk" text:style-name="Internet_20_link" text:visited-style-name="Visited_20_Internet_20_Link"><text:span text:style-name="T42">https://www.youtube.com/watch?v=aG-_7xXTHjk</text:span></text:a></text:p>
      <text:p text:style-name="P80"/>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 <text:span text:style-name="T114">какой-то древней знаменитости</text:span>.</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text:span></text:span><text:span text:style-name="Default_20_Paragraph_20_Font"><text:span text:style-name="T31">пять</text:span></text:span><text:span text:style-name="Default_20_Paragraph_20_Font"><text:span text:style-name="T1"> зал</text:span></text:span><text:span text:style-name="Default_20_Paragraph_20_Font"><text:span text:style-name="T31">ов</text:span></text:span><text:span text:style-name="Default_20_Paragraph_20_Font"><text:span text:style-name="T1"> – культурный пласт </text:span></text:span><text:soft-page-break/><text:span text:style-name="Default_20_Paragraph_20_Font"><text:span text:style-name="T1">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9"/>
      <text:p text:style-name="P1">…</text:p>
      <text:p text:style-name="P1">…</text:p>
      <text:p text:style-name="P1">…</text:p>
      <text:p text:style-name="P1"/>
      <text:p text:style-name="P1">- И финальная часть экспозиции <text:span text:style-name="T114">эпохи диархии</text:span>,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16">Горгоном з</text:span></text:span><text:span text:style-name="Default_20_Paragraph_20_Font"><text:span text:style-name="T1">а право властвовать над всем Эквусом и они </text:span></text:span><text:span text:style-name="Default_20_Paragraph_20_Font"><text:span text:style-name="T31">убили</text:span></text:span><text:span text:style-name="Default_20_Paragraph_20_Font"><text:span text:style-name="T1">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text:span text:style-name="T114">а</text:span> велик<text:span text:style-name="T114">ая</text:span>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text:soft-page-break/>-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text:span></text:span><text:span text:style-name="Default_20_Paragraph_20_Font"><text:span text:style-name="T31">думаете</text:span></text:span><text:span text:style-name="Default_20_Paragraph_20_Font"><text:span text:style-name="T1">? - перебила экскурсовода </text:span></text:span><text:span text:style-name="Default_20_Paragraph_20_Font"><text:span text:style-name="T18">Рэйнбоу Дрим</text:span></text:span><text:span text:style-name="Default_20_Paragraph_20_Font"><text:span text:style-name="T16">.</text:span></text:span><text:span text:style-name="Default_20_Paragraph_20_Font"><text:span text:style-name="T1"> - Это п</text:span></text:span><text:span text:style-name="Default_20_Paragraph_20_Font"><text:span text:style-name="T31">л</text:span></text:span><text:span text:style-name="Default_20_Paragraph_20_Font"><text:span text:style-name="T1">инцесса Селестия, или </text:span></text:span><text:span text:style-name="Default_20_Paragraph_20_Font"><text:span text:style-name="T31">л</text:span></text:span><text:span text:style-name="Default_20_Paragraph_20_Font"><text:span text:style-name="T1">абота это</text:span></text:span><text:span text:style-name="Default_20_Paragraph_20_Font"><text:span text:style-name="T31">й</text:span></text:span><text:span text:style-name="Default_20_Paragraph_20_Font"><text:span text:style-name="T1">… как е</text:span></text:span><text:span text:style-name="Default_20_Paragraph_20_Font"><text:span text:style-name="T31">ё</text:span></text:span><text:span text:style-name="Default_20_Paragraph_20_Font"><text:span text:style-name="T1">… </text:span></text:span>Эй<text:span text:style-name="T31">л</text:span> <text:span text:style-name="T1">М</text:span><text:span text:style-name="T31">албл</text:span>?</text:p>
      <text:p text:style-name="Text_20_body"/>
      <text:p text:style-name="P1">Экскурсовод посмотрела на жеребёнка поверх очков и слабо улыбнулась.</text:p>
      <text:p text:style-name="P1"/>
      <text:p text:style-name="P1">- Если <text:span text:style-name="T114">тебя</text:span> интересует моё личное мнение, то могу сказать так: у меня есть все основания полагать, что это НЕ работа Эйр Марбл. Я хорошо знакома с е<text:span text:style-name="T114">ё</text:span>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text:span text:style-name="T115">государственных </text:span>решений, предопределивших <text:span text:style-name="T115">расцвет древней Эквестрии.</text:span></text:p>
      <text:p text:style-name="P1">- Впрочем, - экскурсовод посмотрела на жеребят и сморщила нос, - достоверность эт<text:span text:style-name="T115">их</text:span> предани<text:span text:style-name="T115">й</text:span>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text:soft-page-break/>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95">- <text:span text:style-name="T1">А я велю в Хумана! - заяв</text:span><text:span text:style-name="T32">ила</text:span><text:span text:style-name="T1">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text:span text:style-name="T115">твой Хуман</text:span>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95"><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46">же</text:span><text:span text:style-name="T1">.</text:span></text:p>
      <text:p text:style-name="P1">- Всё равно умнее, чем верить в мамины сказочки <text:span text:style-name="T115">про</text:span> <text:span text:style-name="T115">Хумана</text:span> и Селестию! - хихикает крупная кобылка в веснушках.</text:p>
      <text:p text:style-name="P1">-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95"/>
      <text:p text:style-name="P2"><text:soft-page-break/>***</text:p>
      <text:p text:style-name="P1"/>
      <text:p text:style-name="P4">Больно.</text:p>
      <text:p text:style-name="P4">Я открываю глаза и вижу фигуру в голубом. </text:p>
      <text:p text:style-name="P4">- Рэйнбоу? Где я? - бормочу я в прострации. Голова адски трещит, картинка перед глазами плывёт и двоится.</text:p>
      <text:p text:style-name="P4">- Э-м-м-м... В музее.</text:p>
      <text:p text:style-name="P4"/>
      <text:p text:style-name="P4">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4">-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4">- Они не велили в Хумана и назвали меня глупой. А я сказала им, сто они сами глупые, а Хуман есть. И Селестия есть! И я оказалась плава! - важно говорит кобылка. - <text:span text:style-name="T115">Ты есть! Знасит, и Селестия есть!</text:span></text:p>
      <text:p text:style-name="P4">-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text:span text:style-name="T115">очках и </text:span>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text:span text:style-name="T116">Л</text:span>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text:span text:style-name="T116">Л</text:span>эйнбоу Д<text:span text:style-name="T116">л</text:span>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46">пла</text:span>-<text:span text:style-name="T46">пла</text:span>-<text:span text:style-name="T46">пла</text:span>-и есё много <text:span text:style-name="T46">л</text:span>аз <text:span text:style-name="T46">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text:span text:style-name="T116">Ты не выглядис на пять тысясь лет.</text:span> А какой она была? Умной или глупой? Класивой или не осень?</text:p>
      <text:p text:style-name="P1"><text:soft-page-break/></text:p>
      <text:p text:style-name="P1">Я ошеломлённо осматриваю музей. <text:span text:style-name="T46">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61">~</text:span> 300 <text:span text:style-name="T61">Anno Celestia</text:span>» .</text:p>
      <text:p text:style-name="P95">- <text:span text:style-name="T1">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
      <text:p text:style-name="P1">Я поворачиваюсь к жеребёнку и присаживаюсь перед ней на корточки. Треплю её по голове и чмокаю в губы.</text:p>
      <text:p text:style-name="P1">- <text:span text:style-name="T116">Не слушай своих глупых подруг.</text:span>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9">&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9">&lt;развернуть страдания Анона&gt;</text:p>
      <text:p text:style-name="P1"/>
      <text:p text:style-name="P1">Меня накрывает тень.</text:p>
      <text:p text:style-name="P1"><text:soft-page-break/></text:p>
      <text:p text:style-name="P1">- Я обещала встретиться, и я выполнила своё обещание, мой маленький человек, - Селестия устало опускает голову мне на плечо.</text:p>
      <text:p text:style-name="P77"/>
      <text:p text:style-name="P77">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77"/>
      <text:p text:style-name="P1">- СЕЛ!!!… - у меня перехват<text:span text:style-name="T116">ывает</text:span> дыхание. Слезы непроизвольно <text:span text:style-name="T116">текут</text:span> из глаз. Я <text:s/>пыта<text:span text:style-name="T116">ю</text:span>с<text:span text:style-name="T116">ь</text:span> что-то сказать, но после нескольких бесплодных попыток бормо<text:span text:style-name="T116">чу</text:span> что-то нечленораздельное и со счастливым всхлипом обн<text:span text:style-name="T116">имаю</text:span> аликорницу, уткнувшись ей в шею.</text:p>
      <text:p text:style-name="P1">Селестия в ответ приж<text:span text:style-name="T116">имает</text:span>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text:span text:style-name="T116">чу</text:span> я, крепче вжимаясь лицом в белоснежную шею.</text:p>
      <text:p text:style-name="P1">Аликорница только взд<text:span text:style-name="T116">ыхает</text:span>.</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text:span text:style-name="T116">воя любовь</text:span> пом<text:span text:style-name="T116">гла</text:span> мне в этом. Спасибо.</text:p>
      <text:p text:style-name="P1"/>
      <text:p text:style-name="P1">Наконец я <text:span text:style-name="T116">отрываюсь</text:span> от неё и выт<text:span text:style-name="T116">ираю </text:span>ладонью слёзы. И <text:span text:style-name="T116">у меня </text:span>снова перехват<text:span text:style-name="T116">ывает</text:span> дыхание – от ужаса <text:span text:style-name="T116">при виде израненой аликорницы</text:span>.</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text:span text:style-name="T116">м</text:span>орщи<text:span text:style-name="T116">т</text:span> нос. Я оцепенело рассматрив<text:span text:style-name="T116">аю</text:span> сломанный рог, обломок кости вместо крыла, пробит<text:span text:style-name="T116">ый</text:span> <text:span text:style-name="T116">бок</text:span>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text:span text:style-name="T116">аю</text:span> я.<text:line-break/><text:line-break/>- Я тоже, - взд<text:span text:style-name="T116">ы</text:span>ха<text:span text:style-name="T116">ет</text:span> аликорница и огля<text:span text:style-name="T116">дывается</text:span>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text:span text:style-name="T116">ает</text:span> от стены экскурсовод. - Твой избыточный вес – это итог всех съеденных тобою ночью втайне от Нас пирожных, Сестрица! Нам так думается, кладка <text:span text:style-name="T116">Н</text:span>ашего старого замка состо<text:span text:style-name="T116">ит</text:span> наполовину из зачерствевших круассанов!</text:p>
      <text:p text:style-name="P1"><text:soft-page-break/></text:p>
      <text:p text:style-name="P1">Жакет па<text:span text:style-name="T116">дает</text:span> на пол, освобо<text:span text:style-name="T116">ждая</text:span> пару крыльев. К нему же отправ<text:span text:style-name="T116">ляются</text:span> и очки с зажимом для волос. Освобождённая грива разв<text:span text:style-name="T116">орачивается</text:span> вокруг тёмной аликорницы пышным ореолом. Я замираю от ужаса. Луна под<text:span text:style-name="T116">ходит</text:span> к Селестии вплотную, нос к носу.</text:p>
      <text:p text:style-name="P1"/>
      <text:p text:style-name="P1">- Мы рады, что ты вернулась, Сестра.</text:p>
      <text:p text:style-name="P1"/>
      <text:p text:style-name="P1">Коротко кивнув и мне, Луна отв<text:span text:style-name="T116">орачивается</text:span>. За сухостью приветствия от меня не ускольз<text:span text:style-name="T116">ает</text:span> быстрый жест крылом, как будто смахивающий пылинку с глаза.</text:p>
      <text:p text:style-name="P1"/>
      <text:p text:style-name="P1">…</text:p>
      <text:p text:style-name="P1"/>
      <text:p text:style-name="P1">- ЛУНА! - Селестия притя<text:span text:style-name="T116">гивает</text:span> сестру к себе, заклю<text:span text:style-name="T116">чая</text:span>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лет, всего-то! - бормо</text:span></text:span><text:span text:style-name="Default_20_Paragraph_20_Font"><text:span text:style-name="T33">чет</text:span></text:span><text:span text:style-name="Default_20_Paragraph_20_Font"><text:span text:style-name="T1"> Луна и обн</text:span></text:span><text:span text:style-name="Default_20_Paragraph_20_Font"><text:span text:style-name="T33">имает</text:span></text:span><text:span text:style-name="Default_20_Paragraph_20_Font"><text:span text:style-name="T1">,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text:span></text:span><text:span text:style-name="Default_20_Paragraph_20_Font"><text:span text:style-name="T33">Н</text:span></text:span><text:span text:style-name="Default_20_Paragraph_20_Font"><text:span text:style-name="T1">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 <text:span text:style-name="T117">Ты ничего не хочешь мне сказать?</text:span></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text:span></text:span><text:span text:style-name="Default_20_Paragraph_20_Font"><text:span text:style-name="T34">И </text:span></text:span><text:span text:style-name="Default_20_Paragraph_20_Font"><text:span text:style-name="T1">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text:span></text:span><text:soft-page-break/><text:span text:style-name="Default_20_Paragraph_20_Font"><text:span text:style-name="T1">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 <text:span text:style-name="T34">Мы так соскучились!</text:span></text:p>
      <text:p text:style-name="Text_20_body"/>
      <text:p text:style-name="Text_20_body"><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text:span text:style-name="T117">Хуман</text:span>, я всё это время в обличье статуи видела изменения, происходящие вокруг, - об<text:span text:style-name="T117">орачивается</text:span> наконец ко мне Селестия. - Не думаю, что нам есть место в этом мире. Пони уже достаточно повзрослели, им не нужны более наставники. <text:span text:style-name="T117">И тут почти не осталось магии.</text:span></text:p>
      <text:p text:style-name="P1">- Твоя правда, Сестра, - согласилась с ней Луна. - Мы хотели сказать тебе <text:span text:style-name="T120">об этом </text:span>позже, но ты сама всё поняла.</text:p>
      <text:p text:style-name="P1"/>
      <text:p text:style-name="P1">Старшая аликорница <text:span text:style-name="T117">смотрит</text:span> на младшую и обе согласно кив<text:span text:style-name="T117">ают</text:span>.</text:p>
      <text:p text:style-name="P1"/>
      <text:p text:style-name="P71">- <text:span text:style-name="T118">Хуман</text:span>, мы хотели бы вернуться. - Селестия с тревогой смотр<text:span text:style-name="T118">ит</text:span> на меня. - Пойдёшь ли ты с нами?</text:p>
      <text:p text:style-name="P71">- Вернуться? Куда?</text:p>
      <text:p text:style-name="P72">- В <text:span text:style-name="T118">Эогипп. Н</text:span>аш<text:span text:style-name="T118">у</text:span> <text:span text:style-name="T118">прадавнюю родину</text:span>, откуда <text:span text:style-name="T120">неисчислимые тысячелетия назад </text:span><text:span text:style-name="T118">пришли аликорны</text:span>. Нам нужно отдохнуть. <text:span text:style-name="T120">Долга</text:span> <text:span text:style-name="T118">жизнь</text:span> <text:span text:style-name="T118">в твёрдом мире </text:span>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text:span></text:span><text:span text:style-name="Default_20_Paragraph_20_Font"><text:span text:style-name="T35">быть может поиски путей освобождения Орунгуна,</text:span></text:span><text:span text:style-name="Default_20_Paragraph_20_Font"><text:span text:style-name="T1"> быть может, новые миры и новые вызовы… </text:span></text:span>Ты пойдёшь с нами?</text:p>
      <text:p text:style-name="Text_20_body"/>
      <text:p text:style-name="P1">Я смотр<text:span text:style-name="T118">ю</text:span> на небо, на облака, на солнце и улыб<text:span text:style-name="T118">аюсь</text:span>.</text:p>
      <text:p text:style-name="P1"/>
      <text:p text:style-name="P1">- Пойду ли я с вами? - я под<text:span text:style-name="T118">хожу</text:span> к Селестии и лож<text:span text:style-name="T118">у</text:span>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а<text:span text:style-name="T118">ет</text:span>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text:span text:style-name="T118">ку</text:span>, залившую щеки Луны?</text:p>
      <text:p text:style-name="P1">Я сме<text:span text:style-name="T118">юсь</text:span>. Всё стало на свои места, как в старые добрые времена.</text:p>
      <text:p text:style-name="P1"/>
      <text:p text:style-name="P1">- Тогда помчали?</text:p>
      <text:p text:style-name="P1">- Да. - Селестия пов<text:span text:style-name="T118">орачивается</text:span> к Луне. - Как в тот раз, после битвы у Холодной скалы?</text:p>
      <text:p text:style-name="P1">- Да. По другому ты сейчас <text:span text:style-name="T118">и </text:span>не сможешь.</text:p>
      <text:p text:style-name="P1"><text:soft-page-break/></text:p>
      <text:p text:style-name="P1">Луна под<text:span text:style-name="T118">ходит</text:span> вплотную к Селестии со стороны отсутствующего крыла, бок к боку, и крепко обн<text:span text:style-name="T118">имает</text:span> раненую аликорницу крылом.</text:p>
      <text:p text:style-name="P1">- Проверим силы. Раз. Два. Три! - Луна взмах<text:span text:style-name="T118">ивает</text:span> свободным крылом.</text:p>
      <text:p text:style-name="P1">Селестия, со своей стороны, взмах<text:span text:style-name="T118">ивает</text:span> своим единственным крылом. Я оторопело наблю<text:span text:style-name="T118">даю</text:span> за этим диковинным тандемом, медленно поднима<text:span text:style-name="T118">ющимся</text:span> в воздух.</text:p>
      <text:p text:style-name="P1"/>
      <text:p text:style-name="P78"><text:span text:style-name="T119">Тандем крутит восьмёрки и виражи в вечернем небе, поднимается в высоту и падает в стремительн</text:span><text:span text:style-name="T120">ых</text:span><text:span text:style-name="T119"> пике. </text:span>Наконец, <text:span text:style-name="T119">они</text:span> призем<text:span text:style-name="T118">ля</text:span><text:span text:style-name="T119">ю</text:span><text:span text:style-name="T118">тся</text:span>.</text:p>
      <text:p text:style-name="P1"/>
      <text:p text:style-name="Text_20_body"><text:span text:style-name="Default_20_Paragraph_20_Font"><text:span text:style-name="T1">- Хуман, - обра</text:span></text:span><text:span text:style-name="Default_20_Paragraph_20_Font"><text:span text:style-name="T36">щается</text:span></text:span><text:span text:style-name="Default_20_Paragraph_20_Font"><text:span text:style-name="T1">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text:span text:style-name="T119">орачивается</text:span> ко мне и нахмури<text:span text:style-name="T119">вается</text:span>. Я зам<text:span text:style-name="T119">инаюсь</text:span>, как школьник перед придирчивой учительницей. <text:span text:style-name="T119">Мне кажется, или я на мгновение вижу у неё узкий зрачёк?</text:span></text:p>
      <text:p text:style-name="P1">Честное слово, Сел могла бы придумать что-нибудь получше, чем ездить на этой фурии, Хуман!</text:p>
      <text:p text:style-name="P1"/>
      <text:p text:style-name="P1">Внезапно строгую морду осве<text:span text:style-name="T119">щает</text:span> улыбка и бирюзовый глаз подмиг<text:span text:style-name="T119">ивает</text:span> мне.</text:p>
      <text:p text:style-name="P1"/>
      <text:p text:style-name="P78">- Ты всё ещё боишься нас, Хуман. После стольких-то лет знакомства. Это забавляет. Садись! (1)</text:p>
      <text:p text:style-name="P1"><text:span text:style-name="Default_20_Paragraph_20_Font"><text:span text:style-name="T1"/></text:span></text:p>
      <text:p text:style-name="P1">…</text:p>
      <text:p text:style-name="P78"/>
      <text:p text:style-name="P1"><text:span text:style-name="T119">Лэйнбоу Длим</text:span> – хлаблая! <text:span text:style-name="T119">Лэйнбоу Длим</text:span> не убезала, как длугие, от стласного Хумана! <text:span text:style-name="T119">Лэйнбоу Длим</text:span>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ация присутствия хозяина. </text:p>
      <text:p text:style-name="P1">- Регистрация увеличения дистанции <text:span text:style-name="T119">с</text:span>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text:soft-page-break/></text:p>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Вскоре слегка скрежещущая фигура скрывается в лучах заходящего солнца вслед за троицей <text:span text:style-name="T119">сказочных созданий</text:span>.</text:p>
      <text:p text:style-name="P1"/>
      <text:p text:style-name="P1"/>
      <text:h text:style-name="P124" text:outline-level="2">Конец</text:h>
      <text:p text:style-name="P1"/>
      <text:p text:style-name="P21"/>
      <text:p text:style-name="P108"/>
      <text:p text:style-name="P108"/>
      <text:p text:style-name="P108"/>
      <text:p text:style-name="P108"/>
      <text:p text:style-name="P110">Крепкий орешек, развоплощение не повлияло твой характер. Как был хамом, так и остался.</text:p>
      <text:p text:style-name="P110">- Мы ведь виделись раньше, да? Почему-то ты кажешься мне знакомым, - угрюмо замечаю я. - Хотя, хоть убей, не вспомню, где.</text:p>
      <text:p text:style-name="P110">-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0">- Хреново, - ещё угрюмее говорю я. - Полчаса назад попал в эпицентр ядерного взрыва.</text:p>
      <text:p text:style-name="P110">-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0"/>
      <text:p text:style-name="P110">Я молча прикидываю, смогу ли дотянуться до его носа кулаком? А ногой?</text:p>
      <text:p text:style-name="P110">Анакорн как будто понимает, что я замышляю. Он отступает шаг назад и примирительно поднимает вверх копыто.</text:p>
      <text:p text:style-name="P110"/>
      <text:p text:style-name="P103"><text:span text:style-name="T72">- </text:span><text:span text:style-name="T68">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110"/>
      <text:p text:style-name="P111"><text:span text:style-name="T61">С кончика малого рога Анакорна </text:span>срывается<text:span text:style-name="T61"> молния и под ним материализов</text:span>ывается<text:span text:style-name="T61"> </text:span>зелёный <text:span text:style-name="T61">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text:soft-page-break/>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2"/>
      <text:p text:style-name="P112">-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2"/>
      <text:p text:style-name="P112">-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2">- Стоп-стоп-стоп! Помедленнее, я нихрена не понял! - хватаюсь за голову я. - Какая-такая подружка? Какая просьба? Какой мир? Что за бред?</text:p>
      <text:p text:style-name="P109"/>
      <text:p text:style-name="P99"><text:span text:style-name="T72">&lt;</text:span><text:span text:style-name="Default_20_Paragraph_20_Font"><text:span text:style-name="T70">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99"><text:span text:style-name="Default_20_Paragraph_20_Font"><text:span text:style-name="T70">Эпилог.)</text:span></text:span><text:span text:style-name="T72">&gt;</text:span></text:p>
      <text:p text:style-name="P108"/>
      <text:p text:style-name="P18"/>
      <text:p text:style-name="P87"><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18"/>
      <text:p text:style-name="P18">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117"/>
      <text:p text:style-name="P87"><text:span text:style-name="Default_20_Paragraph_20_Font"><text:span text:style-name="T57">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117"><text:soft-page-break/>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87"><text:span text:style-name="Default_20_Paragraph_20_Font"><text:span text:style-name="T58">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22"/>
      <text:p text:style-name="P22">…</text:p>
      <text:p text:style-name="P118"/>
      <text:p text:style-name="P87"><text:span text:style-name="Default_20_Paragraph_20_Font"><text:span text:style-name="T1"/></text:span></text:p>
      <text:p text:style-name="P18"/>
      <text:p text:style-name="P18"/>
      <text:p text:style-name="P3">***</text:p>
      <text:p text:style-name="P33"/>
      <text:p text:style-name="P87"><text:span text:style-name="Default_20_Paragraph_20_Font"><text:span text:style-name="T5"><text:s/></text:span></text:span><text:span text:style-name="Default_20_Paragraph_20_Font"><text:span text:style-name="T11">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54"/>
      <text:p text:style-name="P54">Я устало смеюсь. Юджин сделал этический модуль слишком эмоциональным, но это выглядит порой так забавно!</text:p>
      <text:p text:style-name="P54">- Нет ничего проще. Если бы ты спросилда меня раньше, я бы тебе сказал. Со стороны это моментально видно.</text:p>
      <text:p text:style-name="P54">- Что?!! Говори!</text:p>
      <text:p text:style-name="P54">-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54">- И где же мне найти желающих на такое? Я даже с трудом понимаю концепцию души, не то, чтобы поверить в её существование.</text:p>
      <text:p text:style-name="P54"><text:soft-page-break/></text:p>
      <text:p text:style-name="P54">Разочарование сквозит в выражении морды трансцендентной лошади, в её поникших ушах и обвислом хвосте. Я усмехаюсь.</text:p>
      <text:p text:style-name="P54"/>
      <text:p text:style-name="P54">- Ты в упор не видишь очевидного. Расскажи-ка, каким образом я могу присутствовать тут, рядом с тобой в виртуальном мире?</text:p>
      <text:p text:style-name="P54">Хэвэн недовольно морщит нос, но начинает объяснять, как пятилетнему ребёнку.</text:p>
      <text:p text:style-name="P54">-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54">- Правильно, - киваю я, - и как, по-твоему, можно назвать цифровой слепок сознания?</text:p>
      <text:p text:style-name="P54">- Н-не понимаю, к чему ты клонишь? - запинается Хэвэн. Я вижу, что она начинает понимать.</text:p>
      <text:p text:style-name="P54">-</text:p>
      <text:p text:style-name="P33"/>
      <text:p text:style-name="P33"><text:s/>Информационный слепок сознания неточен, сканируется, в основном, память, <text:s/>логический аппарат и эмоции.</text:p>
      <text:p text:style-name="P33"/>
      <text:p text:style-name="P87"><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18"/>
      <text:p text:style-name="P18"/>
      <text:p text:style-name="P18"/>
      <text:p text:style-name="P18"/>
      <text:p text:style-name="P18"/>
      <text:h text:style-name="P122" text:outline-level="2">12</text:h>
      <text:p text:style-name="P18"/>
      <text:p text:style-name="P18"/>
      <text:p text:style-name="P3">***</text:p>
      <text:p text:style-name="P3"/>
      <text:p text:style-name="P18"/>
      <text:p text:style-name="P18"/>
      <text:p text:style-name="P18"/>
      <text:p text:style-name="P18">&lt;мир-громоотвод — в том месте, где размещён боевой модуль PHOENIX&gt;</text:p>
      <text:p text:style-name="P18"><text:soft-page-break/>&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8"/>
      <text:p text:style-name="P18">&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18"/>
      <text:p text:style-name="P18"/>
      <text:p text:style-name="P18"/>
      <text:p text:style-name="P18">&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18"/>
      <text:p text:style-name="P22"/>
      <text:p text:style-name="P22">&lt;Ещё одна глава. Больничный быт Дедлайна / Развитие болезни Джет. Одеяло&gt;</text:p>
      <text:p text:style-name="P18">(добавить <text:s/>быта в Чертогах Разума и общения с “овощами”)</text:p>
      <text:p text:style-name="P18"/>
      <text:p text:style-name="P18"/>
      <text:p text:style-name="P18">пол’т на єкспериментальном образце первой ступени ракеті (остальніе не сделані)</text:p>
      <text:p text:style-name="P18"/>
      <text:p text:style-name="P87">===================================================</text:p>
      <text:p text:style-name="P87">… Вы и есть сопротивление!</text:p>
      <text:p text:style-name="P18">&lt;временная петля&gt;</text:p>
      <text:p text:style-name="P18"/>
      <text:p text:style-name="P18"/>
      <text:p text:style-name="P18"/>
      <text:p text:style-name="P64"/>
      <text:p text:style-name="P18"/>
      <text:p text:style-name="P87"><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18"/>
      <text:p text:style-name="P22"/>
      <text:p text:style-name="P22">Шаги Армагеддона;</text:p>
      <text:p text:style-name="P22"><text:soft-page-break/></text:p>
      <text:p text:style-name="P22"/>
      <text:p text:style-name="P22">встреча с единорогами</text:p>
      <text:p text:style-name="P22">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2">Потом – путешествие на “Хитрожопке”, апгрейд её до дирижабля</text:p>
      <text:p text:style-name="P22"/>
      <text:p text:style-name="P22">=========================================</text:p>
      <text:p text:style-name="P22"/>
      <text:p text:style-name="P22">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2"/>
      <text:p text:style-name="P22">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2">==========================================</text:p>
      <text:p text:style-name="P22">Анакорн Анону: Что-то мне твоё лицо кажется знакомым. Мы раньше встречались?</text:p>
      <text:p text:style-name="P22">- Каким образом? – усмехнулся Анон.</text:p>
      <text:p text:style-name="P18">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8"/>
      <text:p text:style-name="P87"><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87"/>
      <text:p text:style-name="P18">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8"/>
      <text:p text:style-name="P87"><text:span text:style-name="Default_20_Paragraph_20_Font"><text:span text:style-name="T1">- Мой первый Учитель… Я узнала тебя… </text:span></text:span>Мне тебя не хватало.</text:p>
      <text:p text:style-name="P87"/>
      <text:p text:style-name="P18">Деревья расступились и на поляну вышла Хэвэн.</text:p>
      <text:p text:style-name="P18"/>
      <text:p text:style-name="P87"><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пор не уверен, что утащил с собой всё, что у меня было до встречи. Знаешь ли, если что-то </text:span></text:span><text:soft-page-break/><text:span text:style-name="Default_20_Paragraph_20_Font"><text:span text:style-name="T1">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18">-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8"/>
      <text:p text:style-name="P18">(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8"/>
      <text:p text:style-name="P18"/>
      <text:p text:style-name="P18">(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8">(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8"/>
      <text:p text:style-name="P18">Хэвэн предлагает Дедлайну присесть на пенёк – тот отказывается (подозревает, что это – кресло).</text:p>
      <text:p text:style-name="P18">===============================================</text:p>
      <text:p text:style-name="P22"/>
      <text:p text:style-name="P18">Рэра чуть шевельнула ухом и немедленно открыла один глаз.</text:p>
      <text:p text:style-name="P18"/>
      <text:p text:style-name="P18">- ПАПА!!! ОН СОГЛАСЕН!!!</text:p>
      <text:p text:style-name="P22"/>
      <text:p text:style-name="P87"><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18">ТЫ! Я! КРОВАТЬ! БЫСТРО!!! (мамка из табуна Твердолобов)</text:p>
      <text:p text:style-name="P18">.</text:p>
      <text:p text:style-name="P18">.</text:p>
      <text:p text:style-name="P18">.</text:p>
      <text:p text:style-name="P18">&lt;Попадает в табун мамок и тёток, но его спасает Дейдра на Хитрожопке&gt;</text:p>
      <text:p text:style-name="P22">&lt;Хум видит молодую Селестию в латах&gt;</text:p>
      <text:p text:style-name="P22">&lt;Сел учит Хумана магии и готовит его своим партнёром&gt;</text:p>
      <text:p text:style-name="P22">&lt;Сел применяет свою “термоядерную пушку” в роге&gt;</text:p>
      <text:h text:style-name="P122" text:outline-level="2"/>
      <text:p text:style-name="P18"/>
      <text:p text:style-name="P22">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text:soft-page-break/>потом стараются отрубить голову). Анон поражён ихней беспринципностью и неблагодарностью. Селестия всех милует.</text:p>
      <text:p text:style-name="P22">Селестия бесконечно счастлива, что у неё есть помощник - Анон</text:p>
      <text:p text:style-name="P87"><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22"/>
      <text:p text:style-name="P22">Я ввалился в приёмную. Голова аликорницы покоилась на столе, глаза были закрыты. При стуке двери лишь чуть дёрнулось ухо.</text:p>
      <text:p text:style-name="P22">- Сел, меня волнует состояние наших отношений в последнее время, - начал я издалека.</text:p>
      <text:p text:style-name="P22">- Да? - пробормотала аликорница не открывая глаз.</text:p>
      <text:p text:style-name="P22"/>
      <text:p text:style-name="P22">Тут что-то не так, Анон!</text:p>
      <text:p text:style-name="P22"/>
      <text:p text:style-name="P22">- Как ты могла вчера заснуть во время секса?!! - я возмущенно уставился на аликорницу.</text:p>
      <text:p text:style-name="P22">Селестия открыла один глаз и страдальчески улыбнулась.</text:p>
      <text:p text:style-name="P87"><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22">- Маленькое неудобство? - я аж поперхнулся. - Сел, мне неинтересно трахать бревно. Если ты так устаёшь – поделись работой. Зачем ещё нужны мужья?</text:p>
      <text:p text:style-name="P22">&lt;Сцена с напившейся Селестией&gt;</text:p>
      <text:p text:style-name="P54">(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7"><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22">&lt;Отправка Анона на Луну с Луной&gt;</text:p>
      <text:p text:style-name="P87"><text:span text:style-name="Default_20_Paragraph_20_Font"><text:span text:style-name="T2">&lt;Сцена с голым Аноном и Луной</text:span></text:span><text:span text:style-name="Default_20_Paragraph_20_Font"><text:span text:style-name="T1">&gt;</text:span></text:span></text:p>
      <text:p text:style-name="P55"/>
      <text:p text:style-name="P22"/>
      <text:p text:style-name="P22"/>
      <text:p text:style-name="P22"/>
      <text:p text:style-name="P22"><text:span text:style-name="Default_20_Paragraph_20_Font"><text:span text:style-name="T1"/></text:span></text:p>
      <text:p text:style-name="P22">======================================================</text:p>
      <text:p text:style-name="P18">- А-А-А-А-А-А-А-А!!!</text:p>
      <text:p text:style-name="P18"><text:soft-page-break/></text:p>
      <text:p text:style-name="P18">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18"/>
      <text:p text:style-name="P18">- Это определённо не пегас. И вообще не пони, - заметила старшая.</text:p>
      <text:p text:style-name="P18">-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18"/>
      <text:p text:style-name="P18">Вопящая фигура поравнялась с аликорницами и продолжила низвержение в пропасть.</text:p>
      <text:p text:style-name="P18"/>
      <text:p text:style-name="P87"><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18"/>
      <text:p text:style-name="P18">Прыжок аликорницы с края площадки перешёл в затяжное пике, конечной целью которого была быстро приближающаяся к земле тёмная фигура.</text:p>
      <text:p text:style-name="P18"/>
      <text:p text:style-name="P18">-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22"/>
      <text:p text:style-name="P22"/>
      <text:p text:style-name="P22"/>
      <text:p text:style-name="P22"/>
      <text:p text:style-name="P32"/>
      <text:p text:style-name="P86"><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text:span></text:span><text:soft-page-break/><text:span text:style-name="Default_20_Paragraph_20_Font"><text:span text:style-name="T5">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11">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3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17"/>
      <text:p text:style-name="P17"/>
      <text:p text:style-name="P86"><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60">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60">— тот, на седьмой волне, который избежал фолаута. Где Сел окаменела. Эпилог </text:span></text:span><text:span text:style-name="Default_20_Paragraph_20_Font"><text:span text:style-name="T1">&gt;</text:span></text:span></text:p>
      <text:p text:style-name="P17">======================================</text:p>
      <text:p text:style-name="P86"><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17"/>
      <text:p text:style-name="P17">===================================</text:p>
      <text:p text:style-name="P17"><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17"/>
      <text:p text:style-name="P66">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86"><text:span text:style-name="Default_20_Paragraph_20_Font"><text:span text:style-name="T15">Действие начинается снова с </text:span></text:span><text:span text:style-name="Default_20_Paragraph_20_Font"><text:span text:style-name="T59">первой</text:span></text:span><text:span text:style-name="Default_20_Paragraph_20_Font"><text:span text:style-name="T15">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6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63">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63">=============================</text:p>
      <text:p text:style-name="P17">&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17"/>
      <text:p text:style-name="P2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1"/>
      <text:p text:style-name="P2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1">=========================</text:p>
      <text:p text:style-name="P86"><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text:span></text:span><text:span text:style-name="Default_20_Paragraph_20_Font"><text:span text:style-name="T44">Крыса сбегает из психушки. </text:span></text:span><text:span text:style-name="Default_20_Paragraph_20_Font"><text:span text:style-name="T2">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21"><text:soft-page-break/>=======================================</text:p>
      <text:p text:style-name="P86"><text:span text:style-name="Default_20_Paragraph_20_Font"><text:span text:style-name="T5">&lt;</text:span></text:span><text:span text:style-name="Default_20_Paragraph_20_Font"><text:span text:style-name="T11">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53"/>
      <text:p text:style-name="P86"><text:span text:style-name="Default_20_Paragraph_20_Font"><text:span text:style-name="T5">(</text:span></text:span><text:span text:style-name="Default_20_Paragraph_20_Font"><text:span text:style-name="T11">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32"/>
      <text:p text:style-name="P32"/>
      <text:p text:style-name="P32">(Дедлайн был в психушке без памяти два месяца, а не два года)</text:p>
      <text:p text:style-name="P32"/>
      <text:p text:style-name="P32"/>
      <text:p text:style-name="P86"><text:span text:style-name="Default_20_Paragraph_20_Font"><text:span text:style-name="T5">&lt;</text:span></text:span><text:span text:style-name="Default_20_Paragraph_20_Font"><text:span text:style-name="T11">Учителя отвечают на вопросы Хэвэн, на которые она сама не может найти ответы</text:span></text:span><text:span text:style-name="Default_20_Paragraph_20_Font"><text:span text:style-name="T5">&gt;</text:span></text:span></text:p>
      <text:p text:style-name="P32">(добавить Аниту в психушку)</text:p>
      <text:p text:style-name="P32">(необходимость вернуться — предотвратить закрытие проекта и остановку Хэвэн)</text:p>
      <text:p text:style-name="P32">&lt;киберсекс с Хэвэн&gt;</text:p>
      <text:p text:style-name="P32">====================</text:p>
      <text:p text:style-name="P86"><text:span text:style-name="Default_20_Paragraph_20_Font"><text:span text:style-name="T5">&lt;</text:span></text:span><text:span text:style-name="Default_20_Paragraph_20_Font"><text:span text:style-name="T11">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32"/>
      <text:p text:style-name="P17"/>
      <text:p text:style-name="P17"/>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94"/>
      <text:p text:style-name="P8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80">Pink Floyd “Keep Talking” <text:a xlink:type="simple" xlink:href="https://www.youtube.com/watch?v=CVhYW6e3qc8" office:target-frame-name="_top" xlink:show="replace" text:style-name="Internet_20_link" text:visited-style-name="Visited_20_Internet_20_Link">https://www.youtube.com/watch?v=CVhYW6e3qc8</text:a></text:p>
      <text:p text:style-name="P80"/>
      <text:p text:style-name="P80"><text:soft-page-break/>Daft Punk - Veridis Quo</text:p>
      <text:p text:style-name="P80">https://www.youtube.com/watch?v=HhZaHf8RP6g</text:p>
      <text:p text:style-name="P80"><text:a xlink:type="simple" xlink:href="https://www.youtube.com/watch?v=ySLc8gZ3oEc" office:target-frame-name="_top" xlink:show="replace" text:style-name="Internet_20_link" text:visited-style-name="Visited_20_Internet_20_Link">https://www.youtube.com/watch?v=ySLc8gZ3oEc</text:a></text:p>
      <text:p text:style-name="P80"/>
      <text:p text:style-name="P80">Eye Of The Tiger</text:p>
      <text:p text:style-name="P80"/>
      <text:p text:style-name="P80">Alphaville – Forever Young</text:p>
      <text:p text:style-name="P80">The Doors “Light My Fire”</text:p>
      <text:p text:style-name="P80">Pink Floyd “Another Brick In The Wall” (https://www.youtube.com/watch?v=krYK1jWz0Lo <text:s/>),</text:p>
      <text:p text:style-name="P80">“Is the anybody here” (Pulse)</text:p>
      <text:p text:style-name="P80">“Marooned”</text:p>
      <text:p text:style-name="P80">&lt;Pink Floyd - «Hey you» (Pulse)&gt;</text:p>
      <text:p text:style-name="P80"/>
      <text:p text:style-name="P8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text:soft-page-break/>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80">&lt;<text:span text:style-name="Default_20_Paragraph_20_Font"><text:span text:style-name="T44">Pink Floyd — Kepp Talking (Pulse), Hey you (Pulse), Sorrow (Pulse), High Hopes (Pulse)</text:span></text:span>&gt;</text:p>
      <text:p text:style-name="P8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8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80">Oasis — Wonderwall (<text:a xlink:type="simple" xlink:href="https://www.youtube.com/watch?v=6hzrDeceEKc" office:target-frame-name="_top" xlink:show="replace" text:style-name="Internet_20_link" text:visited-style-name="Visited_20_Internet_20_Link">https://www.youtube.com/watch?v=6hzrDeceEKc</text:a> )</text:p>
      <text:p text:style-name="P8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80"><text:a xlink:type="simple" xlink:href="https://www.youtube.com/watch?v=nGhoBnx3Pt0" office:target-frame-name="_top" xlink:show="replace" text:style-name="Internet_20_link" text:visited-style-name="Visited_20_Internet_20_Link">https://www.youtube.com/watch?v=nGhoBnx3Pt0</text:a></text:p>
      <text:p text:style-name="P80"><text:a xlink:type="simple" xlink:href="https://www.youtube.com/watch?v=UVWiArQL_oI" office:target-frame-name="_top" xlink:show="replace" text:style-name="Internet_20_link" text:visited-style-name="Visited_20_Internet_20_Link"><text:soft-page-break/>https://www.youtube.com/watch?v=UVWiArQL_oI</text:a></text:p>
      <text:p text:style-name="P8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text:span text:style-name="T61">Blue man group - Chill and zone out </text:span><text:a xlink:type="simple" xlink:href="https://www.youtube.com/watch?v=_yfDjBl__o8" text:style-name="Internet_20_link" text:visited-style-name="Visited_20_Internet_20_Link"><text:span text:style-name="T61">https://www.youtube.com/watch?v=_yfDjBl__o8</text:span></text:a></text:p>
      <text:p text:style-name="Text_20_body"><text:span text:style-name="T61">Florian Renner – retrowave </text:span><text:a xlink:type="simple" xlink:href="https://www.youtube.com/watch?v=Zev0wz87hVw" text:style-name="Internet_20_link" text:visited-style-name="Visited_20_Internet_20_Link"><text:span text:style-name="T61">https://www.youtube.com/watch?v=Zev0wz87hVw</text:span></text:a></text:p>
      <text:p text:style-name="P95">Yes – Owner of A Lonely Heart - <text:a xlink:type="simple" xlink:href="https://www.youtube.com/watch?v=vpIduDaggVA" text:style-name="Internet_20_link" text:visited-style-name="Visited_20_Internet_20_Link">https://www.youtube.com/watch?v=vpIduDaggVA</text:a></text:p>
      <text:p text:style-name="P80"><text:span text:style-name="Default_20_Paragraph_20_Font"><text:span text:style-name="T38">009 </text:span></text:span><text:span text:style-name="Default_20_Paragraph_20_Font"><text:span text:style-name="T37">Sound</text:span></text:span><text:span text:style-name="Default_20_Paragraph_20_Font"><text:span text:style-name="T38"> </text:span></text:span><text:span text:style-name="Default_20_Paragraph_20_Font"><text:span text:style-name="T37">System</text:span></text:span><text:span text:style-name="Default_20_Paragraph_20_Font"><text:span text:style-name="T38"> – </text:span></text:span><text:span text:style-name="Default_20_Paragraph_20_Font"><text:span text:style-name="T37">DreamScape</text:span></text:span><text:span text:style-name="Default_20_Paragraph_20_Font"><text:span text:style-name="T38"> (</text:span></text:span><text:a xlink:type="simple" xlink:href="https://www.youtube.com/watch?v=TKfS5zVfGBc" office:target-frame-name="_top" xlink:show="replace" text:style-name="Internet_20_link" text:visited-style-name="Visited_20_Internet_20_Link"><text:span text:style-name="Default_20_Paragraph_20_Font"><text:span text:style-name="T37">https</text:span></text:span><text:span text:style-name="Default_20_Paragraph_20_Font"><text:span text:style-name="T38">://</text:span></text:span><text:span text:style-name="Default_20_Paragraph_20_Font"><text:span text:style-name="T37">www</text:span></text:span><text:span text:style-name="Default_20_Paragraph_20_Font"><text:span text:style-name="T38">.</text:span></text:span><text:span text:style-name="Default_20_Paragraph_20_Font"><text:span text:style-name="T37">youtube</text:span></text:span><text:span text:style-name="Default_20_Paragraph_20_Font"><text:span text:style-name="T38">.</text:span></text:span><text:span text:style-name="Default_20_Paragraph_20_Font"><text:span text:style-name="T37">com</text:span></text:span><text:span text:style-name="Default_20_Paragraph_20_Font"><text:span text:style-name="T38">/</text:span></text:span><text:span text:style-name="Default_20_Paragraph_20_Font"><text:span text:style-name="T37">watch</text:span></text:span><text:span text:style-name="Default_20_Paragraph_20_Font"><text:span text:style-name="T38">?</text:span></text:span><text:span text:style-name="Default_20_Paragraph_20_Font"><text:span text:style-name="T37">v</text:span></text:span><text:span text:style-name="Default_20_Paragraph_20_Font"><text:span text:style-name="T38">=</text:span></text:span><text:span text:style-name="Default_20_Paragraph_20_Font"><text:span text:style-name="T37">TKfS</text:span></text:span><text:span text:style-name="Default_20_Paragraph_20_Font"><text:span text:style-name="T38">5</text:span></text:span><text:span text:style-name="Default_20_Paragraph_20_Font"><text:span text:style-name="T37">zVfGBc</text:span></text:span></text:a><text:span text:style-name="Default_20_Paragraph_20_Font"><text:span text:style-name="T38">)</text:span></text:span></text:p>
      <text:p text:style-name="P116">Pink Floyd “Another Brick In The Wall”</text:p>
      <text:p text:style-name="P80"><text:a xlink:type="simple" xlink:href="https://www.youtube.com/watch?v=rvk5D1iI2LA" office:target-frame-name="_top" xlink:show="replace" text:style-name="Internet_20_link" text:visited-style-name="Visited_20_Internet_20_Link">https<text:span text:style-name="Default_20_Paragraph_20_Font"><text:span text:style-name="T1">://</text:span></text:span>www<text:span text:style-name="Default_20_Paragraph_20_Font"><text:span text:style-name="T1">.</text:span></text:span>youtube<text:span text:style-name="Default_20_Paragraph_20_Font"><text:span text:style-name="T1">.</text:span></text:span>com<text:span text:style-name="Default_20_Paragraph_20_Font"><text:span text:style-name="T1">/</text:span></text:span>watch<text:span text:style-name="Default_20_Paragraph_20_Font"><text:span text:style-name="T1">?</text:span></text:span>v<text:span text:style-name="Default_20_Paragraph_20_Font"><text:span text:style-name="T1">=</text:span></text:span>rvk<text:span text:style-name="Default_20_Paragraph_20_Font"><text:span text:style-name="T1">5</text:span></text:span>D<text:span text:style-name="Default_20_Paragraph_20_Font"><text:span text:style-name="T1">1</text:span></text:span>iI<text:span text:style-name="Default_20_Paragraph_20_Font"><text:span text:style-name="T1">2</text:span></text:span>LA</text:a></text:p>
      <text:h text:style-name="P120" text:outline-level="1"><text:span text:style-name="Default_20_Paragraph_20_Font"><text:span text:style-name="T39">Mark</text:span></text:span><text:span text:style-name="Default_20_Paragraph_20_Font"><text:span text:style-name="T40"> </text:span></text:span><text:span text:style-name="Default_20_Paragraph_20_Font"><text:span text:style-name="T39">Knopfler</text:span></text:span><text:span text:style-name="Default_20_Paragraph_20_Font"><text:span text:style-name="T40"> - </text:span></text:span><text:span text:style-name="Default_20_Paragraph_20_Font"><text:span text:style-name="T39">Marbletown</text:span></text:span><text:span text:style-name="Default_20_Paragraph_20_Font"><text:span text:style-name="T40"> - </text:span></text:span><text:span text:style-name="Default_20_Paragraph_20_Font"><text:span text:style-name="T39">C</text:span></text:span><text:span text:style-name="Default_20_Paragraph_20_Font"><text:span text:style-name="T40">ó</text:span></text:span><text:span text:style-name="Default_20_Paragraph_20_Font"><text:span text:style-name="T39">rdoba</text:span></text:span><text:span text:style-name="Default_20_Paragraph_20_Font"><text:span text:style-name="T40"> 2010</text:span></text:span></text:h>
      <text:p text:style-name="P96">Pendulum – Under the waves <text:a xlink:type="simple" xlink:href="https://www.youtube.com/watch?v=Xc6tpOgm1HE" text:style-name="Internet_20_link" text:visited-style-name="Visited_20_Internet_20_Link">https://www.youtube.com/watch?v=Xc6tpOgm1HE</text:a></text:p>
      <text:p text:style-name="P82"><text:a xlink:type="simple" xlink:href="https://www.youtube.com/channel/UCiC3mYsBGt9jtPk0n_KiFFA" text:style-name="Internet_20_link" text:visited-style-name="Visited_20_Internet_20_Link"><text:span text:style-name="T61">Amethystium</text:span></text:a><text:span text:style-name="T61"> <text:s/>- </text:span>Anthemoessa <text:s/><text:a xlink:type="simple" xlink:href="https://www.youtube.com/watch?v=qVCMlj0QxcU" text:style-name="Internet_20_link" text:visited-style-name="Visited_20_Internet_20_Link">https://www.youtube.com/watch?v=qVCMlj0QxcU</text:a></text:p>
      <text:p text:style-name="P82"/>
      <text:p text:style-name="P97"><text:s/><text:span text:style-name="T121">Outrunner – Let go <text:s/></text:span><text:a xlink:type="simple" xlink:href="https://www.youtube.com/watch?v=bZoF4Ucemb8" text:style-name="Internet_20_link" text:visited-style-name="Visited_20_Internet_20_Link"><text:span text:style-name="T121">https://www.youtube.com/watch?v=bZoF4Ucemb8</text:span></text:a></text:p>
      <text:p text:style-name="P97"><text:tab/><text:tab/><text:span text:style-name="T122">Lost city </text:span><text:a xlink:type="simple" xlink:href="https://www.youtube.com/watch?v=YZUoGbF7WLE" text:style-name="Internet_20_link" text:visited-style-name="Visited_20_Internet_20_Link"><text:span text:style-name="T122">https://www.youtube.com/watch?v=YZUoGbF7WLE</text:span></text:a></text:p>
      <text:p text:style-name="P9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tru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creation-date>2019-06-10T23:54:00Z</meta:creation-date>
    <dc:date>2024-01-06T00:15:07.023000000</dc:date>
    <meta:editing-cycles>4868</meta:editing-cycles>
    <meta:editing-duration>P295DT22H31M30S</meta:editing-duration>
    <meta:document-statistic meta:table-count="0" meta:image-count="0" meta:object-count="0" meta:page-count="314" meta:paragraph-count="4587" meta:word-count="110072" meta:character-count="708016" meta:non-whitespace-character-count="601110"/>
    <meta:template xlink:type="simple" xlink:actuate="onRequest" xlink:title="" xlink:href="Normal"/>
  </office:meta>
</office:document-meta>
</file>